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in" svg:height="3.5449in" svg:x="1.8862in" svg:y="0.1465in">
            <draw:object draw:notify-on-update-of-ranges="Sheet1.A1:Sheet1.A2500 Sheet1.B1:Sheet1.B250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0.2657in" svg:height="3.5453in" svg:x="2.222in" svg:y="3.9425in">
            <draw:object draw:notify-on-update-of-ranges="Sheet1.A1:Sheet1.A2500 Sheet1.B1:Sheet1.B250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6866">
            <text:p>2686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140.5">
            <text:p>2314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090">
            <text:p>250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454.5">
            <text:p>2445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1914.5">
            <text:p>3191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891.5">
            <text:p>2189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987.5">
            <text:p>2498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312.5">
            <text:p>2431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260.5">
            <text:p>2226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972.5">
            <text:p>2897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436">
            <text:p>2243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321.5">
            <text:p>2732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745">
            <text:p>247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730.5">
            <text:p>2873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092">
            <text:p>2509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410">
            <text:p>234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226.5">
            <text:p>2522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266.5">
            <text:p>2326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804.5">
            <text:p>2180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998">
            <text:p>2599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142">
            <text:p>2814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103.5">
            <text:p>2110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144">
            <text:p>2514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669">
            <text:p>2366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480">
            <text:p>234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642.5">
            <text:p>2564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080">
            <text:p>290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882.5">
            <text:p>2388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626.5">
            <text:p>2962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11.5">
            <text:p>2001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526.5">
            <text:p>2352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247">
            <text:p>2524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929">
            <text:p>239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680">
            <text:p>216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760">
            <text:p>257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203.5">
            <text:p>2420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155">
            <text:p>3015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527">
            <text:p>2452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340.5">
            <text:p>2434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260.5">
            <text:p>2726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882">
            <text:p>2488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872">
            <text:p>2787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693">
            <text:p>2469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190.5">
            <text:p>2619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276.5">
            <text:p>2327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638">
            <text:p>2663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64.5">
            <text:p>2086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077">
            <text:p>2307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926">
            <text:p>2892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455.5">
            <text:p>2345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768.5">
            <text:p>2276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809">
            <text:p>248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739.5">
            <text:p>2273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387.5">
            <text:p>2438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684.5">
            <text:p>2368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662">
            <text:p>2766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123.5">
            <text:p>2512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639">
            <text:p>2563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808.5">
            <text:p>2480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335">
            <text:p>2133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26">
            <text:p>2062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760">
            <text:p>187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584">
            <text:p>2558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306.5">
            <text:p>2230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67">
            <text:p>207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10.5">
            <text:p>2121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114.5">
            <text:p>2811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186.5">
            <text:p>2618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118.5">
            <text:p>2211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779.5">
            <text:p>2277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366.5">
            <text:p>2636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580">
            <text:p>255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826.5">
            <text:p>2582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657">
            <text:p>2365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031">
            <text:p>2703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513.5">
            <text:p>2651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081">
            <text:p>2708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24">
            <text:p>2022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961.5">
            <text:p>2296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856.5">
            <text:p>2285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722">
            <text:p>2572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272">
            <text:p>2227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491">
            <text:p>2349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397.5">
            <text:p>2739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538">
            <text:p>2353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681.5">
            <text:p>2668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278">
            <text:p>2227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799.5">
            <text:p>2379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336">
            <text:p>2433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152">
            <text:p>2215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482">
            <text:p>2748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252">
            <text:p>2825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514.5">
            <text:p>2351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532">
            <text:p>2653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818.5">
            <text:p>2181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233.5">
            <text:p>2523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115.5">
            <text:p>2411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430">
            <text:p>254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789">
            <text:p>2678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857">
            <text:p>2985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693.5">
            <text:p>2669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783.5">
            <text:p>2578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686">
            <text:p>2468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211">
            <text:p>232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163.5">
            <text:p>2516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804">
            <text:p>198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295">
            <text:p>2829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203">
            <text:p>242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710">
            <text:p>257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059">
            <text:p>2605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183">
            <text:p>2218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734">
            <text:p>2573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063.5">
            <text:p>2606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958.5">
            <text:p>2595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07.5">
            <text:p>2060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603.5">
            <text:p>2360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289.5">
            <text:p>2628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690.5">
            <text:p>2169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989.5">
            <text:p>2398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45">
            <text:p>202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075.5">
            <text:p>2807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569">
            <text:p>2456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493.5">
            <text:p>2449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365.5">
            <text:p>2636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961.5">
            <text:p>2196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976.5">
            <text:p>2697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146.5">
            <text:p>2514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461.5">
            <text:p>2246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258.5">
            <text:p>2825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698.5">
            <text:p>2369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282.5">
            <text:p>2628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180.5">
            <text:p>2418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254.5">
            <text:p>1925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866">
            <text:p>2586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146.5">
            <text:p>2514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500">
            <text:p>245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135.5">
            <text:p>2913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434">
            <text:p>1943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961">
            <text:p>1696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315.5">
            <text:p>2431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96.5">
            <text:p>2039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429">
            <text:p>234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204">
            <text:p>232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975">
            <text:p>2297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637.5">
            <text:p>2563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405">
            <text:p>244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487.5">
            <text:p>2848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093">
            <text:p>2309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872">
            <text:p>2587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052">
            <text:p>2805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778">
            <text:p>2577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143.5">
            <text:p>2114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958.5">
            <text:p>2395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188.5">
            <text:p>1918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353">
            <text:p>2635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591.5">
            <text:p>2459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404.5">
            <text:p>2340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204.5">
            <text:p>2620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387">
            <text:p>233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838">
            <text:p>2483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540.5">
            <text:p>2154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963">
            <text:p>2596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385">
            <text:p>2238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421.5">
            <text:p>2442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889.5">
            <text:p>2388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686">
            <text:p>2268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371">
            <text:p>1937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71.5">
            <text:p>2177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944">
            <text:p>2894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137">
            <text:p>2413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989.5">
            <text:p>2198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337">
            <text:p>2433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16.5">
            <text:p>2041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106">
            <text:p>251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447.5">
            <text:p>2244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284">
            <text:p>2728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721">
            <text:p>287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48.5">
            <text:p>2174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195.5">
            <text:p>2419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61.5">
            <text:p>2256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805.5">
            <text:p>2180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526">
            <text:p>2552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726.5">
            <text:p>1772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966">
            <text:p>2496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136.5">
            <text:p>2413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181.5">
            <text:p>2818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085.5">
            <text:p>2608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631.5">
            <text:p>2363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151.5">
            <text:p>2315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657.5">
            <text:p>2165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022.5">
            <text:p>2502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547">
            <text:p>2354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301">
            <text:p>223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248">
            <text:p>2724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159.5">
            <text:p>2315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426.5">
            <text:p>2642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345.5">
            <text:p>2434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886.5">
            <text:p>2188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966">
            <text:p>2496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13">
            <text:p>217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945.5">
            <text:p>2594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491">
            <text:p>2749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743.5">
            <text:p>2574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557.5">
            <text:p>2555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369">
            <text:p>2336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984.5">
            <text:p>2298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267">
            <text:p>262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434.5">
            <text:p>2443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932.5">
            <text:p>2393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860.5">
            <text:p>2186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951">
            <text:p>2595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07">
            <text:p>225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106">
            <text:p>251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690">
            <text:p>236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943">
            <text:p>2494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440.5">
            <text:p>2444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972">
            <text:p>1597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002">
            <text:p>2700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314">
            <text:p>233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972.5">
            <text:p>2797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039.5">
            <text:p>2403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926">
            <text:p>2292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737.5">
            <text:p>2373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583">
            <text:p>2358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008">
            <text:p>210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903">
            <text:p>279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976.5">
            <text:p>2497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319">
            <text:p>283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514">
            <text:p>235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587">
            <text:p>265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766">
            <text:p>2676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265.5">
            <text:p>2626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352.5">
            <text:p>2135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622.5">
            <text:p>2162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610.5">
            <text:p>2961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817.5">
            <text:p>2581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940">
            <text:p>2394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865">
            <text:p>2286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716">
            <text:p>227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603.5">
            <text:p>2560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082">
            <text:p>2308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731.5">
            <text:p>2773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962">
            <text:p>2796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394.5">
            <text:p>2739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05.5">
            <text:p>2060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64">
            <text:p>2066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372">
            <text:p>2537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374.5">
            <text:p>2437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286">
            <text:p>2428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577.5">
            <text:p>2757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512.5">
            <text:p>2651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752.5">
            <text:p>2675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787.5">
            <text:p>2478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501.5">
            <text:p>2250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060">
            <text:p>270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35">
            <text:p>219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02">
            <text:p>210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722.5">
            <text:p>2572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501.5">
            <text:p>2650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163.5">
            <text:p>2716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866.5">
            <text:p>2586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637">
            <text:p>296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367.5">
            <text:p>2436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561.5">
            <text:p>2656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783.5">
            <text:p>2378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739.5">
            <text:p>2173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691">
            <text:p>236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958">
            <text:p>249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19">
            <text:p>180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737.5">
            <text:p>2273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120.5">
            <text:p>2312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495">
            <text:p>244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099">
            <text:p>290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843">
            <text:p>268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590">
            <text:p>225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337">
            <text:p>253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109.5">
            <text:p>2010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418.5">
            <text:p>3041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107">
            <text:p>231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466">
            <text:p>234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380.5">
            <text:p>2238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264">
            <text:p>202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150.5">
            <text:p>2615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325.5">
            <text:p>1932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616">
            <text:p>206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944">
            <text:p>229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178">
            <text:p>261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477.5">
            <text:p>2747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310.5">
            <text:p>2831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156.5">
            <text:p>2515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159.5">
            <text:p>2415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605.5">
            <text:p>2060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858">
            <text:p>268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806">
            <text:p>258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562.5">
            <text:p>2356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845.5">
            <text:p>2484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416.5">
            <text:p>2941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179.5">
            <text:p>2317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887">
            <text:p>218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505">
            <text:p>235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247">
            <text:p>262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005.5">
            <text:p>2800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339.5">
            <text:p>2033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13.5">
            <text:p>2081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399.5">
            <text:p>2839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534.5">
            <text:p>2353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01">
            <text:p>256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120">
            <text:p>2312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599.5">
            <text:p>2759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498.5">
            <text:p>2749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529.5">
            <text:p>2952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506">
            <text:p>255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141">
            <text:p>191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000">
            <text:p>260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66.5">
            <text:p>2106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877">
            <text:p>238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060.5">
            <text:p>2606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445">
            <text:p>244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764.5">
            <text:p>2576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210.5">
            <text:p>1921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697.5">
            <text:p>2869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008">
            <text:p>230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406">
            <text:p>264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518">
            <text:p>265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239.5">
            <text:p>2523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285">
            <text:p>272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513.5">
            <text:p>2251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141.5">
            <text:p>2314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950.5">
            <text:p>2395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05">
            <text:p>219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593.5">
            <text:p>1859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370">
            <text:p>2637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58.5">
            <text:p>2565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063.5">
            <text:p>2206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36.5">
            <text:p>2103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156.5">
            <text:p>2215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117.5">
            <text:p>2511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705">
            <text:p>287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242.5">
            <text:p>2324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037.5">
            <text:p>2203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902.5">
            <text:p>1890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774.5">
            <text:p>2577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337">
            <text:p>233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733">
            <text:p>217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64">
            <text:p>219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253.5">
            <text:p>2225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871">
            <text:p>248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91.5">
            <text:p>2159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639.5">
            <text:p>2263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276.5">
            <text:p>2327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486">
            <text:p>244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347.5">
            <text:p>2634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205">
            <text:p>242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835">
            <text:p>278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245">
            <text:p>252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585">
            <text:p>275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685">
            <text:p>276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482">
            <text:p>264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233">
            <text:p>242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795">
            <text:p>287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544">
            <text:p>225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010">
            <text:p>230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008">
            <text:p>230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601.5">
            <text:p>2060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165">
            <text:p>241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887">
            <text:p>248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74">
            <text:p>214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211.5">
            <text:p>2221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473">
            <text:p>244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508.5">
            <text:p>2950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527">
            <text:p>285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430">
            <text:p>274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316">
            <text:p>263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322.5">
            <text:p>2732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110.5">
            <text:p>2511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587">
            <text:p>255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125.5">
            <text:p>2312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743">
            <text:p>227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917.5">
            <text:p>2391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030">
            <text:p>220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525.5">
            <text:p>2352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363.5">
            <text:p>2736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293">
            <text:p>232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149">
            <text:p>291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307">
            <text:p>263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462">
            <text:p>264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191">
            <text:p>271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910">
            <text:p>269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785">
            <text:p>257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83">
            <text:p>224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379">
            <text:p>233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788.5">
            <text:p>2578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945.5">
            <text:p>2494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308.5">
            <text:p>2630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992.5">
            <text:p>2399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172">
            <text:p>251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102.5">
            <text:p>2510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218.5">
            <text:p>2121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422">
            <text:p>294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012.5">
            <text:p>2301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136">
            <text:p>261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399">
            <text:p>233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575.5">
            <text:p>2257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067">
            <text:p>240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056.5">
            <text:p>2205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397">
            <text:p>253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795">
            <text:p>247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123.5">
            <text:p>2812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150.5">
            <text:p>2615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035.5">
            <text:p>2403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73.5">
            <text:p>2107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002">
            <text:p>290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89.5">
            <text:p>2108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294">
            <text:p>262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387">
            <text:p>253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902">
            <text:p>249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310.5">
            <text:p>2431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289.5">
            <text:p>2528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034">
            <text:p>280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714">
            <text:p>227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027.5">
            <text:p>2302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646">
            <text:p>266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053.5">
            <text:p>2905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281">
            <text:p>212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832">
            <text:p>268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86.5">
            <text:p>2548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913">
            <text:p>239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045.5">
            <text:p>2404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081">
            <text:p>250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102.5">
            <text:p>2610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017.5">
            <text:p>2801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392">
            <text:p>243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382.5">
            <text:p>2538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776.5">
            <text:p>2377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636.5">
            <text:p>2163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106.5">
            <text:p>2710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903">
            <text:p>229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986">
            <text:p>299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119.5">
            <text:p>2311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916">
            <text:p>249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073.5">
            <text:p>2707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577.5">
            <text:p>2557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318">
            <text:p>253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36">
            <text:p>219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897.5">
            <text:p>2589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072.5">
            <text:p>2607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352">
            <text:p>223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393">
            <text:p>233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372.5">
            <text:p>2637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820.5">
            <text:p>1882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01.5">
            <text:p>2050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679.5">
            <text:p>2467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280.5">
            <text:p>2928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681">
            <text:p>226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808.5">
            <text:p>2380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821">
            <text:p>248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330">
            <text:p>263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59">
            <text:p>256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589.5">
            <text:p>2358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017.5">
            <text:p>2501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703.5">
            <text:p>2670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503.5">
            <text:p>2350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246.5">
            <text:p>2724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59.5">
            <text:p>2095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818.5">
            <text:p>2681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408">
            <text:p>274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644.5">
            <text:p>2264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143.5">
            <text:p>2414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870">
            <text:p>2487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638">
            <text:p>226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633">
            <text:p>246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021.5">
            <text:p>2902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025.5">
            <text:p>2602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60.5">
            <text:p>2246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912">
            <text:p>279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43">
            <text:p>208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015.5">
            <text:p>2301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86">
            <text:p>219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932.5">
            <text:p>2693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685.5">
            <text:p>2368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692">
            <text:p>236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271">
            <text:p>272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768">
            <text:p>267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766.5">
            <text:p>2576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591.5">
            <text:p>2359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148">
            <text:p>261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07.5">
            <text:p>2450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560">
            <text:p>285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286">
            <text:p>272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137.5">
            <text:p>2613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42">
            <text:p>196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378">
            <text:p>273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406.5">
            <text:p>2840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957.5">
            <text:p>2395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971.5">
            <text:p>2397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76">
            <text:p>254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54">
            <text:p>245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62.5">
            <text:p>2456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339">
            <text:p>233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605.5">
            <text:p>2460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512">
            <text:p>225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343.5">
            <text:p>2634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518.5">
            <text:p>2851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698.5">
            <text:p>2269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866.5">
            <text:p>2586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524.5">
            <text:p>2552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367">
            <text:p>2136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867">
            <text:p>2386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874">
            <text:p>2787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933.5">
            <text:p>2393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687.5">
            <text:p>2468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187.5">
            <text:p>2318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235">
            <text:p>2523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806.5">
            <text:p>2580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385.5">
            <text:p>2338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970">
            <text:p>2597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144.5">
            <text:p>2214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147">
            <text:p>2914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876">
            <text:p>2487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797.5">
            <text:p>2679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203">
            <text:p>2320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162.5">
            <text:p>2316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682">
            <text:p>2368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383.5">
            <text:p>2938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315">
            <text:p>2431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153.5">
            <text:p>2215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387">
            <text:p>2238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326.5">
            <text:p>2632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760">
            <text:p>247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473.5">
            <text:p>2647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944">
            <text:p>2594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199.5">
            <text:p>2919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430.5">
            <text:p>2543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188">
            <text:p>2618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994">
            <text:p>2499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831">
            <text:p>2883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917.5">
            <text:p>2591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328">
            <text:p>2532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570">
            <text:p>2757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896">
            <text:p>2489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983.5">
            <text:p>2198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155">
            <text:p>2715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111">
            <text:p>231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748.5">
            <text:p>2174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1086">
            <text:p>3108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444">
            <text:p>2444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793.5">
            <text:p>2579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948">
            <text:p>259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069.5">
            <text:p>2406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468">
            <text:p>2346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494">
            <text:p>2049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76">
            <text:p>2287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643">
            <text:p>2264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917">
            <text:p>229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636">
            <text:p>2563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977.5">
            <text:p>3097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30">
            <text:p>218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810">
            <text:p>208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492">
            <text:p>2149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392">
            <text:p>2639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284">
            <text:p>2628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428">
            <text:p>2742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149.5">
            <text:p>2714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690">
            <text:p>236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456">
            <text:p>2645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781.5">
            <text:p>2678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303">
            <text:p>2430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758">
            <text:p>2375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549">
            <text:p>2454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840.5">
            <text:p>2384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790">
            <text:p>237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333.5">
            <text:p>2033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161.5">
            <text:p>2316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187">
            <text:p>2418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624">
            <text:p>2662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066">
            <text:p>2706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059.5">
            <text:p>2805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086">
            <text:p>2608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117.5">
            <text:p>2311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152">
            <text:p>2515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632">
            <text:p>2463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597">
            <text:p>2259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106.5">
            <text:p>2510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117.5">
            <text:p>2711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992">
            <text:p>2199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068">
            <text:p>2406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325">
            <text:p>283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324">
            <text:p>2832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586">
            <text:p>2258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823.5">
            <text:p>2382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886.5">
            <text:p>2788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4117.5">
            <text:p>3411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448.5">
            <text:p>2444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658.5">
            <text:p>2365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774.5">
            <text:p>2777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208">
            <text:p>282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127.5">
            <text:p>2112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845">
            <text:p>258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754">
            <text:p>2975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325.5">
            <text:p>2432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305.5">
            <text:p>2030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830">
            <text:p>258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612.5">
            <text:p>2561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718.5">
            <text:p>2571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044.5">
            <text:p>2404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128.5">
            <text:p>2612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246.5">
            <text:p>2524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552.5">
            <text:p>2455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647">
            <text:p>2464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637">
            <text:p>2363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039">
            <text:p>2603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383.5">
            <text:p>2638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435">
            <text:p>2643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514.5">
            <text:p>2551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258">
            <text:p>2425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151">
            <text:p>2615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373">
            <text:p>2937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937">
            <text:p>2493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471">
            <text:p>2947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505.5">
            <text:p>2250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606">
            <text:p>2260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752">
            <text:p>2875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865">
            <text:p>2686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571.5">
            <text:p>1957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730">
            <text:p>247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668.5">
            <text:p>2566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409.5">
            <text:p>2340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454">
            <text:p>2645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067">
            <text:p>2706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949.5">
            <text:p>2294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261.5">
            <text:p>2526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811">
            <text:p>268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453.5">
            <text:p>2245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615.5">
            <text:p>2761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177">
            <text:p>2417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564.5">
            <text:p>2356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143.5">
            <text:p>2614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200">
            <text:p>272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529">
            <text:p>2552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173">
            <text:p>2817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971.5">
            <text:p>2497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229.5">
            <text:p>2022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485.5">
            <text:p>2248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939.5">
            <text:p>2893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314">
            <text:p>2231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938">
            <text:p>1993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687.5">
            <text:p>1968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039.5">
            <text:p>2703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657.5">
            <text:p>2565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907.5">
            <text:p>2590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810">
            <text:p>278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698.5">
            <text:p>1969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498.5">
            <text:p>2349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729">
            <text:p>2772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700.5">
            <text:p>2370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547.5">
            <text:p>2454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699">
            <text:p>2769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197">
            <text:p>2319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988.5">
            <text:p>2298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267.5">
            <text:p>2326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453">
            <text:p>2445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472">
            <text:p>2547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352">
            <text:p>2935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816.5">
            <text:p>2081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479">
            <text:p>2447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26.5">
            <text:p>2202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782.5">
            <text:p>2578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307">
            <text:p>2430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715">
            <text:p>2471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542">
            <text:p>2354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923">
            <text:p>1992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227">
            <text:p>2622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173.5">
            <text:p>2317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499">
            <text:p>2349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619">
            <text:p>246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056">
            <text:p>2005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738.5">
            <text:p>2673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04.5">
            <text:p>2300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378.5">
            <text:p>2237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414">
            <text:p>2341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724.5">
            <text:p>2272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379">
            <text:p>2737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292.5">
            <text:p>2429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013.5">
            <text:p>2601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1692.5">
            <text:p>3169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028.5">
            <text:p>2102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604">
            <text:p>2460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089">
            <text:p>2408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793.5">
            <text:p>2479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088.5">
            <text:p>2008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786.5">
            <text:p>2678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408">
            <text:p>254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537">
            <text:p>2753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683.5">
            <text:p>2468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030.5">
            <text:p>2803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14.5">
            <text:p>2181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641.5">
            <text:p>2164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737.5">
            <text:p>2373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104.5">
            <text:p>2410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915">
            <text:p>2391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959.5">
            <text:p>2095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003.5">
            <text:p>2800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957.5">
            <text:p>2695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984">
            <text:p>2298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223.5">
            <text:p>2522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722.5">
            <text:p>2572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061.5">
            <text:p>2606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117">
            <text:p>221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217">
            <text:p>272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973.5">
            <text:p>2197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848.5">
            <text:p>2584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302">
            <text:p>2330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198">
            <text:p>2719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603.5">
            <text:p>2460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327.5">
            <text:p>3032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587">
            <text:p>2558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88.5">
            <text:p>2078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21.5">
            <text:p>2302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372">
            <text:p>2737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311">
            <text:p>283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014">
            <text:p>2001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357.5">
            <text:p>2235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969">
            <text:p>2596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849.5">
            <text:p>2684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096.5">
            <text:p>2509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042">
            <text:p>2704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198">
            <text:p>3019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801">
            <text:p>248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964.5">
            <text:p>2396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446.5">
            <text:p>2344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791">
            <text:p>2979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605.5">
            <text:p>2260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199">
            <text:p>2419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453">
            <text:p>2445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122">
            <text:p>2412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412">
            <text:p>244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079">
            <text:p>2807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556.5">
            <text:p>2255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329">
            <text:p>2432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117">
            <text:p>251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102.5">
            <text:p>2510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964">
            <text:p>1896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745">
            <text:p>227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708.5">
            <text:p>2670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276">
            <text:p>2327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164.5">
            <text:p>2516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659">
            <text:p>236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532">
            <text:p>2753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385.5">
            <text:p>2238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531.5">
            <text:p>2453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308.5">
            <text:p>2630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315.5">
            <text:p>2631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018.5">
            <text:p>2601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802.5">
            <text:p>2980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420.5">
            <text:p>1942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24.5">
            <text:p>2502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986">
            <text:p>2398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686.5">
            <text:p>2368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974.5">
            <text:p>2697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553.5">
            <text:p>2355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913.5">
            <text:p>2791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594.5">
            <text:p>2559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514">
            <text:p>2651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153">
            <text:p>2415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841.5">
            <text:p>2184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344">
            <text:p>2634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384.5">
            <text:p>2438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519.5">
            <text:p>2851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009.5">
            <text:p>2600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955">
            <text:p>2195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893">
            <text:p>2489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500.5">
            <text:p>2050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186">
            <text:p>2518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531">
            <text:p>3053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138.5">
            <text:p>2713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692">
            <text:p>2269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595.5">
            <text:p>2159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188">
            <text:p>2218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011.5">
            <text:p>2201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138">
            <text:p>2513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922.5">
            <text:p>2292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720.5">
            <text:p>2472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640">
            <text:p>2664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281">
            <text:p>2528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222">
            <text:p>2522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701">
            <text:p>2070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640.5">
            <text:p>2964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116">
            <text:p>2411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815">
            <text:p>2581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783.5">
            <text:p>2378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931.5">
            <text:p>2093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127.5">
            <text:p>2512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176.5">
            <text:p>2717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299.5">
            <text:p>2429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906">
            <text:p>2590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140.5">
            <text:p>2314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725">
            <text:p>257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761.5">
            <text:p>2376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506">
            <text:p>2350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670">
            <text:p>2667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868">
            <text:p>2386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786">
            <text:p>2278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316.5">
            <text:p>3031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889.5">
            <text:p>2388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382">
            <text:p>2838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056">
            <text:p>2905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728">
            <text:p>2272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265">
            <text:p>2726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247">
            <text:p>2424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520.5">
            <text:p>2452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368">
            <text:p>2736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019">
            <text:p>2301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721">
            <text:p>2772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119">
            <text:p>2611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513.5">
            <text:p>2351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169">
            <text:p>2816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418.5">
            <text:p>2641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091.5">
            <text:p>2809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144">
            <text:p>2914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730.5">
            <text:p>2173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592.5">
            <text:p>2359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369">
            <text:p>2736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207.5">
            <text:p>3220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559.5">
            <text:p>2355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633">
            <text:p>2363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082">
            <text:p>2408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996.5">
            <text:p>2499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60">
            <text:p>2506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378">
            <text:p>2537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839.5">
            <text:p>2383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526.5">
            <text:p>2752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079.5">
            <text:p>2307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472.5">
            <text:p>2347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958">
            <text:p>2495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039">
            <text:p>2703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549.5">
            <text:p>2754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501">
            <text:p>2650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62">
            <text:p>2136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385">
            <text:p>3038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116.5">
            <text:p>2111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364.5">
            <text:p>2336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787.5">
            <text:p>2678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646">
            <text:p>2664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137">
            <text:p>2713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527">
            <text:p>2352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193">
            <text:p>2419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83.5">
            <text:p>2138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437">
            <text:p>2243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197">
            <text:p>2219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970.5">
            <text:p>2797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657.5">
            <text:p>2565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024">
            <text:p>2202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623.5">
            <text:p>2862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515.5">
            <text:p>2251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551">
            <text:p>2655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789.5">
            <text:p>2378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681.5">
            <text:p>2468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090">
            <text:p>2609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137.5">
            <text:p>2513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636">
            <text:p>2463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765">
            <text:p>2576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334">
            <text:p>2633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206.5">
            <text:p>2920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131">
            <text:p>2313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386.5">
            <text:p>2338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324">
            <text:p>2432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268.5">
            <text:p>2226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66.5">
            <text:p>2136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075">
            <text:p>280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301.5">
            <text:p>2530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365">
            <text:p>2036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823">
            <text:p>2882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889">
            <text:p>2588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497.5">
            <text:p>2449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748">
            <text:p>2574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707.5">
            <text:p>2570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840">
            <text:p>2984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869">
            <text:p>2586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711.5">
            <text:p>2471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808.5">
            <text:p>2380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655.5">
            <text:p>2465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917.5">
            <text:p>2491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346">
            <text:p>2334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875">
            <text:p>238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076">
            <text:p>2407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115.5">
            <text:p>2811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54">
            <text:p>2135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034">
            <text:p>2603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237.5">
            <text:p>2523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716.5">
            <text:p>2971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200.5">
            <text:p>2720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363.5">
            <text:p>2636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180.5">
            <text:p>2518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81">
            <text:p>2508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155.5">
            <text:p>2815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537.5">
            <text:p>2453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107">
            <text:p>2610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630">
            <text:p>2663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601">
            <text:p>2660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3558">
            <text:p>3355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387">
            <text:p>2038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234.5">
            <text:p>2723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022">
            <text:p>2402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697.5">
            <text:p>2769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202">
            <text:p>2820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197.5">
            <text:p>2719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969.5">
            <text:p>2596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965.5">
            <text:p>2596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516.5">
            <text:p>2451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510">
            <text:p>2751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585.5">
            <text:p>2658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593">
            <text:p>2359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748.5">
            <text:p>2474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381.5">
            <text:p>2238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278.5">
            <text:p>2327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184.5">
            <text:p>2518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768">
            <text:p>2076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972">
            <text:p>2297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856.5">
            <text:p>2685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387">
            <text:p>2638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933.5">
            <text:p>2393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837.5">
            <text:p>2583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581.5">
            <text:p>2358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698.5">
            <text:p>2569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942.5">
            <text:p>2294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556">
            <text:p>2155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971">
            <text:p>2297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743.5">
            <text:p>2474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863">
            <text:p>3186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929">
            <text:p>2292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053">
            <text:p>2305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990">
            <text:p>2899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948.5">
            <text:p>2394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221.5">
            <text:p>2422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006">
            <text:p>2300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694">
            <text:p>2169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368.5">
            <text:p>2236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144">
            <text:p>2514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977">
            <text:p>2497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08">
            <text:p>250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962">
            <text:p>2496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910">
            <text:p>2991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318.5">
            <text:p>2731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173.5">
            <text:p>2717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018">
            <text:p>2301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615.5">
            <text:p>2061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243">
            <text:p>2124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515">
            <text:p>2151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109.5">
            <text:p>2410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409">
            <text:p>2640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021">
            <text:p>2602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316.5">
            <text:p>2631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943.5">
            <text:p>2294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594">
            <text:p>2459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063">
            <text:p>2106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469.5">
            <text:p>2646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578.5">
            <text:p>2457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779.5">
            <text:p>2577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937.5">
            <text:p>2593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460">
            <text:p>2846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265">
            <text:p>2626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408.5">
            <text:p>2740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435.5">
            <text:p>2343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852">
            <text:p>2285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928">
            <text:p>2192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24.5">
            <text:p>2502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294.5">
            <text:p>2429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865.5">
            <text:p>2786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346">
            <text:p>2534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783.5">
            <text:p>2778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409.5">
            <text:p>2440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688.5">
            <text:p>2668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657.5">
            <text:p>2765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287">
            <text:p>2628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871">
            <text:p>2487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634">
            <text:p>2663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417.5">
            <text:p>2441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418.5">
            <text:p>2141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997.5">
            <text:p>2699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504.5">
            <text:p>2750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472">
            <text:p>2147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250">
            <text:p>2625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160">
            <text:p>2616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828.5">
            <text:p>2782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752.5">
            <text:p>2675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370">
            <text:p>2437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989">
            <text:p>2198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442.5">
            <text:p>2544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75">
            <text:p>250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190">
            <text:p>2719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128.5">
            <text:p>2712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026.5">
            <text:p>2702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784.5">
            <text:p>2578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112">
            <text:p>2411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910">
            <text:p>2991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212.5">
            <text:p>2421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457.5">
            <text:p>2345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196.5">
            <text:p>2219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582">
            <text:p>2258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534">
            <text:p>2753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013.5">
            <text:p>2601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271">
            <text:p>2727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283.5">
            <text:p>2428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620.5">
            <text:p>2462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666.5">
            <text:p>2366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741">
            <text:p>2374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442.5">
            <text:p>2144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816">
            <text:p>2881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072">
            <text:p>2807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800.5">
            <text:p>2280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812">
            <text:p>2981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304.5">
            <text:p>2130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092.5">
            <text:p>2109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813.5">
            <text:p>2481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508">
            <text:p>2250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982">
            <text:p>2998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872.5">
            <text:p>2387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638">
            <text:p>2463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758">
            <text:p>2775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368.5">
            <text:p>2736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257">
            <text:p>2725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738.5">
            <text:p>2373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739.5">
            <text:p>2373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424.5">
            <text:p>2042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816.5">
            <text:p>2581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722">
            <text:p>2672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224.5">
            <text:p>2322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252">
            <text:p>2425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897">
            <text:p>2689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035.5">
            <text:p>2603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835">
            <text:p>2483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400.5">
            <text:p>2840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778.5">
            <text:p>2077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094.5">
            <text:p>2209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931">
            <text:p>2693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694">
            <text:p>2169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98">
            <text:p>2269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136.5">
            <text:p>3013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754">
            <text:p>2475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947.5">
            <text:p>2794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176">
            <text:p>2117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303.5">
            <text:p>2530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774.5">
            <text:p>2577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841">
            <text:p>2684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663.5">
            <text:p>1966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49">
            <text:p>2274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097.5">
            <text:p>2209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750">
            <text:p>2775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500">
            <text:p>285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442">
            <text:p>1844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903">
            <text:p>2190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777.5">
            <text:p>2577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344.5">
            <text:p>2634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181.5">
            <text:p>2518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251">
            <text:p>2225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361.5">
            <text:p>2136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337">
            <text:p>2333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736">
            <text:p>2573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424">
            <text:p>2142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54.5">
            <text:p>2295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880.5">
            <text:p>2688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573">
            <text:p>2557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770">
            <text:p>2677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472.5">
            <text:p>2547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155.5">
            <text:p>2815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730">
            <text:p>257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066.5">
            <text:p>2906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147.5">
            <text:p>2314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099.5">
            <text:p>2609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607">
            <text:p>2460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752.5">
            <text:p>2875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012.5">
            <text:p>2301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869.5">
            <text:p>2386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851.5">
            <text:p>2885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723">
            <text:p>2372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320">
            <text:p>2432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729.5">
            <text:p>2472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229.5">
            <text:p>2522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476.5">
            <text:p>2947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346">
            <text:p>2334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397">
            <text:p>1839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308">
            <text:p>2630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585.5">
            <text:p>2758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551">
            <text:p>2555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416.5">
            <text:p>2641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940.5">
            <text:p>2594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125.5">
            <text:p>2712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62">
            <text:p>2216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536">
            <text:p>2353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787">
            <text:p>2678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235">
            <text:p>2523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884">
            <text:p>238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515">
            <text:p>2351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896.5">
            <text:p>2189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672.5">
            <text:p>2467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117.5">
            <text:p>2311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726">
            <text:p>2572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376.5">
            <text:p>2037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278.5">
            <text:p>2427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855.5">
            <text:p>2885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075.5">
            <text:p>2207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067">
            <text:p>2606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081">
            <text:p>2508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375.5">
            <text:p>2837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511">
            <text:p>2451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095">
            <text:p>3009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583.5">
            <text:p>2558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706.5">
            <text:p>2870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148.5">
            <text:p>2514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776">
            <text:p>2677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49">
            <text:p>2294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469.5">
            <text:p>2146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499.5">
            <text:p>2849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568">
            <text:p>2356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464">
            <text:p>2646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321.5">
            <text:p>3032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378.5">
            <text:p>2537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348.5">
            <text:p>2634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175">
            <text:p>2517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570.5">
            <text:p>2857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978">
            <text:p>2597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973">
            <text:p>2597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098">
            <text:p>2809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812">
            <text:p>2081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390.5">
            <text:p>2339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229">
            <text:p>2522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854">
            <text:p>2685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777.5">
            <text:p>2477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552">
            <text:p>2855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407.5">
            <text:p>2740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224.5">
            <text:p>2222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984">
            <text:p>23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822.5">
            <text:p>2682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741.5">
            <text:p>2574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1412">
            <text:p>3141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45">
            <text:p>2214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097">
            <text:p>2409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135">
            <text:p>2913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202">
            <text:p>2720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256">
            <text:p>2325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382.5">
            <text:p>2338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607.5">
            <text:p>2660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154">
            <text:p>2815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473.5">
            <text:p>2647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91">
            <text:p>2279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863">
            <text:p>1986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639">
            <text:p>2663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890">
            <text:p>298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391.5">
            <text:p>2339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905">
            <text:p>2790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570">
            <text:p>2057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678.5">
            <text:p>2567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351.5">
            <text:p>2935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880.5">
            <text:p>1988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658">
            <text:p>2465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584">
            <text:p>255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072.5">
            <text:p>2407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530.5">
            <text:p>2153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09">
            <text:p>2230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176">
            <text:p>2717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712.5">
            <text:p>2571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363.5">
            <text:p>2536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855.5">
            <text:p>2385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899.5">
            <text:p>2489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552">
            <text:p>2755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940">
            <text:p>2794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428.5">
            <text:p>2542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860">
            <text:p>308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454">
            <text:p>2745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1475.5">
            <text:p>3147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850">
            <text:p>2685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199">
            <text:p>2419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209">
            <text:p>2920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201">
            <text:p>2720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523.5">
            <text:p>2252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911">
            <text:p>2791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937">
            <text:p>2693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209.5">
            <text:p>2420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911.5">
            <text:p>2591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899.5">
            <text:p>2189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828">
            <text:p>2082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835">
            <text:p>2683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036">
            <text:p>2403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946.5">
            <text:p>2594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141.5">
            <text:p>2414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099">
            <text:p>2509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533.5">
            <text:p>2853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481">
            <text:p>2548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070">
            <text:p>2607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240">
            <text:p>2324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30">
            <text:p>226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902.5">
            <text:p>2890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095.5">
            <text:p>3009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80">
            <text:p>2278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363.5">
            <text:p>2836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120.5">
            <text:p>2812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498">
            <text:p>2749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252.5">
            <text:p>2225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778">
            <text:p>2577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453.5">
            <text:p>2645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606.5">
            <text:p>2360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661.5">
            <text:p>3066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97">
            <text:p>2279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367.5">
            <text:p>2036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113">
            <text:p>2411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303.5">
            <text:p>2330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740">
            <text:p>2574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690.5">
            <text:p>2469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504">
            <text:p>2750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628">
            <text:p>2062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17">
            <text:p>2211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770.5">
            <text:p>2577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656">
            <text:p>2865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676.5">
            <text:p>2767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614.5">
            <text:p>2361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130">
            <text:p>281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568">
            <text:p>2456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744">
            <text:p>2774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798.5">
            <text:p>2579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661">
            <text:p>2666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849">
            <text:p>2484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379.5">
            <text:p>2137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858">
            <text:p>2385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3118">
            <text:p>3311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162.5">
            <text:p>2416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264.5">
            <text:p>2226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245">
            <text:p>2624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043">
            <text:p>2504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286">
            <text:p>2528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574">
            <text:p>2457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611.5">
            <text:p>2661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586">
            <text:p>2458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519">
            <text:p>2251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68.5">
            <text:p>2276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630">
            <text:p>246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911.5">
            <text:p>2691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44">
            <text:p>2274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139.5">
            <text:p>2413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510.5">
            <text:p>2351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515.5">
            <text:p>2651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542.5">
            <text:p>2154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1264.5">
            <text:p>3126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457.5">
            <text:p>2345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274.5">
            <text:p>2327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986.5">
            <text:p>2198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971">
            <text:p>2697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017.5">
            <text:p>2701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102">
            <text:p>2710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022">
            <text:p>2802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007">
            <text:p>2800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417">
            <text:p>2641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185.5">
            <text:p>23185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486.5">
            <text:p>25486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487">
            <text:p>2548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473">
            <text:p>2647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469">
            <text:p>2246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081">
            <text:p>2108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365">
            <text:p>2636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748.5">
            <text:p>21748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099">
            <text:p>2509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862">
            <text:p>2486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981">
            <text:p>2598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948.5">
            <text:p>26948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136">
            <text:p>2213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536">
            <text:p>2153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823.5">
            <text:p>27823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883">
            <text:p>2788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073.5">
            <text:p>26073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164.5">
            <text:p>2916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258.5">
            <text:p>19258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815">
            <text:p>2281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015">
            <text:p>2901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124.5">
            <text:p>2312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600.5">
            <text:p>2360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307.5">
            <text:p>2430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465">
            <text:p>2446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114.5">
            <text:p>2311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546.5">
            <text:p>23546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842">
            <text:p>2484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956">
            <text:p>2195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411">
            <text:p>2841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806">
            <text:p>2580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770">
            <text:p>2477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573.5">
            <text:p>28573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923">
            <text:p>2892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909">
            <text:p>279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60.5">
            <text:p>1976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068.5">
            <text:p>21068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640.5">
            <text:p>2364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388">
            <text:p>2338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222.5">
            <text:p>2822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332">
            <text:p>2833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587.5">
            <text:p>2358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409">
            <text:p>284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019">
            <text:p>2501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929">
            <text:p>2492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732.5">
            <text:p>2673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548">
            <text:p>2654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369">
            <text:p>2836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956">
            <text:p>2795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595.5">
            <text:p>26595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890">
            <text:p>2789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660">
            <text:p>2366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702.5">
            <text:p>2270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344.5">
            <text:p>2234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196.5">
            <text:p>27196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130.5">
            <text:p>2413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388.5">
            <text:p>23388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279">
            <text:p>2727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267">
            <text:p>2826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321">
            <text:p>2332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703">
            <text:p>2570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387.5">
            <text:p>2738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983">
            <text:p>1998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2191">
            <text:p>3219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709">
            <text:p>277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824.5">
            <text:p>2682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274">
            <text:p>2327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266.5">
            <text:p>27266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194">
            <text:p>2319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189">
            <text:p>2818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707.5">
            <text:p>2270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224">
            <text:p>2222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254.5">
            <text:p>2525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439.5">
            <text:p>29439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045.5">
            <text:p>29045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097">
            <text:p>1909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710.5">
            <text:p>2671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499.5">
            <text:p>29499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597.5">
            <text:p>3059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866.5">
            <text:p>27866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820.5">
            <text:p>2682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997.5">
            <text:p>2299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444.5">
            <text:p>2544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940.5">
            <text:p>2594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559.5">
            <text:p>26559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146.5">
            <text:p>26146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455.5">
            <text:p>25455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318.5">
            <text:p>19318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021.5">
            <text:p>25021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357.5">
            <text:p>2035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345">
            <text:p>2334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030">
            <text:p>2703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214.5">
            <text:p>2721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127">
            <text:p>2412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583">
            <text:p>2358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177.5">
            <text:p>2417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938">
            <text:p>2993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524.5">
            <text:p>2852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817">
            <text:p>2181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322">
            <text:p>263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346.5">
            <text:p>29346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899">
            <text:p>2089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2987">
            <text:p>3298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471">
            <text:p>2747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188">
            <text:p>2118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031">
            <text:p>2703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857">
            <text:p>2785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065">
            <text:p>2606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201">
            <text:p>2720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149.5">
            <text:p>28149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083">
            <text:p>2308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721">
            <text:p>2472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889.5">
            <text:p>26889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1327.5">
            <text:p>3132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136">
            <text:p>2713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432">
            <text:p>2543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571">
            <text:p>2557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953.5">
            <text:p>25953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351.5">
            <text:p>25351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113">
            <text:p>2111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1473.5">
            <text:p>31473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046">
            <text:p>2504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596.5">
            <text:p>23596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449">
            <text:p>2344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454">
            <text:p>2845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1140">
            <text:p>3114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525">
            <text:p>2352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871.5">
            <text:p>19871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388">
            <text:p>2538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934">
            <text:p>1993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951">
            <text:p>2495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627.5">
            <text:p>2462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500">
            <text:p>245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509.5">
            <text:p>23509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600.5">
            <text:p>2260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852">
            <text:p>2085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947.5">
            <text:p>3094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093">
            <text:p>2709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694.5">
            <text:p>2369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939.5">
            <text:p>24939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639.5">
            <text:p>26639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077.5">
            <text:p>2807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173.5">
            <text:p>30173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437.5">
            <text:p>2243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061">
            <text:p>2806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283.5">
            <text:p>26283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779.5">
            <text:p>30779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221.5">
            <text:p>25221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794">
            <text:p>2679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116.5">
            <text:p>23116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468.5">
            <text:p>26468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390.5">
            <text:p>2539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959">
            <text:p>2295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166">
            <text:p>2516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937.5">
            <text:p>2493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902.5">
            <text:p>2790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824.5">
            <text:p>2482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393">
            <text:p>2439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188">
            <text:p>2718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659.5">
            <text:p>27659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265.5">
            <text:p>28265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102">
            <text:p>2310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972">
            <text:p>2897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238.5">
            <text:p>26238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683.5">
            <text:p>25683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292">
            <text:p>2529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547">
            <text:p>2654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179">
            <text:p>2817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445.5">
            <text:p>28445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838.5">
            <text:p>27838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387">
            <text:p>2138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390.5">
            <text:p>2839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1855.5">
            <text:p>31855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298">
            <text:p>2429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671.5">
            <text:p>23671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582.5">
            <text:p>2558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601.5">
            <text:p>28601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364">
            <text:p>2236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933.5">
            <text:p>26933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018">
            <text:p>2301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720">
            <text:p>2572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664">
            <text:p>2766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1051.5">
            <text:p>31051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385.5">
            <text:p>22385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348.5">
            <text:p>30348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1603.5">
            <text:p>31603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533.5">
            <text:p>21533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554">
            <text:p>2155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165.5">
            <text:p>22165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220.5">
            <text:p>2822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557">
            <text:p>2755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671.5">
            <text:p>29671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216.5">
            <text:p>24216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442">
            <text:p>2444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231.5">
            <text:p>19231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304.5">
            <text:p>2430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1846.5">
            <text:p>31846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468">
            <text:p>2346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925">
            <text:p>2492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608">
            <text:p>2360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544.5">
            <text:p>2354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518">
            <text:p>2351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554.5">
            <text:p>2155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420">
            <text:p>2542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217.5">
            <text:p>2921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301">
            <text:p>2330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234.5">
            <text:p>2623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796">
            <text:p>2879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145">
            <text:p>2514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869">
            <text:p>2486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619">
            <text:p>2361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005">
            <text:p>2400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033.5">
            <text:p>25033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001.5">
            <text:p>26001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494.5">
            <text:p>2049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997.5">
            <text:p>2299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538.5">
            <text:p>25538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304.5">
            <text:p>2530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988.5">
            <text:p>23988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436.5">
            <text:p>27436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375.5">
            <text:p>27375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419">
            <text:p>2641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011">
            <text:p>2701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422.5">
            <text:p>2942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592">
            <text:p>2059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817">
            <text:p>2481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955.5">
            <text:p>23955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514.5">
            <text:p>2751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745.5">
            <text:p>26745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628">
            <text:p>3062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154.5">
            <text:p>2515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622.5">
            <text:p>2662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935">
            <text:p>2793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832">
            <text:p>2583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40.5">
            <text:p>2974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470.5">
            <text:p>2247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642">
            <text:p>2664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848">
            <text:p>2384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949.5">
            <text:p>22949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332">
            <text:p>2433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748">
            <text:p>2774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661">
            <text:p>2766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586">
            <text:p>2858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917">
            <text:p>2491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210">
            <text:p>2821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020">
            <text:p>2402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566">
            <text:p>2956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013.5">
            <text:p>2701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020.5">
            <text:p>25020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1133">
            <text:p>3113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611">
            <text:p>2761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202.5">
            <text:p>27202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488.5">
            <text:p>2348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812">
            <text:p>2681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129">
            <text:p>2412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493">
            <text:p>2049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698.5">
            <text:p>2769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485">
            <text:p>2648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019.5">
            <text:p>22019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378">
            <text:p>2637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530.5">
            <text:p>23530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512.5">
            <text:p>26512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451.5">
            <text:p>25451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938">
            <text:p>2593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504.5">
            <text:p>25504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413">
            <text:p>2441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341.5">
            <text:p>24341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195.5">
            <text:p>2419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832.5">
            <text:p>27832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796.5">
            <text:p>28796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425.5">
            <text:p>2442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611.5">
            <text:p>26611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397.5">
            <text:p>26397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1188">
            <text:p>3118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418">
            <text:p>2541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573">
            <text:p>2557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937.5">
            <text:p>26937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037.5">
            <text:p>27037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989.5">
            <text:p>24989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822">
            <text:p>2182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969.5">
            <text:p>21969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747.5">
            <text:p>25747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626">
            <text:p>2762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291.5">
            <text:p>26291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264">
            <text:p>2326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095.5">
            <text:p>2509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657">
            <text:p>2365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223.5">
            <text:p>2522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749">
            <text:p>2374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908.5">
            <text:p>2290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400.5">
            <text:p>26400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155">
            <text:p>2615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303.5">
            <text:p>2630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711">
            <text:p>2671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825">
            <text:p>2182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247">
            <text:p>2824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068.5">
            <text:p>2706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346">
            <text:p>2734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890.5">
            <text:p>22890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399.5">
            <text:p>26399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376.5">
            <text:p>25376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681.5">
            <text:p>22681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415.5">
            <text:p>2741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348.5">
            <text:p>2434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468">
            <text:p>2646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713.5">
            <text:p>2771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760.5">
            <text:p>24760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857">
            <text:p>2585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2368">
            <text:p>3236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484.5">
            <text:p>22484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607">
            <text:p>2460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943">
            <text:p>2394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633">
            <text:p>2863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626.5">
            <text:p>27626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566">
            <text:p>2456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636">
            <text:p>2863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956.5">
            <text:p>29956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587">
            <text:p>2758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465.5">
            <text:p>2646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789">
            <text:p>2778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481.5">
            <text:p>26481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496.5">
            <text:p>25496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012.5">
            <text:p>23012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879">
            <text:p>2587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688">
            <text:p>2968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494.5">
            <text:p>26494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623">
            <text:p>3062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526.5">
            <text:p>24526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033">
            <text:p>2403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568.5">
            <text:p>3056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837.5">
            <text:p>21837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017">
            <text:p>3001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087.5">
            <text:p>30087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100.5">
            <text:p>24100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042">
            <text:p>210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031.5">
            <text:p>21031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435.5">
            <text:p>2543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059.5">
            <text:p>24059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884.5">
            <text:p>24884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089">
            <text:p>2808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750">
            <text:p>2475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054.5">
            <text:p>22054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580.5">
            <text:p>24580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006.5">
            <text:p>25006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100.5">
            <text:p>29100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887">
            <text:p>2388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919">
            <text:p>2691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344">
            <text:p>2934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687.5">
            <text:p>26687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289.5">
            <text:p>22289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077.5">
            <text:p>24077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409.5">
            <text:p>26409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217.5">
            <text:p>27217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828.5">
            <text:p>2682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384.5">
            <text:p>27384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883.5">
            <text:p>2688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921.5">
            <text:p>27921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640">
            <text:p>2764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595.5">
            <text:p>2959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663">
            <text:p>2566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421">
            <text:p>2042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188.5">
            <text:p>2718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376">
            <text:p>2737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968.5">
            <text:p>2196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564.5">
            <text:p>27564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723.5">
            <text:p>2772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650">
            <text:p>2465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439">
            <text:p>2243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982">
            <text:p>2098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851.5">
            <text:p>25851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636.5">
            <text:p>26636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360.5">
            <text:p>28360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093">
            <text:p>2909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105.5">
            <text:p>2510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456.5">
            <text:p>27456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995">
            <text:p>2499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482">
            <text:p>2448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144.5">
            <text:p>26144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457">
            <text:p>2045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184.5">
            <text:p>29184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399.5">
            <text:p>29399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148.5">
            <text:p>2314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415.5">
            <text:p>2641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065">
            <text:p>2606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624.5">
            <text:p>25624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509.5">
            <text:p>27509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266">
            <text:p>2726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540.5">
            <text:p>24540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271">
            <text:p>2927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190.5">
            <text:p>23190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135.5">
            <text:p>2213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547">
            <text:p>2554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863">
            <text:p>2686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155.5">
            <text:p>2915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623.5">
            <text:p>2362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970">
            <text:p>2497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895.5">
            <text:p>2189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086">
            <text:p>2308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995.5">
            <text:p>2299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671">
            <text:p>2367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470.5">
            <text:p>24470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176">
            <text:p>2717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3213.5">
            <text:p>3321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961.5">
            <text:p>24961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689.5">
            <text:p>22689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632">
            <text:p>2263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098">
            <text:p>2309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355.5">
            <text:p>2335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642">
            <text:p>306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350.5">
            <text:p>27350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354.5">
            <text:p>27354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965.5">
            <text:p>2596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158">
            <text:p>2715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508.5">
            <text:p>2450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041">
            <text:p>2604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294">
            <text:p>2629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810">
            <text:p>2681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433">
            <text:p>2843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016.5">
            <text:p>30016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242">
            <text:p>25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669">
            <text:p>2766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993.5">
            <text:p>2399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363">
            <text:p>2536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906">
            <text:p>2490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450.5">
            <text:p>26450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1429">
            <text:p>3142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832">
            <text:p>2183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587.5">
            <text:p>23587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897.5">
            <text:p>26897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745">
            <text:p>2574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864">
            <text:p>2186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617.5">
            <text:p>23617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021.5">
            <text:p>25021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454">
            <text:p>2745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913.5">
            <text:p>2391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150.5">
            <text:p>25150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812.5">
            <text:p>30812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249">
            <text:p>2524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795.5">
            <text:p>2379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293">
            <text:p>2829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866.5">
            <text:p>25866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826.5">
            <text:p>30826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915.5">
            <text:p>2591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430.5">
            <text:p>24430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399">
            <text:p>2739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333">
            <text:p>2833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607.5">
            <text:p>26607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1730">
            <text:p>3173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2694">
            <text:p>3269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985">
            <text:p>2198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586">
            <text:p>2558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701">
            <text:p>2170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866.5">
            <text:p>24866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778.5">
            <text:p>2777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592.5">
            <text:p>24592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545.5">
            <text:p>2554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556.5">
            <text:p>24556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579.5">
            <text:p>27579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285">
            <text:p>2328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729.5">
            <text:p>21729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415">
            <text:p>2641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979">
            <text:p>2497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374">
            <text:p>2637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143.5">
            <text:p>2314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044.5">
            <text:p>27044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112.5">
            <text:p>27112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831">
            <text:p>2683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376">
            <text:p>2437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021.5">
            <text:p>26021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847">
            <text:p>2684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685.5">
            <text:p>2568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773">
            <text:p>2377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511">
            <text:p>2351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951">
            <text:p>2995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804">
            <text:p>2680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171">
            <text:p>3017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217.5">
            <text:p>24217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465.5">
            <text:p>2946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925">
            <text:p>2992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666.5">
            <text:p>23666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207">
            <text:p>2420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285.5">
            <text:p>2728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970">
            <text:p>2797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588">
            <text:p>2558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261">
            <text:p>2626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998.5">
            <text:p>2699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471.5">
            <text:p>25471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795">
            <text:p>2879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583.5">
            <text:p>3058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375">
            <text:p>2437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783.5">
            <text:p>2778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807">
            <text:p>2080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675">
            <text:p>2467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543.5">
            <text:p>2354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712.5">
            <text:p>23712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125">
            <text:p>2312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968">
            <text:p>2696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187.5">
            <text:p>23187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283.5">
            <text:p>24283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309">
            <text:p>3030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215.5">
            <text:p>23215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683">
            <text:p>2368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847.5">
            <text:p>24847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382.5">
            <text:p>2638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845.5">
            <text:p>19845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107.5">
            <text:p>26107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052.5">
            <text:p>2505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622">
            <text:p>2062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227">
            <text:p>2722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157">
            <text:p>2815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653.5">
            <text:p>29653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762.5">
            <text:p>2376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793">
            <text:p>2279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977">
            <text:p>2797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647.5">
            <text:p>23647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901">
            <text:p>2690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593">
            <text:p>3059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974.5">
            <text:p>25974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195.5">
            <text:p>26195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590.5">
            <text:p>3059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762">
            <text:p>2576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731.5">
            <text:p>2473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793.5">
            <text:p>26793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911.5">
            <text:p>2891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667.5">
            <text:p>24667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225.5">
            <text:p>26225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838">
            <text:p>2483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674.5">
            <text:p>28674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190">
            <text:p>2419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128.5">
            <text:p>26128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489.5">
            <text:p>24489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855">
            <text:p>1985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681">
            <text:p>2568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464.5">
            <text:p>26464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896">
            <text:p>2889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921.5">
            <text:p>2292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409.5">
            <text:p>26409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199">
            <text:p>2619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709.5">
            <text:p>20709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227">
            <text:p>2222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853">
            <text:p>2585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405.5">
            <text:p>27405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175.5">
            <text:p>26175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828.5">
            <text:p>20828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854.5">
            <text:p>26854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587.5">
            <text:p>26587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871.5">
            <text:p>2587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998">
            <text:p>2499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928.5">
            <text:p>27928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242">
            <text:p>2724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608.5">
            <text:p>25608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224">
            <text:p>2622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555">
            <text:p>2355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286.5">
            <text:p>2828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582.5">
            <text:p>2358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507.5">
            <text:p>28507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610">
            <text:p>2461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416">
            <text:p>2441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994.5">
            <text:p>27994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505.5">
            <text:p>31505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344.5">
            <text:p>27344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746.5">
            <text:p>2374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476">
            <text:p>2147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923">
            <text:p>2592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981">
            <text:p>2298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437">
            <text:p>3243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633.5">
            <text:p>26633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966.5">
            <text:p>2496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875.5">
            <text:p>25875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733.5">
            <text:p>25733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844">
            <text:p>2684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813">
            <text:p>2981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459">
            <text:p>2845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620.5">
            <text:p>2762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386.5">
            <text:p>2338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741">
            <text:p>2774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135">
            <text:p>2613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708.5">
            <text:p>25708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574.5">
            <text:p>27574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217">
            <text:p>2821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4416">
            <text:p>3441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300">
            <text:p>293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569">
            <text:p>2956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244">
            <text:p>2024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289">
            <text:p>2728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077">
            <text:p>2507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138.5">
            <text:p>22138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800.5">
            <text:p>2980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317.5">
            <text:p>21317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251">
            <text:p>2625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733">
            <text:p>2673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758.5">
            <text:p>26758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207">
            <text:p>2220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259">
            <text:p>2925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105.5">
            <text:p>27105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651.5">
            <text:p>2665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827.5">
            <text:p>27827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960.5">
            <text:p>2796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846">
            <text:p>2584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568">
            <text:p>2656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060.5">
            <text:p>2406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129">
            <text:p>2512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737.5">
            <text:p>24737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214.5">
            <text:p>30214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731.5">
            <text:p>2773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231">
            <text:p>2723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530.5">
            <text:p>2553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198">
            <text:p>2619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764">
            <text:p>2576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300.5">
            <text:p>2130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985.5">
            <text:p>26985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096.5">
            <text:p>2909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466">
            <text:p>2646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466.5">
            <text:p>2646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038.5">
            <text:p>23038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633">
            <text:p>2263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812.5">
            <text:p>2381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161.5">
            <text:p>2416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525">
            <text:p>3152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176">
            <text:p>2917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259">
            <text:p>2825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540.5">
            <text:p>2154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659">
            <text:p>2365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746">
            <text:p>2774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076.5">
            <text:p>2707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141.5">
            <text:p>2814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926">
            <text:p>2292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573.5">
            <text:p>22573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437">
            <text:p>2443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744">
            <text:p>2874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199.5">
            <text:p>27199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978">
            <text:p>2597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126.5">
            <text:p>2512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519">
            <text:p>2751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254.5">
            <text:p>21254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665">
            <text:p>296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089">
            <text:p>2108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114">
            <text:p>3211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360">
            <text:p>2936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819">
            <text:p>2981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266.5">
            <text:p>2426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981.5">
            <text:p>1998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890">
            <text:p>2889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786">
            <text:p>2478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951">
            <text:p>2295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336.5">
            <text:p>2633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912.5">
            <text:p>2691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163">
            <text:p>2916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729">
            <text:p>2772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529">
            <text:p>2252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002.5">
            <text:p>2500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850.5">
            <text:p>2885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649">
            <text:p>2164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546.5">
            <text:p>3154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349.5">
            <text:p>23349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433">
            <text:p>2243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685.5">
            <text:p>26685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714">
            <text:p>2971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853.5">
            <text:p>27853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389">
            <text:p>2238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287">
            <text:p>2928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443">
            <text:p>2444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358">
            <text:p>2135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288.5">
            <text:p>28288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278.5">
            <text:p>25278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222.5">
            <text:p>2722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92.5">
            <text:p>1879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296.5">
            <text:p>2729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532">
            <text:p>2753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291">
            <text:p>2529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786">
            <text:p>2178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218.5">
            <text:p>26218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386">
            <text:p>2938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774">
            <text:p>2677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550.5">
            <text:p>2455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004.5">
            <text:p>28004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799">
            <text:p>3079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388.5">
            <text:p>27388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534">
            <text:p>2853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052.5">
            <text:p>2705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919.5">
            <text:p>25919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030">
            <text:p>2603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933.5">
            <text:p>23933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499.5">
            <text:p>27499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521.5">
            <text:p>2352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313.5">
            <text:p>26313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728.5">
            <text:p>27728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780.5">
            <text:p>2278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380">
            <text:p>2738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322">
            <text:p>2032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011">
            <text:p>1801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244.5">
            <text:p>26244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511">
            <text:p>2451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319">
            <text:p>2931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760.5">
            <text:p>2476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872">
            <text:p>2987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497">
            <text:p>2949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784">
            <text:p>2878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434.5">
            <text:p>23434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293.5">
            <text:p>30293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355.5">
            <text:p>24355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631.5">
            <text:p>2363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574.5">
            <text:p>24574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064">
            <text:p>2506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328.5">
            <text:p>25328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383.5">
            <text:p>24383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948.5">
            <text:p>27948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605">
            <text:p>2960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958.5">
            <text:p>25958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253">
            <text:p>2925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617.5">
            <text:p>23617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041">
            <text:p>2404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050.5">
            <text:p>2505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382">
            <text:p>2738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517.5">
            <text:p>23517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388.5">
            <text:p>25388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219">
            <text:p>2721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146">
            <text:p>2714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846.5">
            <text:p>2484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332">
            <text:p>2233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900.5">
            <text:p>2590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374">
            <text:p>3037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983">
            <text:p>2998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166.5">
            <text:p>3016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784">
            <text:p>2678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011">
            <text:p>2501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044">
            <text:p>2904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604">
            <text:p>2560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170">
            <text:p>2817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539">
            <text:p>2253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078.5">
            <text:p>28078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926">
            <text:p>2792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423.5">
            <text:p>27423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059.5">
            <text:p>25059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278">
            <text:p>2127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702">
            <text:p>2470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800">
            <text:p>258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081.5">
            <text:p>2608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116.5">
            <text:p>2611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722.5">
            <text:p>2672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609.5">
            <text:p>26609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701.5">
            <text:p>2870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814">
            <text:p>2781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627">
            <text:p>2862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282">
            <text:p>2628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370">
            <text:p>2537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162.5">
            <text:p>2216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100">
            <text:p>261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2359.5">
            <text:p>32359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632.5">
            <text:p>25632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401">
            <text:p>2240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463">
            <text:p>2446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598">
            <text:p>2759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941.5">
            <text:p>24941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280">
            <text:p>2628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466">
            <text:p>2546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878">
            <text:p>2787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948.5">
            <text:p>28948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333.5">
            <text:p>2633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401">
            <text:p>2340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956">
            <text:p>2695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314">
            <text:p>2931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697.5">
            <text:p>2469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552.5">
            <text:p>24552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824.5">
            <text:p>2682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704">
            <text:p>2570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935.5">
            <text:p>21935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601">
            <text:p>2760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153">
            <text:p>3015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308.5">
            <text:p>31308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029">
            <text:p>2502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581">
            <text:p>2658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002.5">
            <text:p>31002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027.5">
            <text:p>2802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375">
            <text:p>2537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334">
            <text:p>2933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699.5">
            <text:p>24699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388">
            <text:p>2638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271">
            <text:p>2827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733.5">
            <text:p>2773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611">
            <text:p>2361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302.5">
            <text:p>24302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209.5">
            <text:p>28209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747">
            <text:p>2474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244">
            <text:p>262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628">
            <text:p>2262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808">
            <text:p>2580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042">
            <text:p>250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865">
            <text:p>2486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2042">
            <text:p>320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6029">
            <text:p>3602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199.5">
            <text:p>24199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294">
            <text:p>2529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788">
            <text:p>2678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264">
            <text:p>3026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896">
            <text:p>2589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989">
            <text:p>2198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318.5">
            <text:p>22318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441.5">
            <text:p>25441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209">
            <text:p>2320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757">
            <text:p>2675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736.5">
            <text:p>28736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949.5">
            <text:p>22949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293">
            <text:p>2529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788">
            <text:p>2978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881">
            <text:p>2388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796">
            <text:p>2579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3027.5">
            <text:p>3302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382">
            <text:p>2638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902">
            <text:p>2690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129">
            <text:p>2612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133">
            <text:p>241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593">
            <text:p>3159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822.5">
            <text:p>24822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237.5">
            <text:p>2823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196">
            <text:p>2719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367">
            <text:p>3036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916.5">
            <text:p>24916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019">
            <text:p>2601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253.5">
            <text:p>2425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730">
            <text:p>3173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536">
            <text:p>2353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379">
            <text:p>3037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540">
            <text:p>2654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267">
            <text:p>2926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630.5">
            <text:p>23630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276">
            <text:p>2427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897">
            <text:p>2489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531.5">
            <text:p>29531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991.5">
            <text:p>22991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3098.5">
            <text:p>33098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007">
            <text:p>2500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013.5">
            <text:p>2701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032.5">
            <text:p>30032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667.5">
            <text:p>2366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420">
            <text:p>3042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433.5">
            <text:p>2643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782">
            <text:p>2778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510.5">
            <text:p>26510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831">
            <text:p>3083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205">
            <text:p>2920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711.5">
            <text:p>27711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806">
            <text:p>2580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810">
            <text:p>2281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218">
            <text:p>2621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328.5">
            <text:p>26328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339.5">
            <text:p>24339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511.5">
            <text:p>21511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909.5">
            <text:p>24909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411">
            <text:p>2441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017.5">
            <text:p>2801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623">
            <text:p>2662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572.5">
            <text:p>24572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765.5">
            <text:p>24765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123.5">
            <text:p>2812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815">
            <text:p>2581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791.5">
            <text:p>25791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321">
            <text:p>2132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853.5">
            <text:p>2185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414.5">
            <text:p>2841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535">
            <text:p>285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498">
            <text:p>2749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236.5">
            <text:p>25236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708.5">
            <text:p>25708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886.5">
            <text:p>24886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813">
            <text:p>2981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099">
            <text:p>2909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529.5">
            <text:p>25529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039.5">
            <text:p>26039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557.5">
            <text:p>2755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378">
            <text:p>2737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382.5">
            <text:p>23382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987">
            <text:p>2698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964">
            <text:p>2896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245">
            <text:p>2224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113.5">
            <text:p>2911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120.5">
            <text:p>29120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829.5">
            <text:p>28829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719.5">
            <text:p>27719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535">
            <text:p>305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833">
            <text:p>268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804.5">
            <text:p>2780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020.5">
            <text:p>28020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821.5">
            <text:p>22821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939">
            <text:p>2893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425">
            <text:p>2542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841.5">
            <text:p>24841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090.5">
            <text:p>24090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255">
            <text:p>2425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965.5">
            <text:p>22965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153.5">
            <text:p>2615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083.5">
            <text:p>3008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215">
            <text:p>2521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657">
            <text:p>2065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739">
            <text:p>2173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964.5">
            <text:p>2496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564">
            <text:p>2556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069.5">
            <text:p>26069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388">
            <text:p>2838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389">
            <text:p>3038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2139.5">
            <text:p>32139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327">
            <text:p>2632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490">
            <text:p>2549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682">
            <text:p>2568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584">
            <text:p>2758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377.5">
            <text:p>2437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736">
            <text:p>2673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337.5">
            <text:p>2833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777.5">
            <text:p>2477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115.5">
            <text:p>27115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342">
            <text:p>243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376.5">
            <text:p>27376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455">
            <text:p>2745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147.5">
            <text:p>2514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011.5">
            <text:p>26011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770.5">
            <text:p>27770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008.5">
            <text:p>26008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104.5">
            <text:p>2810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029.5">
            <text:p>24029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614">
            <text:p>3061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817">
            <text:p>2781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007.5">
            <text:p>2700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088">
            <text:p>2608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304">
            <text:p>2630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276">
            <text:p>2827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140.5">
            <text:p>27140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479">
            <text:p>2547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342.5">
            <text:p>25342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757.5">
            <text:p>2775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139.5">
            <text:p>24139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629">
            <text:p>2662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775.5">
            <text:p>30775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726.5">
            <text:p>30726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594.5">
            <text:p>2859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351">
            <text:p>2635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716">
            <text:p>2271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568">
            <text:p>2456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926.5">
            <text:p>23926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428.5">
            <text:p>28428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277">
            <text:p>2227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690">
            <text:p>2369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261">
            <text:p>2626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555.5">
            <text:p>28555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088">
            <text:p>2408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208">
            <text:p>2320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014.5">
            <text:p>2601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068">
            <text:p>2906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354">
            <text:p>2235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581">
            <text:p>2058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869">
            <text:p>2686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112.5">
            <text:p>26112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996.5">
            <text:p>26996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983">
            <text:p>2498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974">
            <text:p>2997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459">
            <text:p>2745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345.5">
            <text:p>28345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092.5">
            <text:p>27092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957.5">
            <text:p>2695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726">
            <text:p>2472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344">
            <text:p>233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198.5">
            <text:p>24198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756.5">
            <text:p>29756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095">
            <text:p>2809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013.5">
            <text:p>2401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368">
            <text:p>2536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3019">
            <text:p>3301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213">
            <text:p>2421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903.5">
            <text:p>2690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139.5">
            <text:p>26139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789.5">
            <text:p>23789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612.5">
            <text:p>27612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900">
            <text:p>239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152.5">
            <text:p>23152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336">
            <text:p>2633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766">
            <text:p>2876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672">
            <text:p>3167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323.5">
            <text:p>2832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829">
            <text:p>2582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723">
            <text:p>2972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650.5">
            <text:p>26650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467">
            <text:p>2646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829">
            <text:p>2882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663.5">
            <text:p>2366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617.5">
            <text:p>2461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333">
            <text:p>303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343.5">
            <text:p>2734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582">
            <text:p>2858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654.5">
            <text:p>2965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996">
            <text:p>2599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773.5">
            <text:p>2177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627.5">
            <text:p>2562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093">
            <text:p>2009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588.5">
            <text:p>25588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673.5">
            <text:p>2867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2941">
            <text:p>3294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339.5">
            <text:p>25339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392">
            <text:p>2739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190">
            <text:p>2619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058.5">
            <text:p>2405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420.5">
            <text:p>26420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881.5">
            <text:p>27881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830.5">
            <text:p>22830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698">
            <text:p>2769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584">
            <text:p>2658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135.5">
            <text:p>2713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252.5">
            <text:p>2025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345">
            <text:p>2334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152">
            <text:p>3115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336.5">
            <text:p>26336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084.5">
            <text:p>2708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947.5">
            <text:p>30947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267.5">
            <text:p>27267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444">
            <text:p>314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661">
            <text:p>2666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388">
            <text:p>3038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036.5">
            <text:p>25036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408.5">
            <text:p>2740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709.5">
            <text:p>27709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795.5">
            <text:p>2679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435.5">
            <text:p>2543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410.5">
            <text:p>29410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651">
            <text:p>2565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350.5">
            <text:p>22350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350">
            <text:p>2535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576.5">
            <text:p>26576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518">
            <text:p>2951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392">
            <text:p>2339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352.5">
            <text:p>3135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794">
            <text:p>2479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233">
            <text:p>212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396">
            <text:p>2539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757">
            <text:p>2675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894.5">
            <text:p>2989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803">
            <text:p>2380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247.5">
            <text:p>29247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936">
            <text:p>2493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276">
            <text:p>2727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963">
            <text:p>2796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356">
            <text:p>2635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112.5">
            <text:p>3011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447">
            <text:p>2344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245.5">
            <text:p>3024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898.5">
            <text:p>2489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911">
            <text:p>2791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087">
            <text:p>280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971.5">
            <text:p>28971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058.5">
            <text:p>2405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716.5">
            <text:p>24716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109">
            <text:p>2610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559.5">
            <text:p>21559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664.5">
            <text:p>2866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231">
            <text:p>2623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018">
            <text:p>2801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198.5">
            <text:p>2919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485.5">
            <text:p>2748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546.5">
            <text:p>25546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476.5">
            <text:p>23476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571">
            <text:p>2357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749.5">
            <text:p>24749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499.5">
            <text:p>24499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356.5">
            <text:p>27356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234">
            <text:p>2623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942.5">
            <text:p>2694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282.5">
            <text:p>2528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670">
            <text:p>2867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681">
            <text:p>2868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075">
            <text:p>2607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363">
            <text:p>2636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519.5">
            <text:p>19519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299">
            <text:p>2729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096.5">
            <text:p>25096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330.5">
            <text:p>30330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111.5">
            <text:p>23111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541">
            <text:p>2654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876.5">
            <text:p>26876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166.5">
            <text:p>24166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230">
            <text:p>2923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517">
            <text:p>2651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928.5">
            <text:p>2692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473">
            <text:p>2447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232.5">
            <text:p>2623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438.5">
            <text:p>2743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377.5">
            <text:p>24377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560.5">
            <text:p>27560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027">
            <text:p>2502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306.5">
            <text:p>24306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702.5">
            <text:p>2570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495.5">
            <text:p>2649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710.5">
            <text:p>25710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310">
            <text:p>283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323">
            <text:p>2832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636">
            <text:p>2163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325.5">
            <text:p>2432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146.5">
            <text:p>31146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441.5">
            <text:p>27441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989">
            <text:p>2498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891.5">
            <text:p>25891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303">
            <text:p>2130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226">
            <text:p>2622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906.5">
            <text:p>25906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860">
            <text:p>2386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350">
            <text:p>2435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132.5">
            <text:p>3213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333">
            <text:p>253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476.5">
            <text:p>23476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372.5">
            <text:p>2437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252">
            <text:p>2925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274.5">
            <text:p>2727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235.5">
            <text:p>2823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775.5">
            <text:p>2977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668">
            <text:p>2966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364.5">
            <text:p>2536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827">
            <text:p>2782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237">
            <text:p>2923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3476">
            <text:p>3347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514">
            <text:p>2451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593.5">
            <text:p>2759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281">
            <text:p>2928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757.5">
            <text:p>28757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029">
            <text:p>2602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434.5">
            <text:p>2943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559">
            <text:p>2455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902.5">
            <text:p>2390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194.5">
            <text:p>3119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548.5">
            <text:p>2554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305.5">
            <text:p>3130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511">
            <text:p>2451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087">
            <text:p>270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161">
            <text:p>2916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863">
            <text:p>2286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151">
            <text:p>2315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199">
            <text:p>2119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636.5">
            <text:p>22636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042">
            <text:p>2604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945">
            <text:p>2894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038.5">
            <text:p>2603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074.5">
            <text:p>2707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516">
            <text:p>2651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976">
            <text:p>2697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638.5">
            <text:p>2963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232">
            <text:p>3123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113.5">
            <text:p>2411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303.5">
            <text:p>3030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213.5">
            <text:p>2621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048.5">
            <text:p>2304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541">
            <text:p>2354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656.5">
            <text:p>24656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319.5">
            <text:p>22319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098.5">
            <text:p>2309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704.5">
            <text:p>2670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347.5">
            <text:p>27347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642">
            <text:p>2264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372.5">
            <text:p>2737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547">
            <text:p>2754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229.5">
            <text:p>24229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876">
            <text:p>2887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718">
            <text:p>2671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493">
            <text:p>2449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204">
            <text:p>2520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534.5">
            <text:p>2453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347.5">
            <text:p>27347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634">
            <text:p>2363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833.5">
            <text:p>2783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002">
            <text:p>2500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660">
            <text:p>2666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015.5">
            <text:p>3201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341.5">
            <text:p>23341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383">
            <text:p>2438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595">
            <text:p>2759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095.5">
            <text:p>3009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818.5">
            <text:p>2981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468">
            <text:p>2546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701.5">
            <text:p>20701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773.5">
            <text:p>2777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693">
            <text:p>2769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392.5">
            <text:p>2439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236.5">
            <text:p>25236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712.5">
            <text:p>2771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020">
            <text:p>2602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364.5">
            <text:p>2736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922.5">
            <text:p>2892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503">
            <text:p>3050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531">
            <text:p>3053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771.5">
            <text:p>28771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343.5">
            <text:p>2934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986.5">
            <text:p>22986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937">
            <text:p>2793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983.5">
            <text:p>2498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829">
            <text:p>3082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828">
            <text:p>3082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699">
            <text:p>2269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637">
            <text:p>2863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214.5">
            <text:p>2721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722">
            <text:p>2972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786.5">
            <text:p>28786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732.5">
            <text:p>2173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103">
            <text:p>2210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796.5">
            <text:p>26796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788">
            <text:p>2378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711.5">
            <text:p>24711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135.5">
            <text:p>3113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657">
            <text:p>2365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153">
            <text:p>2815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097.5">
            <text:p>29097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515">
            <text:p>2651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801">
            <text:p>2880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329.5">
            <text:p>30329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056">
            <text:p>2305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234.5">
            <text:p>2723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928.5">
            <text:p>2592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314">
            <text:p>2331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308.5">
            <text:p>2730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342.5">
            <text:p>2534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515.5">
            <text:p>2551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974.5">
            <text:p>2697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323">
            <text:p>2632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750.5">
            <text:p>35750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702.5">
            <text:p>3170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506">
            <text:p>215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582">
            <text:p>2558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708.5">
            <text:p>2770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382.5">
            <text:p>2538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493">
            <text:p>2949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512.5">
            <text:p>3051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337.5">
            <text:p>27337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742.5">
            <text:p>2474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832">
            <text:p>2883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114">
            <text:p>2811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959.5">
            <text:p>25959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335.5">
            <text:p>2533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521.5">
            <text:p>25521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972.5">
            <text:p>2797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405.5">
            <text:p>2840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711.5">
            <text:p>31711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734.5">
            <text:p>2473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415.5">
            <text:p>2941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088">
            <text:p>2808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628.5">
            <text:p>3062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425">
            <text:p>2642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193.5">
            <text:p>2919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203.5">
            <text:p>2320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427">
            <text:p>2442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764.5">
            <text:p>2476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805">
            <text:p>3180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116">
            <text:p>2411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243">
            <text:p>2624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276.5">
            <text:p>27276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043">
            <text:p>23043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Borghesi</meta:initial-creator>
    <meta:creation-date>2012-11-12T19:04:39</meta:creation-date>
    <dc:date>2012-11-12T19:20:45</dc:date>
    <dc:creator>Andrea Borghesi</dc:creator>
    <meta:editing-duration>PT44S</meta:editing-duration>
    <meta:editing-cycles>1</meta:editing-cycles>
    <meta:document-statistic meta:table-count="3" meta:cell-count="5000" meta:object-count="2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902cm" svg:y="3.954cm" style:legend-expansion="high" chart:style-name="ch2"/>
        <chart:plot-area chart:style-name="ch3" table:cell-range-address="Sheet1.A1:Sheet1.B2500" svg:x="0.769cm" svg:y="0.855cm" svg:width="10.495cm" svg:height="7.55cm">
          <chartooo:coordinate-region svg:x="1.946cm" svg:y="1.055cm" svg:width="9.131cm" svg:height="6.7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500" chart:class="chart:scatter">
            <chart:domain table:cell-range-address="Sheet1.A1:Sheet1.A2500"/>
            <chart:regression-curve chart:style-name="ch7">
              <chart:equation chart:display-r-square="true" svg:x="2.221cm" svg:y="5.385cm"/>
            </chart:regression-curve>
            <chart:data-point chart:repeated="2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2500</svg:desc>
                </draw:g>
              </table:table-cell>
              <table:table-cell office:value-type="float" office:value="26866">
                <text:p>26866</text:p>
                <draw:g>
                  <svg:desc>Sheet1.B1:Sheet1.B2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3140.5">
                <text:p>2314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5090">
                <text:p>250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4454.5">
                <text:p>24454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1914.5">
                <text:p>31914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1891.5">
                <text:p>2189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4987.5">
                <text:p>24987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4312.5">
                <text:p>24312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2260.5">
                <text:p>2226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8972.5">
                <text:p>2897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2436">
                <text:p>224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7321.5">
                <text:p>27321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4745">
                <text:p>247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8730.5">
                <text:p>2873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25092">
                <text:p>250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23410">
                <text:p>234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25226.5">
                <text:p>25226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23266.5">
                <text:p>23266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21804.5">
                <text:p>21804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25998">
                <text:p>259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8142">
                <text:p>281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21103.5">
                <text:p>21103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25144">
                <text:p>251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23669">
                <text:p>236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23480">
                <text:p>234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25642.5">
                <text:p>25642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29080">
                <text:p>290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23882.5">
                <text:p>23882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29626.5">
                <text:p>29626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20011.5">
                <text:p>20011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23526.5">
                <text:p>23526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25247">
                <text:p>252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23929">
                <text:p>239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21680">
                <text:p>216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25760">
                <text:p>257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4203.5">
                <text:p>24203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30155">
                <text:p>301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24527">
                <text:p>245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24340.5">
                <text:p>24340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27260.5">
                <text:p>27260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24882">
                <text:p>248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27872">
                <text:p>278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24693">
                <text:p>246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26190.5">
                <text:p>26190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23276.5">
                <text:p>23276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26638">
                <text:p>266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20864.5">
                <text:p>20864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23077">
                <text:p>230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28926">
                <text:p>289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23455.5">
                <text:p>23455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2768.5">
                <text:p>22768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24809">
                <text:p>248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22739.5">
                <text:p>22739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24387.5">
                <text:p>24387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23684.5">
                <text:p>23684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27662">
                <text:p>276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25123.5">
                <text:p>25123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25639">
                <text:p>256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24808.5">
                <text:p>24808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21335">
                <text:p>213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20626">
                <text:p>206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18760">
                <text:p>1876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25584">
                <text:p>255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22306.5">
                <text:p>22306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20767">
                <text:p>207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21210.5">
                <text:p>21210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28114.5">
                <text:p>28114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26186.5">
                <text:p>26186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22118.5">
                <text:p>22118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22779.5">
                <text:p>22779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26366.5">
                <text:p>26366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25580">
                <text:p>255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25826.5">
                <text:p>25826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23657">
                <text:p>236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27031">
                <text:p>270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26513.5">
                <text:p>26513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27081">
                <text:p>270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20224">
                <text:p>202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22961.5">
                <text:p>2296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22856.5">
                <text:p>22856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25722">
                <text:p>257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22272">
                <text:p>222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23491">
                <text:p>234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27397.5">
                <text:p>27397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23538">
                <text:p>235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26681.5">
                <text:p>26681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22278">
                <text:p>222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23799.5">
                <text:p>23799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24336">
                <text:p>243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22152">
                <text:p>221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27482">
                <text:p>274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28252">
                <text:p>282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23514.5">
                <text:p>23514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26532">
                <text:p>265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21818.5">
                <text:p>21818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25233.5">
                <text:p>25233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24115.5">
                <text:p>24115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25430">
                <text:p>2543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26789">
                <text:p>267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29857">
                <text:p>298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26693.5">
                <text:p>26693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25783.5">
                <text:p>25783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24686">
                <text:p>246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23211">
                <text:p>232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25163.5">
                <text:p>25163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19804">
                <text:p>198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24203">
                <text:p>242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25710">
                <text:p>2571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26059">
                <text:p>260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22183">
                <text:p>221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25734">
                <text:p>257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26063.5">
                <text:p>26063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25958.5">
                <text:p>25958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20607.5">
                <text:p>20607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23603.5">
                <text:p>23603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26289.5">
                <text:p>26289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21690.5">
                <text:p>21690.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23989.5">
                <text:p>23989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20245">
                <text:p>202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28075.5">
                <text:p>28075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24569">
                <text:p>245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24493.5">
                <text:p>24493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26365.5">
                <text:p>26365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21961.5">
                <text:p>21961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26976.5">
                <text:p>26976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25146.5">
                <text:p>25146.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22461.5">
                <text:p>22461.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28258.5">
                <text:p>28258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23698.5">
                <text:p>23698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26282.5">
                <text:p>26282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24180.5">
                <text:p>24180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19254.5">
                <text:p>19254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25866">
                <text:p>258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25146.5">
                <text:p>25146.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24500">
                <text:p>245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29135.5">
                <text:p>29135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19434">
                <text:p>194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16961">
                <text:p>1696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24315.5">
                <text:p>24315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20396.5">
                <text:p>20396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23429">
                <text:p>234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23204">
                <text:p>232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22975">
                <text:p>229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25637.5">
                <text:p>25637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24405">
                <text:p>244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28487.5">
                <text:p>28487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23093">
                <text:p>230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25872">
                <text:p>258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28052">
                <text:p>280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25778">
                <text:p>257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21143.5">
                <text:p>21143.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23958.5">
                <text:p>23958.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19188.5">
                <text:p>19188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  <table:table-cell office:value-type="float" office:value="26353">
                <text:p>2635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24591.5">
                <text:p>24591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  <table:table-cell office:value-type="float" office:value="23404.5">
                <text:p>23404.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26204.5">
                <text:p>26204.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23387">
                <text:p>233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24838">
                <text:p>248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21540.5">
                <text:p>21540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  <table:table-cell office:value-type="float" office:value="25963">
                <text:p>259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22385">
                <text:p>223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  <table:table-cell office:value-type="float" office:value="24421.5">
                <text:p>24421.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23889.5">
                <text:p>23889.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22686">
                <text:p>2268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  <table:table-cell office:value-type="float" office:value="19371">
                <text:p>193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  <table:table-cell office:value-type="float" office:value="21771.5">
                <text:p>21771.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28944">
                <text:p>289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24137">
                <text:p>2413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1989.5">
                <text:p>21989.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24337">
                <text:p>243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">
                <text:p>1</text:p>
              </table:table-cell>
              <table:table-cell office:value-type="float" office:value="20416.5">
                <text:p>20416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  <table:table-cell office:value-type="float" office:value="25106">
                <text:p>251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22447.5">
                <text:p>22447.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27284">
                <text:p>272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  <table:table-cell office:value-type="float" office:value="28721">
                <text:p>287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  <table:table-cell office:value-type="float" office:value="21748.5">
                <text:p>21748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24195.5">
                <text:p>24195.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22561.5">
                <text:p>22561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21805.5">
                <text:p>21805.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25526">
                <text:p>255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17726.5">
                <text:p>17726.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  <table:table-cell office:value-type="float" office:value="24966">
                <text:p>2496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  <table:table-cell office:value-type="float" office:value="24136.5">
                <text:p>24136.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  <table:table-cell office:value-type="float" office:value="28181.5">
                <text:p>28181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  <table:table-cell office:value-type="float" office:value="26085.5">
                <text:p>26085.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23631.5">
                <text:p>23631.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  <table:table-cell office:value-type="float" office:value="23151.5">
                <text:p>23151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21657.5">
                <text:p>21657.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25022.5">
                <text:p>25022.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  <table:table-cell office:value-type="float" office:value="23547">
                <text:p>2354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  <table:table-cell office:value-type="float" office:value="22301">
                <text:p>223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27248">
                <text:p>272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  <table:table-cell office:value-type="float" office:value="23159.5">
                <text:p>23159.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26426.5">
                <text:p>26426.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24345.5">
                <text:p>24345.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  <table:table-cell office:value-type="float" office:value="21886.5">
                <text:p>21886.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24966">
                <text:p>2496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21713">
                <text:p>2171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25945.5">
                <text:p>25945.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  <table:table-cell office:value-type="float" office:value="27491">
                <text:p>2749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  <table:table-cell office:value-type="float" office:value="25743.5">
                <text:p>25743.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  <table:table-cell office:value-type="float" office:value="25557.5">
                <text:p>25557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23369">
                <text:p>233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  <table:table-cell office:value-type="float" office:value="22984.5">
                <text:p>22984.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  <table:table-cell office:value-type="float" office:value="26267">
                <text:p>262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  <table:table-cell office:value-type="float" office:value="24434.5">
                <text:p>24434.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  <table:table-cell office:value-type="float" office:value="23932.5">
                <text:p>23932.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">
                <text:p>1</text:p>
              </table:table-cell>
              <table:table-cell office:value-type="float" office:value="21860.5">
                <text:p>21860.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  <table:table-cell office:value-type="float" office:value="25951">
                <text:p>2595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  <table:table-cell office:value-type="float" office:value="22507">
                <text:p>2250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  <table:table-cell office:value-type="float" office:value="25106">
                <text:p>2510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  <table:table-cell office:value-type="float" office:value="23690">
                <text:p>2369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  <table:table-cell office:value-type="float" office:value="24943">
                <text:p>249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">
                <text:p>1</text:p>
              </table:table-cell>
              <table:table-cell office:value-type="float" office:value="24440.5">
                <text:p>24440.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">
                <text:p>1</text:p>
              </table:table-cell>
              <table:table-cell office:value-type="float" office:value="15972">
                <text:p>159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  <table:table-cell office:value-type="float" office:value="27002">
                <text:p>270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  <table:table-cell office:value-type="float" office:value="23314">
                <text:p>2331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">
                <text:p>1</text:p>
              </table:table-cell>
              <table:table-cell office:value-type="float" office:value="27972.5">
                <text:p>27972.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  <table:table-cell office:value-type="float" office:value="24039.5">
                <text:p>24039.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">
                <text:p>1</text:p>
              </table:table-cell>
              <table:table-cell office:value-type="float" office:value="22926">
                <text:p>229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  <table:table-cell office:value-type="float" office:value="23737.5">
                <text:p>23737.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  <table:table-cell office:value-type="float" office:value="23583">
                <text:p>2358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  <table:table-cell office:value-type="float" office:value="21008">
                <text:p>210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">
                <text:p>1</text:p>
              </table:table-cell>
              <table:table-cell office:value-type="float" office:value="27903">
                <text:p>2790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  <table:table-cell office:value-type="float" office:value="24976.5">
                <text:p>24976.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">
                <text:p>1</text:p>
              </table:table-cell>
              <table:table-cell office:value-type="float" office:value="28319">
                <text:p>2831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">
                <text:p>1</text:p>
              </table:table-cell>
              <table:table-cell office:value-type="float" office:value="23514">
                <text:p>2351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">
                <text:p>1</text:p>
              </table:table-cell>
              <table:table-cell office:value-type="float" office:value="26587">
                <text:p>2658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  <table:table-cell office:value-type="float" office:value="26766">
                <text:p>2676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">
                <text:p>1</text:p>
              </table:table-cell>
              <table:table-cell office:value-type="float" office:value="26265.5">
                <text:p>26265.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  <table:table-cell office:value-type="float" office:value="21352.5">
                <text:p>21352.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">
                <text:p>1</text:p>
              </table:table-cell>
              <table:table-cell office:value-type="float" office:value="21622.5">
                <text:p>21622.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">
                <text:p>1</text:p>
              </table:table-cell>
              <table:table-cell office:value-type="float" office:value="29610.5">
                <text:p>29610.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">
                <text:p>1</text:p>
              </table:table-cell>
              <table:table-cell office:value-type="float" office:value="25817.5">
                <text:p>25817.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">
                <text:p>1</text:p>
              </table:table-cell>
              <table:table-cell office:value-type="float" office:value="23940">
                <text:p>2394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  <table:table-cell office:value-type="float" office:value="22865">
                <text:p>2286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  <table:table-cell office:value-type="float" office:value="22716">
                <text:p>227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  <table:table-cell office:value-type="float" office:value="25603.5">
                <text:p>25603.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">
                <text:p>1</text:p>
              </table:table-cell>
              <table:table-cell office:value-type="float" office:value="23082">
                <text:p>230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">
                <text:p>1</text:p>
              </table:table-cell>
              <table:table-cell office:value-type="float" office:value="27731.5">
                <text:p>27731.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">
                <text:p>1</text:p>
              </table:table-cell>
              <table:table-cell office:value-type="float" office:value="27962">
                <text:p>279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">
                <text:p>1</text:p>
              </table:table-cell>
              <table:table-cell office:value-type="float" office:value="27394.5">
                <text:p>27394.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  <table:table-cell office:value-type="float" office:value="20605.5">
                <text:p>20605.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">
                <text:p>1</text:p>
              </table:table-cell>
              <table:table-cell office:value-type="float" office:value="20664">
                <text:p>206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  <table:table-cell office:value-type="float" office:value="25372">
                <text:p>2537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  <table:table-cell office:value-type="float" office:value="24374.5">
                <text:p>24374.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">
                <text:p>1</text:p>
              </table:table-cell>
              <table:table-cell office:value-type="float" office:value="24286">
                <text:p>2428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">
                <text:p>1</text:p>
              </table:table-cell>
              <table:table-cell office:value-type="float" office:value="27577.5">
                <text:p>27577.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">
                <text:p>2</text:p>
              </table:table-cell>
              <table:table-cell office:value-type="float" office:value="26512.5">
                <text:p>26512.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">
                <text:p>2</text:p>
              </table:table-cell>
              <table:table-cell office:value-type="float" office:value="26752.5">
                <text:p>26752.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">
                <text:p>2</text:p>
              </table:table-cell>
              <table:table-cell office:value-type="float" office:value="24787.5">
                <text:p>24787.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">
                <text:p>2</text:p>
              </table:table-cell>
              <table:table-cell office:value-type="float" office:value="22501.5">
                <text:p>22501.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">
                <text:p>2</text:p>
              </table:table-cell>
              <table:table-cell office:value-type="float" office:value="27060">
                <text:p>2706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">
                <text:p>2</text:p>
              </table:table-cell>
              <table:table-cell office:value-type="float" office:value="21935">
                <text:p>2193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">
                <text:p>2</text:p>
              </table:table-cell>
              <table:table-cell office:value-type="float" office:value="21002">
                <text:p>210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">
                <text:p>2</text:p>
              </table:table-cell>
              <table:table-cell office:value-type="float" office:value="25722.5">
                <text:p>25722.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">
                <text:p>2</text:p>
              </table:table-cell>
              <table:table-cell office:value-type="float" office:value="26501.5">
                <text:p>26501.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">
                <text:p>2</text:p>
              </table:table-cell>
              <table:table-cell office:value-type="float" office:value="27163.5">
                <text:p>27163.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">
                <text:p>2</text:p>
              </table:table-cell>
              <table:table-cell office:value-type="float" office:value="25866.5">
                <text:p>25866.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">
                <text:p>2</text:p>
              </table:table-cell>
              <table:table-cell office:value-type="float" office:value="29637">
                <text:p>2963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">
                <text:p>2</text:p>
              </table:table-cell>
              <table:table-cell office:value-type="float" office:value="24367.5">
                <text:p>24367.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">
                <text:p>2</text:p>
              </table:table-cell>
              <table:table-cell office:value-type="float" office:value="26561.5">
                <text:p>26561.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">
                <text:p>2</text:p>
              </table:table-cell>
              <table:table-cell office:value-type="float" office:value="23783.5">
                <text:p>23783.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">
                <text:p>2</text:p>
              </table:table-cell>
              <table:table-cell office:value-type="float" office:value="21739.5">
                <text:p>21739.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">
                <text:p>2</text:p>
              </table:table-cell>
              <table:table-cell office:value-type="float" office:value="23691">
                <text:p>2369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">
                <text:p>2</text:p>
              </table:table-cell>
              <table:table-cell office:value-type="float" office:value="24958">
                <text:p>2495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">
                <text:p>2</text:p>
              </table:table-cell>
              <table:table-cell office:value-type="float" office:value="18019">
                <text:p>1801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">
                <text:p>2</text:p>
              </table:table-cell>
              <table:table-cell office:value-type="float" office:value="22737.5">
                <text:p>22737.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">
                <text:p>2</text:p>
              </table:table-cell>
              <table:table-cell office:value-type="float" office:value="23120.5">
                <text:p>23120.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">
                <text:p>2</text:p>
              </table:table-cell>
              <table:table-cell office:value-type="float" office:value="24495">
                <text:p>2449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">
                <text:p>2</text:p>
              </table:table-cell>
              <table:table-cell office:value-type="float" office:value="29099">
                <text:p>2909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">
                <text:p>2</text:p>
              </table:table-cell>
              <table:table-cell office:value-type="float" office:value="26843">
                <text:p>2684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">
                <text:p>2</text:p>
              </table:table-cell>
              <table:table-cell office:value-type="float" office:value="22590">
                <text:p>2259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">
                <text:p>2</text:p>
              </table:table-cell>
              <table:table-cell office:value-type="float" office:value="25337">
                <text:p>2533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">
                <text:p>2</text:p>
              </table:table-cell>
              <table:table-cell office:value-type="float" office:value="20109.5">
                <text:p>20109.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">
                <text:p>2</text:p>
              </table:table-cell>
              <table:table-cell office:value-type="float" office:value="30418.5">
                <text:p>30418.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">
                <text:p>2</text:p>
              </table:table-cell>
              <table:table-cell office:value-type="float" office:value="23107">
                <text:p>2310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">
                <text:p>2</text:p>
              </table:table-cell>
              <table:table-cell office:value-type="float" office:value="23466">
                <text:p>2346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">
                <text:p>2</text:p>
              </table:table-cell>
              <table:table-cell office:value-type="float" office:value="22380.5">
                <text:p>22380.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">
                <text:p>2</text:p>
              </table:table-cell>
              <table:table-cell office:value-type="float" office:value="20264">
                <text:p>2026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">
                <text:p>2</text:p>
              </table:table-cell>
              <table:table-cell office:value-type="float" office:value="26150.5">
                <text:p>26150.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">
                <text:p>2</text:p>
              </table:table-cell>
              <table:table-cell office:value-type="float" office:value="19325.5">
                <text:p>19325.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">
                <text:p>2</text:p>
              </table:table-cell>
              <table:table-cell office:value-type="float" office:value="20616">
                <text:p>2061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">
                <text:p>2</text:p>
              </table:table-cell>
              <table:table-cell office:value-type="float" office:value="22944">
                <text:p>2294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">
                <text:p>2</text:p>
              </table:table-cell>
              <table:table-cell office:value-type="float" office:value="26178">
                <text:p>2617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">
                <text:p>2</text:p>
              </table:table-cell>
              <table:table-cell office:value-type="float" office:value="27477.5">
                <text:p>27477.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">
                <text:p>2</text:p>
              </table:table-cell>
              <table:table-cell office:value-type="float" office:value="28310.5">
                <text:p>28310.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">
                <text:p>2</text:p>
              </table:table-cell>
              <table:table-cell office:value-type="float" office:value="25156.5">
                <text:p>25156.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">
                <text:p>2</text:p>
              </table:table-cell>
              <table:table-cell office:value-type="float" office:value="24159.5">
                <text:p>24159.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">
                <text:p>2</text:p>
              </table:table-cell>
              <table:table-cell office:value-type="float" office:value="20605.5">
                <text:p>20605.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">
                <text:p>2</text:p>
              </table:table-cell>
              <table:table-cell office:value-type="float" office:value="26858">
                <text:p>2685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">
                <text:p>2</text:p>
              </table:table-cell>
              <table:table-cell office:value-type="float" office:value="25806">
                <text:p>2580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">
                <text:p>2</text:p>
              </table:table-cell>
              <table:table-cell office:value-type="float" office:value="23562.5">
                <text:p>23562.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">
                <text:p>2</text:p>
              </table:table-cell>
              <table:table-cell office:value-type="float" office:value="24845.5">
                <text:p>24845.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">
                <text:p>2</text:p>
              </table:table-cell>
              <table:table-cell office:value-type="float" office:value="29416.5">
                <text:p>29416.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">
                <text:p>2</text:p>
              </table:table-cell>
              <table:table-cell office:value-type="float" office:value="23179.5">
                <text:p>23179.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">
                <text:p>2</text:p>
              </table:table-cell>
              <table:table-cell office:value-type="float" office:value="21887">
                <text:p>2188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">
                <text:p>2</text:p>
              </table:table-cell>
              <table:table-cell office:value-type="float" office:value="23505">
                <text:p>2350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">
                <text:p>2</text:p>
              </table:table-cell>
              <table:table-cell office:value-type="float" office:value="26247">
                <text:p>2624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">
                <text:p>2</text:p>
              </table:table-cell>
              <table:table-cell office:value-type="float" office:value="28005.5">
                <text:p>28005.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">
                <text:p>2</text:p>
              </table:table-cell>
              <table:table-cell office:value-type="float" office:value="20339.5">
                <text:p>20339.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">
                <text:p>2</text:p>
              </table:table-cell>
              <table:table-cell office:value-type="float" office:value="20813.5">
                <text:p>20813.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">
                <text:p>2</text:p>
              </table:table-cell>
              <table:table-cell office:value-type="float" office:value="28399.5">
                <text:p>28399.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">
                <text:p>2</text:p>
              </table:table-cell>
              <table:table-cell office:value-type="float" office:value="23534.5">
                <text:p>23534.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">
                <text:p>2</text:p>
              </table:table-cell>
              <table:table-cell office:value-type="float" office:value="25601">
                <text:p>2560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">
                <text:p>2</text:p>
              </table:table-cell>
              <table:table-cell office:value-type="float" office:value="23120">
                <text:p>2312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">
                <text:p>2</text:p>
              </table:table-cell>
              <table:table-cell office:value-type="float" office:value="27599.5">
                <text:p>27599.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">
                <text:p>2</text:p>
              </table:table-cell>
              <table:table-cell office:value-type="float" office:value="27498.5">
                <text:p>27498.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">
                <text:p>2</text:p>
              </table:table-cell>
              <table:table-cell office:value-type="float" office:value="29529.5">
                <text:p>29529.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">
                <text:p>2</text:p>
              </table:table-cell>
              <table:table-cell office:value-type="float" office:value="25506">
                <text:p>2550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">
                <text:p>2</text:p>
              </table:table-cell>
              <table:table-cell office:value-type="float" office:value="19141">
                <text:p>1914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">
                <text:p>2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">
                <text:p>2</text:p>
              </table:table-cell>
              <table:table-cell office:value-type="float" office:value="21066.5">
                <text:p>21066.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">
                <text:p>2</text:p>
              </table:table-cell>
              <table:table-cell office:value-type="float" office:value="23877">
                <text:p>2387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">
                <text:p>2</text:p>
              </table:table-cell>
              <table:table-cell office:value-type="float" office:value="26060.5">
                <text:p>26060.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">
                <text:p>2</text:p>
              </table:table-cell>
              <table:table-cell office:value-type="float" office:value="24445">
                <text:p>2444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">
                <text:p>2</text:p>
              </table:table-cell>
              <table:table-cell office:value-type="float" office:value="25764.5">
                <text:p>25764.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">
                <text:p>2</text:p>
              </table:table-cell>
              <table:table-cell office:value-type="float" office:value="19210.5">
                <text:p>19210.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">
                <text:p>2</text:p>
              </table:table-cell>
              <table:table-cell office:value-type="float" office:value="28697.5">
                <text:p>28697.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">
                <text:p>2</text:p>
              </table:table-cell>
              <table:table-cell office:value-type="float" office:value="23008">
                <text:p>2300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">
                <text:p>2</text:p>
              </table:table-cell>
              <table:table-cell office:value-type="float" office:value="26406">
                <text:p>2640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">
                <text:p>2</text:p>
              </table:table-cell>
              <table:table-cell office:value-type="float" office:value="26518">
                <text:p>2651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">
                <text:p>2</text:p>
              </table:table-cell>
              <table:table-cell office:value-type="float" office:value="25239.5">
                <text:p>25239.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">
                <text:p>2</text:p>
              </table:table-cell>
              <table:table-cell office:value-type="float" office:value="27285">
                <text:p>2728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">
                <text:p>2</text:p>
              </table:table-cell>
              <table:table-cell office:value-type="float" office:value="22513.5">
                <text:p>22513.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">
                <text:p>2</text:p>
              </table:table-cell>
              <table:table-cell office:value-type="float" office:value="23141.5">
                <text:p>23141.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">
                <text:p>2</text:p>
              </table:table-cell>
              <table:table-cell office:value-type="float" office:value="23950.5">
                <text:p>23950.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">
                <text:p>2</text:p>
              </table:table-cell>
              <table:table-cell office:value-type="float" office:value="21905">
                <text:p>2190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">
                <text:p>2</text:p>
              </table:table-cell>
              <table:table-cell office:value-type="float" office:value="18593.5">
                <text:p>18593.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">
                <text:p>2</text:p>
              </table:table-cell>
              <table:table-cell office:value-type="float" office:value="26370">
                <text:p>2637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">
                <text:p>2</text:p>
              </table:table-cell>
              <table:table-cell office:value-type="float" office:value="25658.5">
                <text:p>25658.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">
                <text:p>2</text:p>
              </table:table-cell>
              <table:table-cell office:value-type="float" office:value="22063.5">
                <text:p>22063.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">
                <text:p>2</text:p>
              </table:table-cell>
              <table:table-cell office:value-type="float" office:value="21036.5">
                <text:p>21036.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">
                <text:p>2</text:p>
              </table:table-cell>
              <table:table-cell office:value-type="float" office:value="22156.5">
                <text:p>22156.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">
                <text:p>2</text:p>
              </table:table-cell>
              <table:table-cell office:value-type="float" office:value="25117.5">
                <text:p>25117.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">
                <text:p>2</text:p>
              </table:table-cell>
              <table:table-cell office:value-type="float" office:value="28705">
                <text:p>2870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">
                <text:p>2</text:p>
              </table:table-cell>
              <table:table-cell office:value-type="float" office:value="23242.5">
                <text:p>23242.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">
                <text:p>2</text:p>
              </table:table-cell>
              <table:table-cell office:value-type="float" office:value="22037.5">
                <text:p>22037.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">
                <text:p>2</text:p>
              </table:table-cell>
              <table:table-cell office:value-type="float" office:value="18902.5">
                <text:p>18902.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">
                <text:p>2</text:p>
              </table:table-cell>
              <table:table-cell office:value-type="float" office:value="25774.5">
                <text:p>25774.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">
                <text:p>2</text:p>
              </table:table-cell>
              <table:table-cell office:value-type="float" office:value="23337">
                <text:p>2333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">
                <text:p>2</text:p>
              </table:table-cell>
              <table:table-cell office:value-type="float" office:value="21733">
                <text:p>217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">
                <text:p>2</text:p>
              </table:table-cell>
              <table:table-cell office:value-type="float" office:value="21964">
                <text:p>2196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">
                <text:p>2</text:p>
              </table:table-cell>
              <table:table-cell office:value-type="float" office:value="22253.5">
                <text:p>22253.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">
                <text:p>2</text:p>
              </table:table-cell>
              <table:table-cell office:value-type="float" office:value="24871">
                <text:p>2487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">
                <text:p>2</text:p>
              </table:table-cell>
              <table:table-cell office:value-type="float" office:value="21591.5">
                <text:p>21591.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">
                <text:p>2</text:p>
              </table:table-cell>
              <table:table-cell office:value-type="float" office:value="22639.5">
                <text:p>22639.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">
                <text:p>2</text:p>
              </table:table-cell>
              <table:table-cell office:value-type="float" office:value="23276.5">
                <text:p>23276.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">
                <text:p>2</text:p>
              </table:table-cell>
              <table:table-cell office:value-type="float" office:value="24486">
                <text:p>2448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">
                <text:p>2</text:p>
              </table:table-cell>
              <table:table-cell office:value-type="float" office:value="26347.5">
                <text:p>26347.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">
                <text:p>2</text:p>
              </table:table-cell>
              <table:table-cell office:value-type="float" office:value="24205">
                <text:p>2420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">
                <text:p>2</text:p>
              </table:table-cell>
              <table:table-cell office:value-type="float" office:value="27835">
                <text:p>2783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">
                <text:p>2</text:p>
              </table:table-cell>
              <table:table-cell office:value-type="float" office:value="25245">
                <text:p>2524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">
                <text:p>2</text:p>
              </table:table-cell>
              <table:table-cell office:value-type="float" office:value="27585">
                <text:p>2758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">
                <text:p>2</text:p>
              </table:table-cell>
              <table:table-cell office:value-type="float" office:value="27685">
                <text:p>2768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">
                <text:p>2</text:p>
              </table:table-cell>
              <table:table-cell office:value-type="float" office:value="26482">
                <text:p>2648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">
                <text:p>2</text:p>
              </table:table-cell>
              <table:table-cell office:value-type="float" office:value="24233">
                <text:p>242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">
                <text:p>2</text:p>
              </table:table-cell>
              <table:table-cell office:value-type="float" office:value="28795">
                <text:p>2879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">
                <text:p>2</text:p>
              </table:table-cell>
              <table:table-cell office:value-type="float" office:value="22544">
                <text:p>2254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">
                <text:p>2</text:p>
              </table:table-cell>
              <table:table-cell office:value-type="float" office:value="23010">
                <text:p>2301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">
                <text:p>2</text:p>
              </table:table-cell>
              <table:table-cell office:value-type="float" office:value="23008">
                <text:p>2300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">
                <text:p>2</text:p>
              </table:table-cell>
              <table:table-cell office:value-type="float" office:value="20601.5">
                <text:p>20601.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">
                <text:p>2</text:p>
              </table:table-cell>
              <table:table-cell office:value-type="float" office:value="24165">
                <text:p>2416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">
                <text:p>2</text:p>
              </table:table-cell>
              <table:table-cell office:value-type="float" office:value="24887">
                <text:p>2488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">
                <text:p>2</text:p>
              </table:table-cell>
              <table:table-cell office:value-type="float" office:value="21474">
                <text:p>2147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">
                <text:p>2</text:p>
              </table:table-cell>
              <table:table-cell office:value-type="float" office:value="22211.5">
                <text:p>22211.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">
                <text:p>2</text:p>
              </table:table-cell>
              <table:table-cell office:value-type="float" office:value="24473">
                <text:p>2447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">
                <text:p>2</text:p>
              </table:table-cell>
              <table:table-cell office:value-type="float" office:value="29508.5">
                <text:p>29508.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">
                <text:p>2</text:p>
              </table:table-cell>
              <table:table-cell office:value-type="float" office:value="28527">
                <text:p>2852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">
                <text:p>2</text:p>
              </table:table-cell>
              <table:table-cell office:value-type="float" office:value="27430">
                <text:p>2743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">
                <text:p>2</text:p>
              </table:table-cell>
              <table:table-cell office:value-type="float" office:value="26316">
                <text:p>2631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">
                <text:p>2</text:p>
              </table:table-cell>
              <table:table-cell office:value-type="float" office:value="27322.5">
                <text:p>27322.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">
                <text:p>2</text:p>
              </table:table-cell>
              <table:table-cell office:value-type="float" office:value="25110.5">
                <text:p>25110.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">
                <text:p>2</text:p>
              </table:table-cell>
              <table:table-cell office:value-type="float" office:value="25587">
                <text:p>2558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">
                <text:p>2</text:p>
              </table:table-cell>
              <table:table-cell office:value-type="float" office:value="23125.5">
                <text:p>23125.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">
                <text:p>2</text:p>
              </table:table-cell>
              <table:table-cell office:value-type="float" office:value="22743">
                <text:p>2274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">
                <text:p>2</text:p>
              </table:table-cell>
              <table:table-cell office:value-type="float" office:value="23917.5">
                <text:p>23917.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">
                <text:p>2</text:p>
              </table:table-cell>
              <table:table-cell office:value-type="float" office:value="22030">
                <text:p>2203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">
                <text:p>2</text:p>
              </table:table-cell>
              <table:table-cell office:value-type="float" office:value="23525.5">
                <text:p>23525.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">
                <text:p>2</text:p>
              </table:table-cell>
              <table:table-cell office:value-type="float" office:value="27363.5">
                <text:p>27363.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">
                <text:p>2</text:p>
              </table:table-cell>
              <table:table-cell office:value-type="float" office:value="23293">
                <text:p>2329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">
                <text:p>2</text:p>
              </table:table-cell>
              <table:table-cell office:value-type="float" office:value="29149">
                <text:p>2914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">
                <text:p>2</text:p>
              </table:table-cell>
              <table:table-cell office:value-type="float" office:value="26307">
                <text:p>2630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">
                <text:p>2</text:p>
              </table:table-cell>
              <table:table-cell office:value-type="float" office:value="26462">
                <text:p>2646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">
                <text:p>2</text:p>
              </table:table-cell>
              <table:table-cell office:value-type="float" office:value="27191">
                <text:p>2719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">
                <text:p>2</text:p>
              </table:table-cell>
              <table:table-cell office:value-type="float" office:value="26910">
                <text:p>2691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">
                <text:p>2</text:p>
              </table:table-cell>
              <table:table-cell office:value-type="float" office:value="25785">
                <text:p>2578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">
                <text:p>2</text:p>
              </table:table-cell>
              <table:table-cell office:value-type="float" office:value="22483">
                <text:p>2248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">
                <text:p>2</text:p>
              </table:table-cell>
              <table:table-cell office:value-type="float" office:value="23379">
                <text:p>2337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">
                <text:p>2</text:p>
              </table:table-cell>
              <table:table-cell office:value-type="float" office:value="25788.5">
                <text:p>25788.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">
                <text:p>2</text:p>
              </table:table-cell>
              <table:table-cell office:value-type="float" office:value="24945.5">
                <text:p>24945.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">
                <text:p>2</text:p>
              </table:table-cell>
              <table:table-cell office:value-type="float" office:value="26308.5">
                <text:p>26308.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">
                <text:p>2</text:p>
              </table:table-cell>
              <table:table-cell office:value-type="float" office:value="23992.5">
                <text:p>23992.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">
                <text:p>2</text:p>
              </table:table-cell>
              <table:table-cell office:value-type="float" office:value="25172">
                <text:p>2517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">
                <text:p>2</text:p>
              </table:table-cell>
              <table:table-cell office:value-type="float" office:value="25102.5">
                <text:p>25102.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">
                <text:p>2</text:p>
              </table:table-cell>
              <table:table-cell office:value-type="float" office:value="21218.5">
                <text:p>21218.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">
                <text:p>2</text:p>
              </table:table-cell>
              <table:table-cell office:value-type="float" office:value="29422">
                <text:p>2942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">
                <text:p>2</text:p>
              </table:table-cell>
              <table:table-cell office:value-type="float" office:value="23012.5">
                <text:p>23012.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">
                <text:p>2</text:p>
              </table:table-cell>
              <table:table-cell office:value-type="float" office:value="26136">
                <text:p>2613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">
                <text:p>2</text:p>
              </table:table-cell>
              <table:table-cell office:value-type="float" office:value="23399">
                <text:p>2339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">
                <text:p>2</text:p>
              </table:table-cell>
              <table:table-cell office:value-type="float" office:value="22575.5">
                <text:p>22575.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">
                <text:p>2</text:p>
              </table:table-cell>
              <table:table-cell office:value-type="float" office:value="24067">
                <text:p>2406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">
                <text:p>2</text:p>
              </table:table-cell>
              <table:table-cell office:value-type="float" office:value="22056.5">
                <text:p>22056.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">
                <text:p>2</text:p>
              </table:table-cell>
              <table:table-cell office:value-type="float" office:value="25397">
                <text:p>2539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">
                <text:p>2</text:p>
              </table:table-cell>
              <table:table-cell office:value-type="float" office:value="24795">
                <text:p>2479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">
                <text:p>2</text:p>
              </table:table-cell>
              <table:table-cell office:value-type="float" office:value="28123.5">
                <text:p>28123.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">
                <text:p>2</text:p>
              </table:table-cell>
              <table:table-cell office:value-type="float" office:value="26150.5">
                <text:p>26150.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">
                <text:p>2</text:p>
              </table:table-cell>
              <table:table-cell office:value-type="float" office:value="24035.5">
                <text:p>24035.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">
                <text:p>2</text:p>
              </table:table-cell>
              <table:table-cell office:value-type="float" office:value="21073.5">
                <text:p>21073.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">
                <text:p>2</text:p>
              </table:table-cell>
              <table:table-cell office:value-type="float" office:value="29002">
                <text:p>2900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">
                <text:p>2</text:p>
              </table:table-cell>
              <table:table-cell office:value-type="float" office:value="21089.5">
                <text:p>21089.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">
                <text:p>2</text:p>
              </table:table-cell>
              <table:table-cell office:value-type="float" office:value="26294">
                <text:p>2629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">
                <text:p>2</text:p>
              </table:table-cell>
              <table:table-cell office:value-type="float" office:value="25387">
                <text:p>2538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">
                <text:p>2</text:p>
              </table:table-cell>
              <table:table-cell office:value-type="float" office:value="24902">
                <text:p>2490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">
                <text:p>2</text:p>
              </table:table-cell>
              <table:table-cell office:value-type="float" office:value="24310.5">
                <text:p>24310.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">
                <text:p>2</text:p>
              </table:table-cell>
              <table:table-cell office:value-type="float" office:value="25289.5">
                <text:p>25289.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">
                <text:p>2</text:p>
              </table:table-cell>
              <table:table-cell office:value-type="float" office:value="28034">
                <text:p>2803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">
                <text:p>2</text:p>
              </table:table-cell>
              <table:table-cell office:value-type="float" office:value="22714">
                <text:p>2271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">
                <text:p>2</text:p>
              </table:table-cell>
              <table:table-cell office:value-type="float" office:value="23027.5">
                <text:p>23027.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">
                <text:p>2</text:p>
              </table:table-cell>
              <table:table-cell office:value-type="float" office:value="26646">
                <text:p>2664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">
                <text:p>2</text:p>
              </table:table-cell>
              <table:table-cell office:value-type="float" office:value="29053.5">
                <text:p>29053.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">
                <text:p>2</text:p>
              </table:table-cell>
              <table:table-cell office:value-type="float" office:value="21281">
                <text:p>2128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">
                <text:p>2</text:p>
              </table:table-cell>
              <table:table-cell office:value-type="float" office:value="26832">
                <text:p>2683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">
                <text:p>2</text:p>
              </table:table-cell>
              <table:table-cell office:value-type="float" office:value="25486.5">
                <text:p>25486.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">
                <text:p>2</text:p>
              </table:table-cell>
              <table:table-cell office:value-type="float" office:value="23913">
                <text:p>2391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">
                <text:p>2</text:p>
              </table:table-cell>
              <table:table-cell office:value-type="float" office:value="24045.5">
                <text:p>24045.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">
                <text:p>2</text:p>
              </table:table-cell>
              <table:table-cell office:value-type="float" office:value="25081">
                <text:p>2508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">
                <text:p>2</text:p>
              </table:table-cell>
              <table:table-cell office:value-type="float" office:value="26102.5">
                <text:p>26102.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">
                <text:p>2</text:p>
              </table:table-cell>
              <table:table-cell office:value-type="float" office:value="28017.5">
                <text:p>28017.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">
                <text:p>2</text:p>
              </table:table-cell>
              <table:table-cell office:value-type="float" office:value="24392">
                <text:p>2439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">
                <text:p>2</text:p>
              </table:table-cell>
              <table:table-cell office:value-type="float" office:value="25382.5">
                <text:p>25382.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">
                <text:p>2</text:p>
              </table:table-cell>
              <table:table-cell office:value-type="float" office:value="23776.5">
                <text:p>23776.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">
                <text:p>2</text:p>
              </table:table-cell>
              <table:table-cell office:value-type="float" office:value="21636.5">
                <text:p>21636.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">
                <text:p>2</text:p>
              </table:table-cell>
              <table:table-cell office:value-type="float" office:value="27106.5">
                <text:p>27106.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">
                <text:p>2</text:p>
              </table:table-cell>
              <table:table-cell office:value-type="float" office:value="22903">
                <text:p>2290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">
                <text:p>2</text:p>
              </table:table-cell>
              <table:table-cell office:value-type="float" office:value="29986">
                <text:p>2998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">
                <text:p>2</text:p>
              </table:table-cell>
              <table:table-cell office:value-type="float" office:value="23119.5">
                <text:p>23119.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">
                <text:p>2</text:p>
              </table:table-cell>
              <table:table-cell office:value-type="float" office:value="24916">
                <text:p>2491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">
                <text:p>2</text:p>
              </table:table-cell>
              <table:table-cell office:value-type="float" office:value="27073.5">
                <text:p>27073.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">
                <text:p>2</text:p>
              </table:table-cell>
              <table:table-cell office:value-type="float" office:value="25577.5">
                <text:p>25577.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">
                <text:p>2</text:p>
              </table:table-cell>
              <table:table-cell office:value-type="float" office:value="25318">
                <text:p>2531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21936">
                <text:p>2193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">
                <text:p>2</text:p>
              </table:table-cell>
              <table:table-cell office:value-type="float" office:value="25897.5">
                <text:p>25897.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">
                <text:p>2</text:p>
              </table:table-cell>
              <table:table-cell office:value-type="float" office:value="26072.5">
                <text:p>26072.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">
                <text:p>2</text:p>
              </table:table-cell>
              <table:table-cell office:value-type="float" office:value="22352">
                <text:p>2235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">
                <text:p>2</text:p>
              </table:table-cell>
              <table:table-cell office:value-type="float" office:value="23393">
                <text:p>2339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">
                <text:p>2</text:p>
              </table:table-cell>
              <table:table-cell office:value-type="float" office:value="26372.5">
                <text:p>26372.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">
                <text:p>2</text:p>
              </table:table-cell>
              <table:table-cell office:value-type="float" office:value="18820.5">
                <text:p>18820.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">
                <text:p>2</text:p>
              </table:table-cell>
              <table:table-cell office:value-type="float" office:value="20501.5">
                <text:p>20501.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">
                <text:p>2</text:p>
              </table:table-cell>
              <table:table-cell office:value-type="float" office:value="24679.5">
                <text:p>24679.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">
                <text:p>2</text:p>
              </table:table-cell>
              <table:table-cell office:value-type="float" office:value="29280.5">
                <text:p>29280.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">
                <text:p>2</text:p>
              </table:table-cell>
              <table:table-cell office:value-type="float" office:value="22681">
                <text:p>2268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">
                <text:p>2</text:p>
              </table:table-cell>
              <table:table-cell office:value-type="float" office:value="23808.5">
                <text:p>23808.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">
                <text:p>2</text:p>
              </table:table-cell>
              <table:table-cell office:value-type="float" office:value="24821">
                <text:p>2482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">
                <text:p>2</text:p>
              </table:table-cell>
              <table:table-cell office:value-type="float" office:value="26330">
                <text:p>2633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">
                <text:p>2</text:p>
              </table:table-cell>
              <table:table-cell office:value-type="float" office:value="25659">
                <text:p>2565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">
                <text:p>2</text:p>
              </table:table-cell>
              <table:table-cell office:value-type="float" office:value="23589.5">
                <text:p>23589.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">
                <text:p>2</text:p>
              </table:table-cell>
              <table:table-cell office:value-type="float" office:value="25017.5">
                <text:p>25017.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">
                <text:p>2</text:p>
              </table:table-cell>
              <table:table-cell office:value-type="float" office:value="26703.5">
                <text:p>26703.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">
                <text:p>2</text:p>
              </table:table-cell>
              <table:table-cell office:value-type="float" office:value="23503.5">
                <text:p>23503.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">
                <text:p>2</text:p>
              </table:table-cell>
              <table:table-cell office:value-type="float" office:value="27246.5">
                <text:p>27246.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">
                <text:p>2</text:p>
              </table:table-cell>
              <table:table-cell office:value-type="float" office:value="20959.5">
                <text:p>20959.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">
                <text:p>2</text:p>
              </table:table-cell>
              <table:table-cell office:value-type="float" office:value="26818.5">
                <text:p>26818.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">
                <text:p>2</text:p>
              </table:table-cell>
              <table:table-cell office:value-type="float" office:value="27408">
                <text:p>2740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">
                <text:p>2</text:p>
              </table:table-cell>
              <table:table-cell office:value-type="float" office:value="22644.5">
                <text:p>22644.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">
                <text:p>2</text:p>
              </table:table-cell>
              <table:table-cell office:value-type="float" office:value="24143.5">
                <text:p>24143.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">
                <text:p>2</text:p>
              </table:table-cell>
              <table:table-cell office:value-type="float" office:value="24870">
                <text:p>2487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">
                <text:p>2</text:p>
              </table:table-cell>
              <table:table-cell office:value-type="float" office:value="22638">
                <text:p>2263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">
                <text:p>2</text:p>
              </table:table-cell>
              <table:table-cell office:value-type="float" office:value="24633">
                <text:p>2463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">
                <text:p>2</text:p>
              </table:table-cell>
              <table:table-cell office:value-type="float" office:value="29021.5">
                <text:p>29021.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">
                <text:p>2</text:p>
              </table:table-cell>
              <table:table-cell office:value-type="float" office:value="26025.5">
                <text:p>26025.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">
                <text:p>2</text:p>
              </table:table-cell>
              <table:table-cell office:value-type="float" office:value="22460.5">
                <text:p>22460.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">
                <text:p>2</text:p>
              </table:table-cell>
              <table:table-cell office:value-type="float" office:value="27912">
                <text:p>2791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">
                <text:p>2</text:p>
              </table:table-cell>
              <table:table-cell office:value-type="float" office:value="20843">
                <text:p>2084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">
                <text:p>2</text:p>
              </table:table-cell>
              <table:table-cell office:value-type="float" office:value="23015.5">
                <text:p>23015.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">
                <text:p>2</text:p>
              </table:table-cell>
              <table:table-cell office:value-type="float" office:value="21986">
                <text:p>2198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">
                <text:p>2</text:p>
              </table:table-cell>
              <table:table-cell office:value-type="float" office:value="26932.5">
                <text:p>26932.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">
                <text:p>2</text:p>
              </table:table-cell>
              <table:table-cell office:value-type="float" office:value="23685.5">
                <text:p>23685.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">
                <text:p>2</text:p>
              </table:table-cell>
              <table:table-cell office:value-type="float" office:value="23692">
                <text:p>2369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">
                <text:p>2</text:p>
              </table:table-cell>
              <table:table-cell office:value-type="float" office:value="27271">
                <text:p>2727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">
                <text:p>2</text:p>
              </table:table-cell>
              <table:table-cell office:value-type="float" office:value="26768">
                <text:p>2676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">
                <text:p>2</text:p>
              </table:table-cell>
              <table:table-cell office:value-type="float" office:value="25766.5">
                <text:p>25766.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">
                <text:p>2</text:p>
              </table:table-cell>
              <table:table-cell office:value-type="float" office:value="23591.5">
                <text:p>23591.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">
                <text:p>2</text:p>
              </table:table-cell>
              <table:table-cell office:value-type="float" office:value="26148">
                <text:p>2614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">
                <text:p>2</text:p>
              </table:table-cell>
              <table:table-cell office:value-type="float" office:value="24507.5">
                <text:p>24507.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">
                <text:p>2</text:p>
              </table:table-cell>
              <table:table-cell office:value-type="float" office:value="28560">
                <text:p>2856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">
                <text:p>2</text:p>
              </table:table-cell>
              <table:table-cell office:value-type="float" office:value="27286">
                <text:p>2728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">
                <text:p>2</text:p>
              </table:table-cell>
              <table:table-cell office:value-type="float" office:value="26137.5">
                <text:p>26137.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">
                <text:p>2</text:p>
              </table:table-cell>
              <table:table-cell office:value-type="float" office:value="19642">
                <text:p>1964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">
                <text:p>2</text:p>
              </table:table-cell>
              <table:table-cell office:value-type="float" office:value="27378">
                <text:p>2737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">
                <text:p>2</text:p>
              </table:table-cell>
              <table:table-cell office:value-type="float" office:value="28406.5">
                <text:p>28406.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">
                <text:p>2</text:p>
              </table:table-cell>
              <table:table-cell office:value-type="float" office:value="23957.5">
                <text:p>23957.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">
                <text:p>2</text:p>
              </table:table-cell>
              <table:table-cell office:value-type="float" office:value="23971.5">
                <text:p>23971.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">
                <text:p>2</text:p>
              </table:table-cell>
              <table:table-cell office:value-type="float" office:value="25476">
                <text:p>2547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">
                <text:p>2</text:p>
              </table:table-cell>
              <table:table-cell office:value-type="float" office:value="24554">
                <text:p>2455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">
                <text:p>2</text:p>
              </table:table-cell>
              <table:table-cell office:value-type="float" office:value="24562.5">
                <text:p>24562.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">
                <text:p>2</text:p>
              </table:table-cell>
              <table:table-cell office:value-type="float" office:value="23339">
                <text:p>2333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">
                <text:p>2</text:p>
              </table:table-cell>
              <table:table-cell office:value-type="float" office:value="24605.5">
                <text:p>24605.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">
                <text:p>3</text:p>
              </table:table-cell>
              <table:table-cell office:value-type="float" office:value="22512">
                <text:p>2251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">
                <text:p>3</text:p>
              </table:table-cell>
              <table:table-cell office:value-type="float" office:value="26343.5">
                <text:p>26343.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">
                <text:p>3</text:p>
              </table:table-cell>
              <table:table-cell office:value-type="float" office:value="28518.5">
                <text:p>28518.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">
                <text:p>3</text:p>
              </table:table-cell>
              <table:table-cell office:value-type="float" office:value="22698.5">
                <text:p>22698.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">
                <text:p>3</text:p>
              </table:table-cell>
              <table:table-cell office:value-type="float" office:value="25866.5">
                <text:p>25866.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">
                <text:p>3</text:p>
              </table:table-cell>
              <table:table-cell office:value-type="float" office:value="25524.5">
                <text:p>25524.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">
                <text:p>3</text:p>
              </table:table-cell>
              <table:table-cell office:value-type="float" office:value="21367">
                <text:p>2136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">
                <text:p>3</text:p>
              </table:table-cell>
              <table:table-cell office:value-type="float" office:value="23867">
                <text:p>2386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">
                <text:p>3</text:p>
              </table:table-cell>
              <table:table-cell office:value-type="float" office:value="27874">
                <text:p>2787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">
                <text:p>3</text:p>
              </table:table-cell>
              <table:table-cell office:value-type="float" office:value="23933.5">
                <text:p>23933.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">
                <text:p>3</text:p>
              </table:table-cell>
              <table:table-cell office:value-type="float" office:value="24687.5">
                <text:p>24687.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">
                <text:p>3</text:p>
              </table:table-cell>
              <table:table-cell office:value-type="float" office:value="23187.5">
                <text:p>23187.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">
                <text:p>3</text:p>
              </table:table-cell>
              <table:table-cell office:value-type="float" office:value="25235">
                <text:p>2523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">
                <text:p>3</text:p>
              </table:table-cell>
              <table:table-cell office:value-type="float" office:value="25806.5">
                <text:p>25806.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">
                <text:p>3</text:p>
              </table:table-cell>
              <table:table-cell office:value-type="float" office:value="23385.5">
                <text:p>23385.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">
                <text:p>3</text:p>
              </table:table-cell>
              <table:table-cell office:value-type="float" office:value="25970">
                <text:p>2597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">
                <text:p>3</text:p>
              </table:table-cell>
              <table:table-cell office:value-type="float" office:value="22144.5">
                <text:p>22144.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">
                <text:p>3</text:p>
              </table:table-cell>
              <table:table-cell office:value-type="float" office:value="29147">
                <text:p>2914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">
                <text:p>3</text:p>
              </table:table-cell>
              <table:table-cell office:value-type="float" office:value="24876">
                <text:p>2487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">
                <text:p>3</text:p>
              </table:table-cell>
              <table:table-cell office:value-type="float" office:value="26797.5">
                <text:p>26797.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">
                <text:p>3</text:p>
              </table:table-cell>
              <table:table-cell office:value-type="float" office:value="23203">
                <text:p>2320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">
                <text:p>3</text:p>
              </table:table-cell>
              <table:table-cell office:value-type="float" office:value="23162.5">
                <text:p>23162.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">
                <text:p>3</text:p>
              </table:table-cell>
              <table:table-cell office:value-type="float" office:value="23682">
                <text:p>2368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">
                <text:p>3</text:p>
              </table:table-cell>
              <table:table-cell office:value-type="float" office:value="29383.5">
                <text:p>29383.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">
                <text:p>3</text:p>
              </table:table-cell>
              <table:table-cell office:value-type="float" office:value="24315">
                <text:p>2431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">
                <text:p>3</text:p>
              </table:table-cell>
              <table:table-cell office:value-type="float" office:value="22153.5">
                <text:p>22153.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">
                <text:p>3</text:p>
              </table:table-cell>
              <table:table-cell office:value-type="float" office:value="22387">
                <text:p>2238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">
                <text:p>3</text:p>
              </table:table-cell>
              <table:table-cell office:value-type="float" office:value="26326.5">
                <text:p>26326.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">
                <text:p>3</text:p>
              </table:table-cell>
              <table:table-cell office:value-type="float" office:value="24760">
                <text:p>2476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">
                <text:p>3</text:p>
              </table:table-cell>
              <table:table-cell office:value-type="float" office:value="26473.5">
                <text:p>26473.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">
                <text:p>3</text:p>
              </table:table-cell>
              <table:table-cell office:value-type="float" office:value="25944">
                <text:p>2594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">
                <text:p>3</text:p>
              </table:table-cell>
              <table:table-cell office:value-type="float" office:value="29199.5">
                <text:p>29199.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">
                <text:p>3</text:p>
              </table:table-cell>
              <table:table-cell office:value-type="float" office:value="25430.5">
                <text:p>25430.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">
                <text:p>3</text:p>
              </table:table-cell>
              <table:table-cell office:value-type="float" office:value="26188">
                <text:p>2618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">
                <text:p>3</text:p>
              </table:table-cell>
              <table:table-cell office:value-type="float" office:value="24994">
                <text:p>2499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">
                <text:p>3</text:p>
              </table:table-cell>
              <table:table-cell office:value-type="float" office:value="28831">
                <text:p>2883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">
                <text:p>3</text:p>
              </table:table-cell>
              <table:table-cell office:value-type="float" office:value="25917.5">
                <text:p>25917.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">
                <text:p>3</text:p>
              </table:table-cell>
              <table:table-cell office:value-type="float" office:value="25328">
                <text:p>2532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">
                <text:p>3</text:p>
              </table:table-cell>
              <table:table-cell office:value-type="float" office:value="27570">
                <text:p>2757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">
                <text:p>3</text:p>
              </table:table-cell>
              <table:table-cell office:value-type="float" office:value="24896">
                <text:p>2489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">
                <text:p>3</text:p>
              </table:table-cell>
              <table:table-cell office:value-type="float" office:value="21983.5">
                <text:p>21983.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">
                <text:p>3</text:p>
              </table:table-cell>
              <table:table-cell office:value-type="float" office:value="27155">
                <text:p>2715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">
                <text:p>3</text:p>
              </table:table-cell>
              <table:table-cell office:value-type="float" office:value="23111">
                <text:p>2311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">
                <text:p>3</text:p>
              </table:table-cell>
              <table:table-cell office:value-type="float" office:value="21748.5">
                <text:p>21748.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">
                <text:p>3</text:p>
              </table:table-cell>
              <table:table-cell office:value-type="float" office:value="31086">
                <text:p>3108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">
                <text:p>3</text:p>
              </table:table-cell>
              <table:table-cell office:value-type="float" office:value="24444">
                <text:p>2444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">
                <text:p>3</text:p>
              </table:table-cell>
              <table:table-cell office:value-type="float" office:value="25793.5">
                <text:p>25793.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">
                <text:p>3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">
                <text:p>3</text:p>
              </table:table-cell>
              <table:table-cell office:value-type="float" office:value="24069.5">
                <text:p>24069.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">
                <text:p>3</text:p>
              </table:table-cell>
              <table:table-cell office:value-type="float" office:value="23468">
                <text:p>2346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">
                <text:p>3</text:p>
              </table:table-cell>
              <table:table-cell office:value-type="float" office:value="20494">
                <text:p>2049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">
                <text:p>3</text:p>
              </table:table-cell>
              <table:table-cell office:value-type="float" office:value="22876">
                <text:p>2287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">
                <text:p>3</text:p>
              </table:table-cell>
              <table:table-cell office:value-type="float" office:value="22643">
                <text:p>2264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">
                <text:p>3</text:p>
              </table:table-cell>
              <table:table-cell office:value-type="float" office:value="22917">
                <text:p>2291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">
                <text:p>3</text:p>
              </table:table-cell>
              <table:table-cell office:value-type="float" office:value="25636">
                <text:p>2563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">
                <text:p>3</text:p>
              </table:table-cell>
              <table:table-cell office:value-type="float" office:value="30977.5">
                <text:p>30977.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">
                <text:p>3</text:p>
              </table:table-cell>
              <table:table-cell office:value-type="float" office:value="21830">
                <text:p>2183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">
                <text:p>3</text:p>
              </table:table-cell>
              <table:table-cell office:value-type="float" office:value="20810">
                <text:p>2081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">
                <text:p>3</text:p>
              </table:table-cell>
              <table:table-cell office:value-type="float" office:value="21492">
                <text:p>2149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">
                <text:p>3</text:p>
              </table:table-cell>
              <table:table-cell office:value-type="float" office:value="26392">
                <text:p>2639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">
                <text:p>3</text:p>
              </table:table-cell>
              <table:table-cell office:value-type="float" office:value="26284">
                <text:p>2628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">
                <text:p>3</text:p>
              </table:table-cell>
              <table:table-cell office:value-type="float" office:value="27428">
                <text:p>2742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">
                <text:p>3</text:p>
              </table:table-cell>
              <table:table-cell office:value-type="float" office:value="27149.5">
                <text:p>27149.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">
                <text:p>3</text:p>
              </table:table-cell>
              <table:table-cell office:value-type="float" office:value="23690">
                <text:p>2369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">
                <text:p>3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">
                <text:p>3</text:p>
              </table:table-cell>
              <table:table-cell office:value-type="float" office:value="26781.5">
                <text:p>26781.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">
                <text:p>3</text:p>
              </table:table-cell>
              <table:table-cell office:value-type="float" office:value="24303">
                <text:p>2430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">
                <text:p>3</text:p>
              </table:table-cell>
              <table:table-cell office:value-type="float" office:value="23758">
                <text:p>2375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">
                <text:p>3</text:p>
              </table:table-cell>
              <table:table-cell office:value-type="float" office:value="24549">
                <text:p>2454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">
                <text:p>3</text:p>
              </table:table-cell>
              <table:table-cell office:value-type="float" office:value="23840.5">
                <text:p>23840.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">
                <text:p>3</text:p>
              </table:table-cell>
              <table:table-cell office:value-type="float" office:value="23790">
                <text:p>2379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">
                <text:p>3</text:p>
              </table:table-cell>
              <table:table-cell office:value-type="float" office:value="20333.5">
                <text:p>20333.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">
                <text:p>3</text:p>
              </table:table-cell>
              <table:table-cell office:value-type="float" office:value="23161.5">
                <text:p>23161.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">
                <text:p>3</text:p>
              </table:table-cell>
              <table:table-cell office:value-type="float" office:value="24187">
                <text:p>2418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">
                <text:p>3</text:p>
              </table:table-cell>
              <table:table-cell office:value-type="float" office:value="26624">
                <text:p>2662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">
                <text:p>3</text:p>
              </table:table-cell>
              <table:table-cell office:value-type="float" office:value="27066">
                <text:p>2706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">
                <text:p>3</text:p>
              </table:table-cell>
              <table:table-cell office:value-type="float" office:value="28059.5">
                <text:p>28059.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">
                <text:p>3</text:p>
              </table:table-cell>
              <table:table-cell office:value-type="float" office:value="26086">
                <text:p>2608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">
                <text:p>3</text:p>
              </table:table-cell>
              <table:table-cell office:value-type="float" office:value="23117.5">
                <text:p>23117.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">
                <text:p>3</text:p>
              </table:table-cell>
              <table:table-cell office:value-type="float" office:value="25152">
                <text:p>2515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">
                <text:p>3</text:p>
              </table:table-cell>
              <table:table-cell office:value-type="float" office:value="24632">
                <text:p>2463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">
                <text:p>3</text:p>
              </table:table-cell>
              <table:table-cell office:value-type="float" office:value="22597">
                <text:p>2259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">
                <text:p>3</text:p>
              </table:table-cell>
              <table:table-cell office:value-type="float" office:value="25106.5">
                <text:p>25106.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">
                <text:p>3</text:p>
              </table:table-cell>
              <table:table-cell office:value-type="float" office:value="27117.5">
                <text:p>27117.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">
                <text:p>3</text:p>
              </table:table-cell>
              <table:table-cell office:value-type="float" office:value="21992">
                <text:p>2199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">
                <text:p>3</text:p>
              </table:table-cell>
              <table:table-cell office:value-type="float" office:value="24068">
                <text:p>2406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">
                <text:p>3</text:p>
              </table:table-cell>
              <table:table-cell office:value-type="float" office:value="28325">
                <text:p>2832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">
                <text:p>3</text:p>
              </table:table-cell>
              <table:table-cell office:value-type="float" office:value="28324">
                <text:p>2832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">
                <text:p>3</text:p>
              </table:table-cell>
              <table:table-cell office:value-type="float" office:value="22586">
                <text:p>2258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">
                <text:p>3</text:p>
              </table:table-cell>
              <table:table-cell office:value-type="float" office:value="23823.5">
                <text:p>23823.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">
                <text:p>3</text:p>
              </table:table-cell>
              <table:table-cell office:value-type="float" office:value="27886.5">
                <text:p>27886.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">
                <text:p>3</text:p>
              </table:table-cell>
              <table:table-cell office:value-type="float" office:value="34117.5">
                <text:p>34117.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">
                <text:p>3</text:p>
              </table:table-cell>
              <table:table-cell office:value-type="float" office:value="24448.5">
                <text:p>24448.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">
                <text:p>3</text:p>
              </table:table-cell>
              <table:table-cell office:value-type="float" office:value="23658.5">
                <text:p>23658.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">
                <text:p>3</text:p>
              </table:table-cell>
              <table:table-cell office:value-type="float" office:value="27774.5">
                <text:p>27774.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">
                <text:p>3</text:p>
              </table:table-cell>
              <table:table-cell office:value-type="float" office:value="28208">
                <text:p>2820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">
                <text:p>3</text:p>
              </table:table-cell>
              <table:table-cell office:value-type="float" office:value="21127.5">
                <text:p>21127.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">
                <text:p>3</text:p>
              </table:table-cell>
              <table:table-cell office:value-type="float" office:value="25845">
                <text:p>2584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">
                <text:p>3</text:p>
              </table:table-cell>
              <table:table-cell office:value-type="float" office:value="29754">
                <text:p>2975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">
                <text:p>3</text:p>
              </table:table-cell>
              <table:table-cell office:value-type="float" office:value="24325.5">
                <text:p>24325.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">
                <text:p>3</text:p>
              </table:table-cell>
              <table:table-cell office:value-type="float" office:value="20305.5">
                <text:p>20305.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">
                <text:p>3</text:p>
              </table:table-cell>
              <table:table-cell office:value-type="float" office:value="25830">
                <text:p>2583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">
                <text:p>3</text:p>
              </table:table-cell>
              <table:table-cell office:value-type="float" office:value="25612.5">
                <text:p>25612.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">
                <text:p>3</text:p>
              </table:table-cell>
              <table:table-cell office:value-type="float" office:value="25718.5">
                <text:p>25718.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">
                <text:p>3</text:p>
              </table:table-cell>
              <table:table-cell office:value-type="float" office:value="24044.5">
                <text:p>24044.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">
                <text:p>3</text:p>
              </table:table-cell>
              <table:table-cell office:value-type="float" office:value="26128.5">
                <text:p>26128.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">
                <text:p>3</text:p>
              </table:table-cell>
              <table:table-cell office:value-type="float" office:value="25246.5">
                <text:p>25246.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">
                <text:p>3</text:p>
              </table:table-cell>
              <table:table-cell office:value-type="float" office:value="24552.5">
                <text:p>24552.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">
                <text:p>3</text:p>
              </table:table-cell>
              <table:table-cell office:value-type="float" office:value="24647">
                <text:p>2464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">
                <text:p>3</text:p>
              </table:table-cell>
              <table:table-cell office:value-type="float" office:value="23637">
                <text:p>2363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">
                <text:p>3</text:p>
              </table:table-cell>
              <table:table-cell office:value-type="float" office:value="26039">
                <text:p>2603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">
                <text:p>3</text:p>
              </table:table-cell>
              <table:table-cell office:value-type="float" office:value="26383.5">
                <text:p>26383.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">
                <text:p>3</text:p>
              </table:table-cell>
              <table:table-cell office:value-type="float" office:value="26435">
                <text:p>2643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">
                <text:p>3</text:p>
              </table:table-cell>
              <table:table-cell office:value-type="float" office:value="25514.5">
                <text:p>25514.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">
                <text:p>3</text:p>
              </table:table-cell>
              <table:table-cell office:value-type="float" office:value="24258">
                <text:p>2425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">
                <text:p>3</text:p>
              </table:table-cell>
              <table:table-cell office:value-type="float" office:value="26151">
                <text:p>2615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">
                <text:p>3</text:p>
              </table:table-cell>
              <table:table-cell office:value-type="float" office:value="29373">
                <text:p>2937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">
                <text:p>3</text:p>
              </table:table-cell>
              <table:table-cell office:value-type="float" office:value="24937">
                <text:p>2493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">
                <text:p>3</text:p>
              </table:table-cell>
              <table:table-cell office:value-type="float" office:value="29471">
                <text:p>2947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">
                <text:p>3</text:p>
              </table:table-cell>
              <table:table-cell office:value-type="float" office:value="22505.5">
                <text:p>22505.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">
                <text:p>3</text:p>
              </table:table-cell>
              <table:table-cell office:value-type="float" office:value="22606">
                <text:p>2260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">
                <text:p>3</text:p>
              </table:table-cell>
              <table:table-cell office:value-type="float" office:value="28752">
                <text:p>2875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">
                <text:p>3</text:p>
              </table:table-cell>
              <table:table-cell office:value-type="float" office:value="26865">
                <text:p>2686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">
                <text:p>3</text:p>
              </table:table-cell>
              <table:table-cell office:value-type="float" office:value="19571.5">
                <text:p>19571.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">
                <text:p>3</text:p>
              </table:table-cell>
              <table:table-cell office:value-type="float" office:value="24730">
                <text:p>2473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">
                <text:p>3</text:p>
              </table:table-cell>
              <table:table-cell office:value-type="float" office:value="25668.5">
                <text:p>25668.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">
                <text:p>3</text:p>
              </table:table-cell>
              <table:table-cell office:value-type="float" office:value="23409.5">
                <text:p>23409.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">
                <text:p>3</text:p>
              </table:table-cell>
              <table:table-cell office:value-type="float" office:value="26454">
                <text:p>2645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">
                <text:p>3</text:p>
              </table:table-cell>
              <table:table-cell office:value-type="float" office:value="27067">
                <text:p>2706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">
                <text:p>3</text:p>
              </table:table-cell>
              <table:table-cell office:value-type="float" office:value="22949.5">
                <text:p>22949.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">
                <text:p>3</text:p>
              </table:table-cell>
              <table:table-cell office:value-type="float" office:value="25261.5">
                <text:p>25261.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">
                <text:p>3</text:p>
              </table:table-cell>
              <table:table-cell office:value-type="float" office:value="26811">
                <text:p>2681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">
                <text:p>3</text:p>
              </table:table-cell>
              <table:table-cell office:value-type="float" office:value="22453.5">
                <text:p>22453.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">
                <text:p>3</text:p>
              </table:table-cell>
              <table:table-cell office:value-type="float" office:value="27615.5">
                <text:p>27615.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">
                <text:p>3</text:p>
              </table:table-cell>
              <table:table-cell office:value-type="float" office:value="24177">
                <text:p>2417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">
                <text:p>3</text:p>
              </table:table-cell>
              <table:table-cell office:value-type="float" office:value="23564.5">
                <text:p>23564.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">
                <text:p>3</text:p>
              </table:table-cell>
              <table:table-cell office:value-type="float" office:value="26143.5">
                <text:p>26143.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">
                <text:p>3</text:p>
              </table:table-cell>
              <table:table-cell office:value-type="float" office:value="27200">
                <text:p>2720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">
                <text:p>3</text:p>
              </table:table-cell>
              <table:table-cell office:value-type="float" office:value="25529">
                <text:p>2552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">
                <text:p>3</text:p>
              </table:table-cell>
              <table:table-cell office:value-type="float" office:value="28173">
                <text:p>2817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">
                <text:p>3</text:p>
              </table:table-cell>
              <table:table-cell office:value-type="float" office:value="24971.5">
                <text:p>24971.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">
                <text:p>3</text:p>
              </table:table-cell>
              <table:table-cell office:value-type="float" office:value="20229.5">
                <text:p>20229.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">
                <text:p>3</text:p>
              </table:table-cell>
              <table:table-cell office:value-type="float" office:value="22485.5">
                <text:p>22485.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">
                <text:p>3</text:p>
              </table:table-cell>
              <table:table-cell office:value-type="float" office:value="28939.5">
                <text:p>28939.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">
                <text:p>3</text:p>
              </table:table-cell>
              <table:table-cell office:value-type="float" office:value="22314">
                <text:p>2231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">
                <text:p>3</text:p>
              </table:table-cell>
              <table:table-cell office:value-type="float" office:value="19938">
                <text:p>1993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">
                <text:p>3</text:p>
              </table:table-cell>
              <table:table-cell office:value-type="float" office:value="19687.5">
                <text:p>19687.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">
                <text:p>3</text:p>
              </table:table-cell>
              <table:table-cell office:value-type="float" office:value="27039.5">
                <text:p>27039.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">
                <text:p>3</text:p>
              </table:table-cell>
              <table:table-cell office:value-type="float" office:value="25657.5">
                <text:p>25657.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">
                <text:p>3</text:p>
              </table:table-cell>
              <table:table-cell office:value-type="float" office:value="25907.5">
                <text:p>25907.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">
                <text:p>3</text:p>
              </table:table-cell>
              <table:table-cell office:value-type="float" office:value="27810">
                <text:p>2781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">
                <text:p>3</text:p>
              </table:table-cell>
              <table:table-cell office:value-type="float" office:value="19698.5">
                <text:p>19698.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">
                <text:p>3</text:p>
              </table:table-cell>
              <table:table-cell office:value-type="float" office:value="23498.5">
                <text:p>23498.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">
                <text:p>3</text:p>
              </table:table-cell>
              <table:table-cell office:value-type="float" office:value="27729">
                <text:p>2772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">
                <text:p>3</text:p>
              </table:table-cell>
              <table:table-cell office:value-type="float" office:value="23700.5">
                <text:p>23700.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">
                <text:p>3</text:p>
              </table:table-cell>
              <table:table-cell office:value-type="float" office:value="24547.5">
                <text:p>24547.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">
                <text:p>3</text:p>
              </table:table-cell>
              <table:table-cell office:value-type="float" office:value="27699">
                <text:p>2769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">
                <text:p>3</text:p>
              </table:table-cell>
              <table:table-cell office:value-type="float" office:value="23197">
                <text:p>2319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">
                <text:p>3</text:p>
              </table:table-cell>
              <table:table-cell office:value-type="float" office:value="22988.5">
                <text:p>22988.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">
                <text:p>3</text:p>
              </table:table-cell>
              <table:table-cell office:value-type="float" office:value="23267.5">
                <text:p>23267.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">
                <text:p>3</text:p>
              </table:table-cell>
              <table:table-cell office:value-type="float" office:value="24453">
                <text:p>2445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">
                <text:p>3</text:p>
              </table:table-cell>
              <table:table-cell office:value-type="float" office:value="25472">
                <text:p>2547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">
                <text:p>3</text:p>
              </table:table-cell>
              <table:table-cell office:value-type="float" office:value="29352">
                <text:p>2935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">
                <text:p>3</text:p>
              </table:table-cell>
              <table:table-cell office:value-type="float" office:value="20816.5">
                <text:p>20816.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">
                <text:p>3</text:p>
              </table:table-cell>
              <table:table-cell office:value-type="float" office:value="24479">
                <text:p>2447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">
                <text:p>3</text:p>
              </table:table-cell>
              <table:table-cell office:value-type="float" office:value="22026.5">
                <text:p>22026.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">
                <text:p>3</text:p>
              </table:table-cell>
              <table:table-cell office:value-type="float" office:value="25782.5">
                <text:p>25782.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">
                <text:p>3</text:p>
              </table:table-cell>
              <table:table-cell office:value-type="float" office:value="24307">
                <text:p>2430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">
                <text:p>3</text:p>
              </table:table-cell>
              <table:table-cell office:value-type="float" office:value="24715">
                <text:p>2471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">
                <text:p>3</text:p>
              </table:table-cell>
              <table:table-cell office:value-type="float" office:value="23542">
                <text:p>2354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">
                <text:p>3</text:p>
              </table:table-cell>
              <table:table-cell office:value-type="float" office:value="19923">
                <text:p>1992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">
                <text:p>3</text:p>
              </table:table-cell>
              <table:table-cell office:value-type="float" office:value="26227">
                <text:p>2622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">
                <text:p>3</text:p>
              </table:table-cell>
              <table:table-cell office:value-type="float" office:value="23173.5">
                <text:p>23173.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">
                <text:p>3</text:p>
              </table:table-cell>
              <table:table-cell office:value-type="float" office:value="23499">
                <text:p>2349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">
                <text:p>3</text:p>
              </table:table-cell>
              <table:table-cell office:value-type="float" office:value="24619">
                <text:p>2461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">
                <text:p>3</text:p>
              </table:table-cell>
              <table:table-cell office:value-type="float" office:value="20056">
                <text:p>2005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">
                <text:p>3</text:p>
              </table:table-cell>
              <table:table-cell office:value-type="float" office:value="26738.5">
                <text:p>26738.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">
                <text:p>3</text:p>
              </table:table-cell>
              <table:table-cell office:value-type="float" office:value="23004.5">
                <text:p>23004.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">
                <text:p>3</text:p>
              </table:table-cell>
              <table:table-cell office:value-type="float" office:value="22378.5">
                <text:p>22378.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">
                <text:p>3</text:p>
              </table:table-cell>
              <table:table-cell office:value-type="float" office:value="23414">
                <text:p>2341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">
                <text:p>3</text:p>
              </table:table-cell>
              <table:table-cell office:value-type="float" office:value="22724.5">
                <text:p>22724.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">
                <text:p>3</text:p>
              </table:table-cell>
              <table:table-cell office:value-type="float" office:value="27379">
                <text:p>2737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">
                <text:p>3</text:p>
              </table:table-cell>
              <table:table-cell office:value-type="float" office:value="24292.5">
                <text:p>24292.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">
                <text:p>3</text:p>
              </table:table-cell>
              <table:table-cell office:value-type="float" office:value="26013.5">
                <text:p>26013.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">
                <text:p>3</text:p>
              </table:table-cell>
              <table:table-cell office:value-type="float" office:value="31692.5">
                <text:p>31692.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">
                <text:p>3</text:p>
              </table:table-cell>
              <table:table-cell office:value-type="float" office:value="21028.5">
                <text:p>21028.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">
                <text:p>3</text:p>
              </table:table-cell>
              <table:table-cell office:value-type="float" office:value="24604">
                <text:p>2460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">
                <text:p>3</text:p>
              </table:table-cell>
              <table:table-cell office:value-type="float" office:value="24089">
                <text:p>2408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">
                <text:p>3</text:p>
              </table:table-cell>
              <table:table-cell office:value-type="float" office:value="24793.5">
                <text:p>24793.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">
                <text:p>3</text:p>
              </table:table-cell>
              <table:table-cell office:value-type="float" office:value="20088.5">
                <text:p>20088.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">
                <text:p>3</text:p>
              </table:table-cell>
              <table:table-cell office:value-type="float" office:value="26786.5">
                <text:p>26786.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">
                <text:p>3</text:p>
              </table:table-cell>
              <table:table-cell office:value-type="float" office:value="25408">
                <text:p>2540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">
                <text:p>3</text:p>
              </table:table-cell>
              <table:table-cell office:value-type="float" office:value="27537">
                <text:p>2753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">
                <text:p>3</text:p>
              </table:table-cell>
              <table:table-cell office:value-type="float" office:value="24683.5">
                <text:p>24683.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">
                <text:p>3</text:p>
              </table:table-cell>
              <table:table-cell office:value-type="float" office:value="28030.5">
                <text:p>28030.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">
                <text:p>3</text:p>
              </table:table-cell>
              <table:table-cell office:value-type="float" office:value="21814.5">
                <text:p>21814.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">
                <text:p>3</text:p>
              </table:table-cell>
              <table:table-cell office:value-type="float" office:value="21641.5">
                <text:p>21641.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">
                <text:p>3</text:p>
              </table:table-cell>
              <table:table-cell office:value-type="float" office:value="23737.5">
                <text:p>23737.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">
                <text:p>3</text:p>
              </table:table-cell>
              <table:table-cell office:value-type="float" office:value="24104.5">
                <text:p>24104.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">
                <text:p>3</text:p>
              </table:table-cell>
              <table:table-cell office:value-type="float" office:value="23915">
                <text:p>2391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">
                <text:p>3</text:p>
              </table:table-cell>
              <table:table-cell office:value-type="float" office:value="20959.5">
                <text:p>20959.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">
                <text:p>3</text:p>
              </table:table-cell>
              <table:table-cell office:value-type="float" office:value="28003.5">
                <text:p>28003.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">
                <text:p>3</text:p>
              </table:table-cell>
              <table:table-cell office:value-type="float" office:value="26957.5">
                <text:p>26957.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">
                <text:p>3</text:p>
              </table:table-cell>
              <table:table-cell office:value-type="float" office:value="22984">
                <text:p>2298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">
                <text:p>3</text:p>
              </table:table-cell>
              <table:table-cell office:value-type="float" office:value="25223.5">
                <text:p>25223.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">
                <text:p>3</text:p>
              </table:table-cell>
              <table:table-cell office:value-type="float" office:value="25722.5">
                <text:p>25722.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">
                <text:p>3</text:p>
              </table:table-cell>
              <table:table-cell office:value-type="float" office:value="26061.5">
                <text:p>26061.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">
                <text:p>3</text:p>
              </table:table-cell>
              <table:table-cell office:value-type="float" office:value="22117">
                <text:p>2211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">
                <text:p>3</text:p>
              </table:table-cell>
              <table:table-cell office:value-type="float" office:value="27217">
                <text:p>2721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">
                <text:p>3</text:p>
              </table:table-cell>
              <table:table-cell office:value-type="float" office:value="21973.5">
                <text:p>21973.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">
                <text:p>3</text:p>
              </table:table-cell>
              <table:table-cell office:value-type="float" office:value="25848.5">
                <text:p>25848.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">
                <text:p>3</text:p>
              </table:table-cell>
              <table:table-cell office:value-type="float" office:value="23302">
                <text:p>2330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">
                <text:p>3</text:p>
              </table:table-cell>
              <table:table-cell office:value-type="float" office:value="27198">
                <text:p>2719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">
                <text:p>3</text:p>
              </table:table-cell>
              <table:table-cell office:value-type="float" office:value="24603.5">
                <text:p>24603.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">
                <text:p>3</text:p>
              </table:table-cell>
              <table:table-cell office:value-type="float" office:value="30327.5">
                <text:p>30327.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">
                <text:p>3</text:p>
              </table:table-cell>
              <table:table-cell office:value-type="float" office:value="25587">
                <text:p>2558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">
                <text:p>3</text:p>
              </table:table-cell>
              <table:table-cell office:value-type="float" office:value="20788.5">
                <text:p>20788.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">
                <text:p>3</text:p>
              </table:table-cell>
              <table:table-cell office:value-type="float" office:value="23021.5">
                <text:p>23021.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">
                <text:p>3</text:p>
              </table:table-cell>
              <table:table-cell office:value-type="float" office:value="27372">
                <text:p>2737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">
                <text:p>3</text:p>
              </table:table-cell>
              <table:table-cell office:value-type="float" office:value="28311">
                <text:p>2831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">
                <text:p>3</text:p>
              </table:table-cell>
              <table:table-cell office:value-type="float" office:value="20014">
                <text:p>2001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">
                <text:p>3</text:p>
              </table:table-cell>
              <table:table-cell office:value-type="float" office:value="22357.5">
                <text:p>22357.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">
                <text:p>3</text:p>
              </table:table-cell>
              <table:table-cell office:value-type="float" office:value="25969">
                <text:p>2596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">
                <text:p>3</text:p>
              </table:table-cell>
              <table:table-cell office:value-type="float" office:value="26849.5">
                <text:p>26849.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">
                <text:p>3</text:p>
              </table:table-cell>
              <table:table-cell office:value-type="float" office:value="25096.5">
                <text:p>25096.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">
                <text:p>3</text:p>
              </table:table-cell>
              <table:table-cell office:value-type="float" office:value="27042">
                <text:p>2704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">
                <text:p>3</text:p>
              </table:table-cell>
              <table:table-cell office:value-type="float" office:value="30198">
                <text:p>3019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">
                <text:p>3</text:p>
              </table:table-cell>
              <table:table-cell office:value-type="float" office:value="24801">
                <text:p>2480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">
                <text:p>3</text:p>
              </table:table-cell>
              <table:table-cell office:value-type="float" office:value="23964.5">
                <text:p>23964.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">
                <text:p>3</text:p>
              </table:table-cell>
              <table:table-cell office:value-type="float" office:value="23446.5">
                <text:p>23446.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">
                <text:p>3</text:p>
              </table:table-cell>
              <table:table-cell office:value-type="float" office:value="29791">
                <text:p>2979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">
                <text:p>3</text:p>
              </table:table-cell>
              <table:table-cell office:value-type="float" office:value="22605.5">
                <text:p>22605.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">
                <text:p>3</text:p>
              </table:table-cell>
              <table:table-cell office:value-type="float" office:value="24199">
                <text:p>2419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">
                <text:p>3</text:p>
              </table:table-cell>
              <table:table-cell office:value-type="float" office:value="24453">
                <text:p>2445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">
                <text:p>3</text:p>
              </table:table-cell>
              <table:table-cell office:value-type="float" office:value="24122">
                <text:p>2412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">
                <text:p>3</text:p>
              </table:table-cell>
              <table:table-cell office:value-type="float" office:value="24412">
                <text:p>2441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">
                <text:p>3</text:p>
              </table:table-cell>
              <table:table-cell office:value-type="float" office:value="28079">
                <text:p>2807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">
                <text:p>3</text:p>
              </table:table-cell>
              <table:table-cell office:value-type="float" office:value="22556.5">
                <text:p>22556.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">
                <text:p>3</text:p>
              </table:table-cell>
              <table:table-cell office:value-type="float" office:value="24329">
                <text:p>2432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">
                <text:p>3</text:p>
              </table:table-cell>
              <table:table-cell office:value-type="float" office:value="25117">
                <text:p>2511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">
                <text:p>3</text:p>
              </table:table-cell>
              <table:table-cell office:value-type="float" office:value="25102.5">
                <text:p>25102.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">
                <text:p>3</text:p>
              </table:table-cell>
              <table:table-cell office:value-type="float" office:value="18964">
                <text:p>1896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">
                <text:p>3</text:p>
              </table:table-cell>
              <table:table-cell office:value-type="float" office:value="22745">
                <text:p>2274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">
                <text:p>3</text:p>
              </table:table-cell>
              <table:table-cell office:value-type="float" office:value="26708.5">
                <text:p>26708.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">
                <text:p>3</text:p>
              </table:table-cell>
              <table:table-cell office:value-type="float" office:value="23276">
                <text:p>2327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">
                <text:p>3</text:p>
              </table:table-cell>
              <table:table-cell office:value-type="float" office:value="25164.5">
                <text:p>25164.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">
                <text:p>3</text:p>
              </table:table-cell>
              <table:table-cell office:value-type="float" office:value="23659">
                <text:p>2365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">
                <text:p>3</text:p>
              </table:table-cell>
              <table:table-cell office:value-type="float" office:value="27532">
                <text:p>2753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">
                <text:p>3</text:p>
              </table:table-cell>
              <table:table-cell office:value-type="float" office:value="22385.5">
                <text:p>22385.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">
                <text:p>3</text:p>
              </table:table-cell>
              <table:table-cell office:value-type="float" office:value="24531.5">
                <text:p>24531.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">
                <text:p>4</text:p>
              </table:table-cell>
              <table:table-cell office:value-type="float" office:value="26308.5">
                <text:p>26308.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">
                <text:p>4</text:p>
              </table:table-cell>
              <table:table-cell office:value-type="float" office:value="26315.5">
                <text:p>26315.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">
                <text:p>4</text:p>
              </table:table-cell>
              <table:table-cell office:value-type="float" office:value="26018.5">
                <text:p>26018.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">
                <text:p>4</text:p>
              </table:table-cell>
              <table:table-cell office:value-type="float" office:value="29802.5">
                <text:p>29802.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">
                <text:p>4</text:p>
              </table:table-cell>
              <table:table-cell office:value-type="float" office:value="19420.5">
                <text:p>19420.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">
                <text:p>4</text:p>
              </table:table-cell>
              <table:table-cell office:value-type="float" office:value="25024.5">
                <text:p>25024.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">
                <text:p>4</text:p>
              </table:table-cell>
              <table:table-cell office:value-type="float" office:value="23986">
                <text:p>2398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">
                <text:p>4</text:p>
              </table:table-cell>
              <table:table-cell office:value-type="float" office:value="23686.5">
                <text:p>23686.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">
                <text:p>4</text:p>
              </table:table-cell>
              <table:table-cell office:value-type="float" office:value="26974.5">
                <text:p>26974.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">
                <text:p>4</text:p>
              </table:table-cell>
              <table:table-cell office:value-type="float" office:value="23553.5">
                <text:p>23553.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">
                <text:p>4</text:p>
              </table:table-cell>
              <table:table-cell office:value-type="float" office:value="27913.5">
                <text:p>27913.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">
                <text:p>4</text:p>
              </table:table-cell>
              <table:table-cell office:value-type="float" office:value="25594.5">
                <text:p>25594.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">
                <text:p>4</text:p>
              </table:table-cell>
              <table:table-cell office:value-type="float" office:value="26514">
                <text:p>2651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">
                <text:p>4</text:p>
              </table:table-cell>
              <table:table-cell office:value-type="float" office:value="24153">
                <text:p>2415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">
                <text:p>4</text:p>
              </table:table-cell>
              <table:table-cell office:value-type="float" office:value="21841.5">
                <text:p>21841.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">
                <text:p>4</text:p>
              </table:table-cell>
              <table:table-cell office:value-type="float" office:value="26344">
                <text:p>2634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">
                <text:p>4</text:p>
              </table:table-cell>
              <table:table-cell office:value-type="float" office:value="24384.5">
                <text:p>24384.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">
                <text:p>4</text:p>
              </table:table-cell>
              <table:table-cell office:value-type="float" office:value="28519.5">
                <text:p>28519.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">
                <text:p>4</text:p>
              </table:table-cell>
              <table:table-cell office:value-type="float" office:value="26009.5">
                <text:p>26009.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">
                <text:p>4</text:p>
              </table:table-cell>
              <table:table-cell office:value-type="float" office:value="21955">
                <text:p>2195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">
                <text:p>4</text:p>
              </table:table-cell>
              <table:table-cell office:value-type="float" office:value="24893">
                <text:p>2489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">
                <text:p>4</text:p>
              </table:table-cell>
              <table:table-cell office:value-type="float" office:value="20500.5">
                <text:p>20500.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">
                <text:p>4</text:p>
              </table:table-cell>
              <table:table-cell office:value-type="float" office:value="25186">
                <text:p>2518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">
                <text:p>4</text:p>
              </table:table-cell>
              <table:table-cell office:value-type="float" office:value="30531">
                <text:p>3053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">
                <text:p>4</text:p>
              </table:table-cell>
              <table:table-cell office:value-type="float" office:value="27138.5">
                <text:p>27138.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">
                <text:p>4</text:p>
              </table:table-cell>
              <table:table-cell office:value-type="float" office:value="22692">
                <text:p>2269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">
                <text:p>4</text:p>
              </table:table-cell>
              <table:table-cell office:value-type="float" office:value="21595.5">
                <text:p>21595.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">
                <text:p>4</text:p>
              </table:table-cell>
              <table:table-cell office:value-type="float" office:value="22188">
                <text:p>2218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">
                <text:p>4</text:p>
              </table:table-cell>
              <table:table-cell office:value-type="float" office:value="22011.5">
                <text:p>22011.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">
                <text:p>4</text:p>
              </table:table-cell>
              <table:table-cell office:value-type="float" office:value="25138">
                <text:p>2513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">
                <text:p>4</text:p>
              </table:table-cell>
              <table:table-cell office:value-type="float" office:value="22922.5">
                <text:p>22922.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">
                <text:p>4</text:p>
              </table:table-cell>
              <table:table-cell office:value-type="float" office:value="24720.5">
                <text:p>24720.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">
                <text:p>4</text:p>
              </table:table-cell>
              <table:table-cell office:value-type="float" office:value="26640">
                <text:p>2664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">
                <text:p>4</text:p>
              </table:table-cell>
              <table:table-cell office:value-type="float" office:value="25281">
                <text:p>2528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">
                <text:p>4</text:p>
              </table:table-cell>
              <table:table-cell office:value-type="float" office:value="25222">
                <text:p>2522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">
                <text:p>4</text:p>
              </table:table-cell>
              <table:table-cell office:value-type="float" office:value="20701">
                <text:p>2070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">
                <text:p>4</text:p>
              </table:table-cell>
              <table:table-cell office:value-type="float" office:value="29640.5">
                <text:p>29640.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">
                <text:p>4</text:p>
              </table:table-cell>
              <table:table-cell office:value-type="float" office:value="24116">
                <text:p>2411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">
                <text:p>4</text:p>
              </table:table-cell>
              <table:table-cell office:value-type="float" office:value="25815">
                <text:p>2581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">
                <text:p>4</text:p>
              </table:table-cell>
              <table:table-cell office:value-type="float" office:value="23783.5">
                <text:p>23783.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">
                <text:p>4</text:p>
              </table:table-cell>
              <table:table-cell office:value-type="float" office:value="20931.5">
                <text:p>20931.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">
                <text:p>4</text:p>
              </table:table-cell>
              <table:table-cell office:value-type="float" office:value="25127.5">
                <text:p>25127.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">
                <text:p>4</text:p>
              </table:table-cell>
              <table:table-cell office:value-type="float" office:value="27176.5">
                <text:p>27176.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">
                <text:p>4</text:p>
              </table:table-cell>
              <table:table-cell office:value-type="float" office:value="24299.5">
                <text:p>24299.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">
                <text:p>4</text:p>
              </table:table-cell>
              <table:table-cell office:value-type="float" office:value="25906">
                <text:p>2590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">
                <text:p>4</text:p>
              </table:table-cell>
              <table:table-cell office:value-type="float" office:value="23140.5">
                <text:p>23140.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">
                <text:p>4</text:p>
              </table:table-cell>
              <table:table-cell office:value-type="float" office:value="25725">
                <text:p>2572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">
                <text:p>4</text:p>
              </table:table-cell>
              <table:table-cell office:value-type="float" office:value="23761.5">
                <text:p>23761.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">
                <text:p>4</text:p>
              </table:table-cell>
              <table:table-cell office:value-type="float" office:value="23506">
                <text:p>2350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">
                <text:p>4</text:p>
              </table:table-cell>
              <table:table-cell office:value-type="float" office:value="26670">
                <text:p>2667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">
                <text:p>4</text:p>
              </table:table-cell>
              <table:table-cell office:value-type="float" office:value="23868">
                <text:p>2386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">
                <text:p>4</text:p>
              </table:table-cell>
              <table:table-cell office:value-type="float" office:value="22786">
                <text:p>2278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">
                <text:p>4</text:p>
              </table:table-cell>
              <table:table-cell office:value-type="float" office:value="30316.5">
                <text:p>30316.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">
                <text:p>4</text:p>
              </table:table-cell>
              <table:table-cell office:value-type="float" office:value="23889.5">
                <text:p>23889.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">
                <text:p>4</text:p>
              </table:table-cell>
              <table:table-cell office:value-type="float" office:value="28382">
                <text:p>2838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">
                <text:p>4</text:p>
              </table:table-cell>
              <table:table-cell office:value-type="float" office:value="29056">
                <text:p>2905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">
                <text:p>4</text:p>
              </table:table-cell>
              <table:table-cell office:value-type="float" office:value="22728">
                <text:p>2272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">
                <text:p>4</text:p>
              </table:table-cell>
              <table:table-cell office:value-type="float" office:value="27265">
                <text:p>2726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">
                <text:p>4</text:p>
              </table:table-cell>
              <table:table-cell office:value-type="float" office:value="24247">
                <text:p>2424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">
                <text:p>4</text:p>
              </table:table-cell>
              <table:table-cell office:value-type="float" office:value="24520.5">
                <text:p>24520.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">
                <text:p>4</text:p>
              </table:table-cell>
              <table:table-cell office:value-type="float" office:value="27368">
                <text:p>2736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">
                <text:p>4</text:p>
              </table:table-cell>
              <table:table-cell office:value-type="float" office:value="23019">
                <text:p>2301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">
                <text:p>4</text:p>
              </table:table-cell>
              <table:table-cell office:value-type="float" office:value="27721">
                <text:p>2772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">
                <text:p>4</text:p>
              </table:table-cell>
              <table:table-cell office:value-type="float" office:value="26119">
                <text:p>2611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">
                <text:p>4</text:p>
              </table:table-cell>
              <table:table-cell office:value-type="float" office:value="23513.5">
                <text:p>23513.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">
                <text:p>4</text:p>
              </table:table-cell>
              <table:table-cell office:value-type="float" office:value="28169">
                <text:p>2816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">
                <text:p>4</text:p>
              </table:table-cell>
              <table:table-cell office:value-type="float" office:value="26418.5">
                <text:p>26418.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">
                <text:p>4</text:p>
              </table:table-cell>
              <table:table-cell office:value-type="float" office:value="28091.5">
                <text:p>28091.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">
                <text:p>4</text:p>
              </table:table-cell>
              <table:table-cell office:value-type="float" office:value="29144">
                <text:p>2914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">
                <text:p>4</text:p>
              </table:table-cell>
              <table:table-cell office:value-type="float" office:value="21730.5">
                <text:p>21730.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">
                <text:p>4</text:p>
              </table:table-cell>
              <table:table-cell office:value-type="float" office:value="23592.5">
                <text:p>23592.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">
                <text:p>4</text:p>
              </table:table-cell>
              <table:table-cell office:value-type="float" office:value="27369">
                <text:p>2736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">
                <text:p>4</text:p>
              </table:table-cell>
              <table:table-cell office:value-type="float" office:value="32207.5">
                <text:p>32207.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">
                <text:p>4</text:p>
              </table:table-cell>
              <table:table-cell office:value-type="float" office:value="23559.5">
                <text:p>23559.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">
                <text:p>4</text:p>
              </table:table-cell>
              <table:table-cell office:value-type="float" office:value="23633">
                <text:p>2363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">
                <text:p>4</text:p>
              </table:table-cell>
              <table:table-cell office:value-type="float" office:value="24082">
                <text:p>2408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">
                <text:p>4</text:p>
              </table:table-cell>
              <table:table-cell office:value-type="float" office:value="24996.5">
                <text:p>24996.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">
                <text:p>4</text:p>
              </table:table-cell>
              <table:table-cell office:value-type="float" office:value="25060">
                <text:p>2506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">
                <text:p>4</text:p>
              </table:table-cell>
              <table:table-cell office:value-type="float" office:value="25378">
                <text:p>2537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">
                <text:p>4</text:p>
              </table:table-cell>
              <table:table-cell office:value-type="float" office:value="23839.5">
                <text:p>23839.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">
                <text:p>4</text:p>
              </table:table-cell>
              <table:table-cell office:value-type="float" office:value="27526.5">
                <text:p>27526.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">
                <text:p>4</text:p>
              </table:table-cell>
              <table:table-cell office:value-type="float" office:value="23079.5">
                <text:p>23079.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">
                <text:p>4</text:p>
              </table:table-cell>
              <table:table-cell office:value-type="float" office:value="23472.5">
                <text:p>23472.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">
                <text:p>4</text:p>
              </table:table-cell>
              <table:table-cell office:value-type="float" office:value="24958">
                <text:p>2495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">
                <text:p>4</text:p>
              </table:table-cell>
              <table:table-cell office:value-type="float" office:value="27039">
                <text:p>2703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">
                <text:p>4</text:p>
              </table:table-cell>
              <table:table-cell office:value-type="float" office:value="27549.5">
                <text:p>27549.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">
                <text:p>4</text:p>
              </table:table-cell>
              <table:table-cell office:value-type="float" office:value="26501">
                <text:p>2650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">
                <text:p>4</text:p>
              </table:table-cell>
              <table:table-cell office:value-type="float" office:value="21362">
                <text:p>2136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">
                <text:p>4</text:p>
              </table:table-cell>
              <table:table-cell office:value-type="float" office:value="30385">
                <text:p>3038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">
                <text:p>4</text:p>
              </table:table-cell>
              <table:table-cell office:value-type="float" office:value="21116.5">
                <text:p>21116.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">
                <text:p>4</text:p>
              </table:table-cell>
              <table:table-cell office:value-type="float" office:value="23364.5">
                <text:p>23364.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">
                <text:p>4</text:p>
              </table:table-cell>
              <table:table-cell office:value-type="float" office:value="26787.5">
                <text:p>26787.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">
                <text:p>4</text:p>
              </table:table-cell>
              <table:table-cell office:value-type="float" office:value="26646">
                <text:p>2664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">
                <text:p>4</text:p>
              </table:table-cell>
              <table:table-cell office:value-type="float" office:value="27137">
                <text:p>2713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">
                <text:p>4</text:p>
              </table:table-cell>
              <table:table-cell office:value-type="float" office:value="23527">
                <text:p>2352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">
                <text:p>4</text:p>
              </table:table-cell>
              <table:table-cell office:value-type="float" office:value="24193">
                <text:p>2419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">
                <text:p>4</text:p>
              </table:table-cell>
              <table:table-cell office:value-type="float" office:value="21383.5">
                <text:p>21383.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">
                <text:p>4</text:p>
              </table:table-cell>
              <table:table-cell office:value-type="float" office:value="22437">
                <text:p>2243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">
                <text:p>4</text:p>
              </table:table-cell>
              <table:table-cell office:value-type="float" office:value="22197">
                <text:p>2219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">
                <text:p>4</text:p>
              </table:table-cell>
              <table:table-cell office:value-type="float" office:value="27970.5">
                <text:p>27970.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">
                <text:p>4</text:p>
              </table:table-cell>
              <table:table-cell office:value-type="float" office:value="25657.5">
                <text:p>25657.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">
                <text:p>4</text:p>
              </table:table-cell>
              <table:table-cell office:value-type="float" office:value="22024">
                <text:p>2202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">
                <text:p>4</text:p>
              </table:table-cell>
              <table:table-cell office:value-type="float" office:value="28623.5">
                <text:p>28623.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">
                <text:p>4</text:p>
              </table:table-cell>
              <table:table-cell office:value-type="float" office:value="22515.5">
                <text:p>22515.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">
                <text:p>4</text:p>
              </table:table-cell>
              <table:table-cell office:value-type="float" office:value="26551">
                <text:p>2655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">
                <text:p>4</text:p>
              </table:table-cell>
              <table:table-cell office:value-type="float" office:value="23789.5">
                <text:p>23789.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">
                <text:p>4</text:p>
              </table:table-cell>
              <table:table-cell office:value-type="float" office:value="24681.5">
                <text:p>24681.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">
                <text:p>4</text:p>
              </table:table-cell>
              <table:table-cell office:value-type="float" office:value="26090">
                <text:p>2609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">
                <text:p>4</text:p>
              </table:table-cell>
              <table:table-cell office:value-type="float" office:value="25137.5">
                <text:p>25137.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">
                <text:p>4</text:p>
              </table:table-cell>
              <table:table-cell office:value-type="float" office:value="24636">
                <text:p>2463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">
                <text:p>4</text:p>
              </table:table-cell>
              <table:table-cell office:value-type="float" office:value="25765">
                <text:p>2576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">
                <text:p>4</text:p>
              </table:table-cell>
              <table:table-cell office:value-type="float" office:value="26334">
                <text:p>2633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">
                <text:p>4</text:p>
              </table:table-cell>
              <table:table-cell office:value-type="float" office:value="29206.5">
                <text:p>29206.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">
                <text:p>4</text:p>
              </table:table-cell>
              <table:table-cell office:value-type="float" office:value="23131">
                <text:p>2313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">
                <text:p>4</text:p>
              </table:table-cell>
              <table:table-cell office:value-type="float" office:value="23386.5">
                <text:p>23386.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">
                <text:p>4</text:p>
              </table:table-cell>
              <table:table-cell office:value-type="float" office:value="24324">
                <text:p>2432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">
                <text:p>4</text:p>
              </table:table-cell>
              <table:table-cell office:value-type="float" office:value="22268.5">
                <text:p>22268.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">
                <text:p>4</text:p>
              </table:table-cell>
              <table:table-cell office:value-type="float" office:value="21366.5">
                <text:p>21366.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">
                <text:p>4</text:p>
              </table:table-cell>
              <table:table-cell office:value-type="float" office:value="28075">
                <text:p>2807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">
                <text:p>4</text:p>
              </table:table-cell>
              <table:table-cell office:value-type="float" office:value="25301.5">
                <text:p>25301.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">
                <text:p>4</text:p>
              </table:table-cell>
              <table:table-cell office:value-type="float" office:value="20365">
                <text:p>2036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">
                <text:p>4</text:p>
              </table:table-cell>
              <table:table-cell office:value-type="float" office:value="28823">
                <text:p>2882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">
                <text:p>4</text:p>
              </table:table-cell>
              <table:table-cell office:value-type="float" office:value="25889">
                <text:p>2588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">
                <text:p>4</text:p>
              </table:table-cell>
              <table:table-cell office:value-type="float" office:value="24497.5">
                <text:p>24497.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">
                <text:p>4</text:p>
              </table:table-cell>
              <table:table-cell office:value-type="float" office:value="25748">
                <text:p>2574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">
                <text:p>4</text:p>
              </table:table-cell>
              <table:table-cell office:value-type="float" office:value="25707.5">
                <text:p>25707.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">
                <text:p>4</text:p>
              </table:table-cell>
              <table:table-cell office:value-type="float" office:value="29840">
                <text:p>2984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">
                <text:p>4</text:p>
              </table:table-cell>
              <table:table-cell office:value-type="float" office:value="25869">
                <text:p>2586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">
                <text:p>4</text:p>
              </table:table-cell>
              <table:table-cell office:value-type="float" office:value="24711.5">
                <text:p>24711.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">
                <text:p>4</text:p>
              </table:table-cell>
              <table:table-cell office:value-type="float" office:value="23808.5">
                <text:p>23808.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">
                <text:p>4</text:p>
              </table:table-cell>
              <table:table-cell office:value-type="float" office:value="24655.5">
                <text:p>24655.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">
                <text:p>4</text:p>
              </table:table-cell>
              <table:table-cell office:value-type="float" office:value="24917.5">
                <text:p>24917.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">
                <text:p>4</text:p>
              </table:table-cell>
              <table:table-cell office:value-type="float" office:value="23346">
                <text:p>2334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">
                <text:p>4</text:p>
              </table:table-cell>
              <table:table-cell office:value-type="float" office:value="23875">
                <text:p>2387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">
                <text:p>4</text:p>
              </table:table-cell>
              <table:table-cell office:value-type="float" office:value="24076">
                <text:p>2407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">
                <text:p>4</text:p>
              </table:table-cell>
              <table:table-cell office:value-type="float" office:value="28115.5">
                <text:p>28115.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">
                <text:p>4</text:p>
              </table:table-cell>
              <table:table-cell office:value-type="float" office:value="21354">
                <text:p>2135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">
                <text:p>4</text:p>
              </table:table-cell>
              <table:table-cell office:value-type="float" office:value="26034">
                <text:p>2603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">
                <text:p>4</text:p>
              </table:table-cell>
              <table:table-cell office:value-type="float" office:value="25237.5">
                <text:p>25237.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">
                <text:p>4</text:p>
              </table:table-cell>
              <table:table-cell office:value-type="float" office:value="29716.5">
                <text:p>29716.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">
                <text:p>4</text:p>
              </table:table-cell>
              <table:table-cell office:value-type="float" office:value="27200.5">
                <text:p>27200.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">
                <text:p>4</text:p>
              </table:table-cell>
              <table:table-cell office:value-type="float" office:value="26363.5">
                <text:p>26363.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">
                <text:p>4</text:p>
              </table:table-cell>
              <table:table-cell office:value-type="float" office:value="25180.5">
                <text:p>25180.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">
                <text:p>4</text:p>
              </table:table-cell>
              <table:table-cell office:value-type="float" office:value="25081">
                <text:p>2508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">
                <text:p>4</text:p>
              </table:table-cell>
              <table:table-cell office:value-type="float" office:value="28155.5">
                <text:p>28155.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">
                <text:p>4</text:p>
              </table:table-cell>
              <table:table-cell office:value-type="float" office:value="24537.5">
                <text:p>24537.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">
                <text:p>4</text:p>
              </table:table-cell>
              <table:table-cell office:value-type="float" office:value="26107">
                <text:p>2610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">
                <text:p>4</text:p>
              </table:table-cell>
              <table:table-cell office:value-type="float" office:value="26630">
                <text:p>2663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">
                <text:p>4</text:p>
              </table:table-cell>
              <table:table-cell office:value-type="float" office:value="26601">
                <text:p>2660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">
                <text:p>4</text:p>
              </table:table-cell>
              <table:table-cell office:value-type="float" office:value="33558">
                <text:p>3355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">
                <text:p>4</text:p>
              </table:table-cell>
              <table:table-cell office:value-type="float" office:value="20387">
                <text:p>2038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">
                <text:p>4</text:p>
              </table:table-cell>
              <table:table-cell office:value-type="float" office:value="27234.5">
                <text:p>27234.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">
                <text:p>4</text:p>
              </table:table-cell>
              <table:table-cell office:value-type="float" office:value="24022">
                <text:p>2402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">
                <text:p>4</text:p>
              </table:table-cell>
              <table:table-cell office:value-type="float" office:value="27697.5">
                <text:p>27697.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">
                <text:p>4</text:p>
              </table:table-cell>
              <table:table-cell office:value-type="float" office:value="28202">
                <text:p>2820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">
                <text:p>4</text:p>
              </table:table-cell>
              <table:table-cell office:value-type="float" office:value="27197.5">
                <text:p>27197.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">
                <text:p>4</text:p>
              </table:table-cell>
              <table:table-cell office:value-type="float" office:value="25969.5">
                <text:p>25969.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">
                <text:p>4</text:p>
              </table:table-cell>
              <table:table-cell office:value-type="float" office:value="25965.5">
                <text:p>25965.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">
                <text:p>4</text:p>
              </table:table-cell>
              <table:table-cell office:value-type="float" office:value="24516.5">
                <text:p>24516.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">
                <text:p>4</text:p>
              </table:table-cell>
              <table:table-cell office:value-type="float" office:value="27510">
                <text:p>2751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">
                <text:p>4</text:p>
              </table:table-cell>
              <table:table-cell office:value-type="float" office:value="26585.5">
                <text:p>26585.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">
                <text:p>4</text:p>
              </table:table-cell>
              <table:table-cell office:value-type="float" office:value="23593">
                <text:p>2359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">
                <text:p>4</text:p>
              </table:table-cell>
              <table:table-cell office:value-type="float" office:value="24748.5">
                <text:p>24748.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">
                <text:p>4</text:p>
              </table:table-cell>
              <table:table-cell office:value-type="float" office:value="22381.5">
                <text:p>22381.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">
                <text:p>4</text:p>
              </table:table-cell>
              <table:table-cell office:value-type="float" office:value="23278.5">
                <text:p>23278.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">
                <text:p>4</text:p>
              </table:table-cell>
              <table:table-cell office:value-type="float" office:value="25184.5">
                <text:p>25184.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">
                <text:p>4</text:p>
              </table:table-cell>
              <table:table-cell office:value-type="float" office:value="20768">
                <text:p>2076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">
                <text:p>4</text:p>
              </table:table-cell>
              <table:table-cell office:value-type="float" office:value="22972">
                <text:p>2297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">
                <text:p>4</text:p>
              </table:table-cell>
              <table:table-cell office:value-type="float" office:value="26856.5">
                <text:p>26856.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">
                <text:p>4</text:p>
              </table:table-cell>
              <table:table-cell office:value-type="float" office:value="26387">
                <text:p>2638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">
                <text:p>4</text:p>
              </table:table-cell>
              <table:table-cell office:value-type="float" office:value="23933.5">
                <text:p>23933.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">
                <text:p>4</text:p>
              </table:table-cell>
              <table:table-cell office:value-type="float" office:value="25837.5">
                <text:p>25837.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">
                <text:p>4</text:p>
              </table:table-cell>
              <table:table-cell office:value-type="float" office:value="23581.5">
                <text:p>23581.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">
                <text:p>4</text:p>
              </table:table-cell>
              <table:table-cell office:value-type="float" office:value="25698.5">
                <text:p>25698.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">
                <text:p>4</text:p>
              </table:table-cell>
              <table:table-cell office:value-type="float" office:value="22942.5">
                <text:p>22942.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">
                <text:p>4</text:p>
              </table:table-cell>
              <table:table-cell office:value-type="float" office:value="21556">
                <text:p>2155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">
                <text:p>4</text:p>
              </table:table-cell>
              <table:table-cell office:value-type="float" office:value="22971">
                <text:p>2297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">
                <text:p>4</text:p>
              </table:table-cell>
              <table:table-cell office:value-type="float" office:value="24743.5">
                <text:p>24743.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">
                <text:p>4</text:p>
              </table:table-cell>
              <table:table-cell office:value-type="float" office:value="31863">
                <text:p>3186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">
                <text:p>4</text:p>
              </table:table-cell>
              <table:table-cell office:value-type="float" office:value="22929">
                <text:p>2292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">
                <text:p>4</text:p>
              </table:table-cell>
              <table:table-cell office:value-type="float" office:value="23053">
                <text:p>2305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">
                <text:p>4</text:p>
              </table:table-cell>
              <table:table-cell office:value-type="float" office:value="28990">
                <text:p>2899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">
                <text:p>4</text:p>
              </table:table-cell>
              <table:table-cell office:value-type="float" office:value="23948.5">
                <text:p>23948.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">
                <text:p>4</text:p>
              </table:table-cell>
              <table:table-cell office:value-type="float" office:value="24221.5">
                <text:p>24221.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">
                <text:p>4</text:p>
              </table:table-cell>
              <table:table-cell office:value-type="float" office:value="23006">
                <text:p>2300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">
                <text:p>4</text:p>
              </table:table-cell>
              <table:table-cell office:value-type="float" office:value="21694">
                <text:p>2169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">
                <text:p>4</text:p>
              </table:table-cell>
              <table:table-cell office:value-type="float" office:value="22368.5">
                <text:p>22368.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">
                <text:p>4</text:p>
              </table:table-cell>
              <table:table-cell office:value-type="float" office:value="25144">
                <text:p>2514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">
                <text:p>4</text:p>
              </table:table-cell>
              <table:table-cell office:value-type="float" office:value="24977">
                <text:p>2497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">
                <text:p>4</text:p>
              </table:table-cell>
              <table:table-cell office:value-type="float" office:value="25008">
                <text:p>2500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">
                <text:p>4</text:p>
              </table:table-cell>
              <table:table-cell office:value-type="float" office:value="24962">
                <text:p>2496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">
                <text:p>4</text:p>
              </table:table-cell>
              <table:table-cell office:value-type="float" office:value="29910">
                <text:p>2991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">
                <text:p>4</text:p>
              </table:table-cell>
              <table:table-cell office:value-type="float" office:value="27318.5">
                <text:p>27318.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">
                <text:p>4</text:p>
              </table:table-cell>
              <table:table-cell office:value-type="float" office:value="27173.5">
                <text:p>27173.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">
                <text:p>4</text:p>
              </table:table-cell>
              <table:table-cell office:value-type="float" office:value="23018">
                <text:p>2301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">
                <text:p>4</text:p>
              </table:table-cell>
              <table:table-cell office:value-type="float" office:value="20615.5">
                <text:p>20615.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">
                <text:p>4</text:p>
              </table:table-cell>
              <table:table-cell office:value-type="float" office:value="21243">
                <text:p>2124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">
                <text:p>4</text:p>
              </table:table-cell>
              <table:table-cell office:value-type="float" office:value="21515">
                <text:p>2151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">
                <text:p>4</text:p>
              </table:table-cell>
              <table:table-cell office:value-type="float" office:value="24109.5">
                <text:p>24109.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">
                <text:p>4</text:p>
              </table:table-cell>
              <table:table-cell office:value-type="float" office:value="26409">
                <text:p>2640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">
                <text:p>4</text:p>
              </table:table-cell>
              <table:table-cell office:value-type="float" office:value="26021">
                <text:p>2602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">
                <text:p>4</text:p>
              </table:table-cell>
              <table:table-cell office:value-type="float" office:value="26316.5">
                <text:p>26316.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">
                <text:p>4</text:p>
              </table:table-cell>
              <table:table-cell office:value-type="float" office:value="22943.5">
                <text:p>22943.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">
                <text:p>4</text:p>
              </table:table-cell>
              <table:table-cell office:value-type="float" office:value="24594">
                <text:p>2459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">
                <text:p>4</text:p>
              </table:table-cell>
              <table:table-cell office:value-type="float" office:value="21063">
                <text:p>2106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">
                <text:p>4</text:p>
              </table:table-cell>
              <table:table-cell office:value-type="float" office:value="26469.5">
                <text:p>26469.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">
                <text:p>4</text:p>
              </table:table-cell>
              <table:table-cell office:value-type="float" office:value="24578.5">
                <text:p>24578.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">
                <text:p>4</text:p>
              </table:table-cell>
              <table:table-cell office:value-type="float" office:value="25779.5">
                <text:p>25779.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">
                <text:p>4</text:p>
              </table:table-cell>
              <table:table-cell office:value-type="float" office:value="25937.5">
                <text:p>25937.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">
                <text:p>4</text:p>
              </table:table-cell>
              <table:table-cell office:value-type="float" office:value="28460">
                <text:p>2846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">
                <text:p>4</text:p>
              </table:table-cell>
              <table:table-cell office:value-type="float" office:value="26265">
                <text:p>2626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">
                <text:p>4</text:p>
              </table:table-cell>
              <table:table-cell office:value-type="float" office:value="27408.5">
                <text:p>27408.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">
                <text:p>4</text:p>
              </table:table-cell>
              <table:table-cell office:value-type="float" office:value="23435.5">
                <text:p>23435.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">
                <text:p>4</text:p>
              </table:table-cell>
              <table:table-cell office:value-type="float" office:value="22852">
                <text:p>2285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">
                <text:p>4</text:p>
              </table:table-cell>
              <table:table-cell office:value-type="float" office:value="21928">
                <text:p>2192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">
                <text:p>4</text:p>
              </table:table-cell>
              <table:table-cell office:value-type="float" office:value="25024.5">
                <text:p>25024.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">
                <text:p>4</text:p>
              </table:table-cell>
              <table:table-cell office:value-type="float" office:value="24294.5">
                <text:p>24294.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">
                <text:p>4</text:p>
              </table:table-cell>
              <table:table-cell office:value-type="float" office:value="27865.5">
                <text:p>27865.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">
                <text:p>4</text:p>
              </table:table-cell>
              <table:table-cell office:value-type="float" office:value="25346">
                <text:p>2534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">
                <text:p>4</text:p>
              </table:table-cell>
              <table:table-cell office:value-type="float" office:value="27783.5">
                <text:p>27783.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">
                <text:p>4</text:p>
              </table:table-cell>
              <table:table-cell office:value-type="float" office:value="24409.5">
                <text:p>24409.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">
                <text:p>4</text:p>
              </table:table-cell>
              <table:table-cell office:value-type="float" office:value="26688.5">
                <text:p>26688.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">
                <text:p>4</text:p>
              </table:table-cell>
              <table:table-cell office:value-type="float" office:value="27657.5">
                <text:p>27657.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">
                <text:p>4</text:p>
              </table:table-cell>
              <table:table-cell office:value-type="float" office:value="26287">
                <text:p>2628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">
                <text:p>4</text:p>
              </table:table-cell>
              <table:table-cell office:value-type="float" office:value="24871">
                <text:p>2487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">
                <text:p>4</text:p>
              </table:table-cell>
              <table:table-cell office:value-type="float" office:value="26634">
                <text:p>2663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">
                <text:p>4</text:p>
              </table:table-cell>
              <table:table-cell office:value-type="float" office:value="24417.5">
                <text:p>24417.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">
                <text:p>4</text:p>
              </table:table-cell>
              <table:table-cell office:value-type="float" office:value="21418.5">
                <text:p>21418.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">
                <text:p>4</text:p>
              </table:table-cell>
              <table:table-cell office:value-type="float" office:value="26997.5">
                <text:p>26997.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">
                <text:p>4</text:p>
              </table:table-cell>
              <table:table-cell office:value-type="float" office:value="27504.5">
                <text:p>27504.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">
                <text:p>4</text:p>
              </table:table-cell>
              <table:table-cell office:value-type="float" office:value="21472">
                <text:p>2147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">
                <text:p>4</text:p>
              </table:table-cell>
              <table:table-cell office:value-type="float" office:value="26250">
                <text:p>2625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">
                <text:p>4</text:p>
              </table:table-cell>
              <table:table-cell office:value-type="float" office:value="26160">
                <text:p>2616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">
                <text:p>4</text:p>
              </table:table-cell>
              <table:table-cell office:value-type="float" office:value="27828.5">
                <text:p>27828.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">
                <text:p>4</text:p>
              </table:table-cell>
              <table:table-cell office:value-type="float" office:value="26752.5">
                <text:p>26752.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">
                <text:p>4</text:p>
              </table:table-cell>
              <table:table-cell office:value-type="float" office:value="24370">
                <text:p>2437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">
                <text:p>4</text:p>
              </table:table-cell>
              <table:table-cell office:value-type="float" office:value="21989">
                <text:p>2198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">
                <text:p>4</text:p>
              </table:table-cell>
              <table:table-cell office:value-type="float" office:value="25442.5">
                <text:p>25442.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">
                <text:p>4</text:p>
              </table:table-cell>
              <table:table-cell office:value-type="float" office:value="25075">
                <text:p>2507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">
                <text:p>4</text:p>
              </table:table-cell>
              <table:table-cell office:value-type="float" office:value="27190">
                <text:p>2719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">
                <text:p>4</text:p>
              </table:table-cell>
              <table:table-cell office:value-type="float" office:value="27128.5">
                <text:p>27128.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">
                <text:p>4</text:p>
              </table:table-cell>
              <table:table-cell office:value-type="float" office:value="27026.5">
                <text:p>27026.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">
                <text:p>4</text:p>
              </table:table-cell>
              <table:table-cell office:value-type="float" office:value="25784.5">
                <text:p>25784.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">
                <text:p>4</text:p>
              </table:table-cell>
              <table:table-cell office:value-type="float" office:value="24112">
                <text:p>2411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">
                <text:p>4</text:p>
              </table:table-cell>
              <table:table-cell office:value-type="float" office:value="29910">
                <text:p>2991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">
                <text:p>4</text:p>
              </table:table-cell>
              <table:table-cell office:value-type="float" office:value="24212.5">
                <text:p>24212.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">
                <text:p>4</text:p>
              </table:table-cell>
              <table:table-cell office:value-type="float" office:value="23457.5">
                <text:p>23457.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">
                <text:p>4</text:p>
              </table:table-cell>
              <table:table-cell office:value-type="float" office:value="22196.5">
                <text:p>22196.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">
                <text:p>4</text:p>
              </table:table-cell>
              <table:table-cell office:value-type="float" office:value="22582">
                <text:p>2258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">
                <text:p>4</text:p>
              </table:table-cell>
              <table:table-cell office:value-type="float" office:value="27534">
                <text:p>2753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5">
                <text:p>5</text:p>
              </table:table-cell>
              <table:table-cell office:value-type="float" office:value="26013.5">
                <text:p>26013.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5">
                <text:p>5</text:p>
              </table:table-cell>
              <table:table-cell office:value-type="float" office:value="27271">
                <text:p>2727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">
                <text:p>5</text:p>
              </table:table-cell>
              <table:table-cell office:value-type="float" office:value="24283.5">
                <text:p>24283.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5">
                <text:p>5</text:p>
              </table:table-cell>
              <table:table-cell office:value-type="float" office:value="24620.5">
                <text:p>24620.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">
                <text:p>5</text:p>
              </table:table-cell>
              <table:table-cell office:value-type="float" office:value="23666.5">
                <text:p>23666.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5">
                <text:p>5</text:p>
              </table:table-cell>
              <table:table-cell office:value-type="float" office:value="23741">
                <text:p>2374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5">
                <text:p>5</text:p>
              </table:table-cell>
              <table:table-cell office:value-type="float" office:value="21442.5">
                <text:p>21442.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5">
                <text:p>5</text:p>
              </table:table-cell>
              <table:table-cell office:value-type="float" office:value="28816">
                <text:p>2881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5">
                <text:p>5</text:p>
              </table:table-cell>
              <table:table-cell office:value-type="float" office:value="28072">
                <text:p>2807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5">
                <text:p>5</text:p>
              </table:table-cell>
              <table:table-cell office:value-type="float" office:value="22800.5">
                <text:p>22800.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5">
                <text:p>5</text:p>
              </table:table-cell>
              <table:table-cell office:value-type="float" office:value="29812">
                <text:p>2981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5">
                <text:p>5</text:p>
              </table:table-cell>
              <table:table-cell office:value-type="float" office:value="21304.5">
                <text:p>21304.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5">
                <text:p>5</text:p>
              </table:table-cell>
              <table:table-cell office:value-type="float" office:value="21092.5">
                <text:p>21092.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5">
                <text:p>5</text:p>
              </table:table-cell>
              <table:table-cell office:value-type="float" office:value="24813.5">
                <text:p>24813.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5">
                <text:p>5</text:p>
              </table:table-cell>
              <table:table-cell office:value-type="float" office:value="22508">
                <text:p>2250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5">
                <text:p>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5">
                <text:p>5</text:p>
              </table:table-cell>
              <table:table-cell office:value-type="float" office:value="23872.5">
                <text:p>23872.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5">
                <text:p>5</text:p>
              </table:table-cell>
              <table:table-cell office:value-type="float" office:value="24638">
                <text:p>2463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5">
                <text:p>5</text:p>
              </table:table-cell>
              <table:table-cell office:value-type="float" office:value="27758">
                <text:p>2775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5">
                <text:p>5</text:p>
              </table:table-cell>
              <table:table-cell office:value-type="float" office:value="27368.5">
                <text:p>27368.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5">
                <text:p>5</text:p>
              </table:table-cell>
              <table:table-cell office:value-type="float" office:value="27257">
                <text:p>2725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5">
                <text:p>5</text:p>
              </table:table-cell>
              <table:table-cell office:value-type="float" office:value="23738.5">
                <text:p>23738.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5">
                <text:p>5</text:p>
              </table:table-cell>
              <table:table-cell office:value-type="float" office:value="23739.5">
                <text:p>23739.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">
                <text:p>5</text:p>
              </table:table-cell>
              <table:table-cell office:value-type="float" office:value="20424.5">
                <text:p>20424.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5">
                <text:p>5</text:p>
              </table:table-cell>
              <table:table-cell office:value-type="float" office:value="25816.5">
                <text:p>25816.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5">
                <text:p>5</text:p>
              </table:table-cell>
              <table:table-cell office:value-type="float" office:value="26722">
                <text:p>2672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5">
                <text:p>5</text:p>
              </table:table-cell>
              <table:table-cell office:value-type="float" office:value="23224.5">
                <text:p>23224.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5">
                <text:p>5</text:p>
              </table:table-cell>
              <table:table-cell office:value-type="float" office:value="24252">
                <text:p>2425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5">
                <text:p>5</text:p>
              </table:table-cell>
              <table:table-cell office:value-type="float" office:value="26897">
                <text:p>2689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5">
                <text:p>5</text:p>
              </table:table-cell>
              <table:table-cell office:value-type="float" office:value="26035.5">
                <text:p>26035.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5">
                <text:p>5</text:p>
              </table:table-cell>
              <table:table-cell office:value-type="float" office:value="24835">
                <text:p>2483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5">
                <text:p>5</text:p>
              </table:table-cell>
              <table:table-cell office:value-type="float" office:value="28400.5">
                <text:p>28400.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5">
                <text:p>5</text:p>
              </table:table-cell>
              <table:table-cell office:value-type="float" office:value="20778.5">
                <text:p>20778.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5">
                <text:p>5</text:p>
              </table:table-cell>
              <table:table-cell office:value-type="float" office:value="22094.5">
                <text:p>22094.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5">
                <text:p>5</text:p>
              </table:table-cell>
              <table:table-cell office:value-type="float" office:value="26931">
                <text:p>2693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5">
                <text:p>5</text:p>
              </table:table-cell>
              <table:table-cell office:value-type="float" office:value="21694">
                <text:p>2169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5">
                <text:p>5</text:p>
              </table:table-cell>
              <table:table-cell office:value-type="float" office:value="22698">
                <text:p>2269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5">
                <text:p>5</text:p>
              </table:table-cell>
              <table:table-cell office:value-type="float" office:value="30136.5">
                <text:p>30136.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5">
                <text:p>5</text:p>
              </table:table-cell>
              <table:table-cell office:value-type="float" office:value="24754">
                <text:p>24754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5">
                <text:p>5</text:p>
              </table:table-cell>
              <table:table-cell office:value-type="float" office:value="27947.5">
                <text:p>27947.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5">
                <text:p>5</text:p>
              </table:table-cell>
              <table:table-cell office:value-type="float" office:value="21176">
                <text:p>21176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5">
                <text:p>5</text:p>
              </table:table-cell>
              <table:table-cell office:value-type="float" office:value="25303.5">
                <text:p>25303.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5">
                <text:p>5</text:p>
              </table:table-cell>
              <table:table-cell office:value-type="float" office:value="25774.5">
                <text:p>25774.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5">
                <text:p>5</text:p>
              </table:table-cell>
              <table:table-cell office:value-type="float" office:value="26841">
                <text:p>2684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5">
                <text:p>5</text:p>
              </table:table-cell>
              <table:table-cell office:value-type="float" office:value="19663.5">
                <text:p>19663.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5">
                <text:p>5</text:p>
              </table:table-cell>
              <table:table-cell office:value-type="float" office:value="22749">
                <text:p>2274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5">
                <text:p>5</text:p>
              </table:table-cell>
              <table:table-cell office:value-type="float" office:value="22097.5">
                <text:p>22097.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5">
                <text:p>5</text:p>
              </table:table-cell>
              <table:table-cell office:value-type="float" office:value="27750">
                <text:p>2775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5">
                <text:p>5</text:p>
              </table:table-cell>
              <table:table-cell office:value-type="float" office:value="28500">
                <text:p>2850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5">
                <text:p>5</text:p>
              </table:table-cell>
              <table:table-cell office:value-type="float" office:value="18442">
                <text:p>1844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5">
                <text:p>5</text:p>
              </table:table-cell>
              <table:table-cell office:value-type="float" office:value="21903">
                <text:p>2190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5">
                <text:p>5</text:p>
              </table:table-cell>
              <table:table-cell office:value-type="float" office:value="25777.5">
                <text:p>25777.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5">
                <text:p>5</text:p>
              </table:table-cell>
              <table:table-cell office:value-type="float" office:value="26344.5">
                <text:p>26344.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5">
                <text:p>5</text:p>
              </table:table-cell>
              <table:table-cell office:value-type="float" office:value="25181.5">
                <text:p>25181.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5">
                <text:p>5</text:p>
              </table:table-cell>
              <table:table-cell office:value-type="float" office:value="22251">
                <text:p>2225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5">
                <text:p>5</text:p>
              </table:table-cell>
              <table:table-cell office:value-type="float" office:value="21361.5">
                <text:p>21361.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5">
                <text:p>5</text:p>
              </table:table-cell>
              <table:table-cell office:value-type="float" office:value="23337">
                <text:p>2333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5">
                <text:p>5</text:p>
              </table:table-cell>
              <table:table-cell office:value-type="float" office:value="25736">
                <text:p>2573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5">
                <text:p>5</text:p>
              </table:table-cell>
              <table:table-cell office:value-type="float" office:value="21424">
                <text:p>2142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5">
                <text:p>5</text:p>
              </table:table-cell>
              <table:table-cell office:value-type="float" office:value="22954.5">
                <text:p>22954.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5">
                <text:p>5</text:p>
              </table:table-cell>
              <table:table-cell office:value-type="float" office:value="26880.5">
                <text:p>26880.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5">
                <text:p>5</text:p>
              </table:table-cell>
              <table:table-cell office:value-type="float" office:value="25573">
                <text:p>2557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5">
                <text:p>5</text:p>
              </table:table-cell>
              <table:table-cell office:value-type="float" office:value="26770">
                <text:p>2677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5">
                <text:p>5</text:p>
              </table:table-cell>
              <table:table-cell office:value-type="float" office:value="25472.5">
                <text:p>25472.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5">
                <text:p>5</text:p>
              </table:table-cell>
              <table:table-cell office:value-type="float" office:value="28155.5">
                <text:p>28155.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5">
                <text:p>5</text:p>
              </table:table-cell>
              <table:table-cell office:value-type="float" office:value="25730">
                <text:p>2573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5">
                <text:p>5</text:p>
              </table:table-cell>
              <table:table-cell office:value-type="float" office:value="29066.5">
                <text:p>29066.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5">
                <text:p>5</text:p>
              </table:table-cell>
              <table:table-cell office:value-type="float" office:value="23147.5">
                <text:p>23147.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5">
                <text:p>5</text:p>
              </table:table-cell>
              <table:table-cell office:value-type="float" office:value="26099.5">
                <text:p>26099.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5">
                <text:p>5</text:p>
              </table:table-cell>
              <table:table-cell office:value-type="float" office:value="24607">
                <text:p>24607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5">
                <text:p>5</text:p>
              </table:table-cell>
              <table:table-cell office:value-type="float" office:value="28752.5">
                <text:p>28752.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5">
                <text:p>5</text:p>
              </table:table-cell>
              <table:table-cell office:value-type="float" office:value="23012.5">
                <text:p>23012.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5">
                <text:p>5</text:p>
              </table:table-cell>
              <table:table-cell office:value-type="float" office:value="23869.5">
                <text:p>23869.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5">
                <text:p>5</text:p>
              </table:table-cell>
              <table:table-cell office:value-type="float" office:value="28851.5">
                <text:p>28851.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5">
                <text:p>5</text:p>
              </table:table-cell>
              <table:table-cell office:value-type="float" office:value="23723">
                <text:p>2372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5">
                <text:p>5</text:p>
              </table:table-cell>
              <table:table-cell office:value-type="float" office:value="24320">
                <text:p>2432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5">
                <text:p>5</text:p>
              </table:table-cell>
              <table:table-cell office:value-type="float" office:value="24729.5">
                <text:p>24729.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5">
                <text:p>5</text:p>
              </table:table-cell>
              <table:table-cell office:value-type="float" office:value="25229.5">
                <text:p>25229.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">
                <text:p>5</text:p>
              </table:table-cell>
              <table:table-cell office:value-type="float" office:value="29476.5">
                <text:p>29476.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">
                <text:p>5</text:p>
              </table:table-cell>
              <table:table-cell office:value-type="float" office:value="23346">
                <text:p>23346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">
                <text:p>5</text:p>
              </table:table-cell>
              <table:table-cell office:value-type="float" office:value="18397">
                <text:p>18397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5">
                <text:p>5</text:p>
              </table:table-cell>
              <table:table-cell office:value-type="float" office:value="26308">
                <text:p>2630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5">
                <text:p>5</text:p>
              </table:table-cell>
              <table:table-cell office:value-type="float" office:value="27585.5">
                <text:p>27585.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5">
                <text:p>5</text:p>
              </table:table-cell>
              <table:table-cell office:value-type="float" office:value="25551">
                <text:p>2555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5">
                <text:p>5</text:p>
              </table:table-cell>
              <table:table-cell office:value-type="float" office:value="26416.5">
                <text:p>26416.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5">
                <text:p>5</text:p>
              </table:table-cell>
              <table:table-cell office:value-type="float" office:value="25940.5">
                <text:p>25940.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5">
                <text:p>5</text:p>
              </table:table-cell>
              <table:table-cell office:value-type="float" office:value="27125.5">
                <text:p>27125.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5">
                <text:p>5</text:p>
              </table:table-cell>
              <table:table-cell office:value-type="float" office:value="22162">
                <text:p>2216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5">
                <text:p>5</text:p>
              </table:table-cell>
              <table:table-cell office:value-type="float" office:value="23536">
                <text:p>2353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5">
                <text:p>5</text:p>
              </table:table-cell>
              <table:table-cell office:value-type="float" office:value="26787">
                <text:p>2678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5">
                <text:p>5</text:p>
              </table:table-cell>
              <table:table-cell office:value-type="float" office:value="25235">
                <text:p>2523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5">
                <text:p>5</text:p>
              </table:table-cell>
              <table:table-cell office:value-type="float" office:value="23884">
                <text:p>23884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5">
                <text:p>5</text:p>
              </table:table-cell>
              <table:table-cell office:value-type="float" office:value="23515">
                <text:p>2351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5">
                <text:p>5</text:p>
              </table:table-cell>
              <table:table-cell office:value-type="float" office:value="21896.5">
                <text:p>21896.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5">
                <text:p>5</text:p>
              </table:table-cell>
              <table:table-cell office:value-type="float" office:value="24672.5">
                <text:p>24672.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5">
                <text:p>5</text:p>
              </table:table-cell>
              <table:table-cell office:value-type="float" office:value="23117.5">
                <text:p>23117.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5">
                <text:p>5</text:p>
              </table:table-cell>
              <table:table-cell office:value-type="float" office:value="25726">
                <text:p>25726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5">
                <text:p>5</text:p>
              </table:table-cell>
              <table:table-cell office:value-type="float" office:value="20376.5">
                <text:p>20376.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5">
                <text:p>5</text:p>
              </table:table-cell>
              <table:table-cell office:value-type="float" office:value="24278.5">
                <text:p>24278.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5">
                <text:p>5</text:p>
              </table:table-cell>
              <table:table-cell office:value-type="float" office:value="28855.5">
                <text:p>28855.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5">
                <text:p>5</text:p>
              </table:table-cell>
              <table:table-cell office:value-type="float" office:value="22075.5">
                <text:p>22075.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5">
                <text:p>5</text:p>
              </table:table-cell>
              <table:table-cell office:value-type="float" office:value="26067">
                <text:p>26067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5">
                <text:p>5</text:p>
              </table:table-cell>
              <table:table-cell office:value-type="float" office:value="25081">
                <text:p>2508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5">
                <text:p>5</text:p>
              </table:table-cell>
              <table:table-cell office:value-type="float" office:value="28375.5">
                <text:p>28375.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5">
                <text:p>5</text:p>
              </table:table-cell>
              <table:table-cell office:value-type="float" office:value="24511">
                <text:p>2451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5">
                <text:p>5</text:p>
              </table:table-cell>
              <table:table-cell office:value-type="float" office:value="30095">
                <text:p>3009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5">
                <text:p>5</text:p>
              </table:table-cell>
              <table:table-cell office:value-type="float" office:value="25583.5">
                <text:p>25583.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5">
                <text:p>5</text:p>
              </table:table-cell>
              <table:table-cell office:value-type="float" office:value="28706.5">
                <text:p>28706.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5">
                <text:p>5</text:p>
              </table:table-cell>
              <table:table-cell office:value-type="float" office:value="25148.5">
                <text:p>25148.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5">
                <text:p>5</text:p>
              </table:table-cell>
              <table:table-cell office:value-type="float" office:value="26776">
                <text:p>2677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5">
                <text:p>5</text:p>
              </table:table-cell>
              <table:table-cell office:value-type="float" office:value="22949">
                <text:p>2294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5">
                <text:p>5</text:p>
              </table:table-cell>
              <table:table-cell office:value-type="float" office:value="21469.5">
                <text:p>21469.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5">
                <text:p>5</text:p>
              </table:table-cell>
              <table:table-cell office:value-type="float" office:value="28499.5">
                <text:p>28499.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5">
                <text:p>5</text:p>
              </table:table-cell>
              <table:table-cell office:value-type="float" office:value="23568">
                <text:p>23568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5">
                <text:p>5</text:p>
              </table:table-cell>
              <table:table-cell office:value-type="float" office:value="26464">
                <text:p>26464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5">
                <text:p>5</text:p>
              </table:table-cell>
              <table:table-cell office:value-type="float" office:value="30321.5">
                <text:p>30321.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">
                <text:p>5</text:p>
              </table:table-cell>
              <table:table-cell office:value-type="float" office:value="25378.5">
                <text:p>25378.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5">
                <text:p>5</text:p>
              </table:table-cell>
              <table:table-cell office:value-type="float" office:value="26348.5">
                <text:p>26348.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5">
                <text:p>5</text:p>
              </table:table-cell>
              <table:table-cell office:value-type="float" office:value="25175">
                <text:p>2517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5">
                <text:p>5</text:p>
              </table:table-cell>
              <table:table-cell office:value-type="float" office:value="28570.5">
                <text:p>28570.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5">
                <text:p>5</text:p>
              </table:table-cell>
              <table:table-cell office:value-type="float" office:value="25978">
                <text:p>2597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5">
                <text:p>5</text:p>
              </table:table-cell>
              <table:table-cell office:value-type="float" office:value="25973">
                <text:p>2597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5">
                <text:p>5</text:p>
              </table:table-cell>
              <table:table-cell office:value-type="float" office:value="28098">
                <text:p>2809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5">
                <text:p>5</text:p>
              </table:table-cell>
              <table:table-cell office:value-type="float" office:value="20812">
                <text:p>2081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5">
                <text:p>5</text:p>
              </table:table-cell>
              <table:table-cell office:value-type="float" office:value="23390.5">
                <text:p>23390.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5">
                <text:p>5</text:p>
              </table:table-cell>
              <table:table-cell office:value-type="float" office:value="25229">
                <text:p>2522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5">
                <text:p>5</text:p>
              </table:table-cell>
              <table:table-cell office:value-type="float" office:value="26854">
                <text:p>26854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5">
                <text:p>5</text:p>
              </table:table-cell>
              <table:table-cell office:value-type="float" office:value="24777.5">
                <text:p>24777.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5">
                <text:p>5</text:p>
              </table:table-cell>
              <table:table-cell office:value-type="float" office:value="28552">
                <text:p>2855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5">
                <text:p>5</text:p>
              </table:table-cell>
              <table:table-cell office:value-type="float" office:value="27407.5">
                <text:p>27407.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5">
                <text:p>5</text:p>
              </table:table-cell>
              <table:table-cell office:value-type="float" office:value="22224.5">
                <text:p>22224.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5">
                <text:p>5</text:p>
              </table:table-cell>
              <table:table-cell office:value-type="float" office:value="23984">
                <text:p>2398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5">
                <text:p>5</text:p>
              </table:table-cell>
              <table:table-cell office:value-type="float" office:value="26822.5">
                <text:p>26822.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5">
                <text:p>5</text:p>
              </table:table-cell>
              <table:table-cell office:value-type="float" office:value="25741.5">
                <text:p>25741.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5">
                <text:p>5</text:p>
              </table:table-cell>
              <table:table-cell office:value-type="float" office:value="31412">
                <text:p>3141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5">
                <text:p>5</text:p>
              </table:table-cell>
              <table:table-cell office:value-type="float" office:value="22145">
                <text:p>2214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5">
                <text:p>5</text:p>
              </table:table-cell>
              <table:table-cell office:value-type="float" office:value="24097">
                <text:p>2409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5">
                <text:p>5</text:p>
              </table:table-cell>
              <table:table-cell office:value-type="float" office:value="29135">
                <text:p>2913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5">
                <text:p>5</text:p>
              </table:table-cell>
              <table:table-cell office:value-type="float" office:value="27202">
                <text:p>2720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5">
                <text:p>5</text:p>
              </table:table-cell>
              <table:table-cell office:value-type="float" office:value="23256">
                <text:p>23256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5">
                <text:p>5</text:p>
              </table:table-cell>
              <table:table-cell office:value-type="float" office:value="23382.5">
                <text:p>23382.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5">
                <text:p>5</text:p>
              </table:table-cell>
              <table:table-cell office:value-type="float" office:value="26607.5">
                <text:p>26607.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5">
                <text:p>5</text:p>
              </table:table-cell>
              <table:table-cell office:value-type="float" office:value="28154">
                <text:p>28154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5">
                <text:p>5</text:p>
              </table:table-cell>
              <table:table-cell office:value-type="float" office:value="26473.5">
                <text:p>26473.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5">
                <text:p>5</text:p>
              </table:table-cell>
              <table:table-cell office:value-type="float" office:value="22791">
                <text:p>22791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5">
                <text:p>5</text:p>
              </table:table-cell>
              <table:table-cell office:value-type="float" office:value="19863">
                <text:p>1986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5">
                <text:p>5</text:p>
              </table:table-cell>
              <table:table-cell office:value-type="float" office:value="26639">
                <text:p>2663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5">
                <text:p>5</text:p>
              </table:table-cell>
              <table:table-cell office:value-type="float" office:value="29890">
                <text:p>2989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5">
                <text:p>5</text:p>
              </table:table-cell>
              <table:table-cell office:value-type="float" office:value="23391.5">
                <text:p>23391.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5">
                <text:p>5</text:p>
              </table:table-cell>
              <table:table-cell office:value-type="float" office:value="27905">
                <text:p>2790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5">
                <text:p>5</text:p>
              </table:table-cell>
              <table:table-cell office:value-type="float" office:value="20570">
                <text:p>2057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5">
                <text:p>5</text:p>
              </table:table-cell>
              <table:table-cell office:value-type="float" office:value="25678.5">
                <text:p>25678.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5">
                <text:p>5</text:p>
              </table:table-cell>
              <table:table-cell office:value-type="float" office:value="29351.5">
                <text:p>29351.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5">
                <text:p>5</text:p>
              </table:table-cell>
              <table:table-cell office:value-type="float" office:value="19880.5">
                <text:p>19880.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5">
                <text:p>5</text:p>
              </table:table-cell>
              <table:table-cell office:value-type="float" office:value="24658">
                <text:p>24658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5">
                <text:p>5</text:p>
              </table:table-cell>
              <table:table-cell office:value-type="float" office:value="25584">
                <text:p>2558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5">
                <text:p>5</text:p>
              </table:table-cell>
              <table:table-cell office:value-type="float" office:value="24072.5">
                <text:p>24072.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5">
                <text:p>5</text:p>
              </table:table-cell>
              <table:table-cell office:value-type="float" office:value="21530.5">
                <text:p>21530.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5">
                <text:p>5</text:p>
              </table:table-cell>
              <table:table-cell office:value-type="float" office:value="22309">
                <text:p>2230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5">
                <text:p>5</text:p>
              </table:table-cell>
              <table:table-cell office:value-type="float" office:value="27176">
                <text:p>2717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5">
                <text:p>5</text:p>
              </table:table-cell>
              <table:table-cell office:value-type="float" office:value="25712.5">
                <text:p>25712.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5">
                <text:p>5</text:p>
              </table:table-cell>
              <table:table-cell office:value-type="float" office:value="25363.5">
                <text:p>25363.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5">
                <text:p>5</text:p>
              </table:table-cell>
              <table:table-cell office:value-type="float" office:value="23855.5">
                <text:p>23855.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5">
                <text:p>5</text:p>
              </table:table-cell>
              <table:table-cell office:value-type="float" office:value="24899.5">
                <text:p>24899.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5">
                <text:p>5</text:p>
              </table:table-cell>
              <table:table-cell office:value-type="float" office:value="27552">
                <text:p>27552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5">
                <text:p>5</text:p>
              </table:table-cell>
              <table:table-cell office:value-type="float" office:value="27940">
                <text:p>2794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5">
                <text:p>5</text:p>
              </table:table-cell>
              <table:table-cell office:value-type="float" office:value="25428.5">
                <text:p>25428.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5">
                <text:p>5</text:p>
              </table:table-cell>
              <table:table-cell office:value-type="float" office:value="30860">
                <text:p>3086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5">
                <text:p>5</text:p>
              </table:table-cell>
              <table:table-cell office:value-type="float" office:value="27454">
                <text:p>2745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5">
                <text:p>5</text:p>
              </table:table-cell>
              <table:table-cell office:value-type="float" office:value="31475.5">
                <text:p>31475.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5">
                <text:p>5</text:p>
              </table:table-cell>
              <table:table-cell office:value-type="float" office:value="26850">
                <text:p>2685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5">
                <text:p>5</text:p>
              </table:table-cell>
              <table:table-cell office:value-type="float" office:value="24199">
                <text:p>2419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5">
                <text:p>5</text:p>
              </table:table-cell>
              <table:table-cell office:value-type="float" office:value="29209">
                <text:p>29209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5">
                <text:p>5</text:p>
              </table:table-cell>
              <table:table-cell office:value-type="float" office:value="27201">
                <text:p>2720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5">
                <text:p>5</text:p>
              </table:table-cell>
              <table:table-cell office:value-type="float" office:value="22523.5">
                <text:p>22523.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5">
                <text:p>5</text:p>
              </table:table-cell>
              <table:table-cell office:value-type="float" office:value="27911">
                <text:p>2791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5">
                <text:p>5</text:p>
              </table:table-cell>
              <table:table-cell office:value-type="float" office:value="26937">
                <text:p>2693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5">
                <text:p>5</text:p>
              </table:table-cell>
              <table:table-cell office:value-type="float" office:value="24209.5">
                <text:p>24209.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5">
                <text:p>5</text:p>
              </table:table-cell>
              <table:table-cell office:value-type="float" office:value="25911.5">
                <text:p>25911.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5">
                <text:p>5</text:p>
              </table:table-cell>
              <table:table-cell office:value-type="float" office:value="21899.5">
                <text:p>21899.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5">
                <text:p>5</text:p>
              </table:table-cell>
              <table:table-cell office:value-type="float" office:value="20828">
                <text:p>2082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5">
                <text:p>5</text:p>
              </table:table-cell>
              <table:table-cell office:value-type="float" office:value="26835">
                <text:p>2683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5">
                <text:p>5</text:p>
              </table:table-cell>
              <table:table-cell office:value-type="float" office:value="24036">
                <text:p>2403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5">
                <text:p>5</text:p>
              </table:table-cell>
              <table:table-cell office:value-type="float" office:value="25946.5">
                <text:p>25946.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5">
                <text:p>5</text:p>
              </table:table-cell>
              <table:table-cell office:value-type="float" office:value="24141.5">
                <text:p>24141.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5">
                <text:p>5</text:p>
              </table:table-cell>
              <table:table-cell office:value-type="float" office:value="25099">
                <text:p>25099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5">
                <text:p>5</text:p>
              </table:table-cell>
              <table:table-cell office:value-type="float" office:value="28533.5">
                <text:p>28533.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5">
                <text:p>5</text:p>
              </table:table-cell>
              <table:table-cell office:value-type="float" office:value="25481">
                <text:p>2548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5">
                <text:p>5</text:p>
              </table:table-cell>
              <table:table-cell office:value-type="float" office:value="26070">
                <text:p>2607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5">
                <text:p>5</text:p>
              </table:table-cell>
              <table:table-cell office:value-type="float" office:value="23240">
                <text:p>23240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5">
                <text:p>5</text:p>
              </table:table-cell>
              <table:table-cell office:value-type="float" office:value="22630">
                <text:p>2263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5">
                <text:p>5</text:p>
              </table:table-cell>
              <table:table-cell office:value-type="float" office:value="28902.5">
                <text:p>28902.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5">
                <text:p>5</text:p>
              </table:table-cell>
              <table:table-cell office:value-type="float" office:value="30095.5">
                <text:p>30095.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5">
                <text:p>5</text:p>
              </table:table-cell>
              <table:table-cell office:value-type="float" office:value="22780">
                <text:p>22780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5">
                <text:p>5</text:p>
              </table:table-cell>
              <table:table-cell office:value-type="float" office:value="28363.5">
                <text:p>28363.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5">
                <text:p>5</text:p>
              </table:table-cell>
              <table:table-cell office:value-type="float" office:value="28120.5">
                <text:p>28120.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5">
                <text:p>5</text:p>
              </table:table-cell>
              <table:table-cell office:value-type="float" office:value="27498">
                <text:p>2749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5">
                <text:p>5</text:p>
              </table:table-cell>
              <table:table-cell office:value-type="float" office:value="22252.5">
                <text:p>22252.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5">
                <text:p>5</text:p>
              </table:table-cell>
              <table:table-cell office:value-type="float" office:value="25778">
                <text:p>25778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5">
                <text:p>5</text:p>
              </table:table-cell>
              <table:table-cell office:value-type="float" office:value="26453.5">
                <text:p>26453.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5">
                <text:p>5</text:p>
              </table:table-cell>
              <table:table-cell office:value-type="float" office:value="23606.5">
                <text:p>23606.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5">
                <text:p>5</text:p>
              </table:table-cell>
              <table:table-cell office:value-type="float" office:value="30661.5">
                <text:p>30661.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5">
                <text:p>5</text:p>
              </table:table-cell>
              <table:table-cell office:value-type="float" office:value="22797">
                <text:p>22797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5">
                <text:p>5</text:p>
              </table:table-cell>
              <table:table-cell office:value-type="float" office:value="20367.5">
                <text:p>20367.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5">
                <text:p>5</text:p>
              </table:table-cell>
              <table:table-cell office:value-type="float" office:value="24113">
                <text:p>24113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5">
                <text:p>5</text:p>
              </table:table-cell>
              <table:table-cell office:value-type="float" office:value="23303.5">
                <text:p>23303.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5">
                <text:p>5</text:p>
              </table:table-cell>
              <table:table-cell office:value-type="float" office:value="25740">
                <text:p>25740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5">
                <text:p>5</text:p>
              </table:table-cell>
              <table:table-cell office:value-type="float" office:value="24690.5">
                <text:p>24690.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5">
                <text:p>5</text:p>
              </table:table-cell>
              <table:table-cell office:value-type="float" office:value="27504">
                <text:p>27504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5">
                <text:p>5</text:p>
              </table:table-cell>
              <table:table-cell office:value-type="float" office:value="20628">
                <text:p>20628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5">
                <text:p>5</text:p>
              </table:table-cell>
              <table:table-cell office:value-type="float" office:value="22117">
                <text:p>22117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5">
                <text:p>5</text:p>
              </table:table-cell>
              <table:table-cell office:value-type="float" office:value="25770.5">
                <text:p>25770.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5">
                <text:p>5</text:p>
              </table:table-cell>
              <table:table-cell office:value-type="float" office:value="28656">
                <text:p>28656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5">
                <text:p>5</text:p>
              </table:table-cell>
              <table:table-cell office:value-type="float" office:value="27676.5">
                <text:p>27676.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5">
                <text:p>5</text:p>
              </table:table-cell>
              <table:table-cell office:value-type="float" office:value="23614.5">
                <text:p>23614.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5">
                <text:p>5</text:p>
              </table:table-cell>
              <table:table-cell office:value-type="float" office:value="28130">
                <text:p>28130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5">
                <text:p>5</text:p>
              </table:table-cell>
              <table:table-cell office:value-type="float" office:value="24568">
                <text:p>24568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5">
                <text:p>5</text:p>
              </table:table-cell>
              <table:table-cell office:value-type="float" office:value="27744">
                <text:p>27744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5">
                <text:p>5</text:p>
              </table:table-cell>
              <table:table-cell office:value-type="float" office:value="25798.5">
                <text:p>25798.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5">
                <text:p>5</text:p>
              </table:table-cell>
              <table:table-cell office:value-type="float" office:value="26661">
                <text:p>2666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5">
                <text:p>5</text:p>
              </table:table-cell>
              <table:table-cell office:value-type="float" office:value="24849">
                <text:p>24849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5">
                <text:p>5</text:p>
              </table:table-cell>
              <table:table-cell office:value-type="float" office:value="21379.5">
                <text:p>21379.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5">
                <text:p>5</text:p>
              </table:table-cell>
              <table:table-cell office:value-type="float" office:value="23858">
                <text:p>23858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5">
                <text:p>5</text:p>
              </table:table-cell>
              <table:table-cell office:value-type="float" office:value="33118">
                <text:p>33118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5">
                <text:p>5</text:p>
              </table:table-cell>
              <table:table-cell office:value-type="float" office:value="24162.5">
                <text:p>24162.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5">
                <text:p>5</text:p>
              </table:table-cell>
              <table:table-cell office:value-type="float" office:value="22264.5">
                <text:p>22264.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5">
                <text:p>5</text:p>
              </table:table-cell>
              <table:table-cell office:value-type="float" office:value="26245">
                <text:p>2624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5">
                <text:p>5</text:p>
              </table:table-cell>
              <table:table-cell office:value-type="float" office:value="25043">
                <text:p>2504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5">
                <text:p>5</text:p>
              </table:table-cell>
              <table:table-cell office:value-type="float" office:value="25286">
                <text:p>25286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5">
                <text:p>5</text:p>
              </table:table-cell>
              <table:table-cell office:value-type="float" office:value="24574">
                <text:p>24574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5">
                <text:p>5</text:p>
              </table:table-cell>
              <table:table-cell office:value-type="float" office:value="26611.5">
                <text:p>26611.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5">
                <text:p>5</text:p>
              </table:table-cell>
              <table:table-cell office:value-type="float" office:value="24586">
                <text:p>24586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5">
                <text:p>5</text:p>
              </table:table-cell>
              <table:table-cell office:value-type="float" office:value="22519">
                <text:p>22519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5">
                <text:p>5</text:p>
              </table:table-cell>
              <table:table-cell office:value-type="float" office:value="22768.5">
                <text:p>22768.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5">
                <text:p>5</text:p>
              </table:table-cell>
              <table:table-cell office:value-type="float" office:value="24630">
                <text:p>24630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5">
                <text:p>5</text:p>
              </table:table-cell>
              <table:table-cell office:value-type="float" office:value="26911.5">
                <text:p>26911.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5">
                <text:p>5</text:p>
              </table:table-cell>
              <table:table-cell office:value-type="float" office:value="22744">
                <text:p>22744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5">
                <text:p>5</text:p>
              </table:table-cell>
              <table:table-cell office:value-type="float" office:value="24139.5">
                <text:p>24139.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5">
                <text:p>5</text:p>
              </table:table-cell>
              <table:table-cell office:value-type="float" office:value="23510.5">
                <text:p>23510.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5">
                <text:p>5</text:p>
              </table:table-cell>
              <table:table-cell office:value-type="float" office:value="26515.5">
                <text:p>26515.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5">
                <text:p>5</text:p>
              </table:table-cell>
              <table:table-cell office:value-type="float" office:value="21542.5">
                <text:p>21542.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5">
                <text:p>5</text:p>
              </table:table-cell>
              <table:table-cell office:value-type="float" office:value="31264.5">
                <text:p>31264.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5">
                <text:p>5</text:p>
              </table:table-cell>
              <table:table-cell office:value-type="float" office:value="23457.5">
                <text:p>23457.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5">
                <text:p>5</text:p>
              </table:table-cell>
              <table:table-cell office:value-type="float" office:value="23274.5">
                <text:p>23274.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5">
                <text:p>5</text:p>
              </table:table-cell>
              <table:table-cell office:value-type="float" office:value="21986.5">
                <text:p>21986.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5">
                <text:p>5</text:p>
              </table:table-cell>
              <table:table-cell office:value-type="float" office:value="26971">
                <text:p>26971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5">
                <text:p>5</text:p>
              </table:table-cell>
              <table:table-cell office:value-type="float" office:value="27017.5">
                <text:p>27017.5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5">
                <text:p>5</text:p>
              </table:table-cell>
              <table:table-cell office:value-type="float" office:value="27102">
                <text:p>27102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5">
                <text:p>5</text:p>
              </table:table-cell>
              <table:table-cell office:value-type="float" office:value="28022">
                <text:p>28022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5">
                <text:p>5</text:p>
              </table:table-cell>
              <table:table-cell office:value-type="float" office:value="28007">
                <text:p>28007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6">
                <text:p>6</text:p>
              </table:table-cell>
              <table:table-cell office:value-type="float" office:value="26417">
                <text:p>26417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6">
                <text:p>6</text:p>
              </table:table-cell>
              <table:table-cell office:value-type="float" office:value="23185.5">
                <text:p>23185.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6">
                <text:p>6</text:p>
              </table:table-cell>
              <table:table-cell office:value-type="float" office:value="25486.5">
                <text:p>25486.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6">
                <text:p>6</text:p>
              </table:table-cell>
              <table:table-cell office:value-type="float" office:value="25487">
                <text:p>25487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6">
                <text:p>6</text:p>
              </table:table-cell>
              <table:table-cell office:value-type="float" office:value="26473">
                <text:p>2647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6">
                <text:p>6</text:p>
              </table:table-cell>
              <table:table-cell office:value-type="float" office:value="22469">
                <text:p>22469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6">
                <text:p>6</text:p>
              </table:table-cell>
              <table:table-cell office:value-type="float" office:value="21081">
                <text:p>2108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6">
                <text:p>6</text:p>
              </table:table-cell>
              <table:table-cell office:value-type="float" office:value="26365">
                <text:p>2636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6">
                <text:p>6</text:p>
              </table:table-cell>
              <table:table-cell office:value-type="float" office:value="21748.5">
                <text:p>21748.5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6">
                <text:p>6</text:p>
              </table:table-cell>
              <table:table-cell office:value-type="float" office:value="25099">
                <text:p>25099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6">
                <text:p>6</text:p>
              </table:table-cell>
              <table:table-cell office:value-type="float" office:value="24862">
                <text:p>24862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6">
                <text:p>6</text:p>
              </table:table-cell>
              <table:table-cell office:value-type="float" office:value="25981">
                <text:p>2598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6">
                <text:p>6</text:p>
              </table:table-cell>
              <table:table-cell office:value-type="float" office:value="26948.5">
                <text:p>26948.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6">
                <text:p>6</text:p>
              </table:table-cell>
              <table:table-cell office:value-type="float" office:value="22136">
                <text:p>22136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6">
                <text:p>6</text:p>
              </table:table-cell>
              <table:table-cell office:value-type="float" office:value="21536">
                <text:p>21536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6">
                <text:p>6</text:p>
              </table:table-cell>
              <table:table-cell office:value-type="float" office:value="27823.5">
                <text:p>27823.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6">
                <text:p>6</text:p>
              </table:table-cell>
              <table:table-cell office:value-type="float" office:value="27883">
                <text:p>27883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6">
                <text:p>6</text:p>
              </table:table-cell>
              <table:table-cell office:value-type="float" office:value="26073.5">
                <text:p>26073.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6">
                <text:p>6</text:p>
              </table:table-cell>
              <table:table-cell office:value-type="float" office:value="29164.5">
                <text:p>29164.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6">
                <text:p>6</text:p>
              </table:table-cell>
              <table:table-cell office:value-type="float" office:value="19258.5">
                <text:p>19258.5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6">
                <text:p>6</text:p>
              </table:table-cell>
              <table:table-cell office:value-type="float" office:value="22815">
                <text:p>2281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6">
                <text:p>6</text:p>
              </table:table-cell>
              <table:table-cell office:value-type="float" office:value="29015">
                <text:p>2901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6">
                <text:p>6</text:p>
              </table:table-cell>
              <table:table-cell office:value-type="float" office:value="23124.5">
                <text:p>23124.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6">
                <text:p>6</text:p>
              </table:table-cell>
              <table:table-cell office:value-type="float" office:value="23600.5">
                <text:p>23600.5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6">
                <text:p>6</text:p>
              </table:table-cell>
              <table:table-cell office:value-type="float" office:value="24307.5">
                <text:p>24307.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6">
                <text:p>6</text:p>
              </table:table-cell>
              <table:table-cell office:value-type="float" office:value="24465">
                <text:p>2446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6">
                <text:p>6</text:p>
              </table:table-cell>
              <table:table-cell office:value-type="float" office:value="23114.5">
                <text:p>23114.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6">
                <text:p>6</text:p>
              </table:table-cell>
              <table:table-cell office:value-type="float" office:value="23546.5">
                <text:p>23546.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6">
                <text:p>6</text:p>
              </table:table-cell>
              <table:table-cell office:value-type="float" office:value="24842">
                <text:p>24842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6">
                <text:p>6</text:p>
              </table:table-cell>
              <table:table-cell office:value-type="float" office:value="21956">
                <text:p>21956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6">
                <text:p>6</text:p>
              </table:table-cell>
              <table:table-cell office:value-type="float" office:value="28411">
                <text:p>28411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6">
                <text:p>6</text:p>
              </table:table-cell>
              <table:table-cell office:value-type="float" office:value="25806">
                <text:p>25806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6">
                <text:p>6</text:p>
              </table:table-cell>
              <table:table-cell office:value-type="float" office:value="24770">
                <text:p>24770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6">
                <text:p>6</text:p>
              </table:table-cell>
              <table:table-cell office:value-type="float" office:value="28573.5">
                <text:p>28573.5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6">
                <text:p>6</text:p>
              </table:table-cell>
              <table:table-cell office:value-type="float" office:value="28923">
                <text:p>2892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6">
                <text:p>6</text:p>
              </table:table-cell>
              <table:table-cell office:value-type="float" office:value="27909">
                <text:p>27909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6">
                <text:p>6</text:p>
              </table:table-cell>
              <table:table-cell office:value-type="float" office:value="19760.5">
                <text:p>19760.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6">
                <text:p>6</text:p>
              </table:table-cell>
              <table:table-cell office:value-type="float" office:value="21068.5">
                <text:p>21068.5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6">
                <text:p>6</text:p>
              </table:table-cell>
              <table:table-cell office:value-type="float" office:value="23640.5">
                <text:p>23640.5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6">
                <text:p>6</text:p>
              </table:table-cell>
              <table:table-cell office:value-type="float" office:value="23388">
                <text:p>23388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6">
                <text:p>6</text:p>
              </table:table-cell>
              <table:table-cell office:value-type="float" office:value="28222.5">
                <text:p>28222.5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6">
                <text:p>6</text:p>
              </table:table-cell>
              <table:table-cell office:value-type="float" office:value="28332">
                <text:p>28332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6">
                <text:p>6</text:p>
              </table:table-cell>
              <table:table-cell office:value-type="float" office:value="23587.5">
                <text:p>23587.5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6">
                <text:p>6</text:p>
              </table:table-cell>
              <table:table-cell office:value-type="float" office:value="28409">
                <text:p>28409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6">
                <text:p>6</text:p>
              </table:table-cell>
              <table:table-cell office:value-type="float" office:value="25019">
                <text:p>25019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6">
                <text:p>6</text:p>
              </table:table-cell>
              <table:table-cell office:value-type="float" office:value="24929">
                <text:p>24929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6">
                <text:p>6</text:p>
              </table:table-cell>
              <table:table-cell office:value-type="float" office:value="26732.5">
                <text:p>26732.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6">
                <text:p>6</text:p>
              </table:table-cell>
              <table:table-cell office:value-type="float" office:value="26548">
                <text:p>26548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6">
                <text:p>6</text:p>
              </table:table-cell>
              <table:table-cell office:value-type="float" office:value="28369">
                <text:p>28369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6">
                <text:p>6</text:p>
              </table:table-cell>
              <table:table-cell office:value-type="float" office:value="27956">
                <text:p>27956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6">
                <text:p>6</text:p>
              </table:table-cell>
              <table:table-cell office:value-type="float" office:value="26595.5">
                <text:p>26595.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6">
                <text:p>6</text:p>
              </table:table-cell>
              <table:table-cell office:value-type="float" office:value="27890">
                <text:p>27890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6">
                <text:p>6</text:p>
              </table:table-cell>
              <table:table-cell office:value-type="float" office:value="23660">
                <text:p>23660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6">
                <text:p>6</text:p>
              </table:table-cell>
              <table:table-cell office:value-type="float" office:value="22702.5">
                <text:p>22702.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6">
                <text:p>6</text:p>
              </table:table-cell>
              <table:table-cell office:value-type="float" office:value="22344.5">
                <text:p>22344.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6">
                <text:p>6</text:p>
              </table:table-cell>
              <table:table-cell office:value-type="float" office:value="27196.5">
                <text:p>27196.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6">
                <text:p>6</text:p>
              </table:table-cell>
              <table:table-cell office:value-type="float" office:value="24130.5">
                <text:p>24130.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6">
                <text:p>6</text:p>
              </table:table-cell>
              <table:table-cell office:value-type="float" office:value="23388.5">
                <text:p>23388.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6">
                <text:p>6</text:p>
              </table:table-cell>
              <table:table-cell office:value-type="float" office:value="27279">
                <text:p>27279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6">
                <text:p>6</text:p>
              </table:table-cell>
              <table:table-cell office:value-type="float" office:value="28267">
                <text:p>28267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6">
                <text:p>6</text:p>
              </table:table-cell>
              <table:table-cell office:value-type="float" office:value="23321">
                <text:p>23321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6">
                <text:p>6</text:p>
              </table:table-cell>
              <table:table-cell office:value-type="float" office:value="25703">
                <text:p>25703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6">
                <text:p>6</text:p>
              </table:table-cell>
              <table:table-cell office:value-type="float" office:value="27387.5">
                <text:p>27387.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6">
                <text:p>6</text:p>
              </table:table-cell>
              <table:table-cell office:value-type="float" office:value="19983">
                <text:p>19983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6">
                <text:p>6</text:p>
              </table:table-cell>
              <table:table-cell office:value-type="float" office:value="32191">
                <text:p>3219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6">
                <text:p>6</text:p>
              </table:table-cell>
              <table:table-cell office:value-type="float" office:value="27709">
                <text:p>27709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6">
                <text:p>6</text:p>
              </table:table-cell>
              <table:table-cell office:value-type="float" office:value="26824.5">
                <text:p>26824.5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6">
                <text:p>6</text:p>
              </table:table-cell>
              <table:table-cell office:value-type="float" office:value="23274">
                <text:p>23274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6">
                <text:p>6</text:p>
              </table:table-cell>
              <table:table-cell office:value-type="float" office:value="27266.5">
                <text:p>27266.5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6">
                <text:p>6</text:p>
              </table:table-cell>
              <table:table-cell office:value-type="float" office:value="23194">
                <text:p>23194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6">
                <text:p>6</text:p>
              </table:table-cell>
              <table:table-cell office:value-type="float" office:value="28189">
                <text:p>28189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6">
                <text:p>6</text:p>
              </table:table-cell>
              <table:table-cell office:value-type="float" office:value="22707.5">
                <text:p>22707.5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6">
                <text:p>6</text:p>
              </table:table-cell>
              <table:table-cell office:value-type="float" office:value="22224">
                <text:p>22224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6">
                <text:p>6</text:p>
              </table:table-cell>
              <table:table-cell office:value-type="float" office:value="25254.5">
                <text:p>25254.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6">
                <text:p>6</text:p>
              </table:table-cell>
              <table:table-cell office:value-type="float" office:value="29439.5">
                <text:p>29439.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6">
                <text:p>6</text:p>
              </table:table-cell>
              <table:table-cell office:value-type="float" office:value="29045.5">
                <text:p>29045.5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6">
                <text:p>6</text:p>
              </table:table-cell>
              <table:table-cell office:value-type="float" office:value="19097">
                <text:p>19097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6">
                <text:p>6</text:p>
              </table:table-cell>
              <table:table-cell office:value-type="float" office:value="26710.5">
                <text:p>26710.5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6">
                <text:p>6</text:p>
              </table:table-cell>
              <table:table-cell office:value-type="float" office:value="29499.5">
                <text:p>29499.5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6">
                <text:p>6</text:p>
              </table:table-cell>
              <table:table-cell office:value-type="float" office:value="30597.5">
                <text:p>30597.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6">
                <text:p>6</text:p>
              </table:table-cell>
              <table:table-cell office:value-type="float" office:value="27866.5">
                <text:p>27866.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6">
                <text:p>6</text:p>
              </table:table-cell>
              <table:table-cell office:value-type="float" office:value="26820.5">
                <text:p>26820.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6">
                <text:p>6</text:p>
              </table:table-cell>
              <table:table-cell office:value-type="float" office:value="22997.5">
                <text:p>22997.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6">
                <text:p>6</text:p>
              </table:table-cell>
              <table:table-cell office:value-type="float" office:value="25444.5">
                <text:p>25444.5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6">
                <text:p>6</text:p>
              </table:table-cell>
              <table:table-cell office:value-type="float" office:value="25940.5">
                <text:p>25940.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6">
                <text:p>6</text:p>
              </table:table-cell>
              <table:table-cell office:value-type="float" office:value="26559.5">
                <text:p>26559.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6">
                <text:p>6</text:p>
              </table:table-cell>
              <table:table-cell office:value-type="float" office:value="26146.5">
                <text:p>26146.5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6">
                <text:p>6</text:p>
              </table:table-cell>
              <table:table-cell office:value-type="float" office:value="25455.5">
                <text:p>25455.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6">
                <text:p>6</text:p>
              </table:table-cell>
              <table:table-cell office:value-type="float" office:value="19318.5">
                <text:p>19318.5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6">
                <text:p>6</text:p>
              </table:table-cell>
              <table:table-cell office:value-type="float" office:value="25021.5">
                <text:p>25021.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6">
                <text:p>6</text:p>
              </table:table-cell>
              <table:table-cell office:value-type="float" office:value="20357.5">
                <text:p>20357.5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6">
                <text:p>6</text:p>
              </table:table-cell>
              <table:table-cell office:value-type="float" office:value="23345">
                <text:p>23345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6">
                <text:p>6</text:p>
              </table:table-cell>
              <table:table-cell office:value-type="float" office:value="27030">
                <text:p>27030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6">
                <text:p>6</text:p>
              </table:table-cell>
              <table:table-cell office:value-type="float" office:value="27214.5">
                <text:p>27214.5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6">
                <text:p>6</text:p>
              </table:table-cell>
              <table:table-cell office:value-type="float" office:value="24127">
                <text:p>24127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6">
                <text:p>6</text:p>
              </table:table-cell>
              <table:table-cell office:value-type="float" office:value="23583">
                <text:p>23583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6">
                <text:p>6</text:p>
              </table:table-cell>
              <table:table-cell office:value-type="float" office:value="24177.5">
                <text:p>24177.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6">
                <text:p>6</text:p>
              </table:table-cell>
              <table:table-cell office:value-type="float" office:value="29938">
                <text:p>29938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6">
                <text:p>6</text:p>
              </table:table-cell>
              <table:table-cell office:value-type="float" office:value="28524.5">
                <text:p>28524.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6">
                <text:p>6</text:p>
              </table:table-cell>
              <table:table-cell office:value-type="float" office:value="21817">
                <text:p>21817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6">
                <text:p>6</text:p>
              </table:table-cell>
              <table:table-cell office:value-type="float" office:value="26322">
                <text:p>26322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6">
                <text:p>6</text:p>
              </table:table-cell>
              <table:table-cell office:value-type="float" office:value="29346.5">
                <text:p>29346.5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6">
                <text:p>6</text:p>
              </table:table-cell>
              <table:table-cell office:value-type="float" office:value="20899">
                <text:p>20899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6">
                <text:p>6</text:p>
              </table:table-cell>
              <table:table-cell office:value-type="float" office:value="32987">
                <text:p>32987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6">
                <text:p>6</text:p>
              </table:table-cell>
              <table:table-cell office:value-type="float" office:value="27471">
                <text:p>27471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6">
                <text:p>6</text:p>
              </table:table-cell>
              <table:table-cell office:value-type="float" office:value="21188">
                <text:p>21188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6">
                <text:p>6</text:p>
              </table:table-cell>
              <table:table-cell office:value-type="float" office:value="27031">
                <text:p>27031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6">
                <text:p>6</text:p>
              </table:table-cell>
              <table:table-cell office:value-type="float" office:value="27857">
                <text:p>27857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6">
                <text:p>6</text:p>
              </table:table-cell>
              <table:table-cell office:value-type="float" office:value="26065">
                <text:p>26065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6">
                <text:p>6</text:p>
              </table:table-cell>
              <table:table-cell office:value-type="float" office:value="27201">
                <text:p>27201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6">
                <text:p>6</text:p>
              </table:table-cell>
              <table:table-cell office:value-type="float" office:value="28149.5">
                <text:p>28149.5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6">
                <text:p>6</text:p>
              </table:table-cell>
              <table:table-cell office:value-type="float" office:value="23083">
                <text:p>23083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6">
                <text:p>6</text:p>
              </table:table-cell>
              <table:table-cell office:value-type="float" office:value="24721">
                <text:p>24721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6">
                <text:p>6</text:p>
              </table:table-cell>
              <table:table-cell office:value-type="float" office:value="26889.5">
                <text:p>26889.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6">
                <text:p>6</text:p>
              </table:table-cell>
              <table:table-cell office:value-type="float" office:value="31327.5">
                <text:p>31327.5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6">
                <text:p>6</text:p>
              </table:table-cell>
              <table:table-cell office:value-type="float" office:value="27136">
                <text:p>27136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6">
                <text:p>6</text:p>
              </table:table-cell>
              <table:table-cell office:value-type="float" office:value="25432">
                <text:p>25432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6">
                <text:p>6</text:p>
              </table:table-cell>
              <table:table-cell office:value-type="float" office:value="25571">
                <text:p>25571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6">
                <text:p>6</text:p>
              </table:table-cell>
              <table:table-cell office:value-type="float" office:value="25953.5">
                <text:p>25953.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6">
                <text:p>6</text:p>
              </table:table-cell>
              <table:table-cell office:value-type="float" office:value="25351.5">
                <text:p>25351.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6">
                <text:p>6</text:p>
              </table:table-cell>
              <table:table-cell office:value-type="float" office:value="21113">
                <text:p>21113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6">
                <text:p>6</text:p>
              </table:table-cell>
              <table:table-cell office:value-type="float" office:value="31473.5">
                <text:p>31473.5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6">
                <text:p>6</text:p>
              </table:table-cell>
              <table:table-cell office:value-type="float" office:value="25046">
                <text:p>25046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6">
                <text:p>6</text:p>
              </table:table-cell>
              <table:table-cell office:value-type="float" office:value="23596.5">
                <text:p>23596.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6">
                <text:p>6</text:p>
              </table:table-cell>
              <table:table-cell office:value-type="float" office:value="23449">
                <text:p>23449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6">
                <text:p>6</text:p>
              </table:table-cell>
              <table:table-cell office:value-type="float" office:value="28454">
                <text:p>28454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6">
                <text:p>6</text:p>
              </table:table-cell>
              <table:table-cell office:value-type="float" office:value="31140">
                <text:p>31140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6">
                <text:p>6</text:p>
              </table:table-cell>
              <table:table-cell office:value-type="float" office:value="23525">
                <text:p>2352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6">
                <text:p>6</text:p>
              </table:table-cell>
              <table:table-cell office:value-type="float" office:value="19871.5">
                <text:p>19871.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6">
                <text:p>6</text:p>
              </table:table-cell>
              <table:table-cell office:value-type="float" office:value="25388">
                <text:p>25388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6">
                <text:p>6</text:p>
              </table:table-cell>
              <table:table-cell office:value-type="float" office:value="19934">
                <text:p>19934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6">
                <text:p>6</text:p>
              </table:table-cell>
              <table:table-cell office:value-type="float" office:value="24951">
                <text:p>24951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6">
                <text:p>6</text:p>
              </table:table-cell>
              <table:table-cell office:value-type="float" office:value="24627.5">
                <text:p>24627.5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6">
                <text:p>6</text:p>
              </table:table-cell>
              <table:table-cell office:value-type="float" office:value="24500">
                <text:p>24500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6">
                <text:p>6</text:p>
              </table:table-cell>
              <table:table-cell office:value-type="float" office:value="23509.5">
                <text:p>23509.5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6">
                <text:p>6</text:p>
              </table:table-cell>
              <table:table-cell office:value-type="float" office:value="22600.5">
                <text:p>22600.5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6">
                <text:p>6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6">
                <text:p>6</text:p>
              </table:table-cell>
              <table:table-cell office:value-type="float" office:value="30947.5">
                <text:p>30947.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6">
                <text:p>6</text:p>
              </table:table-cell>
              <table:table-cell office:value-type="float" office:value="27093">
                <text:p>27093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6">
                <text:p>6</text:p>
              </table:table-cell>
              <table:table-cell office:value-type="float" office:value="23694.5">
                <text:p>23694.5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6">
                <text:p>6</text:p>
              </table:table-cell>
              <table:table-cell office:value-type="float" office:value="24939.5">
                <text:p>24939.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6">
                <text:p>6</text:p>
              </table:table-cell>
              <table:table-cell office:value-type="float" office:value="26639.5">
                <text:p>26639.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6">
                <text:p>6</text:p>
              </table:table-cell>
              <table:table-cell office:value-type="float" office:value="28077.5">
                <text:p>28077.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6">
                <text:p>6</text:p>
              </table:table-cell>
              <table:table-cell office:value-type="float" office:value="30173.5">
                <text:p>30173.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6">
                <text:p>6</text:p>
              </table:table-cell>
              <table:table-cell office:value-type="float" office:value="22437.5">
                <text:p>22437.5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6">
                <text:p>6</text:p>
              </table:table-cell>
              <table:table-cell office:value-type="float" office:value="28061">
                <text:p>2806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6">
                <text:p>6</text:p>
              </table:table-cell>
              <table:table-cell office:value-type="float" office:value="26283.5">
                <text:p>26283.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6">
                <text:p>6</text:p>
              </table:table-cell>
              <table:table-cell office:value-type="float" office:value="30779.5">
                <text:p>30779.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6">
                <text:p>6</text:p>
              </table:table-cell>
              <table:table-cell office:value-type="float" office:value="25221.5">
                <text:p>25221.5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6">
                <text:p>6</text:p>
              </table:table-cell>
              <table:table-cell office:value-type="float" office:value="26794">
                <text:p>26794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6">
                <text:p>6</text:p>
              </table:table-cell>
              <table:table-cell office:value-type="float" office:value="23116.5">
                <text:p>23116.5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6">
                <text:p>6</text:p>
              </table:table-cell>
              <table:table-cell office:value-type="float" office:value="26468.5">
                <text:p>26468.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6">
                <text:p>6</text:p>
              </table:table-cell>
              <table:table-cell office:value-type="float" office:value="25390.5">
                <text:p>25390.5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6">
                <text:p>6</text:p>
              </table:table-cell>
              <table:table-cell office:value-type="float" office:value="22959">
                <text:p>22959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6">
                <text:p>6</text:p>
              </table:table-cell>
              <table:table-cell office:value-type="float" office:value="25166">
                <text:p>2516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6">
                <text:p>6</text:p>
              </table:table-cell>
              <table:table-cell office:value-type="float" office:value="24937.5">
                <text:p>24937.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6">
                <text:p>6</text:p>
              </table:table-cell>
              <table:table-cell office:value-type="float" office:value="27902.5">
                <text:p>27902.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6">
                <text:p>6</text:p>
              </table:table-cell>
              <table:table-cell office:value-type="float" office:value="24824.5">
                <text:p>24824.5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6">
                <text:p>6</text:p>
              </table:table-cell>
              <table:table-cell office:value-type="float" office:value="24393">
                <text:p>24393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6">
                <text:p>6</text:p>
              </table:table-cell>
              <table:table-cell office:value-type="float" office:value="27188">
                <text:p>27188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6">
                <text:p>6</text:p>
              </table:table-cell>
              <table:table-cell office:value-type="float" office:value="27659.5">
                <text:p>27659.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6">
                <text:p>6</text:p>
              </table:table-cell>
              <table:table-cell office:value-type="float" office:value="28265.5">
                <text:p>28265.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6">
                <text:p>6</text:p>
              </table:table-cell>
              <table:table-cell office:value-type="float" office:value="23102">
                <text:p>23102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6">
                <text:p>6</text:p>
              </table:table-cell>
              <table:table-cell office:value-type="float" office:value="28972">
                <text:p>28972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6">
                <text:p>6</text:p>
              </table:table-cell>
              <table:table-cell office:value-type="float" office:value="26238.5">
                <text:p>26238.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6">
                <text:p>6</text:p>
              </table:table-cell>
              <table:table-cell office:value-type="float" office:value="25683.5">
                <text:p>25683.5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6">
                <text:p>6</text:p>
              </table:table-cell>
              <table:table-cell office:value-type="float" office:value="25292">
                <text:p>25292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6">
                <text:p>6</text:p>
              </table:table-cell>
              <table:table-cell office:value-type="float" office:value="26547">
                <text:p>26547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6">
                <text:p>6</text:p>
              </table:table-cell>
              <table:table-cell office:value-type="float" office:value="28179">
                <text:p>28179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6">
                <text:p>6</text:p>
              </table:table-cell>
              <table:table-cell office:value-type="float" office:value="28445.5">
                <text:p>28445.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6">
                <text:p>6</text:p>
              </table:table-cell>
              <table:table-cell office:value-type="float" office:value="27838.5">
                <text:p>27838.5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6">
                <text:p>6</text:p>
              </table:table-cell>
              <table:table-cell office:value-type="float" office:value="21387">
                <text:p>21387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6">
                <text:p>6</text:p>
              </table:table-cell>
              <table:table-cell office:value-type="float" office:value="28390.5">
                <text:p>28390.5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6">
                <text:p>6</text:p>
              </table:table-cell>
              <table:table-cell office:value-type="float" office:value="31855.5">
                <text:p>31855.5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6">
                <text:p>6</text:p>
              </table:table-cell>
              <table:table-cell office:value-type="float" office:value="24298">
                <text:p>24298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6">
                <text:p>6</text:p>
              </table:table-cell>
              <table:table-cell office:value-type="float" office:value="23671.5">
                <text:p>23671.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6">
                <text:p>6</text:p>
              </table:table-cell>
              <table:table-cell office:value-type="float" office:value="25582.5">
                <text:p>25582.5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6">
                <text:p>6</text:p>
              </table:table-cell>
              <table:table-cell office:value-type="float" office:value="28601.5">
                <text:p>28601.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6">
                <text:p>6</text:p>
              </table:table-cell>
              <table:table-cell office:value-type="float" office:value="22364">
                <text:p>22364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6">
                <text:p>6</text:p>
              </table:table-cell>
              <table:table-cell office:value-type="float" office:value="26933.5">
                <text:p>26933.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6">
                <text:p>6</text:p>
              </table:table-cell>
              <table:table-cell office:value-type="float" office:value="23018">
                <text:p>23018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6">
                <text:p>6</text:p>
              </table:table-cell>
              <table:table-cell office:value-type="float" office:value="25720">
                <text:p>25720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6">
                <text:p>6</text:p>
              </table:table-cell>
              <table:table-cell office:value-type="float" office:value="27664">
                <text:p>27664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6">
                <text:p>6</text:p>
              </table:table-cell>
              <table:table-cell office:value-type="float" office:value="31051.5">
                <text:p>31051.5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6">
                <text:p>6</text:p>
              </table:table-cell>
              <table:table-cell office:value-type="float" office:value="22385.5">
                <text:p>22385.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6">
                <text:p>6</text:p>
              </table:table-cell>
              <table:table-cell office:value-type="float" office:value="30348.5">
                <text:p>30348.5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6">
                <text:p>6</text:p>
              </table:table-cell>
              <table:table-cell office:value-type="float" office:value="31603.5">
                <text:p>31603.5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6">
                <text:p>6</text:p>
              </table:table-cell>
              <table:table-cell office:value-type="float" office:value="21533.5">
                <text:p>21533.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6">
                <text:p>6</text:p>
              </table:table-cell>
              <table:table-cell office:value-type="float" office:value="21554">
                <text:p>21554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6">
                <text:p>6</text:p>
              </table:table-cell>
              <table:table-cell office:value-type="float" office:value="22165.5">
                <text:p>22165.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6">
                <text:p>6</text:p>
              </table:table-cell>
              <table:table-cell office:value-type="float" office:value="28220.5">
                <text:p>28220.5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6">
                <text:p>6</text:p>
              </table:table-cell>
              <table:table-cell office:value-type="float" office:value="27557">
                <text:p>27557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6">
                <text:p>6</text:p>
              </table:table-cell>
              <table:table-cell office:value-type="float" office:value="29671.5">
                <text:p>29671.5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6">
                <text:p>6</text:p>
              </table:table-cell>
              <table:table-cell office:value-type="float" office:value="24216.5">
                <text:p>24216.5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6">
                <text:p>6</text:p>
              </table:table-cell>
              <table:table-cell office:value-type="float" office:value="24442">
                <text:p>24442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6">
                <text:p>6</text:p>
              </table:table-cell>
              <table:table-cell office:value-type="float" office:value="25984">
                <text:p>25984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6">
                <text:p>6</text:p>
              </table:table-cell>
              <table:table-cell office:value-type="float" office:value="19231.5">
                <text:p>19231.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6">
                <text:p>6</text:p>
              </table:table-cell>
              <table:table-cell office:value-type="float" office:value="24304.5">
                <text:p>24304.5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6">
                <text:p>6</text:p>
              </table:table-cell>
              <table:table-cell office:value-type="float" office:value="31846.5">
                <text:p>31846.5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6">
                <text:p>6</text:p>
              </table:table-cell>
              <table:table-cell office:value-type="float" office:value="23468">
                <text:p>23468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6">
                <text:p>6</text:p>
              </table:table-cell>
              <table:table-cell office:value-type="float" office:value="24925">
                <text:p>24925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6">
                <text:p>6</text:p>
              </table:table-cell>
              <table:table-cell office:value-type="float" office:value="23608">
                <text:p>23608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6">
                <text:p>6</text:p>
              </table:table-cell>
              <table:table-cell office:value-type="float" office:value="23544.5">
                <text:p>23544.5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6">
                <text:p>6</text:p>
              </table:table-cell>
              <table:table-cell office:value-type="float" office:value="23518">
                <text:p>23518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6">
                <text:p>6</text:p>
              </table:table-cell>
              <table:table-cell office:value-type="float" office:value="21554.5">
                <text:p>21554.5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6">
                <text:p>6</text:p>
              </table:table-cell>
              <table:table-cell office:value-type="float" office:value="25420">
                <text:p>25420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6">
                <text:p>6</text:p>
              </table:table-cell>
              <table:table-cell office:value-type="float" office:value="29217.5">
                <text:p>29217.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6">
                <text:p>6</text:p>
              </table:table-cell>
              <table:table-cell office:value-type="float" office:value="23301">
                <text:p>23301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6">
                <text:p>6</text:p>
              </table:table-cell>
              <table:table-cell office:value-type="float" office:value="26234.5">
                <text:p>26234.5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6">
                <text:p>6</text:p>
              </table:table-cell>
              <table:table-cell office:value-type="float" office:value="28796">
                <text:p>28796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6">
                <text:p>6</text:p>
              </table:table-cell>
              <table:table-cell office:value-type="float" office:value="25145">
                <text:p>2514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6">
                <text:p>6</text:p>
              </table:table-cell>
              <table:table-cell office:value-type="float" office:value="24869">
                <text:p>24869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6">
                <text:p>6</text:p>
              </table:table-cell>
              <table:table-cell office:value-type="float" office:value="23619">
                <text:p>23619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6">
                <text:p>6</text:p>
              </table:table-cell>
              <table:table-cell office:value-type="float" office:value="24005">
                <text:p>2400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6">
                <text:p>6</text:p>
              </table:table-cell>
              <table:table-cell office:value-type="float" office:value="25033.5">
                <text:p>25033.5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6">
                <text:p>6</text:p>
              </table:table-cell>
              <table:table-cell office:value-type="float" office:value="26001.5">
                <text:p>26001.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6">
                <text:p>6</text:p>
              </table:table-cell>
              <table:table-cell office:value-type="float" office:value="20494.5">
                <text:p>20494.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6">
                <text:p>6</text:p>
              </table:table-cell>
              <table:table-cell office:value-type="float" office:value="22997.5">
                <text:p>22997.5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6">
                <text:p>6</text:p>
              </table:table-cell>
              <table:table-cell office:value-type="float" office:value="25538.5">
                <text:p>25538.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6">
                <text:p>6</text:p>
              </table:table-cell>
              <table:table-cell office:value-type="float" office:value="25304.5">
                <text:p>25304.5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6">
                <text:p>6</text:p>
              </table:table-cell>
              <table:table-cell office:value-type="float" office:value="23988.5">
                <text:p>23988.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6">
                <text:p>6</text:p>
              </table:table-cell>
              <table:table-cell office:value-type="float" office:value="27436.5">
                <text:p>27436.5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6">
                <text:p>6</text:p>
              </table:table-cell>
              <table:table-cell office:value-type="float" office:value="27375.5">
                <text:p>27375.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6">
                <text:p>6</text:p>
              </table:table-cell>
              <table:table-cell office:value-type="float" office:value="26419">
                <text:p>26419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6">
                <text:p>6</text:p>
              </table:table-cell>
              <table:table-cell office:value-type="float" office:value="27011">
                <text:p>27011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6">
                <text:p>6</text:p>
              </table:table-cell>
              <table:table-cell office:value-type="float" office:value="29422.5">
                <text:p>29422.5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6">
                <text:p>6</text:p>
              </table:table-cell>
              <table:table-cell office:value-type="float" office:value="20592">
                <text:p>20592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6">
                <text:p>6</text:p>
              </table:table-cell>
              <table:table-cell office:value-type="float" office:value="24817">
                <text:p>24817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6">
                <text:p>6</text:p>
              </table:table-cell>
              <table:table-cell office:value-type="float" office:value="23955.5">
                <text:p>23955.5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6">
                <text:p>6</text:p>
              </table:table-cell>
              <table:table-cell office:value-type="float" office:value="27514.5">
                <text:p>27514.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6">
                <text:p>6</text:p>
              </table:table-cell>
              <table:table-cell office:value-type="float" office:value="26745.5">
                <text:p>26745.5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6">
                <text:p>6</text:p>
              </table:table-cell>
              <table:table-cell office:value-type="float" office:value="30628">
                <text:p>30628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6">
                <text:p>6</text:p>
              </table:table-cell>
              <table:table-cell office:value-type="float" office:value="25154.5">
                <text:p>25154.5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6">
                <text:p>6</text:p>
              </table:table-cell>
              <table:table-cell office:value-type="float" office:value="26622.5">
                <text:p>26622.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6">
                <text:p>6</text:p>
              </table:table-cell>
              <table:table-cell office:value-type="float" office:value="27935">
                <text:p>27935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6">
                <text:p>6</text:p>
              </table:table-cell>
              <table:table-cell office:value-type="float" office:value="25832">
                <text:p>25832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6">
                <text:p>6</text:p>
              </table:table-cell>
              <table:table-cell office:value-type="float" office:value="29740.5">
                <text:p>29740.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6">
                <text:p>6</text:p>
              </table:table-cell>
              <table:table-cell office:value-type="float" office:value="22470.5">
                <text:p>22470.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6">
                <text:p>6</text:p>
              </table:table-cell>
              <table:table-cell office:value-type="float" office:value="26642">
                <text:p>26642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6">
                <text:p>6</text:p>
              </table:table-cell>
              <table:table-cell office:value-type="float" office:value="23848">
                <text:p>23848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6">
                <text:p>6</text:p>
              </table:table-cell>
              <table:table-cell office:value-type="float" office:value="22949.5">
                <text:p>22949.5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6">
                <text:p>6</text:p>
              </table:table-cell>
              <table:table-cell office:value-type="float" office:value="24332">
                <text:p>24332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6">
                <text:p>6</text:p>
              </table:table-cell>
              <table:table-cell office:value-type="float" office:value="27748">
                <text:p>27748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6">
                <text:p>6</text:p>
              </table:table-cell>
              <table:table-cell office:value-type="float" office:value="27661">
                <text:p>27661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6">
                <text:p>6</text:p>
              </table:table-cell>
              <table:table-cell office:value-type="float" office:value="28586">
                <text:p>28586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6">
                <text:p>6</text:p>
              </table:table-cell>
              <table:table-cell office:value-type="float" office:value="24917">
                <text:p>24917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6">
                <text:p>6</text:p>
              </table:table-cell>
              <table:table-cell office:value-type="float" office:value="28210">
                <text:p>28210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6">
                <text:p>6</text:p>
              </table:table-cell>
              <table:table-cell office:value-type="float" office:value="24020">
                <text:p>2402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6">
                <text:p>6</text:p>
              </table:table-cell>
              <table:table-cell office:value-type="float" office:value="29566">
                <text:p>29566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6">
                <text:p>6</text:p>
              </table:table-cell>
              <table:table-cell office:value-type="float" office:value="27013.5">
                <text:p>27013.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7">
                <text:p>7</text:p>
              </table:table-cell>
              <table:table-cell office:value-type="float" office:value="25020.5">
                <text:p>25020.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7">
                <text:p>7</text:p>
              </table:table-cell>
              <table:table-cell office:value-type="float" office:value="31133">
                <text:p>31133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7">
                <text:p>7</text:p>
              </table:table-cell>
              <table:table-cell office:value-type="float" office:value="27611">
                <text:p>27611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7">
                <text:p>7</text:p>
              </table:table-cell>
              <table:table-cell office:value-type="float" office:value="27202.5">
                <text:p>27202.5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7">
                <text:p>7</text:p>
              </table:table-cell>
              <table:table-cell office:value-type="float" office:value="23488.5">
                <text:p>23488.5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7">
                <text:p>7</text:p>
              </table:table-cell>
              <table:table-cell office:value-type="float" office:value="26812">
                <text:p>26812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7">
                <text:p>7</text:p>
              </table:table-cell>
              <table:table-cell office:value-type="float" office:value="24129">
                <text:p>24129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7">
                <text:p>7</text:p>
              </table:table-cell>
              <table:table-cell office:value-type="float" office:value="20493">
                <text:p>20493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7">
                <text:p>7</text:p>
              </table:table-cell>
              <table:table-cell office:value-type="float" office:value="27698.5">
                <text:p>27698.5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7">
                <text:p>7</text:p>
              </table:table-cell>
              <table:table-cell office:value-type="float" office:value="26485">
                <text:p>2648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7">
                <text:p>7</text:p>
              </table:table-cell>
              <table:table-cell office:value-type="float" office:value="22019.5">
                <text:p>22019.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7">
                <text:p>7</text:p>
              </table:table-cell>
              <table:table-cell office:value-type="float" office:value="26378">
                <text:p>26378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7">
                <text:p>7</text:p>
              </table:table-cell>
              <table:table-cell office:value-type="float" office:value="23530.5">
                <text:p>23530.5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7">
                <text:p>7</text:p>
              </table:table-cell>
              <table:table-cell office:value-type="float" office:value="26512.5">
                <text:p>26512.5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7">
                <text:p>7</text:p>
              </table:table-cell>
              <table:table-cell office:value-type="float" office:value="25451.5">
                <text:p>25451.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7">
                <text:p>7</text:p>
              </table:table-cell>
              <table:table-cell office:value-type="float" office:value="25938">
                <text:p>25938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7">
                <text:p>7</text:p>
              </table:table-cell>
              <table:table-cell office:value-type="float" office:value="25504.5">
                <text:p>25504.5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7">
                <text:p>7</text:p>
              </table:table-cell>
              <table:table-cell office:value-type="float" office:value="24413">
                <text:p>24413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7">
                <text:p>7</text:p>
              </table:table-cell>
              <table:table-cell office:value-type="float" office:value="24341.5">
                <text:p>24341.5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7">
                <text:p>7</text:p>
              </table:table-cell>
              <table:table-cell office:value-type="float" office:value="24195.5">
                <text:p>24195.5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7">
                <text:p>7</text:p>
              </table:table-cell>
              <table:table-cell office:value-type="float" office:value="27832.5">
                <text:p>27832.5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7">
                <text:p>7</text:p>
              </table:table-cell>
              <table:table-cell office:value-type="float" office:value="28796.5">
                <text:p>28796.5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7">
                <text:p>7</text:p>
              </table:table-cell>
              <table:table-cell office:value-type="float" office:value="24425.5">
                <text:p>24425.5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7">
                <text:p>7</text:p>
              </table:table-cell>
              <table:table-cell office:value-type="float" office:value="26611.5">
                <text:p>26611.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7">
                <text:p>7</text:p>
              </table:table-cell>
              <table:table-cell office:value-type="float" office:value="26397.5">
                <text:p>26397.5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7">
                <text:p>7</text:p>
              </table:table-cell>
              <table:table-cell office:value-type="float" office:value="31188">
                <text:p>31188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7">
                <text:p>7</text:p>
              </table:table-cell>
              <table:table-cell office:value-type="float" office:value="25418">
                <text:p>25418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7">
                <text:p>7</text:p>
              </table:table-cell>
              <table:table-cell office:value-type="float" office:value="25573">
                <text:p>25573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7">
                <text:p>7</text:p>
              </table:table-cell>
              <table:table-cell office:value-type="float" office:value="26937.5">
                <text:p>26937.5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7">
                <text:p>7</text:p>
              </table:table-cell>
              <table:table-cell office:value-type="float" office:value="27037.5">
                <text:p>27037.5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7">
                <text:p>7</text:p>
              </table:table-cell>
              <table:table-cell office:value-type="float" office:value="24989.5">
                <text:p>24989.5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7">
                <text:p>7</text:p>
              </table:table-cell>
              <table:table-cell office:value-type="float" office:value="21822">
                <text:p>21822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7">
                <text:p>7</text:p>
              </table:table-cell>
              <table:table-cell office:value-type="float" office:value="21969.5">
                <text:p>21969.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7">
                <text:p>7</text:p>
              </table:table-cell>
              <table:table-cell office:value-type="float" office:value="25747.5">
                <text:p>25747.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7">
                <text:p>7</text:p>
              </table:table-cell>
              <table:table-cell office:value-type="float" office:value="27626">
                <text:p>27626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7">
                <text:p>7</text:p>
              </table:table-cell>
              <table:table-cell office:value-type="float" office:value="26291.5">
                <text:p>26291.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7">
                <text:p>7</text:p>
              </table:table-cell>
              <table:table-cell office:value-type="float" office:value="23264">
                <text:p>23264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7">
                <text:p>7</text:p>
              </table:table-cell>
              <table:table-cell office:value-type="float" office:value="25095.5">
                <text:p>25095.5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7">
                <text:p>7</text:p>
              </table:table-cell>
              <table:table-cell office:value-type="float" office:value="23657">
                <text:p>23657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7">
                <text:p>7</text:p>
              </table:table-cell>
              <table:table-cell office:value-type="float" office:value="25223.5">
                <text:p>25223.5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7">
                <text:p>7</text:p>
              </table:table-cell>
              <table:table-cell office:value-type="float" office:value="23749">
                <text:p>23749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7">
                <text:p>7</text:p>
              </table:table-cell>
              <table:table-cell office:value-type="float" office:value="22908.5">
                <text:p>22908.5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7">
                <text:p>7</text:p>
              </table:table-cell>
              <table:table-cell office:value-type="float" office:value="26400.5">
                <text:p>26400.5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7">
                <text:p>7</text:p>
              </table:table-cell>
              <table:table-cell office:value-type="float" office:value="26155">
                <text:p>26155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7">
                <text:p>7</text:p>
              </table:table-cell>
              <table:table-cell office:value-type="float" office:value="26303.5">
                <text:p>26303.5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7">
                <text:p>7</text:p>
              </table:table-cell>
              <table:table-cell office:value-type="float" office:value="26711">
                <text:p>26711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7">
                <text:p>7</text:p>
              </table:table-cell>
              <table:table-cell office:value-type="float" office:value="21825">
                <text:p>21825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7">
                <text:p>7</text:p>
              </table:table-cell>
              <table:table-cell office:value-type="float" office:value="28247">
                <text:p>28247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7">
                <text:p>7</text:p>
              </table:table-cell>
              <table:table-cell office:value-type="float" office:value="27068.5">
                <text:p>27068.5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7">
                <text:p>7</text:p>
              </table:table-cell>
              <table:table-cell office:value-type="float" office:value="27346">
                <text:p>27346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7">
                <text:p>7</text:p>
              </table:table-cell>
              <table:table-cell office:value-type="float" office:value="22890.5">
                <text:p>22890.5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7">
                <text:p>7</text:p>
              </table:table-cell>
              <table:table-cell office:value-type="float" office:value="26399.5">
                <text:p>26399.5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7">
                <text:p>7</text:p>
              </table:table-cell>
              <table:table-cell office:value-type="float" office:value="25376.5">
                <text:p>25376.5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7">
                <text:p>7</text:p>
              </table:table-cell>
              <table:table-cell office:value-type="float" office:value="22681.5">
                <text:p>22681.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7">
                <text:p>7</text:p>
              </table:table-cell>
              <table:table-cell office:value-type="float" office:value="27415.5">
                <text:p>27415.5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7">
                <text:p>7</text:p>
              </table:table-cell>
              <table:table-cell office:value-type="float" office:value="24348.5">
                <text:p>24348.5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7">
                <text:p>7</text:p>
              </table:table-cell>
              <table:table-cell office:value-type="float" office:value="26468">
                <text:p>26468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7">
                <text:p>7</text:p>
              </table:table-cell>
              <table:table-cell office:value-type="float" office:value="27713.5">
                <text:p>27713.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7">
                <text:p>7</text:p>
              </table:table-cell>
              <table:table-cell office:value-type="float" office:value="24760.5">
                <text:p>24760.5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7">
                <text:p>7</text:p>
              </table:table-cell>
              <table:table-cell office:value-type="float" office:value="25857">
                <text:p>25857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7">
                <text:p>7</text:p>
              </table:table-cell>
              <table:table-cell office:value-type="float" office:value="32368">
                <text:p>32368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7">
                <text:p>7</text:p>
              </table:table-cell>
              <table:table-cell office:value-type="float" office:value="22484.5">
                <text:p>22484.5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7">
                <text:p>7</text:p>
              </table:table-cell>
              <table:table-cell office:value-type="float" office:value="24607">
                <text:p>24607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7">
                <text:p>7</text:p>
              </table:table-cell>
              <table:table-cell office:value-type="float" office:value="23943">
                <text:p>23943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7">
                <text:p>7</text:p>
              </table:table-cell>
              <table:table-cell office:value-type="float" office:value="28633">
                <text:p>28633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7">
                <text:p>7</text:p>
              </table:table-cell>
              <table:table-cell office:value-type="float" office:value="27626.5">
                <text:p>27626.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7">
                <text:p>7</text:p>
              </table:table-cell>
              <table:table-cell office:value-type="float" office:value="24566">
                <text:p>24566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7">
                <text:p>7</text:p>
              </table:table-cell>
              <table:table-cell office:value-type="float" office:value="28636">
                <text:p>28636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7">
                <text:p>7</text:p>
              </table:table-cell>
              <table:table-cell office:value-type="float" office:value="29956.5">
                <text:p>29956.5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7">
                <text:p>7</text:p>
              </table:table-cell>
              <table:table-cell office:value-type="float" office:value="27587">
                <text:p>27587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7">
                <text:p>7</text:p>
              </table:table-cell>
              <table:table-cell office:value-type="float" office:value="26465.5">
                <text:p>26465.5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7">
                <text:p>7</text:p>
              </table:table-cell>
              <table:table-cell office:value-type="float" office:value="27789">
                <text:p>27789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7">
                <text:p>7</text:p>
              </table:table-cell>
              <table:table-cell office:value-type="float" office:value="26481.5">
                <text:p>26481.5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7">
                <text:p>7</text:p>
              </table:table-cell>
              <table:table-cell office:value-type="float" office:value="25496.5">
                <text:p>25496.5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7">
                <text:p>7</text:p>
              </table:table-cell>
              <table:table-cell office:value-type="float" office:value="23012.5">
                <text:p>23012.5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7">
                <text:p>7</text:p>
              </table:table-cell>
              <table:table-cell office:value-type="float" office:value="25879">
                <text:p>25879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7">
                <text:p>7</text:p>
              </table:table-cell>
              <table:table-cell office:value-type="float" office:value="29688">
                <text:p>29688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7">
                <text:p>7</text:p>
              </table:table-cell>
              <table:table-cell office:value-type="float" office:value="26494.5">
                <text:p>26494.5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7">
                <text:p>7</text:p>
              </table:table-cell>
              <table:table-cell office:value-type="float" office:value="30623">
                <text:p>30623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7">
                <text:p>7</text:p>
              </table:table-cell>
              <table:table-cell office:value-type="float" office:value="24526.5">
                <text:p>24526.5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7">
                <text:p>7</text:p>
              </table:table-cell>
              <table:table-cell office:value-type="float" office:value="24033">
                <text:p>24033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7">
                <text:p>7</text:p>
              </table:table-cell>
              <table:table-cell office:value-type="float" office:value="30568.5">
                <text:p>30568.5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7">
                <text:p>7</text:p>
              </table:table-cell>
              <table:table-cell office:value-type="float" office:value="21837.5">
                <text:p>21837.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7">
                <text:p>7</text:p>
              </table:table-cell>
              <table:table-cell office:value-type="float" office:value="30017">
                <text:p>30017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7">
                <text:p>7</text:p>
              </table:table-cell>
              <table:table-cell office:value-type="float" office:value="30087.5">
                <text:p>30087.5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7">
                <text:p>7</text:p>
              </table:table-cell>
              <table:table-cell office:value-type="float" office:value="24100.5">
                <text:p>24100.5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7">
                <text:p>7</text:p>
              </table:table-cell>
              <table:table-cell office:value-type="float" office:value="21042">
                <text:p>21042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7">
                <text:p>7</text:p>
              </table:table-cell>
              <table:table-cell office:value-type="float" office:value="21031.5">
                <text:p>21031.5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7">
                <text:p>7</text:p>
              </table:table-cell>
              <table:table-cell office:value-type="float" office:value="25435.5">
                <text:p>25435.5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7">
                <text:p>7</text:p>
              </table:table-cell>
              <table:table-cell office:value-type="float" office:value="24059.5">
                <text:p>24059.5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7">
                <text:p>7</text:p>
              </table:table-cell>
              <table:table-cell office:value-type="float" office:value="24884.5">
                <text:p>24884.5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7">
                <text:p>7</text:p>
              </table:table-cell>
              <table:table-cell office:value-type="float" office:value="28089">
                <text:p>28089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7">
                <text:p>7</text:p>
              </table:table-cell>
              <table:table-cell office:value-type="float" office:value="24750">
                <text:p>24750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7">
                <text:p>7</text:p>
              </table:table-cell>
              <table:table-cell office:value-type="float" office:value="22054.5">
                <text:p>22054.5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7">
                <text:p>7</text:p>
              </table:table-cell>
              <table:table-cell office:value-type="float" office:value="24580.5">
                <text:p>24580.5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7">
                <text:p>7</text:p>
              </table:table-cell>
              <table:table-cell office:value-type="float" office:value="25006.5">
                <text:p>25006.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7">
                <text:p>7</text:p>
              </table:table-cell>
              <table:table-cell office:value-type="float" office:value="29100.5">
                <text:p>29100.5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7">
                <text:p>7</text:p>
              </table:table-cell>
              <table:table-cell office:value-type="float" office:value="23887">
                <text:p>23887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7">
                <text:p>7</text:p>
              </table:table-cell>
              <table:table-cell office:value-type="float" office:value="26919">
                <text:p>26919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7">
                <text:p>7</text:p>
              </table:table-cell>
              <table:table-cell office:value-type="float" office:value="29344">
                <text:p>29344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7">
                <text:p>7</text:p>
              </table:table-cell>
              <table:table-cell office:value-type="float" office:value="26687.5">
                <text:p>26687.5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7">
                <text:p>7</text:p>
              </table:table-cell>
              <table:table-cell office:value-type="float" office:value="22289.5">
                <text:p>22289.5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7">
                <text:p>7</text:p>
              </table:table-cell>
              <table:table-cell office:value-type="float" office:value="24077.5">
                <text:p>24077.5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7">
                <text:p>7</text:p>
              </table:table-cell>
              <table:table-cell office:value-type="float" office:value="26409.5">
                <text:p>26409.5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7">
                <text:p>7</text:p>
              </table:table-cell>
              <table:table-cell office:value-type="float" office:value="27217.5">
                <text:p>27217.5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7">
                <text:p>7</text:p>
              </table:table-cell>
              <table:table-cell office:value-type="float" office:value="26828.5">
                <text:p>26828.5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7">
                <text:p>7</text:p>
              </table:table-cell>
              <table:table-cell office:value-type="float" office:value="27384.5">
                <text:p>27384.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7">
                <text:p>7</text:p>
              </table:table-cell>
              <table:table-cell office:value-type="float" office:value="26883.5">
                <text:p>26883.5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7">
                <text:p>7</text:p>
              </table:table-cell>
              <table:table-cell office:value-type="float" office:value="27921.5">
                <text:p>27921.5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7">
                <text:p>7</text:p>
              </table:table-cell>
              <table:table-cell office:value-type="float" office:value="27640">
                <text:p>27640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7">
                <text:p>7</text:p>
              </table:table-cell>
              <table:table-cell office:value-type="float" office:value="29595.5">
                <text:p>29595.5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7">
                <text:p>7</text:p>
              </table:table-cell>
              <table:table-cell office:value-type="float" office:value="25663">
                <text:p>25663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7">
                <text:p>7</text:p>
              </table:table-cell>
              <table:table-cell office:value-type="float" office:value="20421">
                <text:p>20421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7">
                <text:p>7</text:p>
              </table:table-cell>
              <table:table-cell office:value-type="float" office:value="27188.5">
                <text:p>27188.5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7">
                <text:p>7</text:p>
              </table:table-cell>
              <table:table-cell office:value-type="float" office:value="27376">
                <text:p>27376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7">
                <text:p>7</text:p>
              </table:table-cell>
              <table:table-cell office:value-type="float" office:value="21968.5">
                <text:p>21968.5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7">
                <text:p>7</text:p>
              </table:table-cell>
              <table:table-cell office:value-type="float" office:value="27564.5">
                <text:p>27564.5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7">
                <text:p>7</text:p>
              </table:table-cell>
              <table:table-cell office:value-type="float" office:value="27723.5">
                <text:p>27723.5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7">
                <text:p>7</text:p>
              </table:table-cell>
              <table:table-cell office:value-type="float" office:value="24650">
                <text:p>24650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7">
                <text:p>7</text:p>
              </table:table-cell>
              <table:table-cell office:value-type="float" office:value="22439">
                <text:p>22439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7">
                <text:p>7</text:p>
              </table:table-cell>
              <table:table-cell office:value-type="float" office:value="20982">
                <text:p>20982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7">
                <text:p>7</text:p>
              </table:table-cell>
              <table:table-cell office:value-type="float" office:value="25851.5">
                <text:p>25851.5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7">
                <text:p>7</text:p>
              </table:table-cell>
              <table:table-cell office:value-type="float" office:value="26636.5">
                <text:p>26636.5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7">
                <text:p>7</text:p>
              </table:table-cell>
              <table:table-cell office:value-type="float" office:value="28360.5">
                <text:p>28360.5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7">
                <text:p>7</text:p>
              </table:table-cell>
              <table:table-cell office:value-type="float" office:value="29093">
                <text:p>29093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7">
                <text:p>7</text:p>
              </table:table-cell>
              <table:table-cell office:value-type="float" office:value="25105.5">
                <text:p>25105.5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7">
                <text:p>7</text:p>
              </table:table-cell>
              <table:table-cell office:value-type="float" office:value="27456.5">
                <text:p>27456.5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7">
                <text:p>7</text:p>
              </table:table-cell>
              <table:table-cell office:value-type="float" office:value="24995">
                <text:p>24995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7">
                <text:p>7</text:p>
              </table:table-cell>
              <table:table-cell office:value-type="float" office:value="24482">
                <text:p>24482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7">
                <text:p>7</text:p>
              </table:table-cell>
              <table:table-cell office:value-type="float" office:value="26144.5">
                <text:p>26144.5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7">
                <text:p>7</text:p>
              </table:table-cell>
              <table:table-cell office:value-type="float" office:value="20457">
                <text:p>20457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7">
                <text:p>7</text:p>
              </table:table-cell>
              <table:table-cell office:value-type="float" office:value="29184.5">
                <text:p>29184.5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7">
                <text:p>7</text:p>
              </table:table-cell>
              <table:table-cell office:value-type="float" office:value="29399.5">
                <text:p>29399.5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7">
                <text:p>7</text:p>
              </table:table-cell>
              <table:table-cell office:value-type="float" office:value="23148.5">
                <text:p>23148.5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7">
                <text:p>7</text:p>
              </table:table-cell>
              <table:table-cell office:value-type="float" office:value="26415.5">
                <text:p>26415.5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7">
                <text:p>7</text:p>
              </table:table-cell>
              <table:table-cell office:value-type="float" office:value="26065">
                <text:p>26065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7">
                <text:p>7</text:p>
              </table:table-cell>
              <table:table-cell office:value-type="float" office:value="25624.5">
                <text:p>25624.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7">
                <text:p>7</text:p>
              </table:table-cell>
              <table:table-cell office:value-type="float" office:value="27509.5">
                <text:p>27509.5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7">
                <text:p>7</text:p>
              </table:table-cell>
              <table:table-cell office:value-type="float" office:value="27266">
                <text:p>27266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7">
                <text:p>7</text:p>
              </table:table-cell>
              <table:table-cell office:value-type="float" office:value="24540.5">
                <text:p>24540.5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7">
                <text:p>7</text:p>
              </table:table-cell>
              <table:table-cell office:value-type="float" office:value="29271">
                <text:p>29271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7">
                <text:p>7</text:p>
              </table:table-cell>
              <table:table-cell office:value-type="float" office:value="23190.5">
                <text:p>23190.5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7">
                <text:p>7</text:p>
              </table:table-cell>
              <table:table-cell office:value-type="float" office:value="22135.5">
                <text:p>22135.5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7">
                <text:p>7</text:p>
              </table:table-cell>
              <table:table-cell office:value-type="float" office:value="25547">
                <text:p>25547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7">
                <text:p>7</text:p>
              </table:table-cell>
              <table:table-cell office:value-type="float" office:value="26863">
                <text:p>26863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7">
                <text:p>7</text:p>
              </table:table-cell>
              <table:table-cell office:value-type="float" office:value="29155.5">
                <text:p>29155.5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7">
                <text:p>7</text:p>
              </table:table-cell>
              <table:table-cell office:value-type="float" office:value="23623.5">
                <text:p>23623.5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7">
                <text:p>7</text:p>
              </table:table-cell>
              <table:table-cell office:value-type="float" office:value="24970">
                <text:p>24970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7">
                <text:p>7</text:p>
              </table:table-cell>
              <table:table-cell office:value-type="float" office:value="21895.5">
                <text:p>21895.5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7">
                <text:p>7</text:p>
              </table:table-cell>
              <table:table-cell office:value-type="float" office:value="23086">
                <text:p>23086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7">
                <text:p>7</text:p>
              </table:table-cell>
              <table:table-cell office:value-type="float" office:value="22995.5">
                <text:p>22995.5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7">
                <text:p>7</text:p>
              </table:table-cell>
              <table:table-cell office:value-type="float" office:value="23671">
                <text:p>23671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7">
                <text:p>7</text:p>
              </table:table-cell>
              <table:table-cell office:value-type="float" office:value="24470.5">
                <text:p>24470.5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7">
                <text:p>7</text:p>
              </table:table-cell>
              <table:table-cell office:value-type="float" office:value="27176">
                <text:p>27176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7">
                <text:p>7</text:p>
              </table:table-cell>
              <table:table-cell office:value-type="float" office:value="33213.5">
                <text:p>33213.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7">
                <text:p>7</text:p>
              </table:table-cell>
              <table:table-cell office:value-type="float" office:value="24961.5">
                <text:p>24961.5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7">
                <text:p>7</text:p>
              </table:table-cell>
              <table:table-cell office:value-type="float" office:value="22689.5">
                <text:p>22689.5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7">
                <text:p>7</text:p>
              </table:table-cell>
              <table:table-cell office:value-type="float" office:value="22632">
                <text:p>22632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7">
                <text:p>7</text:p>
              </table:table-cell>
              <table:table-cell office:value-type="float" office:value="23098">
                <text:p>23098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7">
                <text:p>7</text:p>
              </table:table-cell>
              <table:table-cell office:value-type="float" office:value="23355.5">
                <text:p>23355.5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7">
                <text:p>7</text:p>
              </table:table-cell>
              <table:table-cell office:value-type="float" office:value="30642">
                <text:p>30642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7">
                <text:p>7</text:p>
              </table:table-cell>
              <table:table-cell office:value-type="float" office:value="27350.5">
                <text:p>27350.5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7">
                <text:p>7</text:p>
              </table:table-cell>
              <table:table-cell office:value-type="float" office:value="27354.5">
                <text:p>27354.5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7">
                <text:p>7</text:p>
              </table:table-cell>
              <table:table-cell office:value-type="float" office:value="25965.5">
                <text:p>25965.5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7">
                <text:p>7</text:p>
              </table:table-cell>
              <table:table-cell office:value-type="float" office:value="27158">
                <text:p>27158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7">
                <text:p>7</text:p>
              </table:table-cell>
              <table:table-cell office:value-type="float" office:value="24508.5">
                <text:p>24508.5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7">
                <text:p>7</text:p>
              </table:table-cell>
              <table:table-cell office:value-type="float" office:value="26041">
                <text:p>26041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7">
                <text:p>7</text:p>
              </table:table-cell>
              <table:table-cell office:value-type="float" office:value="26294">
                <text:p>26294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7">
                <text:p>7</text:p>
              </table:table-cell>
              <table:table-cell office:value-type="float" office:value="26810">
                <text:p>26810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7">
                <text:p>7</text:p>
              </table:table-cell>
              <table:table-cell office:value-type="float" office:value="28433">
                <text:p>28433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7">
                <text:p>7</text:p>
              </table:table-cell>
              <table:table-cell office:value-type="float" office:value="30016.5">
                <text:p>30016.5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7">
                <text:p>7</text:p>
              </table:table-cell>
              <table:table-cell office:value-type="float" office:value="25242">
                <text:p>25242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7">
                <text:p>7</text:p>
              </table:table-cell>
              <table:table-cell office:value-type="float" office:value="27669">
                <text:p>27669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7">
                <text:p>7</text:p>
              </table:table-cell>
              <table:table-cell office:value-type="float" office:value="23993.5">
                <text:p>23993.5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7">
                <text:p>7</text:p>
              </table:table-cell>
              <table:table-cell office:value-type="float" office:value="25363">
                <text:p>25363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7">
                <text:p>7</text:p>
              </table:table-cell>
              <table:table-cell office:value-type="float" office:value="24906">
                <text:p>24906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7">
                <text:p>7</text:p>
              </table:table-cell>
              <table:table-cell office:value-type="float" office:value="26450.5">
                <text:p>26450.5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7">
                <text:p>7</text:p>
              </table:table-cell>
              <table:table-cell office:value-type="float" office:value="31429">
                <text:p>31429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7">
                <text:p>7</text:p>
              </table:table-cell>
              <table:table-cell office:value-type="float" office:value="21832">
                <text:p>21832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7">
                <text:p>7</text:p>
              </table:table-cell>
              <table:table-cell office:value-type="float" office:value="23587.5">
                <text:p>23587.5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7">
                <text:p>7</text:p>
              </table:table-cell>
              <table:table-cell office:value-type="float" office:value="26897.5">
                <text:p>26897.5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7">
                <text:p>7</text:p>
              </table:table-cell>
              <table:table-cell office:value-type="float" office:value="25745">
                <text:p>25745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7">
                <text:p>7</text:p>
              </table:table-cell>
              <table:table-cell office:value-type="float" office:value="21864">
                <text:p>21864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7">
                <text:p>7</text:p>
              </table:table-cell>
              <table:table-cell office:value-type="float" office:value="23617.5">
                <text:p>23617.5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7">
                <text:p>7</text:p>
              </table:table-cell>
              <table:table-cell office:value-type="float" office:value="25021.5">
                <text:p>25021.5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7">
                <text:p>7</text:p>
              </table:table-cell>
              <table:table-cell office:value-type="float" office:value="27454">
                <text:p>27454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7">
                <text:p>7</text:p>
              </table:table-cell>
              <table:table-cell office:value-type="float" office:value="23913.5">
                <text:p>23913.5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7">
                <text:p>7</text:p>
              </table:table-cell>
              <table:table-cell office:value-type="float" office:value="25150.5">
                <text:p>25150.5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7">
                <text:p>7</text:p>
              </table:table-cell>
              <table:table-cell office:value-type="float" office:value="30812.5">
                <text:p>30812.5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7">
                <text:p>7</text:p>
              </table:table-cell>
              <table:table-cell office:value-type="float" office:value="25249">
                <text:p>25249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7">
                <text:p>7</text:p>
              </table:table-cell>
              <table:table-cell office:value-type="float" office:value="23795.5">
                <text:p>23795.5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7">
                <text:p>7</text:p>
              </table:table-cell>
              <table:table-cell office:value-type="float" office:value="28293">
                <text:p>28293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7">
                <text:p>7</text:p>
              </table:table-cell>
              <table:table-cell office:value-type="float" office:value="25866.5">
                <text:p>25866.5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7">
                <text:p>7</text:p>
              </table:table-cell>
              <table:table-cell office:value-type="float" office:value="30826.5">
                <text:p>30826.5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7">
                <text:p>7</text:p>
              </table:table-cell>
              <table:table-cell office:value-type="float" office:value="25915.5">
                <text:p>25915.5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7">
                <text:p>7</text:p>
              </table:table-cell>
              <table:table-cell office:value-type="float" office:value="24430.5">
                <text:p>24430.5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7">
                <text:p>7</text:p>
              </table:table-cell>
              <table:table-cell office:value-type="float" office:value="27399">
                <text:p>27399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7">
                <text:p>7</text:p>
              </table:table-cell>
              <table:table-cell office:value-type="float" office:value="28333">
                <text:p>28333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7">
                <text:p>7</text:p>
              </table:table-cell>
              <table:table-cell office:value-type="float" office:value="26607.5">
                <text:p>26607.5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7">
                <text:p>7</text:p>
              </table:table-cell>
              <table:table-cell office:value-type="float" office:value="31730">
                <text:p>31730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7">
                <text:p>7</text:p>
              </table:table-cell>
              <table:table-cell office:value-type="float" office:value="32694">
                <text:p>32694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7">
                <text:p>7</text:p>
              </table:table-cell>
              <table:table-cell office:value-type="float" office:value="21985">
                <text:p>21985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7">
                <text:p>7</text:p>
              </table:table-cell>
              <table:table-cell office:value-type="float" office:value="25586">
                <text:p>25586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7">
                <text:p>7</text:p>
              </table:table-cell>
              <table:table-cell office:value-type="float" office:value="21701">
                <text:p>21701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7">
                <text:p>7</text:p>
              </table:table-cell>
              <table:table-cell office:value-type="float" office:value="24866.5">
                <text:p>24866.5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7">
                <text:p>7</text:p>
              </table:table-cell>
              <table:table-cell office:value-type="float" office:value="27778.5">
                <text:p>27778.5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7">
                <text:p>7</text:p>
              </table:table-cell>
              <table:table-cell office:value-type="float" office:value="24592.5">
                <text:p>24592.5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7">
                <text:p>7</text:p>
              </table:table-cell>
              <table:table-cell office:value-type="float" office:value="25545.5">
                <text:p>25545.5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7">
                <text:p>7</text:p>
              </table:table-cell>
              <table:table-cell office:value-type="float" office:value="24556.5">
                <text:p>24556.5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7">
                <text:p>7</text:p>
              </table:table-cell>
              <table:table-cell office:value-type="float" office:value="27579.5">
                <text:p>27579.5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7">
                <text:p>7</text:p>
              </table:table-cell>
              <table:table-cell office:value-type="float" office:value="23285">
                <text:p>23285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7">
                <text:p>7</text:p>
              </table:table-cell>
              <table:table-cell office:value-type="float" office:value="21729.5">
                <text:p>21729.5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7">
                <text:p>7</text:p>
              </table:table-cell>
              <table:table-cell office:value-type="float" office:value="26415">
                <text:p>26415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7">
                <text:p>7</text:p>
              </table:table-cell>
              <table:table-cell office:value-type="float" office:value="24979">
                <text:p>24979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7">
                <text:p>7</text:p>
              </table:table-cell>
              <table:table-cell office:value-type="float" office:value="26374">
                <text:p>26374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7">
                <text:p>7</text:p>
              </table:table-cell>
              <table:table-cell office:value-type="float" office:value="23143.5">
                <text:p>23143.5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7">
                <text:p>7</text:p>
              </table:table-cell>
              <table:table-cell office:value-type="float" office:value="27044.5">
                <text:p>27044.5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7">
                <text:p>7</text:p>
              </table:table-cell>
              <table:table-cell office:value-type="float" office:value="27112.5">
                <text:p>27112.5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7">
                <text:p>7</text:p>
              </table:table-cell>
              <table:table-cell office:value-type="float" office:value="26831">
                <text:p>26831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7">
                <text:p>7</text:p>
              </table:table-cell>
              <table:table-cell office:value-type="float" office:value="24376">
                <text:p>24376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7">
                <text:p>7</text:p>
              </table:table-cell>
              <table:table-cell office:value-type="float" office:value="26021.5">
                <text:p>26021.5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7">
                <text:p>7</text:p>
              </table:table-cell>
              <table:table-cell office:value-type="float" office:value="26847">
                <text:p>26847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7">
                <text:p>7</text:p>
              </table:table-cell>
              <table:table-cell office:value-type="float" office:value="25685.5">
                <text:p>25685.5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7">
                <text:p>7</text:p>
              </table:table-cell>
              <table:table-cell office:value-type="float" office:value="23773">
                <text:p>23773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7">
                <text:p>7</text:p>
              </table:table-cell>
              <table:table-cell office:value-type="float" office:value="23511">
                <text:p>23511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7">
                <text:p>7</text:p>
              </table:table-cell>
              <table:table-cell office:value-type="float" office:value="29951">
                <text:p>29951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7">
                <text:p>7</text:p>
              </table:table-cell>
              <table:table-cell office:value-type="float" office:value="26804">
                <text:p>26804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7">
                <text:p>7</text:p>
              </table:table-cell>
              <table:table-cell office:value-type="float" office:value="30171">
                <text:p>30171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7">
                <text:p>7</text:p>
              </table:table-cell>
              <table:table-cell office:value-type="float" office:value="24217.5">
                <text:p>24217.5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7">
                <text:p>7</text:p>
              </table:table-cell>
              <table:table-cell office:value-type="float" office:value="29465.5">
                <text:p>29465.5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7">
                <text:p>7</text:p>
              </table:table-cell>
              <table:table-cell office:value-type="float" office:value="29925">
                <text:p>29925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7">
                <text:p>7</text:p>
              </table:table-cell>
              <table:table-cell office:value-type="float" office:value="23666.5">
                <text:p>23666.5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7">
                <text:p>7</text:p>
              </table:table-cell>
              <table:table-cell office:value-type="float" office:value="24207">
                <text:p>24207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7">
                <text:p>7</text:p>
              </table:table-cell>
              <table:table-cell office:value-type="float" office:value="27285.5">
                <text:p>27285.5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7">
                <text:p>7</text:p>
              </table:table-cell>
              <table:table-cell office:value-type="float" office:value="27970">
                <text:p>27970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7">
                <text:p>7</text:p>
              </table:table-cell>
              <table:table-cell office:value-type="float" office:value="25588">
                <text:p>25588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7">
                <text:p>7</text:p>
              </table:table-cell>
              <table:table-cell office:value-type="float" office:value="26261">
                <text:p>26261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7">
                <text:p>7</text:p>
              </table:table-cell>
              <table:table-cell office:value-type="float" office:value="26998.5">
                <text:p>26998.5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7">
                <text:p>7</text:p>
              </table:table-cell>
              <table:table-cell office:value-type="float" office:value="25471.5">
                <text:p>25471.5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7">
                <text:p>7</text:p>
              </table:table-cell>
              <table:table-cell office:value-type="float" office:value="28795">
                <text:p>28795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7">
                <text:p>7</text:p>
              </table:table-cell>
              <table:table-cell office:value-type="float" office:value="30583.5">
                <text:p>30583.5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7">
                <text:p>7</text:p>
              </table:table-cell>
              <table:table-cell office:value-type="float" office:value="24375">
                <text:p>24375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7">
                <text:p>7</text:p>
              </table:table-cell>
              <table:table-cell office:value-type="float" office:value="27783.5">
                <text:p>27783.5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7">
                <text:p>7</text:p>
              </table:table-cell>
              <table:table-cell office:value-type="float" office:value="20807">
                <text:p>20807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7">
                <text:p>7</text:p>
              </table:table-cell>
              <table:table-cell office:value-type="float" office:value="24675">
                <text:p>24675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7">
                <text:p>7</text:p>
              </table:table-cell>
              <table:table-cell office:value-type="float" office:value="23543.5">
                <text:p>23543.5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7">
                <text:p>7</text:p>
              </table:table-cell>
              <table:table-cell office:value-type="float" office:value="23712.5">
                <text:p>23712.5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7">
                <text:p>7</text:p>
              </table:table-cell>
              <table:table-cell office:value-type="float" office:value="23125">
                <text:p>23125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7">
                <text:p>7</text:p>
              </table:table-cell>
              <table:table-cell office:value-type="float" office:value="26968">
                <text:p>26968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7">
                <text:p>7</text:p>
              </table:table-cell>
              <table:table-cell office:value-type="float" office:value="23187.5">
                <text:p>23187.5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8">
                <text:p>8</text:p>
              </table:table-cell>
              <table:table-cell office:value-type="float" office:value="24283.5">
                <text:p>24283.5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8">
                <text:p>8</text:p>
              </table:table-cell>
              <table:table-cell office:value-type="float" office:value="30309">
                <text:p>30309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8">
                <text:p>8</text:p>
              </table:table-cell>
              <table:table-cell office:value-type="float" office:value="23215.5">
                <text:p>23215.5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8">
                <text:p>8</text:p>
              </table:table-cell>
              <table:table-cell office:value-type="float" office:value="23683">
                <text:p>23683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8">
                <text:p>8</text:p>
              </table:table-cell>
              <table:table-cell office:value-type="float" office:value="24847.5">
                <text:p>24847.5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8">
                <text:p>8</text:p>
              </table:table-cell>
              <table:table-cell office:value-type="float" office:value="26382.5">
                <text:p>26382.5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8">
                <text:p>8</text:p>
              </table:table-cell>
              <table:table-cell office:value-type="float" office:value="19845.5">
                <text:p>19845.5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8">
                <text:p>8</text:p>
              </table:table-cell>
              <table:table-cell office:value-type="float" office:value="26107.5">
                <text:p>26107.5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8">
                <text:p>8</text:p>
              </table:table-cell>
              <table:table-cell office:value-type="float" office:value="25052.5">
                <text:p>25052.5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8">
                <text:p>8</text:p>
              </table:table-cell>
              <table:table-cell office:value-type="float" office:value="20622">
                <text:p>20622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8">
                <text:p>8</text:p>
              </table:table-cell>
              <table:table-cell office:value-type="float" office:value="27227">
                <text:p>27227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8">
                <text:p>8</text:p>
              </table:table-cell>
              <table:table-cell office:value-type="float" office:value="28157">
                <text:p>28157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8">
                <text:p>8</text:p>
              </table:table-cell>
              <table:table-cell office:value-type="float" office:value="29653.5">
                <text:p>29653.5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8">
                <text:p>8</text:p>
              </table:table-cell>
              <table:table-cell office:value-type="float" office:value="23762.5">
                <text:p>23762.5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8">
                <text:p>8</text:p>
              </table:table-cell>
              <table:table-cell office:value-type="float" office:value="22793">
                <text:p>22793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8">
                <text:p>8</text:p>
              </table:table-cell>
              <table:table-cell office:value-type="float" office:value="27977">
                <text:p>27977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8">
                <text:p>8</text:p>
              </table:table-cell>
              <table:table-cell office:value-type="float" office:value="23647.5">
                <text:p>23647.5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8">
                <text:p>8</text:p>
              </table:table-cell>
              <table:table-cell office:value-type="float" office:value="26901">
                <text:p>26901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8">
                <text:p>8</text:p>
              </table:table-cell>
              <table:table-cell office:value-type="float" office:value="30593">
                <text:p>30593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8">
                <text:p>8</text:p>
              </table:table-cell>
              <table:table-cell office:value-type="float" office:value="25974.5">
                <text:p>25974.5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8">
                <text:p>8</text:p>
              </table:table-cell>
              <table:table-cell office:value-type="float" office:value="26195.5">
                <text:p>26195.5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8">
                <text:p>8</text:p>
              </table:table-cell>
              <table:table-cell office:value-type="float" office:value="30590.5">
                <text:p>30590.5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8">
                <text:p>8</text:p>
              </table:table-cell>
              <table:table-cell office:value-type="float" office:value="25762">
                <text:p>25762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8">
                <text:p>8</text:p>
              </table:table-cell>
              <table:table-cell office:value-type="float" office:value="24731.5">
                <text:p>24731.5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8">
                <text:p>8</text:p>
              </table:table-cell>
              <table:table-cell office:value-type="float" office:value="26793.5">
                <text:p>26793.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8">
                <text:p>8</text:p>
              </table:table-cell>
              <table:table-cell office:value-type="float" office:value="28911.5">
                <text:p>28911.5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8">
                <text:p>8</text:p>
              </table:table-cell>
              <table:table-cell office:value-type="float" office:value="24667.5">
                <text:p>24667.5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8">
                <text:p>8</text:p>
              </table:table-cell>
              <table:table-cell office:value-type="float" office:value="26225.5">
                <text:p>26225.5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8">
                <text:p>8</text:p>
              </table:table-cell>
              <table:table-cell office:value-type="float" office:value="24838">
                <text:p>24838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8">
                <text:p>8</text:p>
              </table:table-cell>
              <table:table-cell office:value-type="float" office:value="28674.5">
                <text:p>28674.5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8">
                <text:p>8</text:p>
              </table:table-cell>
              <table:table-cell office:value-type="float" office:value="24190">
                <text:p>24190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8">
                <text:p>8</text:p>
              </table:table-cell>
              <table:table-cell office:value-type="float" office:value="26128.5">
                <text:p>26128.5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8">
                <text:p>8</text:p>
              </table:table-cell>
              <table:table-cell office:value-type="float" office:value="24489.5">
                <text:p>24489.5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8">
                <text:p>8</text:p>
              </table:table-cell>
              <table:table-cell office:value-type="float" office:value="19855">
                <text:p>19855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8">
                <text:p>8</text:p>
              </table:table-cell>
              <table:table-cell office:value-type="float" office:value="25681">
                <text:p>25681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8">
                <text:p>8</text:p>
              </table:table-cell>
              <table:table-cell office:value-type="float" office:value="26464.5">
                <text:p>26464.5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8">
                <text:p>8</text:p>
              </table:table-cell>
              <table:table-cell office:value-type="float" office:value="28896">
                <text:p>28896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8">
                <text:p>8</text:p>
              </table:table-cell>
              <table:table-cell office:value-type="float" office:value="22921.5">
                <text:p>22921.5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8">
                <text:p>8</text:p>
              </table:table-cell>
              <table:table-cell office:value-type="float" office:value="26409.5">
                <text:p>26409.5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8">
                <text:p>8</text:p>
              </table:table-cell>
              <table:table-cell office:value-type="float" office:value="26199">
                <text:p>26199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8">
                <text:p>8</text:p>
              </table:table-cell>
              <table:table-cell office:value-type="float" office:value="20709.5">
                <text:p>20709.5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8">
                <text:p>8</text:p>
              </table:table-cell>
              <table:table-cell office:value-type="float" office:value="22227">
                <text:p>22227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8">
                <text:p>8</text:p>
              </table:table-cell>
              <table:table-cell office:value-type="float" office:value="25853">
                <text:p>25853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8">
                <text:p>8</text:p>
              </table:table-cell>
              <table:table-cell office:value-type="float" office:value="27405.5">
                <text:p>27405.5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8">
                <text:p>8</text:p>
              </table:table-cell>
              <table:table-cell office:value-type="float" office:value="26175.5">
                <text:p>26175.5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8">
                <text:p>8</text:p>
              </table:table-cell>
              <table:table-cell office:value-type="float" office:value="20828.5">
                <text:p>20828.5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8">
                <text:p>8</text:p>
              </table:table-cell>
              <table:table-cell office:value-type="float" office:value="26854.5">
                <text:p>26854.5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8">
                <text:p>8</text:p>
              </table:table-cell>
              <table:table-cell office:value-type="float" office:value="26587.5">
                <text:p>26587.5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8">
                <text:p>8</text:p>
              </table:table-cell>
              <table:table-cell office:value-type="float" office:value="25871.5">
                <text:p>25871.5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8">
                <text:p>8</text:p>
              </table:table-cell>
              <table:table-cell office:value-type="float" office:value="24998">
                <text:p>24998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8">
                <text:p>8</text:p>
              </table:table-cell>
              <table:table-cell office:value-type="float" office:value="27928.5">
                <text:p>27928.5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8">
                <text:p>8</text:p>
              </table:table-cell>
              <table:table-cell office:value-type="float" office:value="27242">
                <text:p>27242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8">
                <text:p>8</text:p>
              </table:table-cell>
              <table:table-cell office:value-type="float" office:value="25608.5">
                <text:p>25608.5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8">
                <text:p>8</text:p>
              </table:table-cell>
              <table:table-cell office:value-type="float" office:value="26224">
                <text:p>26224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8">
                <text:p>8</text:p>
              </table:table-cell>
              <table:table-cell office:value-type="float" office:value="23555">
                <text:p>23555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8">
                <text:p>8</text:p>
              </table:table-cell>
              <table:table-cell office:value-type="float" office:value="28286.5">
                <text:p>28286.5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8">
                <text:p>8</text:p>
              </table:table-cell>
              <table:table-cell office:value-type="float" office:value="23582.5">
                <text:p>23582.5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8">
                <text:p>8</text:p>
              </table:table-cell>
              <table:table-cell office:value-type="float" office:value="28507.5">
                <text:p>28507.5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8">
                <text:p>8</text:p>
              </table:table-cell>
              <table:table-cell office:value-type="float" office:value="24610">
                <text:p>24610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8">
                <text:p>8</text:p>
              </table:table-cell>
              <table:table-cell office:value-type="float" office:value="24416">
                <text:p>24416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8">
                <text:p>8</text:p>
              </table:table-cell>
              <table:table-cell office:value-type="float" office:value="27994.5">
                <text:p>27994.5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8">
                <text:p>8</text:p>
              </table:table-cell>
              <table:table-cell office:value-type="float" office:value="31505.5">
                <text:p>31505.5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8">
                <text:p>8</text:p>
              </table:table-cell>
              <table:table-cell office:value-type="float" office:value="27344.5">
                <text:p>27344.5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8">
                <text:p>8</text:p>
              </table:table-cell>
              <table:table-cell office:value-type="float" office:value="23746.5">
                <text:p>23746.5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8">
                <text:p>8</text:p>
              </table:table-cell>
              <table:table-cell office:value-type="float" office:value="21476">
                <text:p>21476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8">
                <text:p>8</text:p>
              </table:table-cell>
              <table:table-cell office:value-type="float" office:value="25923">
                <text:p>25923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8">
                <text:p>8</text:p>
              </table:table-cell>
              <table:table-cell office:value-type="float" office:value="22981">
                <text:p>22981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8">
                <text:p>8</text:p>
              </table:table-cell>
              <table:table-cell office:value-type="float" office:value="32437">
                <text:p>32437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8">
                <text:p>8</text:p>
              </table:table-cell>
              <table:table-cell office:value-type="float" office:value="26633.5">
                <text:p>26633.5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8">
                <text:p>8</text:p>
              </table:table-cell>
              <table:table-cell office:value-type="float" office:value="24966.5">
                <text:p>24966.5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8">
                <text:p>8</text:p>
              </table:table-cell>
              <table:table-cell office:value-type="float" office:value="25875.5">
                <text:p>25875.5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8">
                <text:p>8</text:p>
              </table:table-cell>
              <table:table-cell office:value-type="float" office:value="25733.5">
                <text:p>25733.5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8">
                <text:p>8</text:p>
              </table:table-cell>
              <table:table-cell office:value-type="float" office:value="26844">
                <text:p>26844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8">
                <text:p>8</text:p>
              </table:table-cell>
              <table:table-cell office:value-type="float" office:value="29813">
                <text:p>29813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8">
                <text:p>8</text:p>
              </table:table-cell>
              <table:table-cell office:value-type="float" office:value="28459">
                <text:p>28459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8">
                <text:p>8</text:p>
              </table:table-cell>
              <table:table-cell office:value-type="float" office:value="27620.5">
                <text:p>27620.5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8">
                <text:p>8</text:p>
              </table:table-cell>
              <table:table-cell office:value-type="float" office:value="23386.5">
                <text:p>23386.5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8">
                <text:p>8</text:p>
              </table:table-cell>
              <table:table-cell office:value-type="float" office:value="27741">
                <text:p>27741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8">
                <text:p>8</text:p>
              </table:table-cell>
              <table:table-cell office:value-type="float" office:value="26135">
                <text:p>26135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8">
                <text:p>8</text:p>
              </table:table-cell>
              <table:table-cell office:value-type="float" office:value="25708.5">
                <text:p>25708.5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8">
                <text:p>8</text:p>
              </table:table-cell>
              <table:table-cell office:value-type="float" office:value="27574.5">
                <text:p>27574.5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8">
                <text:p>8</text:p>
              </table:table-cell>
              <table:table-cell office:value-type="float" office:value="28217">
                <text:p>28217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8">
                <text:p>8</text:p>
              </table:table-cell>
              <table:table-cell office:value-type="float" office:value="34416">
                <text:p>34416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8">
                <text:p>8</text:p>
              </table:table-cell>
              <table:table-cell office:value-type="float" office:value="29300">
                <text:p>29300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8">
                <text:p>8</text:p>
              </table:table-cell>
              <table:table-cell office:value-type="float" office:value="29569">
                <text:p>29569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8">
                <text:p>8</text:p>
              </table:table-cell>
              <table:table-cell office:value-type="float" office:value="20244">
                <text:p>20244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8">
                <text:p>8</text:p>
              </table:table-cell>
              <table:table-cell office:value-type="float" office:value="27289">
                <text:p>27289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8">
                <text:p>8</text:p>
              </table:table-cell>
              <table:table-cell office:value-type="float" office:value="25077">
                <text:p>25077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8">
                <text:p>8</text:p>
              </table:table-cell>
              <table:table-cell office:value-type="float" office:value="22138.5">
                <text:p>22138.5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8">
                <text:p>8</text:p>
              </table:table-cell>
              <table:table-cell office:value-type="float" office:value="29800.5">
                <text:p>29800.5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8">
                <text:p>8</text:p>
              </table:table-cell>
              <table:table-cell office:value-type="float" office:value="21317.5">
                <text:p>21317.5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8">
                <text:p>8</text:p>
              </table:table-cell>
              <table:table-cell office:value-type="float" office:value="26251">
                <text:p>26251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8">
                <text:p>8</text:p>
              </table:table-cell>
              <table:table-cell office:value-type="float" office:value="26733">
                <text:p>26733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8">
                <text:p>8</text:p>
              </table:table-cell>
              <table:table-cell office:value-type="float" office:value="26758.5">
                <text:p>26758.5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8">
                <text:p>8</text:p>
              </table:table-cell>
              <table:table-cell office:value-type="float" office:value="22207">
                <text:p>22207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8">
                <text:p>8</text:p>
              </table:table-cell>
              <table:table-cell office:value-type="float" office:value="29259">
                <text:p>29259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8">
                <text:p>8</text:p>
              </table:table-cell>
              <table:table-cell office:value-type="float" office:value="27105.5">
                <text:p>27105.5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8">
                <text:p>8</text:p>
              </table:table-cell>
              <table:table-cell office:value-type="float" office:value="26651.5">
                <text:p>26651.5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8">
                <text:p>8</text:p>
              </table:table-cell>
              <table:table-cell office:value-type="float" office:value="27827.5">
                <text:p>27827.5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8">
                <text:p>8</text:p>
              </table:table-cell>
              <table:table-cell office:value-type="float" office:value="27960.5">
                <text:p>27960.5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8">
                <text:p>8</text:p>
              </table:table-cell>
              <table:table-cell office:value-type="float" office:value="25846">
                <text:p>25846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8">
                <text:p>8</text:p>
              </table:table-cell>
              <table:table-cell office:value-type="float" office:value="26568">
                <text:p>26568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8">
                <text:p>8</text:p>
              </table:table-cell>
              <table:table-cell office:value-type="float" office:value="24060.5">
                <text:p>24060.5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8">
                <text:p>8</text:p>
              </table:table-cell>
              <table:table-cell office:value-type="float" office:value="25129">
                <text:p>25129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8">
                <text:p>8</text:p>
              </table:table-cell>
              <table:table-cell office:value-type="float" office:value="24737.5">
                <text:p>24737.5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8">
                <text:p>8</text:p>
              </table:table-cell>
              <table:table-cell office:value-type="float" office:value="30214.5">
                <text:p>30214.5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8">
                <text:p>8</text:p>
              </table:table-cell>
              <table:table-cell office:value-type="float" office:value="27731.5">
                <text:p>27731.5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8">
                <text:p>8</text:p>
              </table:table-cell>
              <table:table-cell office:value-type="float" office:value="27231">
                <text:p>27231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8">
                <text:p>8</text:p>
              </table:table-cell>
              <table:table-cell office:value-type="float" office:value="25530.5">
                <text:p>25530.5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8">
                <text:p>8</text:p>
              </table:table-cell>
              <table:table-cell office:value-type="float" office:value="26198">
                <text:p>26198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8">
                <text:p>8</text:p>
              </table:table-cell>
              <table:table-cell office:value-type="float" office:value="25764">
                <text:p>25764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8">
                <text:p>8</text:p>
              </table:table-cell>
              <table:table-cell office:value-type="float" office:value="21300.5">
                <text:p>21300.5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8">
                <text:p>8</text:p>
              </table:table-cell>
              <table:table-cell office:value-type="float" office:value="26985.5">
                <text:p>26985.5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8">
                <text:p>8</text:p>
              </table:table-cell>
              <table:table-cell office:value-type="float" office:value="29096.5">
                <text:p>29096.5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8">
                <text:p>8</text:p>
              </table:table-cell>
              <table:table-cell office:value-type="float" office:value="26466">
                <text:p>26466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8">
                <text:p>8</text:p>
              </table:table-cell>
              <table:table-cell office:value-type="float" office:value="26466.5">
                <text:p>26466.5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8">
                <text:p>8</text:p>
              </table:table-cell>
              <table:table-cell office:value-type="float" office:value="23038.5">
                <text:p>23038.5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8">
                <text:p>8</text:p>
              </table:table-cell>
              <table:table-cell office:value-type="float" office:value="22633">
                <text:p>22633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8">
                <text:p>8</text:p>
              </table:table-cell>
              <table:table-cell office:value-type="float" office:value="23812.5">
                <text:p>23812.5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8">
                <text:p>8</text:p>
              </table:table-cell>
              <table:table-cell office:value-type="float" office:value="24161.5">
                <text:p>24161.5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8">
                <text:p>8</text:p>
              </table:table-cell>
              <table:table-cell office:value-type="float" office:value="31525">
                <text:p>31525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8">
                <text:p>8</text:p>
              </table:table-cell>
              <table:table-cell office:value-type="float" office:value="29176">
                <text:p>29176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8">
                <text:p>8</text:p>
              </table:table-cell>
              <table:table-cell office:value-type="float" office:value="28259">
                <text:p>28259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8">
                <text:p>8</text:p>
              </table:table-cell>
              <table:table-cell office:value-type="float" office:value="21540.5">
                <text:p>21540.5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8">
                <text:p>8</text:p>
              </table:table-cell>
              <table:table-cell office:value-type="float" office:value="23659">
                <text:p>23659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8">
                <text:p>8</text:p>
              </table:table-cell>
              <table:table-cell office:value-type="float" office:value="27746">
                <text:p>27746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8">
                <text:p>8</text:p>
              </table:table-cell>
              <table:table-cell office:value-type="float" office:value="27076.5">
                <text:p>27076.5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8">
                <text:p>8</text:p>
              </table:table-cell>
              <table:table-cell office:value-type="float" office:value="28141.5">
                <text:p>28141.5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8">
                <text:p>8</text:p>
              </table:table-cell>
              <table:table-cell office:value-type="float" office:value="22926">
                <text:p>22926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8">
                <text:p>8</text:p>
              </table:table-cell>
              <table:table-cell office:value-type="float" office:value="22573.5">
                <text:p>22573.5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8">
                <text:p>8</text:p>
              </table:table-cell>
              <table:table-cell office:value-type="float" office:value="24437">
                <text:p>24437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8">
                <text:p>8</text:p>
              </table:table-cell>
              <table:table-cell office:value-type="float" office:value="28744">
                <text:p>28744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8">
                <text:p>8</text:p>
              </table:table-cell>
              <table:table-cell office:value-type="float" office:value="27199.5">
                <text:p>27199.5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8">
                <text:p>8</text:p>
              </table:table-cell>
              <table:table-cell office:value-type="float" office:value="25978">
                <text:p>25978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8">
                <text:p>8</text:p>
              </table:table-cell>
              <table:table-cell office:value-type="float" office:value="25126.5">
                <text:p>25126.5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8">
                <text:p>8</text:p>
              </table:table-cell>
              <table:table-cell office:value-type="float" office:value="27519">
                <text:p>27519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8">
                <text:p>8</text:p>
              </table:table-cell>
              <table:table-cell office:value-type="float" office:value="21254.5">
                <text:p>21254.5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8">
                <text:p>8</text:p>
              </table:table-cell>
              <table:table-cell office:value-type="float" office:value="29665">
                <text:p>29665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8">
                <text:p>8</text:p>
              </table:table-cell>
              <table:table-cell office:value-type="float" office:value="21089">
                <text:p>21089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8">
                <text:p>8</text:p>
              </table:table-cell>
              <table:table-cell office:value-type="float" office:value="32114">
                <text:p>32114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8">
                <text:p>8</text:p>
              </table:table-cell>
              <table:table-cell office:value-type="float" office:value="29360">
                <text:p>29360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8">
                <text:p>8</text:p>
              </table:table-cell>
              <table:table-cell office:value-type="float" office:value="29819">
                <text:p>29819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8">
                <text:p>8</text:p>
              </table:table-cell>
              <table:table-cell office:value-type="float" office:value="24266.5">
                <text:p>24266.5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8">
                <text:p>8</text:p>
              </table:table-cell>
              <table:table-cell office:value-type="float" office:value="19981.5">
                <text:p>19981.5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8">
                <text:p>8</text:p>
              </table:table-cell>
              <table:table-cell office:value-type="float" office:value="28890">
                <text:p>28890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8">
                <text:p>8</text:p>
              </table:table-cell>
              <table:table-cell office:value-type="float" office:value="24786">
                <text:p>24786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8">
                <text:p>8</text:p>
              </table:table-cell>
              <table:table-cell office:value-type="float" office:value="22951">
                <text:p>22951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8">
                <text:p>8</text:p>
              </table:table-cell>
              <table:table-cell office:value-type="float" office:value="26336.5">
                <text:p>26336.5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8">
                <text:p>8</text:p>
              </table:table-cell>
              <table:table-cell office:value-type="float" office:value="26912.5">
                <text:p>26912.5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8">
                <text:p>8</text:p>
              </table:table-cell>
              <table:table-cell office:value-type="float" office:value="29163">
                <text:p>29163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8">
                <text:p>8</text:p>
              </table:table-cell>
              <table:table-cell office:value-type="float" office:value="27729">
                <text:p>27729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8">
                <text:p>8</text:p>
              </table:table-cell>
              <table:table-cell office:value-type="float" office:value="22529">
                <text:p>22529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8">
                <text:p>8</text:p>
              </table:table-cell>
              <table:table-cell office:value-type="float" office:value="25002.5">
                <text:p>25002.5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8">
                <text:p>8</text:p>
              </table:table-cell>
              <table:table-cell office:value-type="float" office:value="28850.5">
                <text:p>28850.5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8">
                <text:p>8</text:p>
              </table:table-cell>
              <table:table-cell office:value-type="float" office:value="21649">
                <text:p>21649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8">
                <text:p>8</text:p>
              </table:table-cell>
              <table:table-cell office:value-type="float" office:value="31546.5">
                <text:p>31546.5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8">
                <text:p>8</text:p>
              </table:table-cell>
              <table:table-cell office:value-type="float" office:value="23349.5">
                <text:p>23349.5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8">
                <text:p>8</text:p>
              </table:table-cell>
              <table:table-cell office:value-type="float" office:value="22433">
                <text:p>22433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8">
                <text:p>8</text:p>
              </table:table-cell>
              <table:table-cell office:value-type="float" office:value="26685.5">
                <text:p>26685.5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8">
                <text:p>8</text:p>
              </table:table-cell>
              <table:table-cell office:value-type="float" office:value="29714">
                <text:p>29714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8">
                <text:p>8</text:p>
              </table:table-cell>
              <table:table-cell office:value-type="float" office:value="27853.5">
                <text:p>27853.5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8">
                <text:p>8</text:p>
              </table:table-cell>
              <table:table-cell office:value-type="float" office:value="22389">
                <text:p>22389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8">
                <text:p>8</text:p>
              </table:table-cell>
              <table:table-cell office:value-type="float" office:value="29287">
                <text:p>29287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8">
                <text:p>8</text:p>
              </table:table-cell>
              <table:table-cell office:value-type="float" office:value="24443">
                <text:p>24443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8">
                <text:p>8</text:p>
              </table:table-cell>
              <table:table-cell office:value-type="float" office:value="21358">
                <text:p>21358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8">
                <text:p>8</text:p>
              </table:table-cell>
              <table:table-cell office:value-type="float" office:value="28288.5">
                <text:p>28288.5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8">
                <text:p>8</text:p>
              </table:table-cell>
              <table:table-cell office:value-type="float" office:value="25278.5">
                <text:p>25278.5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8">
                <text:p>8</text:p>
              </table:table-cell>
              <table:table-cell office:value-type="float" office:value="27222.5">
                <text:p>27222.5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8">
                <text:p>8</text:p>
              </table:table-cell>
              <table:table-cell office:value-type="float" office:value="18792.5">
                <text:p>18792.5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8">
                <text:p>8</text:p>
              </table:table-cell>
              <table:table-cell office:value-type="float" office:value="27296.5">
                <text:p>27296.5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8">
                <text:p>8</text:p>
              </table:table-cell>
              <table:table-cell office:value-type="float" office:value="27532">
                <text:p>27532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8">
                <text:p>8</text:p>
              </table:table-cell>
              <table:table-cell office:value-type="float" office:value="25291">
                <text:p>25291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8">
                <text:p>8</text:p>
              </table:table-cell>
              <table:table-cell office:value-type="float" office:value="21786">
                <text:p>21786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8">
                <text:p>8</text:p>
              </table:table-cell>
              <table:table-cell office:value-type="float" office:value="26218.5">
                <text:p>26218.5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8">
                <text:p>8</text:p>
              </table:table-cell>
              <table:table-cell office:value-type="float" office:value="29386">
                <text:p>29386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8">
                <text:p>8</text:p>
              </table:table-cell>
              <table:table-cell office:value-type="float" office:value="26774">
                <text:p>26774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8">
                <text:p>8</text:p>
              </table:table-cell>
              <table:table-cell office:value-type="float" office:value="24550.5">
                <text:p>24550.5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8">
                <text:p>8</text:p>
              </table:table-cell>
              <table:table-cell office:value-type="float" office:value="28004.5">
                <text:p>28004.5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8">
                <text:p>8</text:p>
              </table:table-cell>
              <table:table-cell office:value-type="float" office:value="30799">
                <text:p>30799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8">
                <text:p>8</text:p>
              </table:table-cell>
              <table:table-cell office:value-type="float" office:value="27388.5">
                <text:p>27388.5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8">
                <text:p>8</text:p>
              </table:table-cell>
              <table:table-cell office:value-type="float" office:value="28534">
                <text:p>28534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8">
                <text:p>8</text:p>
              </table:table-cell>
              <table:table-cell office:value-type="float" office:value="27052.5">
                <text:p>27052.5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8">
                <text:p>8</text:p>
              </table:table-cell>
              <table:table-cell office:value-type="float" office:value="25919.5">
                <text:p>25919.5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8">
                <text:p>8</text:p>
              </table:table-cell>
              <table:table-cell office:value-type="float" office:value="26030">
                <text:p>26030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8">
                <text:p>8</text:p>
              </table:table-cell>
              <table:table-cell office:value-type="float" office:value="23933.5">
                <text:p>23933.5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8">
                <text:p>8</text:p>
              </table:table-cell>
              <table:table-cell office:value-type="float" office:value="27499.5">
                <text:p>27499.5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8">
                <text:p>8</text:p>
              </table:table-cell>
              <table:table-cell office:value-type="float" office:value="23521.5">
                <text:p>23521.5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8">
                <text:p>8</text:p>
              </table:table-cell>
              <table:table-cell office:value-type="float" office:value="26313.5">
                <text:p>26313.5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8">
                <text:p>8</text:p>
              </table:table-cell>
              <table:table-cell office:value-type="float" office:value="27728.5">
                <text:p>27728.5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8">
                <text:p>8</text:p>
              </table:table-cell>
              <table:table-cell office:value-type="float" office:value="22780.5">
                <text:p>22780.5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8">
                <text:p>8</text:p>
              </table:table-cell>
              <table:table-cell office:value-type="float" office:value="27380">
                <text:p>27380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8">
                <text:p>8</text:p>
              </table:table-cell>
              <table:table-cell office:value-type="float" office:value="20322">
                <text:p>20322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8">
                <text:p>8</text:p>
              </table:table-cell>
              <table:table-cell office:value-type="float" office:value="18011">
                <text:p>18011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8">
                <text:p>8</text:p>
              </table:table-cell>
              <table:table-cell office:value-type="float" office:value="26244.5">
                <text:p>26244.5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8">
                <text:p>8</text:p>
              </table:table-cell>
              <table:table-cell office:value-type="float" office:value="24511">
                <text:p>24511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8">
                <text:p>8</text:p>
              </table:table-cell>
              <table:table-cell office:value-type="float" office:value="29319">
                <text:p>29319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8">
                <text:p>8</text:p>
              </table:table-cell>
              <table:table-cell office:value-type="float" office:value="24760.5">
                <text:p>24760.5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8">
                <text:p>8</text:p>
              </table:table-cell>
              <table:table-cell office:value-type="float" office:value="29872">
                <text:p>29872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8">
                <text:p>8</text:p>
              </table:table-cell>
              <table:table-cell office:value-type="float" office:value="29497">
                <text:p>29497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8">
                <text:p>8</text:p>
              </table:table-cell>
              <table:table-cell office:value-type="float" office:value="28784">
                <text:p>28784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8">
                <text:p>8</text:p>
              </table:table-cell>
              <table:table-cell office:value-type="float" office:value="23434.5">
                <text:p>23434.5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8">
                <text:p>8</text:p>
              </table:table-cell>
              <table:table-cell office:value-type="float" office:value="30293.5">
                <text:p>30293.5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8">
                <text:p>8</text:p>
              </table:table-cell>
              <table:table-cell office:value-type="float" office:value="24355.5">
                <text:p>24355.5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8">
                <text:p>8</text:p>
              </table:table-cell>
              <table:table-cell office:value-type="float" office:value="23631.5">
                <text:p>23631.5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8">
                <text:p>8</text:p>
              </table:table-cell>
              <table:table-cell office:value-type="float" office:value="24574.5">
                <text:p>24574.5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8">
                <text:p>8</text:p>
              </table:table-cell>
              <table:table-cell office:value-type="float" office:value="25064">
                <text:p>25064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8">
                <text:p>8</text:p>
              </table:table-cell>
              <table:table-cell office:value-type="float" office:value="25328.5">
                <text:p>25328.5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8">
                <text:p>8</text:p>
              </table:table-cell>
              <table:table-cell office:value-type="float" office:value="24383.5">
                <text:p>24383.5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8">
                <text:p>8</text:p>
              </table:table-cell>
              <table:table-cell office:value-type="float" office:value="27948.5">
                <text:p>27948.5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8">
                <text:p>8</text:p>
              </table:table-cell>
              <table:table-cell office:value-type="float" office:value="29605">
                <text:p>29605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8">
                <text:p>8</text:p>
              </table:table-cell>
              <table:table-cell office:value-type="float" office:value="25958.5">
                <text:p>25958.5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8">
                <text:p>8</text:p>
              </table:table-cell>
              <table:table-cell office:value-type="float" office:value="29253">
                <text:p>29253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8">
                <text:p>8</text:p>
              </table:table-cell>
              <table:table-cell office:value-type="float" office:value="23617.5">
                <text:p>23617.5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8">
                <text:p>8</text:p>
              </table:table-cell>
              <table:table-cell office:value-type="float" office:value="24041">
                <text:p>24041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8">
                <text:p>8</text:p>
              </table:table-cell>
              <table:table-cell office:value-type="float" office:value="25050.5">
                <text:p>25050.5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8">
                <text:p>8</text:p>
              </table:table-cell>
              <table:table-cell office:value-type="float" office:value="27382">
                <text:p>27382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8">
                <text:p>8</text:p>
              </table:table-cell>
              <table:table-cell office:value-type="float" office:value="23517.5">
                <text:p>23517.5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8">
                <text:p>8</text:p>
              </table:table-cell>
              <table:table-cell office:value-type="float" office:value="25388.5">
                <text:p>25388.5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8">
                <text:p>8</text:p>
              </table:table-cell>
              <table:table-cell office:value-type="float" office:value="27219">
                <text:p>27219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8">
                <text:p>8</text:p>
              </table:table-cell>
              <table:table-cell office:value-type="float" office:value="27146">
                <text:p>27146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8">
                <text:p>8</text:p>
              </table:table-cell>
              <table:table-cell office:value-type="float" office:value="24846.5">
                <text:p>24846.5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8">
                <text:p>8</text:p>
              </table:table-cell>
              <table:table-cell office:value-type="float" office:value="22332">
                <text:p>22332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8">
                <text:p>8</text:p>
              </table:table-cell>
              <table:table-cell office:value-type="float" office:value="25900.5">
                <text:p>25900.5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8">
                <text:p>8</text:p>
              </table:table-cell>
              <table:table-cell office:value-type="float" office:value="30374">
                <text:p>30374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8">
                <text:p>8</text:p>
              </table:table-cell>
              <table:table-cell office:value-type="float" office:value="29983">
                <text:p>29983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8">
                <text:p>8</text:p>
              </table:table-cell>
              <table:table-cell office:value-type="float" office:value="30166.5">
                <text:p>30166.5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8">
                <text:p>8</text:p>
              </table:table-cell>
              <table:table-cell office:value-type="float" office:value="26784">
                <text:p>26784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8">
                <text:p>8</text:p>
              </table:table-cell>
              <table:table-cell office:value-type="float" office:value="25011">
                <text:p>25011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8">
                <text:p>8</text:p>
              </table:table-cell>
              <table:table-cell office:value-type="float" office:value="29044">
                <text:p>29044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8">
                <text:p>8</text:p>
              </table:table-cell>
              <table:table-cell office:value-type="float" office:value="25604">
                <text:p>25604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8">
                <text:p>8</text:p>
              </table:table-cell>
              <table:table-cell office:value-type="float" office:value="28170">
                <text:p>28170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8">
                <text:p>8</text:p>
              </table:table-cell>
              <table:table-cell office:value-type="float" office:value="22539">
                <text:p>22539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8">
                <text:p>8</text:p>
              </table:table-cell>
              <table:table-cell office:value-type="float" office:value="28078.5">
                <text:p>28078.5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8">
                <text:p>8</text:p>
              </table:table-cell>
              <table:table-cell office:value-type="float" office:value="27926">
                <text:p>27926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8">
                <text:p>8</text:p>
              </table:table-cell>
              <table:table-cell office:value-type="float" office:value="27423.5">
                <text:p>27423.5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8">
                <text:p>8</text:p>
              </table:table-cell>
              <table:table-cell office:value-type="float" office:value="25059.5">
                <text:p>25059.5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8">
                <text:p>8</text:p>
              </table:table-cell>
              <table:table-cell office:value-type="float" office:value="21278">
                <text:p>21278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8">
                <text:p>8</text:p>
              </table:table-cell>
              <table:table-cell office:value-type="float" office:value="24702">
                <text:p>24702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8">
                <text:p>8</text:p>
              </table:table-cell>
              <table:table-cell office:value-type="float" office:value="25800">
                <text:p>25800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8">
                <text:p>8</text:p>
              </table:table-cell>
              <table:table-cell office:value-type="float" office:value="26081.5">
                <text:p>26081.5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8">
                <text:p>8</text:p>
              </table:table-cell>
              <table:table-cell office:value-type="float" office:value="26116.5">
                <text:p>26116.5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8">
                <text:p>8</text:p>
              </table:table-cell>
              <table:table-cell office:value-type="float" office:value="26722.5">
                <text:p>26722.5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8">
                <text:p>8</text:p>
              </table:table-cell>
              <table:table-cell office:value-type="float" office:value="26609.5">
                <text:p>26609.5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8">
                <text:p>8</text:p>
              </table:table-cell>
              <table:table-cell office:value-type="float" office:value="28701.5">
                <text:p>28701.5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8">
                <text:p>8</text:p>
              </table:table-cell>
              <table:table-cell office:value-type="float" office:value="27814">
                <text:p>27814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8">
                <text:p>8</text:p>
              </table:table-cell>
              <table:table-cell office:value-type="float" office:value="28627">
                <text:p>28627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8">
                <text:p>8</text:p>
              </table:table-cell>
              <table:table-cell office:value-type="float" office:value="26282">
                <text:p>26282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8">
                <text:p>8</text:p>
              </table:table-cell>
              <table:table-cell office:value-type="float" office:value="25370">
                <text:p>25370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8">
                <text:p>8</text:p>
              </table:table-cell>
              <table:table-cell office:value-type="float" office:value="22162.5">
                <text:p>22162.5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8">
                <text:p>8</text:p>
              </table:table-cell>
              <table:table-cell office:value-type="float" office:value="26100">
                <text:p>26100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9">
                <text:p>9</text:p>
              </table:table-cell>
              <table:table-cell office:value-type="float" office:value="32359.5">
                <text:p>32359.5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9">
                <text:p>9</text:p>
              </table:table-cell>
              <table:table-cell office:value-type="float" office:value="25632.5">
                <text:p>25632.5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9">
                <text:p>9</text:p>
              </table:table-cell>
              <table:table-cell office:value-type="float" office:value="22401">
                <text:p>22401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9">
                <text:p>9</text:p>
              </table:table-cell>
              <table:table-cell office:value-type="float" office:value="24463">
                <text:p>24463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9">
                <text:p>9</text:p>
              </table:table-cell>
              <table:table-cell office:value-type="float" office:value="27598">
                <text:p>27598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9">
                <text:p>9</text:p>
              </table:table-cell>
              <table:table-cell office:value-type="float" office:value="24941.5">
                <text:p>24941.5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9">
                <text:p>9</text:p>
              </table:table-cell>
              <table:table-cell office:value-type="float" office:value="26280">
                <text:p>26280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9">
                <text:p>9</text:p>
              </table:table-cell>
              <table:table-cell office:value-type="float" office:value="25466">
                <text:p>25466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9">
                <text:p>9</text:p>
              </table:table-cell>
              <table:table-cell office:value-type="float" office:value="27878">
                <text:p>27878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9">
                <text:p>9</text:p>
              </table:table-cell>
              <table:table-cell office:value-type="float" office:value="28948.5">
                <text:p>28948.5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9">
                <text:p>9</text:p>
              </table:table-cell>
              <table:table-cell office:value-type="float" office:value="26333.5">
                <text:p>26333.5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9">
                <text:p>9</text:p>
              </table:table-cell>
              <table:table-cell office:value-type="float" office:value="23401">
                <text:p>23401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9">
                <text:p>9</text:p>
              </table:table-cell>
              <table:table-cell office:value-type="float" office:value="26956">
                <text:p>26956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9">
                <text:p>9</text:p>
              </table:table-cell>
              <table:table-cell office:value-type="float" office:value="29314">
                <text:p>29314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9">
                <text:p>9</text:p>
              </table:table-cell>
              <table:table-cell office:value-type="float" office:value="24697.5">
                <text:p>24697.5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9">
                <text:p>9</text:p>
              </table:table-cell>
              <table:table-cell office:value-type="float" office:value="24552.5">
                <text:p>24552.5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9">
                <text:p>9</text:p>
              </table:table-cell>
              <table:table-cell office:value-type="float" office:value="26824.5">
                <text:p>26824.5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9">
                <text:p>9</text:p>
              </table:table-cell>
              <table:table-cell office:value-type="float" office:value="25704">
                <text:p>25704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9">
                <text:p>9</text:p>
              </table:table-cell>
              <table:table-cell office:value-type="float" office:value="21935.5">
                <text:p>21935.5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9">
                <text:p>9</text:p>
              </table:table-cell>
              <table:table-cell office:value-type="float" office:value="27601">
                <text:p>27601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9">
                <text:p>9</text:p>
              </table:table-cell>
              <table:table-cell office:value-type="float" office:value="30153">
                <text:p>30153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9">
                <text:p>9</text:p>
              </table:table-cell>
              <table:table-cell office:value-type="float" office:value="31308.5">
                <text:p>31308.5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9">
                <text:p>9</text:p>
              </table:table-cell>
              <table:table-cell office:value-type="float" office:value="25029">
                <text:p>25029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9">
                <text:p>9</text:p>
              </table:table-cell>
              <table:table-cell office:value-type="float" office:value="26581">
                <text:p>26581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9">
                <text:p>9</text:p>
              </table:table-cell>
              <table:table-cell office:value-type="float" office:value="31002.5">
                <text:p>31002.5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9">
                <text:p>9</text:p>
              </table:table-cell>
              <table:table-cell office:value-type="float" office:value="28027.5">
                <text:p>28027.5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9">
                <text:p>9</text:p>
              </table:table-cell>
              <table:table-cell office:value-type="float" office:value="25375">
                <text:p>25375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9">
                <text:p>9</text:p>
              </table:table-cell>
              <table:table-cell office:value-type="float" office:value="29334">
                <text:p>29334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9">
                <text:p>9</text:p>
              </table:table-cell>
              <table:table-cell office:value-type="float" office:value="24699.5">
                <text:p>24699.5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9">
                <text:p>9</text:p>
              </table:table-cell>
              <table:table-cell office:value-type="float" office:value="26388">
                <text:p>26388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9">
                <text:p>9</text:p>
              </table:table-cell>
              <table:table-cell office:value-type="float" office:value="28271">
                <text:p>28271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9">
                <text:p>9</text:p>
              </table:table-cell>
              <table:table-cell office:value-type="float" office:value="27733.5">
                <text:p>27733.5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9">
                <text:p>9</text:p>
              </table:table-cell>
              <table:table-cell office:value-type="float" office:value="23611">
                <text:p>23611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9">
                <text:p>9</text:p>
              </table:table-cell>
              <table:table-cell office:value-type="float" office:value="24302.5">
                <text:p>24302.5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9">
                <text:p>9</text:p>
              </table:table-cell>
              <table:table-cell office:value-type="float" office:value="28209.5">
                <text:p>28209.5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9">
                <text:p>9</text:p>
              </table:table-cell>
              <table:table-cell office:value-type="float" office:value="24747">
                <text:p>24747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9">
                <text:p>9</text:p>
              </table:table-cell>
              <table:table-cell office:value-type="float" office:value="26244">
                <text:p>26244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9">
                <text:p>9</text:p>
              </table:table-cell>
              <table:table-cell office:value-type="float" office:value="22628">
                <text:p>22628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9">
                <text:p>9</text:p>
              </table:table-cell>
              <table:table-cell office:value-type="float" office:value="25808">
                <text:p>25808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9">
                <text:p>9</text:p>
              </table:table-cell>
              <table:table-cell office:value-type="float" office:value="25042">
                <text:p>25042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9">
                <text:p>9</text:p>
              </table:table-cell>
              <table:table-cell office:value-type="float" office:value="24865">
                <text:p>24865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9">
                <text:p>9</text:p>
              </table:table-cell>
              <table:table-cell office:value-type="float" office:value="32042">
                <text:p>32042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9">
                <text:p>9</text:p>
              </table:table-cell>
              <table:table-cell office:value-type="float" office:value="36029">
                <text:p>36029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9">
                <text:p>9</text:p>
              </table:table-cell>
              <table:table-cell office:value-type="float" office:value="24199.5">
                <text:p>24199.5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9">
                <text:p>9</text:p>
              </table:table-cell>
              <table:table-cell office:value-type="float" office:value="25294">
                <text:p>25294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9">
                <text:p>9</text:p>
              </table:table-cell>
              <table:table-cell office:value-type="float" office:value="26788">
                <text:p>26788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9">
                <text:p>9</text:p>
              </table:table-cell>
              <table:table-cell office:value-type="float" office:value="30264">
                <text:p>30264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9">
                <text:p>9</text:p>
              </table:table-cell>
              <table:table-cell office:value-type="float" office:value="25896">
                <text:p>25896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9">
                <text:p>9</text:p>
              </table:table-cell>
              <table:table-cell office:value-type="float" office:value="21989">
                <text:p>21989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9">
                <text:p>9</text:p>
              </table:table-cell>
              <table:table-cell office:value-type="float" office:value="22318.5">
                <text:p>22318.5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9">
                <text:p>9</text:p>
              </table:table-cell>
              <table:table-cell office:value-type="float" office:value="25441.5">
                <text:p>25441.5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9">
                <text:p>9</text:p>
              </table:table-cell>
              <table:table-cell office:value-type="float" office:value="23209">
                <text:p>23209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9">
                <text:p>9</text:p>
              </table:table-cell>
              <table:table-cell office:value-type="float" office:value="26757">
                <text:p>26757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9">
                <text:p>9</text:p>
              </table:table-cell>
              <table:table-cell office:value-type="float" office:value="28736.5">
                <text:p>28736.5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9">
                <text:p>9</text:p>
              </table:table-cell>
              <table:table-cell office:value-type="float" office:value="22949.5">
                <text:p>22949.5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9">
                <text:p>9</text:p>
              </table:table-cell>
              <table:table-cell office:value-type="float" office:value="25293">
                <text:p>25293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9">
                <text:p>9</text:p>
              </table:table-cell>
              <table:table-cell office:value-type="float" office:value="29788">
                <text:p>29788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9">
                <text:p>9</text:p>
              </table:table-cell>
              <table:table-cell office:value-type="float" office:value="23881">
                <text:p>23881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9">
                <text:p>9</text:p>
              </table:table-cell>
              <table:table-cell office:value-type="float" office:value="25796">
                <text:p>25796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9">
                <text:p>9</text:p>
              </table:table-cell>
              <table:table-cell office:value-type="float" office:value="33027.5">
                <text:p>33027.5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9">
                <text:p>9</text:p>
              </table:table-cell>
              <table:table-cell office:value-type="float" office:value="26382">
                <text:p>26382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9">
                <text:p>9</text:p>
              </table:table-cell>
              <table:table-cell office:value-type="float" office:value="26902">
                <text:p>26902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9">
                <text:p>9</text:p>
              </table:table-cell>
              <table:table-cell office:value-type="float" office:value="26129">
                <text:p>26129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9">
                <text:p>9</text:p>
              </table:table-cell>
              <table:table-cell office:value-type="float" office:value="24133">
                <text:p>24133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9">
                <text:p>9</text:p>
              </table:table-cell>
              <table:table-cell office:value-type="float" office:value="31593">
                <text:p>31593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9">
                <text:p>9</text:p>
              </table:table-cell>
              <table:table-cell office:value-type="float" office:value="24822.5">
                <text:p>24822.5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9">
                <text:p>9</text:p>
              </table:table-cell>
              <table:table-cell office:value-type="float" office:value="28237.5">
                <text:p>28237.5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9">
                <text:p>9</text:p>
              </table:table-cell>
              <table:table-cell office:value-type="float" office:value="27196">
                <text:p>27196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9">
                <text:p>9</text:p>
              </table:table-cell>
              <table:table-cell office:value-type="float" office:value="30367">
                <text:p>30367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9">
                <text:p>9</text:p>
              </table:table-cell>
              <table:table-cell office:value-type="float" office:value="24916.5">
                <text:p>24916.5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9">
                <text:p>9</text:p>
              </table:table-cell>
              <table:table-cell office:value-type="float" office:value="26019">
                <text:p>26019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9">
                <text:p>9</text:p>
              </table:table-cell>
              <table:table-cell office:value-type="float" office:value="24253.5">
                <text:p>24253.5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9">
                <text:p>9</text:p>
              </table:table-cell>
              <table:table-cell office:value-type="float" office:value="31730">
                <text:p>31730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9">
                <text:p>9</text:p>
              </table:table-cell>
              <table:table-cell office:value-type="float" office:value="23536">
                <text:p>23536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9">
                <text:p>9</text:p>
              </table:table-cell>
              <table:table-cell office:value-type="float" office:value="30379">
                <text:p>30379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9">
                <text:p>9</text:p>
              </table:table-cell>
              <table:table-cell office:value-type="float" office:value="26540">
                <text:p>26540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9">
                <text:p>9</text:p>
              </table:table-cell>
              <table:table-cell office:value-type="float" office:value="29267">
                <text:p>29267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9">
                <text:p>9</text:p>
              </table:table-cell>
              <table:table-cell office:value-type="float" office:value="23630.5">
                <text:p>23630.5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9">
                <text:p>9</text:p>
              </table:table-cell>
              <table:table-cell office:value-type="float" office:value="24276">
                <text:p>24276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9">
                <text:p>9</text:p>
              </table:table-cell>
              <table:table-cell office:value-type="float" office:value="24897">
                <text:p>24897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9">
                <text:p>9</text:p>
              </table:table-cell>
              <table:table-cell office:value-type="float" office:value="29531.5">
                <text:p>29531.5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9">
                <text:p>9</text:p>
              </table:table-cell>
              <table:table-cell office:value-type="float" office:value="22991.5">
                <text:p>22991.5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9">
                <text:p>9</text:p>
              </table:table-cell>
              <table:table-cell office:value-type="float" office:value="33098.5">
                <text:p>33098.5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9">
                <text:p>9</text:p>
              </table:table-cell>
              <table:table-cell office:value-type="float" office:value="25007">
                <text:p>25007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9">
                <text:p>9</text:p>
              </table:table-cell>
              <table:table-cell office:value-type="float" office:value="27013.5">
                <text:p>27013.5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9">
                <text:p>9</text:p>
              </table:table-cell>
              <table:table-cell office:value-type="float" office:value="30032.5">
                <text:p>30032.5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9">
                <text:p>9</text:p>
              </table:table-cell>
              <table:table-cell office:value-type="float" office:value="23667.5">
                <text:p>23667.5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9">
                <text:p>9</text:p>
              </table:table-cell>
              <table:table-cell office:value-type="float" office:value="30420">
                <text:p>30420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9">
                <text:p>9</text:p>
              </table:table-cell>
              <table:table-cell office:value-type="float" office:value="26433.5">
                <text:p>26433.5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9">
                <text:p>9</text:p>
              </table:table-cell>
              <table:table-cell office:value-type="float" office:value="27782">
                <text:p>27782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9">
                <text:p>9</text:p>
              </table:table-cell>
              <table:table-cell office:value-type="float" office:value="26510.5">
                <text:p>26510.5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9">
                <text:p>9</text:p>
              </table:table-cell>
              <table:table-cell office:value-type="float" office:value="30831">
                <text:p>30831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9">
                <text:p>9</text:p>
              </table:table-cell>
              <table:table-cell office:value-type="float" office:value="29205">
                <text:p>29205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9">
                <text:p>9</text:p>
              </table:table-cell>
              <table:table-cell office:value-type="float" office:value="27711.5">
                <text:p>27711.5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9">
                <text:p>9</text:p>
              </table:table-cell>
              <table:table-cell office:value-type="float" office:value="25806">
                <text:p>25806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9">
                <text:p>9</text:p>
              </table:table-cell>
              <table:table-cell office:value-type="float" office:value="22810">
                <text:p>22810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9">
                <text:p>9</text:p>
              </table:table-cell>
              <table:table-cell office:value-type="float" office:value="26218">
                <text:p>26218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9">
                <text:p>9</text:p>
              </table:table-cell>
              <table:table-cell office:value-type="float" office:value="26328.5">
                <text:p>26328.5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9">
                <text:p>9</text:p>
              </table:table-cell>
              <table:table-cell office:value-type="float" office:value="24339.5">
                <text:p>24339.5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9">
                <text:p>9</text:p>
              </table:table-cell>
              <table:table-cell office:value-type="float" office:value="21511.5">
                <text:p>21511.5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9">
                <text:p>9</text:p>
              </table:table-cell>
              <table:table-cell office:value-type="float" office:value="24909.5">
                <text:p>24909.5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9">
                <text:p>9</text:p>
              </table:table-cell>
              <table:table-cell office:value-type="float" office:value="24411">
                <text:p>24411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9">
                <text:p>9</text:p>
              </table:table-cell>
              <table:table-cell office:value-type="float" office:value="28017.5">
                <text:p>28017.5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9">
                <text:p>9</text:p>
              </table:table-cell>
              <table:table-cell office:value-type="float" office:value="26623">
                <text:p>26623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9">
                <text:p>9</text:p>
              </table:table-cell>
              <table:table-cell office:value-type="float" office:value="24572.5">
                <text:p>24572.5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9">
                <text:p>9</text:p>
              </table:table-cell>
              <table:table-cell office:value-type="float" office:value="24765.5">
                <text:p>24765.5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9">
                <text:p>9</text:p>
              </table:table-cell>
              <table:table-cell office:value-type="float" office:value="28123.5">
                <text:p>28123.5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9">
                <text:p>9</text:p>
              </table:table-cell>
              <table:table-cell office:value-type="float" office:value="25815">
                <text:p>25815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9">
                <text:p>9</text:p>
              </table:table-cell>
              <table:table-cell office:value-type="float" office:value="25791.5">
                <text:p>25791.5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9">
                <text:p>9</text:p>
              </table:table-cell>
              <table:table-cell office:value-type="float" office:value="21321">
                <text:p>21321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9">
                <text:p>9</text:p>
              </table:table-cell>
              <table:table-cell office:value-type="float" office:value="21853.5">
                <text:p>21853.5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9">
                <text:p>9</text:p>
              </table:table-cell>
              <table:table-cell office:value-type="float" office:value="28414.5">
                <text:p>28414.5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9">
                <text:p>9</text:p>
              </table:table-cell>
              <table:table-cell office:value-type="float" office:value="28535">
                <text:p>28535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9">
                <text:p>9</text:p>
              </table:table-cell>
              <table:table-cell office:value-type="float" office:value="27498">
                <text:p>27498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9">
                <text:p>9</text:p>
              </table:table-cell>
              <table:table-cell office:value-type="float" office:value="25236.5">
                <text:p>25236.5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9">
                <text:p>9</text:p>
              </table:table-cell>
              <table:table-cell office:value-type="float" office:value="25708.5">
                <text:p>25708.5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9">
                <text:p>9</text:p>
              </table:table-cell>
              <table:table-cell office:value-type="float" office:value="24886.5">
                <text:p>24886.5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9">
                <text:p>9</text:p>
              </table:table-cell>
              <table:table-cell office:value-type="float" office:value="29813">
                <text:p>29813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9">
                <text:p>9</text:p>
              </table:table-cell>
              <table:table-cell office:value-type="float" office:value="29099">
                <text:p>29099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9">
                <text:p>9</text:p>
              </table:table-cell>
              <table:table-cell office:value-type="float" office:value="25529.5">
                <text:p>25529.5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9">
                <text:p>9</text:p>
              </table:table-cell>
              <table:table-cell office:value-type="float" office:value="26039.5">
                <text:p>26039.5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9">
                <text:p>9</text:p>
              </table:table-cell>
              <table:table-cell office:value-type="float" office:value="27557.5">
                <text:p>27557.5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9">
                <text:p>9</text:p>
              </table:table-cell>
              <table:table-cell office:value-type="float" office:value="27378">
                <text:p>27378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9">
                <text:p>9</text:p>
              </table:table-cell>
              <table:table-cell office:value-type="float" office:value="23382.5">
                <text:p>23382.5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9">
                <text:p>9</text:p>
              </table:table-cell>
              <table:table-cell office:value-type="float" office:value="26987">
                <text:p>26987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9">
                <text:p>9</text:p>
              </table:table-cell>
              <table:table-cell office:value-type="float" office:value="28964">
                <text:p>28964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9">
                <text:p>9</text:p>
              </table:table-cell>
              <table:table-cell office:value-type="float" office:value="22245">
                <text:p>22245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9">
                <text:p>9</text:p>
              </table:table-cell>
              <table:table-cell office:value-type="float" office:value="29113.5">
                <text:p>29113.5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9">
                <text:p>9</text:p>
              </table:table-cell>
              <table:table-cell office:value-type="float" office:value="29120.5">
                <text:p>29120.5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9">
                <text:p>9</text:p>
              </table:table-cell>
              <table:table-cell office:value-type="float" office:value="28829.5">
                <text:p>28829.5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9">
                <text:p>9</text:p>
              </table:table-cell>
              <table:table-cell office:value-type="float" office:value="27719.5">
                <text:p>27719.5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9">
                <text:p>9</text:p>
              </table:table-cell>
              <table:table-cell office:value-type="float" office:value="30535">
                <text:p>30535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9">
                <text:p>9</text:p>
              </table:table-cell>
              <table:table-cell office:value-type="float" office:value="26833">
                <text:p>26833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9">
                <text:p>9</text:p>
              </table:table-cell>
              <table:table-cell office:value-type="float" office:value="27804.5">
                <text:p>27804.5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9">
                <text:p>9</text:p>
              </table:table-cell>
              <table:table-cell office:value-type="float" office:value="28020.5">
                <text:p>28020.5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9">
                <text:p>9</text:p>
              </table:table-cell>
              <table:table-cell office:value-type="float" office:value="22821.5">
                <text:p>22821.5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9">
                <text:p>9</text:p>
              </table:table-cell>
              <table:table-cell office:value-type="float" office:value="28939">
                <text:p>28939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9">
                <text:p>9</text:p>
              </table:table-cell>
              <table:table-cell office:value-type="float" office:value="25425">
                <text:p>25425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9">
                <text:p>9</text:p>
              </table:table-cell>
              <table:table-cell office:value-type="float" office:value="24841.5">
                <text:p>24841.5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9">
                <text:p>9</text:p>
              </table:table-cell>
              <table:table-cell office:value-type="float" office:value="24090.5">
                <text:p>24090.5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9">
                <text:p>9</text:p>
              </table:table-cell>
              <table:table-cell office:value-type="float" office:value="24255">
                <text:p>24255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9">
                <text:p>9</text:p>
              </table:table-cell>
              <table:table-cell office:value-type="float" office:value="22965.5">
                <text:p>22965.5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9">
                <text:p>9</text:p>
              </table:table-cell>
              <table:table-cell office:value-type="float" office:value="26153.5">
                <text:p>26153.5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9">
                <text:p>9</text:p>
              </table:table-cell>
              <table:table-cell office:value-type="float" office:value="30083.5">
                <text:p>30083.5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9">
                <text:p>9</text:p>
              </table:table-cell>
              <table:table-cell office:value-type="float" office:value="25215">
                <text:p>25215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9">
                <text:p>9</text:p>
              </table:table-cell>
              <table:table-cell office:value-type="float" office:value="20657">
                <text:p>20657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9">
                <text:p>9</text:p>
              </table:table-cell>
              <table:table-cell office:value-type="float" office:value="21739">
                <text:p>21739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9">
                <text:p>9</text:p>
              </table:table-cell>
              <table:table-cell office:value-type="float" office:value="24964.5">
                <text:p>24964.5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9">
                <text:p>9</text:p>
              </table:table-cell>
              <table:table-cell office:value-type="float" office:value="25564">
                <text:p>25564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9">
                <text:p>9</text:p>
              </table:table-cell>
              <table:table-cell office:value-type="float" office:value="26069.5">
                <text:p>26069.5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9">
                <text:p>9</text:p>
              </table:table-cell>
              <table:table-cell office:value-type="float" office:value="28388">
                <text:p>28388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9">
                <text:p>9</text:p>
              </table:table-cell>
              <table:table-cell office:value-type="float" office:value="30389">
                <text:p>30389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9">
                <text:p>9</text:p>
              </table:table-cell>
              <table:table-cell office:value-type="float" office:value="32139.5">
                <text:p>32139.5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9">
                <text:p>9</text:p>
              </table:table-cell>
              <table:table-cell office:value-type="float" office:value="26327">
                <text:p>26327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9">
                <text:p>9</text:p>
              </table:table-cell>
              <table:table-cell office:value-type="float" office:value="25490">
                <text:p>25490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9">
                <text:p>9</text:p>
              </table:table-cell>
              <table:table-cell office:value-type="float" office:value="25682">
                <text:p>25682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9">
                <text:p>9</text:p>
              </table:table-cell>
              <table:table-cell office:value-type="float" office:value="27584">
                <text:p>27584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9">
                <text:p>9</text:p>
              </table:table-cell>
              <table:table-cell office:value-type="float" office:value="24377.5">
                <text:p>24377.5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9">
                <text:p>9</text:p>
              </table:table-cell>
              <table:table-cell office:value-type="float" office:value="26736">
                <text:p>26736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9">
                <text:p>9</text:p>
              </table:table-cell>
              <table:table-cell office:value-type="float" office:value="28337.5">
                <text:p>28337.5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9">
                <text:p>9</text:p>
              </table:table-cell>
              <table:table-cell office:value-type="float" office:value="24777.5">
                <text:p>24777.5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9">
                <text:p>9</text:p>
              </table:table-cell>
              <table:table-cell office:value-type="float" office:value="27115.5">
                <text:p>27115.5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9">
                <text:p>9</text:p>
              </table:table-cell>
              <table:table-cell office:value-type="float" office:value="24342">
                <text:p>24342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9">
                <text:p>9</text:p>
              </table:table-cell>
              <table:table-cell office:value-type="float" office:value="27376.5">
                <text:p>27376.5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9">
                <text:p>9</text:p>
              </table:table-cell>
              <table:table-cell office:value-type="float" office:value="27455">
                <text:p>27455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9">
                <text:p>9</text:p>
              </table:table-cell>
              <table:table-cell office:value-type="float" office:value="25147.5">
                <text:p>25147.5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9">
                <text:p>9</text:p>
              </table:table-cell>
              <table:table-cell office:value-type="float" office:value="26011.5">
                <text:p>26011.5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9">
                <text:p>9</text:p>
              </table:table-cell>
              <table:table-cell office:value-type="float" office:value="27770.5">
                <text:p>27770.5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9">
                <text:p>9</text:p>
              </table:table-cell>
              <table:table-cell office:value-type="float" office:value="26008.5">
                <text:p>26008.5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9">
                <text:p>9</text:p>
              </table:table-cell>
              <table:table-cell office:value-type="float" office:value="28104.5">
                <text:p>28104.5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9">
                <text:p>9</text:p>
              </table:table-cell>
              <table:table-cell office:value-type="float" office:value="24029.5">
                <text:p>24029.5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9">
                <text:p>9</text:p>
              </table:table-cell>
              <table:table-cell office:value-type="float" office:value="30614">
                <text:p>30614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9">
                <text:p>9</text:p>
              </table:table-cell>
              <table:table-cell office:value-type="float" office:value="27817">
                <text:p>27817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9">
                <text:p>9</text:p>
              </table:table-cell>
              <table:table-cell office:value-type="float" office:value="27007.5">
                <text:p>27007.5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9">
                <text:p>9</text:p>
              </table:table-cell>
              <table:table-cell office:value-type="float" office:value="26088">
                <text:p>26088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9">
                <text:p>9</text:p>
              </table:table-cell>
              <table:table-cell office:value-type="float" office:value="26304">
                <text:p>26304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9">
                <text:p>9</text:p>
              </table:table-cell>
              <table:table-cell office:value-type="float" office:value="28276">
                <text:p>28276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9">
                <text:p>9</text:p>
              </table:table-cell>
              <table:table-cell office:value-type="float" office:value="27140.5">
                <text:p>27140.5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9">
                <text:p>9</text:p>
              </table:table-cell>
              <table:table-cell office:value-type="float" office:value="25479">
                <text:p>25479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9">
                <text:p>9</text:p>
              </table:table-cell>
              <table:table-cell office:value-type="float" office:value="25342.5">
                <text:p>25342.5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9">
                <text:p>9</text:p>
              </table:table-cell>
              <table:table-cell office:value-type="float" office:value="27757.5">
                <text:p>27757.5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9">
                <text:p>9</text:p>
              </table:table-cell>
              <table:table-cell office:value-type="float" office:value="24139.5">
                <text:p>24139.5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9">
                <text:p>9</text:p>
              </table:table-cell>
              <table:table-cell office:value-type="float" office:value="26629">
                <text:p>26629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9">
                <text:p>9</text:p>
              </table:table-cell>
              <table:table-cell office:value-type="float" office:value="30775.5">
                <text:p>30775.5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9">
                <text:p>9</text:p>
              </table:table-cell>
              <table:table-cell office:value-type="float" office:value="30726.5">
                <text:p>30726.5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9">
                <text:p>9</text:p>
              </table:table-cell>
              <table:table-cell office:value-type="float" office:value="28594.5">
                <text:p>28594.5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9">
                <text:p>9</text:p>
              </table:table-cell>
              <table:table-cell office:value-type="float" office:value="26351">
                <text:p>26351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9">
                <text:p>9</text:p>
              </table:table-cell>
              <table:table-cell office:value-type="float" office:value="22716">
                <text:p>22716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9">
                <text:p>9</text:p>
              </table:table-cell>
              <table:table-cell office:value-type="float" office:value="24568">
                <text:p>24568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9">
                <text:p>9</text:p>
              </table:table-cell>
              <table:table-cell office:value-type="float" office:value="23926.5">
                <text:p>23926.5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9">
                <text:p>9</text:p>
              </table:table-cell>
              <table:table-cell office:value-type="float" office:value="28428.5">
                <text:p>28428.5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9">
                <text:p>9</text:p>
              </table:table-cell>
              <table:table-cell office:value-type="float" office:value="22277">
                <text:p>22277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9">
                <text:p>9</text:p>
              </table:table-cell>
              <table:table-cell office:value-type="float" office:value="23690">
                <text:p>23690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9">
                <text:p>9</text:p>
              </table:table-cell>
              <table:table-cell office:value-type="float" office:value="26261">
                <text:p>26261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9">
                <text:p>9</text:p>
              </table:table-cell>
              <table:table-cell office:value-type="float" office:value="28555.5">
                <text:p>28555.5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9">
                <text:p>9</text:p>
              </table:table-cell>
              <table:table-cell office:value-type="float" office:value="24088">
                <text:p>24088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9">
                <text:p>9</text:p>
              </table:table-cell>
              <table:table-cell office:value-type="float" office:value="23208">
                <text:p>23208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9">
                <text:p>9</text:p>
              </table:table-cell>
              <table:table-cell office:value-type="float" office:value="26014.5">
                <text:p>26014.5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9">
                <text:p>9</text:p>
              </table:table-cell>
              <table:table-cell office:value-type="float" office:value="29068">
                <text:p>29068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9">
                <text:p>9</text:p>
              </table:table-cell>
              <table:table-cell office:value-type="float" office:value="22354">
                <text:p>22354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9">
                <text:p>9</text:p>
              </table:table-cell>
              <table:table-cell office:value-type="float" office:value="20581">
                <text:p>20581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9">
                <text:p>9</text:p>
              </table:table-cell>
              <table:table-cell office:value-type="float" office:value="26869">
                <text:p>26869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9">
                <text:p>9</text:p>
              </table:table-cell>
              <table:table-cell office:value-type="float" office:value="26112.5">
                <text:p>26112.5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9">
                <text:p>9</text:p>
              </table:table-cell>
              <table:table-cell office:value-type="float" office:value="26996.5">
                <text:p>26996.5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9">
                <text:p>9</text:p>
              </table:table-cell>
              <table:table-cell office:value-type="float" office:value="24983">
                <text:p>24983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9">
                <text:p>9</text:p>
              </table:table-cell>
              <table:table-cell office:value-type="float" office:value="29974">
                <text:p>29974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9">
                <text:p>9</text:p>
              </table:table-cell>
              <table:table-cell office:value-type="float" office:value="27459">
                <text:p>27459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9">
                <text:p>9</text:p>
              </table:table-cell>
              <table:table-cell office:value-type="float" office:value="28345.5">
                <text:p>28345.5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9">
                <text:p>9</text:p>
              </table:table-cell>
              <table:table-cell office:value-type="float" office:value="27092.5">
                <text:p>27092.5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9">
                <text:p>9</text:p>
              </table:table-cell>
              <table:table-cell office:value-type="float" office:value="26957.5">
                <text:p>26957.5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9">
                <text:p>9</text:p>
              </table:table-cell>
              <table:table-cell office:value-type="float" office:value="24726">
                <text:p>24726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9">
                <text:p>9</text:p>
              </table:table-cell>
              <table:table-cell office:value-type="float" office:value="23344">
                <text:p>23344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9">
                <text:p>9</text:p>
              </table:table-cell>
              <table:table-cell office:value-type="float" office:value="24198.5">
                <text:p>24198.5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9">
                <text:p>9</text:p>
              </table:table-cell>
              <table:table-cell office:value-type="float" office:value="29756.5">
                <text:p>29756.5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9">
                <text:p>9</text:p>
              </table:table-cell>
              <table:table-cell office:value-type="float" office:value="28095">
                <text:p>28095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9">
                <text:p>9</text:p>
              </table:table-cell>
              <table:table-cell office:value-type="float" office:value="24013.5">
                <text:p>24013.5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9">
                <text:p>9</text:p>
              </table:table-cell>
              <table:table-cell office:value-type="float" office:value="25368">
                <text:p>25368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9">
                <text:p>9</text:p>
              </table:table-cell>
              <table:table-cell office:value-type="float" office:value="33019">
                <text:p>33019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9">
                <text:p>9</text:p>
              </table:table-cell>
              <table:table-cell office:value-type="float" office:value="24213">
                <text:p>24213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9">
                <text:p>9</text:p>
              </table:table-cell>
              <table:table-cell office:value-type="float" office:value="26903.5">
                <text:p>26903.5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9">
                <text:p>9</text:p>
              </table:table-cell>
              <table:table-cell office:value-type="float" office:value="26139.5">
                <text:p>26139.5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9">
                <text:p>9</text:p>
              </table:table-cell>
              <table:table-cell office:value-type="float" office:value="23789.5">
                <text:p>23789.5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9">
                <text:p>9</text:p>
              </table:table-cell>
              <table:table-cell office:value-type="float" office:value="27612.5">
                <text:p>27612.5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9">
                <text:p>9</text:p>
              </table:table-cell>
              <table:table-cell office:value-type="float" office:value="23900">
                <text:p>23900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9">
                <text:p>9</text:p>
              </table:table-cell>
              <table:table-cell office:value-type="float" office:value="23152.5">
                <text:p>23152.5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9">
                <text:p>9</text:p>
              </table:table-cell>
              <table:table-cell office:value-type="float" office:value="26336">
                <text:p>26336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9">
                <text:p>9</text:p>
              </table:table-cell>
              <table:table-cell office:value-type="float" office:value="28766">
                <text:p>28766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9">
                <text:p>9</text:p>
              </table:table-cell>
              <table:table-cell office:value-type="float" office:value="31672">
                <text:p>31672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9">
                <text:p>9</text:p>
              </table:table-cell>
              <table:table-cell office:value-type="float" office:value="28323.5">
                <text:p>28323.5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9">
                <text:p>9</text:p>
              </table:table-cell>
              <table:table-cell office:value-type="float" office:value="25829">
                <text:p>25829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9">
                <text:p>9</text:p>
              </table:table-cell>
              <table:table-cell office:value-type="float" office:value="29723">
                <text:p>29723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9">
                <text:p>9</text:p>
              </table:table-cell>
              <table:table-cell office:value-type="float" office:value="26650.5">
                <text:p>26650.5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9">
                <text:p>9</text:p>
              </table:table-cell>
              <table:table-cell office:value-type="float" office:value="26467">
                <text:p>26467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9">
                <text:p>9</text:p>
              </table:table-cell>
              <table:table-cell office:value-type="float" office:value="28829">
                <text:p>28829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9">
                <text:p>9</text:p>
              </table:table-cell>
              <table:table-cell office:value-type="float" office:value="23663.5">
                <text:p>23663.5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9">
                <text:p>9</text:p>
              </table:table-cell>
              <table:table-cell office:value-type="float" office:value="24617.5">
                <text:p>24617.5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9">
                <text:p>9</text:p>
              </table:table-cell>
              <table:table-cell office:value-type="float" office:value="30333">
                <text:p>30333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9">
                <text:p>9</text:p>
              </table:table-cell>
              <table:table-cell office:value-type="float" office:value="27343.5">
                <text:p>27343.5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9">
                <text:p>9</text:p>
              </table:table-cell>
              <table:table-cell office:value-type="float" office:value="28582">
                <text:p>28582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9">
                <text:p>9</text:p>
              </table:table-cell>
              <table:table-cell office:value-type="float" office:value="29654.5">
                <text:p>29654.5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9">
                <text:p>9</text:p>
              </table:table-cell>
              <table:table-cell office:value-type="float" office:value="25996">
                <text:p>25996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9">
                <text:p>9</text:p>
              </table:table-cell>
              <table:table-cell office:value-type="float" office:value="21773.5">
                <text:p>21773.5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9">
                <text:p>9</text:p>
              </table:table-cell>
              <table:table-cell office:value-type="float" office:value="25627.5">
                <text:p>25627.5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9">
                <text:p>9</text:p>
              </table:table-cell>
              <table:table-cell office:value-type="float" office:value="20093">
                <text:p>20093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9">
                <text:p>9</text:p>
              </table:table-cell>
              <table:table-cell office:value-type="float" office:value="25588.5">
                <text:p>25588.5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9">
                <text:p>9</text:p>
              </table:table-cell>
              <table:table-cell office:value-type="float" office:value="28673.5">
                <text:p>28673.5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9">
                <text:p>9</text:p>
              </table:table-cell>
              <table:table-cell office:value-type="float" office:value="32941">
                <text:p>32941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9">
                <text:p>9</text:p>
              </table:table-cell>
              <table:table-cell office:value-type="float" office:value="25339.5">
                <text:p>25339.5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9">
                <text:p>9</text:p>
              </table:table-cell>
              <table:table-cell office:value-type="float" office:value="27392">
                <text:p>27392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9">
                <text:p>9</text:p>
              </table:table-cell>
              <table:table-cell office:value-type="float" office:value="26190">
                <text:p>26190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10">
                <text:p>10</text:p>
              </table:table-cell>
              <table:table-cell office:value-type="float" office:value="24058.5">
                <text:p>24058.5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10">
                <text:p>10</text:p>
              </table:table-cell>
              <table:table-cell office:value-type="float" office:value="26420.5">
                <text:p>26420.5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10">
                <text:p>10</text:p>
              </table:table-cell>
              <table:table-cell office:value-type="float" office:value="27881.5">
                <text:p>27881.5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10">
                <text:p>10</text:p>
              </table:table-cell>
              <table:table-cell office:value-type="float" office:value="22830.5">
                <text:p>22830.5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10">
                <text:p>10</text:p>
              </table:table-cell>
              <table:table-cell office:value-type="float" office:value="27698">
                <text:p>27698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10">
                <text:p>10</text:p>
              </table:table-cell>
              <table:table-cell office:value-type="float" office:value="26584">
                <text:p>26584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10">
                <text:p>10</text:p>
              </table:table-cell>
              <table:table-cell office:value-type="float" office:value="27135.5">
                <text:p>27135.5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10">
                <text:p>10</text:p>
              </table:table-cell>
              <table:table-cell office:value-type="float" office:value="20252.5">
                <text:p>20252.5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10">
                <text:p>10</text:p>
              </table:table-cell>
              <table:table-cell office:value-type="float" office:value="23345">
                <text:p>23345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10">
                <text:p>10</text:p>
              </table:table-cell>
              <table:table-cell office:value-type="float" office:value="31152">
                <text:p>31152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10">
                <text:p>10</text:p>
              </table:table-cell>
              <table:table-cell office:value-type="float" office:value="26336.5">
                <text:p>26336.5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10">
                <text:p>10</text:p>
              </table:table-cell>
              <table:table-cell office:value-type="float" office:value="27084.5">
                <text:p>27084.5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10">
                <text:p>10</text:p>
              </table:table-cell>
              <table:table-cell office:value-type="float" office:value="30947.5">
                <text:p>30947.5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10">
                <text:p>10</text:p>
              </table:table-cell>
              <table:table-cell office:value-type="float" office:value="27267.5">
                <text:p>27267.5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10">
                <text:p>10</text:p>
              </table:table-cell>
              <table:table-cell office:value-type="float" office:value="31444">
                <text:p>31444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10">
                <text:p>10</text:p>
              </table:table-cell>
              <table:table-cell office:value-type="float" office:value="26661">
                <text:p>26661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10">
                <text:p>10</text:p>
              </table:table-cell>
              <table:table-cell office:value-type="float" office:value="30388">
                <text:p>30388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10">
                <text:p>10</text:p>
              </table:table-cell>
              <table:table-cell office:value-type="float" office:value="25036.5">
                <text:p>25036.5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10">
                <text:p>10</text:p>
              </table:table-cell>
              <table:table-cell office:value-type="float" office:value="27408.5">
                <text:p>27408.5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10">
                <text:p>10</text:p>
              </table:table-cell>
              <table:table-cell office:value-type="float" office:value="27709.5">
                <text:p>27709.5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10">
                <text:p>10</text:p>
              </table:table-cell>
              <table:table-cell office:value-type="float" office:value="26795.5">
                <text:p>26795.5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10">
                <text:p>10</text:p>
              </table:table-cell>
              <table:table-cell office:value-type="float" office:value="25435.5">
                <text:p>25435.5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10">
                <text:p>10</text:p>
              </table:table-cell>
              <table:table-cell office:value-type="float" office:value="29410.5">
                <text:p>29410.5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10">
                <text:p>10</text:p>
              </table:table-cell>
              <table:table-cell office:value-type="float" office:value="25651">
                <text:p>25651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10">
                <text:p>10</text:p>
              </table:table-cell>
              <table:table-cell office:value-type="float" office:value="22350.5">
                <text:p>22350.5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10">
                <text:p>10</text:p>
              </table:table-cell>
              <table:table-cell office:value-type="float" office:value="25350">
                <text:p>25350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10">
                <text:p>10</text:p>
              </table:table-cell>
              <table:table-cell office:value-type="float" office:value="26576.5">
                <text:p>26576.5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10">
                <text:p>10</text:p>
              </table:table-cell>
              <table:table-cell office:value-type="float" office:value="29518">
                <text:p>29518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10">
                <text:p>10</text:p>
              </table:table-cell>
              <table:table-cell office:value-type="float" office:value="23392">
                <text:p>23392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10">
                <text:p>10</text:p>
              </table:table-cell>
              <table:table-cell office:value-type="float" office:value="31352.5">
                <text:p>31352.5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10">
                <text:p>10</text:p>
              </table:table-cell>
              <table:table-cell office:value-type="float" office:value="24794">
                <text:p>24794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10">
                <text:p>10</text:p>
              </table:table-cell>
              <table:table-cell office:value-type="float" office:value="21233">
                <text:p>21233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10">
                <text:p>10</text:p>
              </table:table-cell>
              <table:table-cell office:value-type="float" office:value="25396">
                <text:p>25396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10">
                <text:p>10</text:p>
              </table:table-cell>
              <table:table-cell office:value-type="float" office:value="26757">
                <text:p>26757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10">
                <text:p>10</text:p>
              </table:table-cell>
              <table:table-cell office:value-type="float" office:value="29894.5">
                <text:p>29894.5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10">
                <text:p>10</text:p>
              </table:table-cell>
              <table:table-cell office:value-type="float" office:value="23803">
                <text:p>23803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10">
                <text:p>10</text:p>
              </table:table-cell>
              <table:table-cell office:value-type="float" office:value="29247.5">
                <text:p>29247.5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10">
                <text:p>10</text:p>
              </table:table-cell>
              <table:table-cell office:value-type="float" office:value="24936">
                <text:p>24936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10">
                <text:p>10</text:p>
              </table:table-cell>
              <table:table-cell office:value-type="float" office:value="27276">
                <text:p>27276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10">
                <text:p>10</text:p>
              </table:table-cell>
              <table:table-cell office:value-type="float" office:value="27963">
                <text:p>27963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10">
                <text:p>10</text:p>
              </table:table-cell>
              <table:table-cell office:value-type="float" office:value="26356">
                <text:p>26356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10">
                <text:p>10</text:p>
              </table:table-cell>
              <table:table-cell office:value-type="float" office:value="30112.5">
                <text:p>30112.5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10">
                <text:p>10</text:p>
              </table:table-cell>
              <table:table-cell office:value-type="float" office:value="23447">
                <text:p>23447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10">
                <text:p>10</text:p>
              </table:table-cell>
              <table:table-cell office:value-type="float" office:value="30245.5">
                <text:p>30245.5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10">
                <text:p>10</text:p>
              </table:table-cell>
              <table:table-cell office:value-type="float" office:value="24898.5">
                <text:p>24898.5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10">
                <text:p>10</text:p>
              </table:table-cell>
              <table:table-cell office:value-type="float" office:value="27911">
                <text:p>27911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10">
                <text:p>10</text:p>
              </table:table-cell>
              <table:table-cell office:value-type="float" office:value="28087">
                <text:p>28087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10">
                <text:p>10</text:p>
              </table:table-cell>
              <table:table-cell office:value-type="float" office:value="28971.5">
                <text:p>28971.5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10">
                <text:p>10</text:p>
              </table:table-cell>
              <table:table-cell office:value-type="float" office:value="24058.5">
                <text:p>24058.5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10">
                <text:p>10</text:p>
              </table:table-cell>
              <table:table-cell office:value-type="float" office:value="24716.5">
                <text:p>24716.5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10">
                <text:p>10</text:p>
              </table:table-cell>
              <table:table-cell office:value-type="float" office:value="26109">
                <text:p>26109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10">
                <text:p>10</text:p>
              </table:table-cell>
              <table:table-cell office:value-type="float" office:value="21559.5">
                <text:p>21559.5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10">
                <text:p>10</text:p>
              </table:table-cell>
              <table:table-cell office:value-type="float" office:value="28664.5">
                <text:p>28664.5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10">
                <text:p>10</text:p>
              </table:table-cell>
              <table:table-cell office:value-type="float" office:value="26231">
                <text:p>26231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10">
                <text:p>10</text:p>
              </table:table-cell>
              <table:table-cell office:value-type="float" office:value="28018">
                <text:p>28018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10">
                <text:p>10</text:p>
              </table:table-cell>
              <table:table-cell office:value-type="float" office:value="29198.5">
                <text:p>29198.5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10">
                <text:p>10</text:p>
              </table:table-cell>
              <table:table-cell office:value-type="float" office:value="27485.5">
                <text:p>27485.5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10">
                <text:p>10</text:p>
              </table:table-cell>
              <table:table-cell office:value-type="float" office:value="25546.5">
                <text:p>25546.5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10">
                <text:p>10</text:p>
              </table:table-cell>
              <table:table-cell office:value-type="float" office:value="23476.5">
                <text:p>23476.5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10">
                <text:p>10</text:p>
              </table:table-cell>
              <table:table-cell office:value-type="float" office:value="23571">
                <text:p>23571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10">
                <text:p>10</text:p>
              </table:table-cell>
              <table:table-cell office:value-type="float" office:value="24749.5">
                <text:p>24749.5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10">
                <text:p>10</text:p>
              </table:table-cell>
              <table:table-cell office:value-type="float" office:value="24499.5">
                <text:p>24499.5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10">
                <text:p>10</text:p>
              </table:table-cell>
              <table:table-cell office:value-type="float" office:value="27356.5">
                <text:p>27356.5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10">
                <text:p>10</text:p>
              </table:table-cell>
              <table:table-cell office:value-type="float" office:value="26234">
                <text:p>26234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10">
                <text:p>10</text:p>
              </table:table-cell>
              <table:table-cell office:value-type="float" office:value="26942.5">
                <text:p>26942.5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10">
                <text:p>10</text:p>
              </table:table-cell>
              <table:table-cell office:value-type="float" office:value="25282.5">
                <text:p>25282.5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10">
                <text:p>10</text:p>
              </table:table-cell>
              <table:table-cell office:value-type="float" office:value="28670">
                <text:p>28670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10">
                <text:p>10</text:p>
              </table:table-cell>
              <table:table-cell office:value-type="float" office:value="28681">
                <text:p>28681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10">
                <text:p>10</text:p>
              </table:table-cell>
              <table:table-cell office:value-type="float" office:value="26075">
                <text:p>26075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10">
                <text:p>10</text:p>
              </table:table-cell>
              <table:table-cell office:value-type="float" office:value="26363">
                <text:p>26363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10">
                <text:p>10</text:p>
              </table:table-cell>
              <table:table-cell office:value-type="float" office:value="19519.5">
                <text:p>19519.5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10">
                <text:p>10</text:p>
              </table:table-cell>
              <table:table-cell office:value-type="float" office:value="27299">
                <text:p>27299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10">
                <text:p>10</text:p>
              </table:table-cell>
              <table:table-cell office:value-type="float" office:value="25096.5">
                <text:p>25096.5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10">
                <text:p>10</text:p>
              </table:table-cell>
              <table:table-cell office:value-type="float" office:value="30330.5">
                <text:p>30330.5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10">
                <text:p>10</text:p>
              </table:table-cell>
              <table:table-cell office:value-type="float" office:value="23111.5">
                <text:p>23111.5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10">
                <text:p>10</text:p>
              </table:table-cell>
              <table:table-cell office:value-type="float" office:value="26541">
                <text:p>26541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10">
                <text:p>10</text:p>
              </table:table-cell>
              <table:table-cell office:value-type="float" office:value="26876.5">
                <text:p>26876.5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10">
                <text:p>10</text:p>
              </table:table-cell>
              <table:table-cell office:value-type="float" office:value="24166.5">
                <text:p>24166.5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10">
                <text:p>10</text:p>
              </table:table-cell>
              <table:table-cell office:value-type="float" office:value="29230">
                <text:p>29230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10">
                <text:p>10</text:p>
              </table:table-cell>
              <table:table-cell office:value-type="float" office:value="26517">
                <text:p>26517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10">
                <text:p>10</text:p>
              </table:table-cell>
              <table:table-cell office:value-type="float" office:value="26928.5">
                <text:p>26928.5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10">
                <text:p>10</text:p>
              </table:table-cell>
              <table:table-cell office:value-type="float" office:value="24473">
                <text:p>24473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10">
                <text:p>10</text:p>
              </table:table-cell>
              <table:table-cell office:value-type="float" office:value="26232.5">
                <text:p>26232.5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10">
                <text:p>10</text:p>
              </table:table-cell>
              <table:table-cell office:value-type="float" office:value="27438.5">
                <text:p>27438.5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10">
                <text:p>10</text:p>
              </table:table-cell>
              <table:table-cell office:value-type="float" office:value="24377.5">
                <text:p>24377.5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10">
                <text:p>10</text:p>
              </table:table-cell>
              <table:table-cell office:value-type="float" office:value="27560.5">
                <text:p>27560.5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10">
                <text:p>10</text:p>
              </table:table-cell>
              <table:table-cell office:value-type="float" office:value="25027">
                <text:p>25027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10">
                <text:p>10</text:p>
              </table:table-cell>
              <table:table-cell office:value-type="float" office:value="24306.5">
                <text:p>24306.5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10">
                <text:p>10</text:p>
              </table:table-cell>
              <table:table-cell office:value-type="float" office:value="25702.5">
                <text:p>25702.5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10">
                <text:p>10</text:p>
              </table:table-cell>
              <table:table-cell office:value-type="float" office:value="26495.5">
                <text:p>26495.5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10">
                <text:p>10</text:p>
              </table:table-cell>
              <table:table-cell office:value-type="float" office:value="25710.5">
                <text:p>25710.5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10">
                <text:p>10</text:p>
              </table:table-cell>
              <table:table-cell office:value-type="float" office:value="28310">
                <text:p>28310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10">
                <text:p>10</text:p>
              </table:table-cell>
              <table:table-cell office:value-type="float" office:value="28323">
                <text:p>28323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10">
                <text:p>10</text:p>
              </table:table-cell>
              <table:table-cell office:value-type="float" office:value="21636">
                <text:p>21636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10">
                <text:p>10</text:p>
              </table:table-cell>
              <table:table-cell office:value-type="float" office:value="24325.5">
                <text:p>24325.5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10">
                <text:p>10</text:p>
              </table:table-cell>
              <table:table-cell office:value-type="float" office:value="31146.5">
                <text:p>31146.5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10">
                <text:p>10</text:p>
              </table:table-cell>
              <table:table-cell office:value-type="float" office:value="27441.5">
                <text:p>27441.5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10">
                <text:p>10</text:p>
              </table:table-cell>
              <table:table-cell office:value-type="float" office:value="24989">
                <text:p>24989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10">
                <text:p>10</text:p>
              </table:table-cell>
              <table:table-cell office:value-type="float" office:value="25891.5">
                <text:p>25891.5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10">
                <text:p>10</text:p>
              </table:table-cell>
              <table:table-cell office:value-type="float" office:value="21303">
                <text:p>21303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10">
                <text:p>10</text:p>
              </table:table-cell>
              <table:table-cell office:value-type="float" office:value="26226">
                <text:p>26226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10">
                <text:p>10</text:p>
              </table:table-cell>
              <table:table-cell office:value-type="float" office:value="25906.5">
                <text:p>25906.5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10">
                <text:p>10</text:p>
              </table:table-cell>
              <table:table-cell office:value-type="float" office:value="23860">
                <text:p>23860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10">
                <text:p>10</text:p>
              </table:table-cell>
              <table:table-cell office:value-type="float" office:value="24350">
                <text:p>24350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10">
                <text:p>10</text:p>
              </table:table-cell>
              <table:table-cell office:value-type="float" office:value="32132.5">
                <text:p>32132.5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10">
                <text:p>10</text:p>
              </table:table-cell>
              <table:table-cell office:value-type="float" office:value="25333">
                <text:p>25333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10">
                <text:p>10</text:p>
              </table:table-cell>
              <table:table-cell office:value-type="float" office:value="23476.5">
                <text:p>23476.5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10">
                <text:p>10</text:p>
              </table:table-cell>
              <table:table-cell office:value-type="float" office:value="24372.5">
                <text:p>24372.5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10">
                <text:p>10</text:p>
              </table:table-cell>
              <table:table-cell office:value-type="float" office:value="29252">
                <text:p>29252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10">
                <text:p>10</text:p>
              </table:table-cell>
              <table:table-cell office:value-type="float" office:value="27274.5">
                <text:p>27274.5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10">
                <text:p>10</text:p>
              </table:table-cell>
              <table:table-cell office:value-type="float" office:value="28235.5">
                <text:p>28235.5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10">
                <text:p>10</text:p>
              </table:table-cell>
              <table:table-cell office:value-type="float" office:value="29775.5">
                <text:p>29775.5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10">
                <text:p>10</text:p>
              </table:table-cell>
              <table:table-cell office:value-type="float" office:value="29668">
                <text:p>29668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10">
                <text:p>10</text:p>
              </table:table-cell>
              <table:table-cell office:value-type="float" office:value="25364.5">
                <text:p>25364.5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10">
                <text:p>10</text:p>
              </table:table-cell>
              <table:table-cell office:value-type="float" office:value="27827">
                <text:p>27827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10">
                <text:p>10</text:p>
              </table:table-cell>
              <table:table-cell office:value-type="float" office:value="29237">
                <text:p>29237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10">
                <text:p>10</text:p>
              </table:table-cell>
              <table:table-cell office:value-type="float" office:value="33476">
                <text:p>33476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10">
                <text:p>10</text:p>
              </table:table-cell>
              <table:table-cell office:value-type="float" office:value="24514">
                <text:p>24514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10">
                <text:p>10</text:p>
              </table:table-cell>
              <table:table-cell office:value-type="float" office:value="27593.5">
                <text:p>27593.5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10">
                <text:p>10</text:p>
              </table:table-cell>
              <table:table-cell office:value-type="float" office:value="29281">
                <text:p>29281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10">
                <text:p>10</text:p>
              </table:table-cell>
              <table:table-cell office:value-type="float" office:value="28757.5">
                <text:p>28757.5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10">
                <text:p>10</text:p>
              </table:table-cell>
              <table:table-cell office:value-type="float" office:value="26029">
                <text:p>26029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10">
                <text:p>10</text:p>
              </table:table-cell>
              <table:table-cell office:value-type="float" office:value="29434.5">
                <text:p>29434.5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10">
                <text:p>10</text:p>
              </table:table-cell>
              <table:table-cell office:value-type="float" office:value="24559">
                <text:p>24559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10">
                <text:p>10</text:p>
              </table:table-cell>
              <table:table-cell office:value-type="float" office:value="23902.5">
                <text:p>23902.5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10">
                <text:p>10</text:p>
              </table:table-cell>
              <table:table-cell office:value-type="float" office:value="31194.5">
                <text:p>31194.5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10">
                <text:p>10</text:p>
              </table:table-cell>
              <table:table-cell office:value-type="float" office:value="25548.5">
                <text:p>25548.5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10">
                <text:p>10</text:p>
              </table:table-cell>
              <table:table-cell office:value-type="float" office:value="31305.5">
                <text:p>31305.5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10">
                <text:p>10</text:p>
              </table:table-cell>
              <table:table-cell office:value-type="float" office:value="24511">
                <text:p>24511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10">
                <text:p>10</text:p>
              </table:table-cell>
              <table:table-cell office:value-type="float" office:value="27087">
                <text:p>27087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10">
                <text:p>10</text:p>
              </table:table-cell>
              <table:table-cell office:value-type="float" office:value="29161">
                <text:p>29161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10">
                <text:p>10</text:p>
              </table:table-cell>
              <table:table-cell office:value-type="float" office:value="22863">
                <text:p>22863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10">
                <text:p>10</text:p>
              </table:table-cell>
              <table:table-cell office:value-type="float" office:value="23151">
                <text:p>23151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10">
                <text:p>10</text:p>
              </table:table-cell>
              <table:table-cell office:value-type="float" office:value="21199">
                <text:p>21199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10">
                <text:p>10</text:p>
              </table:table-cell>
              <table:table-cell office:value-type="float" office:value="22636.5">
                <text:p>22636.5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10">
                <text:p>10</text:p>
              </table:table-cell>
              <table:table-cell office:value-type="float" office:value="26042">
                <text:p>26042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10">
                <text:p>10</text:p>
              </table:table-cell>
              <table:table-cell office:value-type="float" office:value="28945">
                <text:p>28945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10">
                <text:p>10</text:p>
              </table:table-cell>
              <table:table-cell office:value-type="float" office:value="26038.5">
                <text:p>26038.5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10">
                <text:p>10</text:p>
              </table:table-cell>
              <table:table-cell office:value-type="float" office:value="27074.5">
                <text:p>27074.5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10">
                <text:p>10</text:p>
              </table:table-cell>
              <table:table-cell office:value-type="float" office:value="26516">
                <text:p>26516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10">
                <text:p>10</text:p>
              </table:table-cell>
              <table:table-cell office:value-type="float" office:value="26976">
                <text:p>26976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10">
                <text:p>10</text:p>
              </table:table-cell>
              <table:table-cell office:value-type="float" office:value="29638.5">
                <text:p>29638.5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10">
                <text:p>10</text:p>
              </table:table-cell>
              <table:table-cell office:value-type="float" office:value="31232">
                <text:p>31232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10">
                <text:p>10</text:p>
              </table:table-cell>
              <table:table-cell office:value-type="float" office:value="24113.5">
                <text:p>24113.5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10">
                <text:p>10</text:p>
              </table:table-cell>
              <table:table-cell office:value-type="float" office:value="30303.5">
                <text:p>30303.5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10">
                <text:p>10</text:p>
              </table:table-cell>
              <table:table-cell office:value-type="float" office:value="26213.5">
                <text:p>26213.5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10">
                <text:p>10</text:p>
              </table:table-cell>
              <table:table-cell office:value-type="float" office:value="23048.5">
                <text:p>23048.5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10">
                <text:p>10</text:p>
              </table:table-cell>
              <table:table-cell office:value-type="float" office:value="23541">
                <text:p>23541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10">
                <text:p>10</text:p>
              </table:table-cell>
              <table:table-cell office:value-type="float" office:value="24656.5">
                <text:p>24656.5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10">
                <text:p>10</text:p>
              </table:table-cell>
              <table:table-cell office:value-type="float" office:value="22319.5">
                <text:p>22319.5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10">
                <text:p>10</text:p>
              </table:table-cell>
              <table:table-cell office:value-type="float" office:value="23098.5">
                <text:p>23098.5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10">
                <text:p>10</text:p>
              </table:table-cell>
              <table:table-cell office:value-type="float" office:value="26704.5">
                <text:p>26704.5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10">
                <text:p>10</text:p>
              </table:table-cell>
              <table:table-cell office:value-type="float" office:value="27347.5">
                <text:p>27347.5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10">
                <text:p>10</text:p>
              </table:table-cell>
              <table:table-cell office:value-type="float" office:value="22642">
                <text:p>22642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10">
                <text:p>10</text:p>
              </table:table-cell>
              <table:table-cell office:value-type="float" office:value="27372.5">
                <text:p>27372.5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10">
                <text:p>10</text:p>
              </table:table-cell>
              <table:table-cell office:value-type="float" office:value="27547">
                <text:p>27547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10">
                <text:p>10</text:p>
              </table:table-cell>
              <table:table-cell office:value-type="float" office:value="24229.5">
                <text:p>24229.5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10">
                <text:p>10</text:p>
              </table:table-cell>
              <table:table-cell office:value-type="float" office:value="28876">
                <text:p>28876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10">
                <text:p>10</text:p>
              </table:table-cell>
              <table:table-cell office:value-type="float" office:value="26718">
                <text:p>26718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10">
                <text:p>10</text:p>
              </table:table-cell>
              <table:table-cell office:value-type="float" office:value="24493">
                <text:p>24493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10">
                <text:p>10</text:p>
              </table:table-cell>
              <table:table-cell office:value-type="float" office:value="25204">
                <text:p>25204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10">
                <text:p>10</text:p>
              </table:table-cell>
              <table:table-cell office:value-type="float" office:value="24534.5">
                <text:p>24534.5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10">
                <text:p>10</text:p>
              </table:table-cell>
              <table:table-cell office:value-type="float" office:value="27347.5">
                <text:p>27347.5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10">
                <text:p>10</text:p>
              </table:table-cell>
              <table:table-cell office:value-type="float" office:value="23634">
                <text:p>23634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10">
                <text:p>10</text:p>
              </table:table-cell>
              <table:table-cell office:value-type="float" office:value="27833.5">
                <text:p>27833.5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10">
                <text:p>10</text:p>
              </table:table-cell>
              <table:table-cell office:value-type="float" office:value="25002">
                <text:p>25002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10">
                <text:p>10</text:p>
              </table:table-cell>
              <table:table-cell office:value-type="float" office:value="26660">
                <text:p>26660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10">
                <text:p>10</text:p>
              </table:table-cell>
              <table:table-cell office:value-type="float" office:value="32015.5">
                <text:p>32015.5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10">
                <text:p>10</text:p>
              </table:table-cell>
              <table:table-cell office:value-type="float" office:value="23341.5">
                <text:p>23341.5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10">
                <text:p>10</text:p>
              </table:table-cell>
              <table:table-cell office:value-type="float" office:value="24383">
                <text:p>24383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10">
                <text:p>10</text:p>
              </table:table-cell>
              <table:table-cell office:value-type="float" office:value="27595">
                <text:p>27595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10">
                <text:p>10</text:p>
              </table:table-cell>
              <table:table-cell office:value-type="float" office:value="30095.5">
                <text:p>30095.5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10">
                <text:p>10</text:p>
              </table:table-cell>
              <table:table-cell office:value-type="float" office:value="29818.5">
                <text:p>29818.5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10">
                <text:p>10</text:p>
              </table:table-cell>
              <table:table-cell office:value-type="float" office:value="25468">
                <text:p>25468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10">
                <text:p>10</text:p>
              </table:table-cell>
              <table:table-cell office:value-type="float" office:value="20701.5">
                <text:p>20701.5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10">
                <text:p>10</text:p>
              </table:table-cell>
              <table:table-cell office:value-type="float" office:value="27773.5">
                <text:p>27773.5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10">
                <text:p>10</text:p>
              </table:table-cell>
              <table:table-cell office:value-type="float" office:value="27693">
                <text:p>27693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10">
                <text:p>10</text:p>
              </table:table-cell>
              <table:table-cell office:value-type="float" office:value="24392.5">
                <text:p>24392.5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10">
                <text:p>10</text:p>
              </table:table-cell>
              <table:table-cell office:value-type="float" office:value="25236.5">
                <text:p>25236.5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10">
                <text:p>10</text:p>
              </table:table-cell>
              <table:table-cell office:value-type="float" office:value="27712.5">
                <text:p>27712.5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10">
                <text:p>10</text:p>
              </table:table-cell>
              <table:table-cell office:value-type="float" office:value="26020">
                <text:p>26020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10">
                <text:p>10</text:p>
              </table:table-cell>
              <table:table-cell office:value-type="float" office:value="27364.5">
                <text:p>27364.5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10">
                <text:p>10</text:p>
              </table:table-cell>
              <table:table-cell office:value-type="float" office:value="28922.5">
                <text:p>28922.5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10">
                <text:p>10</text:p>
              </table:table-cell>
              <table:table-cell office:value-type="float" office:value="30503">
                <text:p>30503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10">
                <text:p>10</text:p>
              </table:table-cell>
              <table:table-cell office:value-type="float" office:value="30531">
                <text:p>30531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10">
                <text:p>10</text:p>
              </table:table-cell>
              <table:table-cell office:value-type="float" office:value="28771.5">
                <text:p>28771.5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10">
                <text:p>10</text:p>
              </table:table-cell>
              <table:table-cell office:value-type="float" office:value="29343.5">
                <text:p>29343.5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10">
                <text:p>10</text:p>
              </table:table-cell>
              <table:table-cell office:value-type="float" office:value="22986.5">
                <text:p>22986.5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10">
                <text:p>10</text:p>
              </table:table-cell>
              <table:table-cell office:value-type="float" office:value="27937">
                <text:p>27937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10">
                <text:p>10</text:p>
              </table:table-cell>
              <table:table-cell office:value-type="float" office:value="24983.5">
                <text:p>24983.5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10">
                <text:p>10</text:p>
              </table:table-cell>
              <table:table-cell office:value-type="float" office:value="30829">
                <text:p>30829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10">
                <text:p>10</text:p>
              </table:table-cell>
              <table:table-cell office:value-type="float" office:value="30828">
                <text:p>30828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10">
                <text:p>10</text:p>
              </table:table-cell>
              <table:table-cell office:value-type="float" office:value="22699">
                <text:p>22699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10">
                <text:p>10</text:p>
              </table:table-cell>
              <table:table-cell office:value-type="float" office:value="28637">
                <text:p>28637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10">
                <text:p>10</text:p>
              </table:table-cell>
              <table:table-cell office:value-type="float" office:value="27214.5">
                <text:p>27214.5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10">
                <text:p>10</text:p>
              </table:table-cell>
              <table:table-cell office:value-type="float" office:value="29722">
                <text:p>29722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10">
                <text:p>10</text:p>
              </table:table-cell>
              <table:table-cell office:value-type="float" office:value="28786.5">
                <text:p>28786.5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10">
                <text:p>10</text:p>
              </table:table-cell>
              <table:table-cell office:value-type="float" office:value="21732.5">
                <text:p>21732.5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10">
                <text:p>10</text:p>
              </table:table-cell>
              <table:table-cell office:value-type="float" office:value="22103">
                <text:p>22103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10">
                <text:p>10</text:p>
              </table:table-cell>
              <table:table-cell office:value-type="float" office:value="26796.5">
                <text:p>26796.5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10">
                <text:p>10</text:p>
              </table:table-cell>
              <table:table-cell office:value-type="float" office:value="23788">
                <text:p>23788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10">
                <text:p>10</text:p>
              </table:table-cell>
              <table:table-cell office:value-type="float" office:value="24711.5">
                <text:p>24711.5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10">
                <text:p>10</text:p>
              </table:table-cell>
              <table:table-cell office:value-type="float" office:value="31135.5">
                <text:p>31135.5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10">
                <text:p>10</text:p>
              </table:table-cell>
              <table:table-cell office:value-type="float" office:value="23657">
                <text:p>23657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10">
                <text:p>10</text:p>
              </table:table-cell>
              <table:table-cell office:value-type="float" office:value="28153">
                <text:p>28153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10">
                <text:p>10</text:p>
              </table:table-cell>
              <table:table-cell office:value-type="float" office:value="29097.5">
                <text:p>29097.5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10">
                <text:p>10</text:p>
              </table:table-cell>
              <table:table-cell office:value-type="float" office:value="26515">
                <text:p>26515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10">
                <text:p>10</text:p>
              </table:table-cell>
              <table:table-cell office:value-type="float" office:value="28801">
                <text:p>28801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10">
                <text:p>10</text:p>
              </table:table-cell>
              <table:table-cell office:value-type="float" office:value="30329.5">
                <text:p>30329.5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10">
                <text:p>10</text:p>
              </table:table-cell>
              <table:table-cell office:value-type="float" office:value="23056">
                <text:p>23056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10">
                <text:p>10</text:p>
              </table:table-cell>
              <table:table-cell office:value-type="float" office:value="27234.5">
                <text:p>27234.5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10">
                <text:p>10</text:p>
              </table:table-cell>
              <table:table-cell office:value-type="float" office:value="25928.5">
                <text:p>25928.5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10">
                <text:p>10</text:p>
              </table:table-cell>
              <table:table-cell office:value-type="float" office:value="23314">
                <text:p>23314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10">
                <text:p>10</text:p>
              </table:table-cell>
              <table:table-cell office:value-type="float" office:value="27308.5">
                <text:p>27308.5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10">
                <text:p>10</text:p>
              </table:table-cell>
              <table:table-cell office:value-type="float" office:value="25342.5">
                <text:p>25342.5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10">
                <text:p>10</text:p>
              </table:table-cell>
              <table:table-cell office:value-type="float" office:value="25515.5">
                <text:p>25515.5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10">
                <text:p>10</text:p>
              </table:table-cell>
              <table:table-cell office:value-type="float" office:value="26974.5">
                <text:p>26974.5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10">
                <text:p>10</text:p>
              </table:table-cell>
              <table:table-cell office:value-type="float" office:value="26323">
                <text:p>26323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10">
                <text:p>10</text:p>
              </table:table-cell>
              <table:table-cell office:value-type="float" office:value="35750.5">
                <text:p>35750.5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10">
                <text:p>10</text:p>
              </table:table-cell>
              <table:table-cell office:value-type="float" office:value="31702.5">
                <text:p>31702.5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10">
                <text:p>10</text:p>
              </table:table-cell>
              <table:table-cell office:value-type="float" office:value="21506">
                <text:p>21506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10">
                <text:p>10</text:p>
              </table:table-cell>
              <table:table-cell office:value-type="float" office:value="25582">
                <text:p>25582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10">
                <text:p>10</text:p>
              </table:table-cell>
              <table:table-cell office:value-type="float" office:value="27708.5">
                <text:p>27708.5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10">
                <text:p>10</text:p>
              </table:table-cell>
              <table:table-cell office:value-type="float" office:value="25382.5">
                <text:p>25382.5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10">
                <text:p>10</text:p>
              </table:table-cell>
              <table:table-cell office:value-type="float" office:value="29493">
                <text:p>29493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10">
                <text:p>10</text:p>
              </table:table-cell>
              <table:table-cell office:value-type="float" office:value="30512.5">
                <text:p>30512.5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10">
                <text:p>10</text:p>
              </table:table-cell>
              <table:table-cell office:value-type="float" office:value="27337.5">
                <text:p>27337.5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10">
                <text:p>10</text:p>
              </table:table-cell>
              <table:table-cell office:value-type="float" office:value="24742.5">
                <text:p>24742.5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10">
                <text:p>10</text:p>
              </table:table-cell>
              <table:table-cell office:value-type="float" office:value="28832">
                <text:p>28832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10">
                <text:p>10</text:p>
              </table:table-cell>
              <table:table-cell office:value-type="float" office:value="28114">
                <text:p>28114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10">
                <text:p>10</text:p>
              </table:table-cell>
              <table:table-cell office:value-type="float" office:value="25959.5">
                <text:p>25959.5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10">
                <text:p>10</text:p>
              </table:table-cell>
              <table:table-cell office:value-type="float" office:value="25335.5">
                <text:p>25335.5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10">
                <text:p>10</text:p>
              </table:table-cell>
              <table:table-cell office:value-type="float" office:value="25521.5">
                <text:p>25521.5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10">
                <text:p>10</text:p>
              </table:table-cell>
              <table:table-cell office:value-type="float" office:value="27972.5">
                <text:p>27972.5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10">
                <text:p>10</text:p>
              </table:table-cell>
              <table:table-cell office:value-type="float" office:value="28405.5">
                <text:p>28405.5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10">
                <text:p>10</text:p>
              </table:table-cell>
              <table:table-cell office:value-type="float" office:value="31711.5">
                <text:p>31711.5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10">
                <text:p>10</text:p>
              </table:table-cell>
              <table:table-cell office:value-type="float" office:value="24734.5">
                <text:p>24734.5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10">
                <text:p>10</text:p>
              </table:table-cell>
              <table:table-cell office:value-type="float" office:value="29415.5">
                <text:p>29415.5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10">
                <text:p>10</text:p>
              </table:table-cell>
              <table:table-cell office:value-type="float" office:value="28088">
                <text:p>28088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10">
                <text:p>10</text:p>
              </table:table-cell>
              <table:table-cell office:value-type="float" office:value="30628.5">
                <text:p>30628.5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10">
                <text:p>10</text:p>
              </table:table-cell>
              <table:table-cell office:value-type="float" office:value="26425">
                <text:p>26425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10">
                <text:p>10</text:p>
              </table:table-cell>
              <table:table-cell office:value-type="float" office:value="29193.5">
                <text:p>29193.5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10">
                <text:p>10</text:p>
              </table:table-cell>
              <table:table-cell office:value-type="float" office:value="23203.5">
                <text:p>23203.5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10">
                <text:p>10</text:p>
              </table:table-cell>
              <table:table-cell office:value-type="float" office:value="24427">
                <text:p>24427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10">
                <text:p>10</text:p>
              </table:table-cell>
              <table:table-cell office:value-type="float" office:value="24764.5">
                <text:p>24764.5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10">
                <text:p>10</text:p>
              </table:table-cell>
              <table:table-cell office:value-type="float" office:value="31805">
                <text:p>31805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10">
                <text:p>10</text:p>
              </table:table-cell>
              <table:table-cell office:value-type="float" office:value="24116">
                <text:p>24116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10">
                <text:p>10</text:p>
              </table:table-cell>
              <table:table-cell office:value-type="float" office:value="26243">
                <text:p>26243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10">
                <text:p>10</text:p>
              </table:table-cell>
              <table:table-cell office:value-type="float" office:value="27276.5">
                <text:p>27276.5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10">
                <text:p>10</text:p>
              </table:table-cell>
              <table:table-cell office:value-type="float" office:value="23043">
                <text:p>230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076cm" svg:height="9.006cm" xlink:href=".." xlink:type="simple" chart:class="chart:bar" chart:style-name="ch1">
        <chart:legend chart:legend-position="end" svg:x="23.813cm" svg:y="3.955cm" style:legend-expansion="high" chart:style-name="ch2"/>
        <chart:plot-area chart:style-name="ch3" table:cell-range-address="Sheet1.A1:Sheet1.B2500" svg:x="0.971cm" svg:y="0.855cm" svg:width="21.8cm" svg:height="7.551cm">
          <chartooo:coordinate-region svg:x="2.148cm" svg:y="1.054cm" svg:width="20.623cm" svg:height="6.3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2500" chart:class="chart:bar">
            <chart:data-point chart:repeated="2500"/>
          </chart:series>
          <chart:series chart:style-name="ch8" chart:values-cell-range-address="Sheet1.B1:Sheet1.B2500" chart:class="chart:bar">
            <chart:data-point chart:repeated="2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2500</svg:desc>
                </draw:g>
              </table:table-cell>
              <table:table-cell office:value-type="float" office:value="26866">
                <text:p>26866</text:p>
                <draw:g>
                  <svg:desc>Sheet1.B1:Sheet1.B2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3140.5">
                <text:p>2314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5090">
                <text:p>250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4454.5">
                <text:p>24454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1914.5">
                <text:p>31914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1891.5">
                <text:p>2189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4987.5">
                <text:p>24987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4312.5">
                <text:p>24312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2260.5">
                <text:p>2226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8972.5">
                <text:p>2897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2436">
                <text:p>224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7321.5">
                <text:p>27321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4745">
                <text:p>247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8730.5">
                <text:p>2873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25092">
                <text:p>250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23410">
                <text:p>234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25226.5">
                <text:p>25226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23266.5">
                <text:p>23266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21804.5">
                <text:p>21804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25998">
                <text:p>259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8142">
                <text:p>281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21103.5">
                <text:p>21103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25144">
                <text:p>251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23669">
                <text:p>236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23480">
                <text:p>234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25642.5">
                <text:p>25642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29080">
                <text:p>290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23882.5">
                <text:p>23882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29626.5">
                <text:p>29626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20011.5">
                <text:p>20011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23526.5">
                <text:p>23526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25247">
                <text:p>252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23929">
                <text:p>239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21680">
                <text:p>216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25760">
                <text:p>257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4203.5">
                <text:p>24203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30155">
                <text:p>301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24527">
                <text:p>245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24340.5">
                <text:p>24340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27260.5">
                <text:p>27260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24882">
                <text:p>248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27872">
                <text:p>278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24693">
                <text:p>246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26190.5">
                <text:p>26190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23276.5">
                <text:p>23276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26638">
                <text:p>266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20864.5">
                <text:p>20864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23077">
                <text:p>230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28926">
                <text:p>289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23455.5">
                <text:p>23455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2768.5">
                <text:p>22768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24809">
                <text:p>248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22739.5">
                <text:p>22739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24387.5">
                <text:p>24387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23684.5">
                <text:p>23684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27662">
                <text:p>276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25123.5">
                <text:p>25123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25639">
                <text:p>256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24808.5">
                <text:p>24808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21335">
                <text:p>213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20626">
                <text:p>206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18760">
                <text:p>1876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25584">
                <text:p>255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22306.5">
                <text:p>22306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20767">
                <text:p>207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21210.5">
                <text:p>21210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28114.5">
                <text:p>28114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26186.5">
                <text:p>26186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22118.5">
                <text:p>22118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22779.5">
                <text:p>22779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26366.5">
                <text:p>26366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25580">
                <text:p>255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25826.5">
                <text:p>25826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23657">
                <text:p>236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27031">
                <text:p>270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26513.5">
                <text:p>26513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27081">
                <text:p>270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20224">
                <text:p>202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22961.5">
                <text:p>2296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22856.5">
                <text:p>22856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25722">
                <text:p>257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22272">
                <text:p>222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23491">
                <text:p>234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27397.5">
                <text:p>27397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23538">
                <text:p>235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26681.5">
                <text:p>26681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22278">
                <text:p>222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23799.5">
                <text:p>23799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24336">
                <text:p>243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22152">
                <text:p>221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27482">
                <text:p>274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28252">
                <text:p>282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23514.5">
                <text:p>23514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26532">
                <text:p>265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21818.5">
                <text:p>21818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25233.5">
                <text:p>25233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24115.5">
                <text:p>24115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25430">
                <text:p>2543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26789">
                <text:p>267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29857">
                <text:p>298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26693.5">
                <text:p>26693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25783.5">
                <text:p>25783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24686">
                <text:p>246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23211">
                <text:p>232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25163.5">
                <text:p>25163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19804">
                <text:p>198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24203">
                <text:p>242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25710">
                <text:p>2571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26059">
                <text:p>260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22183">
                <text:p>221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25734">
                <text:p>257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26063.5">
                <text:p>26063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25958.5">
                <text:p>25958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20607.5">
                <text:p>20607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23603.5">
                <text:p>23603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26289.5">
                <text:p>26289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21690.5">
                <text:p>21690.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23989.5">
                <text:p>23989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20245">
                <text:p>202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28075.5">
                <text:p>28075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24569">
                <text:p>245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24493.5">
                <text:p>24493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26365.5">
                <text:p>26365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21961.5">
                <text:p>21961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26976.5">
                <text:p>26976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25146.5">
                <text:p>25146.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22461.5">
                <text:p>22461.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28258.5">
                <text:p>28258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23698.5">
                <text:p>23698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26282.5">
                <text:p>26282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24180.5">
                <text:p>24180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19254.5">
                <text:p>19254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25866">
                <text:p>258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25146.5">
                <text:p>25146.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24500">
                <text:p>245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29135.5">
                <text:p>29135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19434">
                <text:p>194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16961">
                <text:p>1696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24315.5">
                <text:p>24315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20396.5">
                <text:p>20396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23429">
                <text:p>234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23204">
                <text:p>232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22975">
                <text:p>229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25637.5">
                <text:p>25637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24405">
                <text:p>244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28487.5">
                <text:p>28487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23093">
                <text:p>230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25872">
                <text:p>258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28052">
                <text:p>280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25778">
                <text:p>257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21143.5">
                <text:p>21143.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23958.5">
                <text:p>23958.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19188.5">
                <text:p>19188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  <table:table-cell office:value-type="float" office:value="26353">
                <text:p>2635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24591.5">
                <text:p>24591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  <table:table-cell office:value-type="float" office:value="23404.5">
                <text:p>23404.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26204.5">
                <text:p>26204.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23387">
                <text:p>233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24838">
                <text:p>248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21540.5">
                <text:p>21540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  <table:table-cell office:value-type="float" office:value="25963">
                <text:p>259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22385">
                <text:p>223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  <table:table-cell office:value-type="float" office:value="24421.5">
                <text:p>24421.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23889.5">
                <text:p>23889.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22686">
                <text:p>2268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  <table:table-cell office:value-type="float" office:value="19371">
                <text:p>193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  <table:table-cell office:value-type="float" office:value="21771.5">
                <text:p>21771.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28944">
                <text:p>289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24137">
                <text:p>2413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1989.5">
                <text:p>21989.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24337">
                <text:p>243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">
                <text:p>1</text:p>
              </table:table-cell>
              <table:table-cell office:value-type="float" office:value="20416.5">
                <text:p>20416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  <table:table-cell office:value-type="float" office:value="25106">
                <text:p>251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22447.5">
                <text:p>22447.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27284">
                <text:p>272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  <table:table-cell office:value-type="float" office:value="28721">
                <text:p>287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  <table:table-cell office:value-type="float" office:value="21748.5">
                <text:p>21748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24195.5">
                <text:p>24195.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22561.5">
                <text:p>22561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21805.5">
                <text:p>21805.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25526">
                <text:p>255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17726.5">
                <text:p>17726.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  <table:table-cell office:value-type="float" office:value="24966">
                <text:p>2496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  <table:table-cell office:value-type="float" office:value="24136.5">
                <text:p>24136.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  <table:table-cell office:value-type="float" office:value="28181.5">
                <text:p>28181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  <table:table-cell office:value-type="float" office:value="26085.5">
                <text:p>26085.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23631.5">
                <text:p>23631.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  <table:table-cell office:value-type="float" office:value="23151.5">
                <text:p>23151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21657.5">
                <text:p>21657.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25022.5">
                <text:p>25022.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  <table:table-cell office:value-type="float" office:value="23547">
                <text:p>2354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  <table:table-cell office:value-type="float" office:value="22301">
                <text:p>223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27248">
                <text:p>272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  <table:table-cell office:value-type="float" office:value="23159.5">
                <text:p>23159.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26426.5">
                <text:p>26426.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24345.5">
                <text:p>24345.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  <table:table-cell office:value-type="float" office:value="21886.5">
                <text:p>21886.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24966">
                <text:p>2496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21713">
                <text:p>2171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25945.5">
                <text:p>25945.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  <table:table-cell office:value-type="float" office:value="27491">
                <text:p>2749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  <table:table-cell office:value-type="float" office:value="25743.5">
                <text:p>25743.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  <table:table-cell office:value-type="float" office:value="25557.5">
                <text:p>25557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23369">
                <text:p>233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  <table:table-cell office:value-type="float" office:value="22984.5">
                <text:p>22984.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  <table:table-cell office:value-type="float" office:value="26267">
                <text:p>262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  <table:table-cell office:value-type="float" office:value="24434.5">
                <text:p>24434.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  <table:table-cell office:value-type="float" office:value="23932.5">
                <text:p>23932.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">
                <text:p>1</text:p>
              </table:table-cell>
              <table:table-cell office:value-type="float" office:value="21860.5">
                <text:p>21860.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  <table:table-cell office:value-type="float" office:value="25951">
                <text:p>2595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  <table:table-cell office:value-type="float" office:value="22507">
                <text:p>2250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  <table:table-cell office:value-type="float" office:value="25106">
                <text:p>2510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  <table:table-cell office:value-type="float" office:value="23690">
                <text:p>2369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  <table:table-cell office:value-type="float" office:value="24943">
                <text:p>249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">
                <text:p>1</text:p>
              </table:table-cell>
              <table:table-cell office:value-type="float" office:value="24440.5">
                <text:p>24440.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">
                <text:p>1</text:p>
              </table:table-cell>
              <table:table-cell office:value-type="float" office:value="15972">
                <text:p>159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  <table:table-cell office:value-type="float" office:value="27002">
                <text:p>270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  <table:table-cell office:value-type="float" office:value="23314">
                <text:p>2331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">
                <text:p>1</text:p>
              </table:table-cell>
              <table:table-cell office:value-type="float" office:value="27972.5">
                <text:p>27972.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  <table:table-cell office:value-type="float" office:value="24039.5">
                <text:p>24039.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">
                <text:p>1</text:p>
              </table:table-cell>
              <table:table-cell office:value-type="float" office:value="22926">
                <text:p>229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  <table:table-cell office:value-type="float" office:value="23737.5">
                <text:p>23737.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  <table:table-cell office:value-type="float" office:value="23583">
                <text:p>2358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  <table:table-cell office:value-type="float" office:value="21008">
                <text:p>210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">
                <text:p>1</text:p>
              </table:table-cell>
              <table:table-cell office:value-type="float" office:value="27903">
                <text:p>2790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  <table:table-cell office:value-type="float" office:value="24976.5">
                <text:p>24976.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">
                <text:p>1</text:p>
              </table:table-cell>
              <table:table-cell office:value-type="float" office:value="28319">
                <text:p>2831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">
                <text:p>1</text:p>
              </table:table-cell>
              <table:table-cell office:value-type="float" office:value="23514">
                <text:p>2351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">
                <text:p>1</text:p>
              </table:table-cell>
              <table:table-cell office:value-type="float" office:value="26587">
                <text:p>2658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  <table:table-cell office:value-type="float" office:value="26766">
                <text:p>2676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">
                <text:p>1</text:p>
              </table:table-cell>
              <table:table-cell office:value-type="float" office:value="26265.5">
                <text:p>26265.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  <table:table-cell office:value-type="float" office:value="21352.5">
                <text:p>21352.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">
                <text:p>1</text:p>
              </table:table-cell>
              <table:table-cell office:value-type="float" office:value="21622.5">
                <text:p>21622.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">
                <text:p>1</text:p>
              </table:table-cell>
              <table:table-cell office:value-type="float" office:value="29610.5">
                <text:p>29610.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">
                <text:p>1</text:p>
              </table:table-cell>
              <table:table-cell office:value-type="float" office:value="25817.5">
                <text:p>25817.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">
                <text:p>1</text:p>
              </table:table-cell>
              <table:table-cell office:value-type="float" office:value="23940">
                <text:p>2394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  <table:table-cell office:value-type="float" office:value="22865">
                <text:p>2286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  <table:table-cell office:value-type="float" office:value="22716">
                <text:p>227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  <table:table-cell office:value-type="float" office:value="25603.5">
                <text:p>25603.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">
                <text:p>1</text:p>
              </table:table-cell>
              <table:table-cell office:value-type="float" office:value="23082">
                <text:p>230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">
                <text:p>1</text:p>
              </table:table-cell>
              <table:table-cell office:value-type="float" office:value="27731.5">
                <text:p>27731.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">
                <text:p>1</text:p>
              </table:table-cell>
              <table:table-cell office:value-type="float" office:value="27962">
                <text:p>279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">
                <text:p>1</text:p>
              </table:table-cell>
              <table:table-cell office:value-type="float" office:value="27394.5">
                <text:p>27394.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  <table:table-cell office:value-type="float" office:value="20605.5">
                <text:p>20605.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">
                <text:p>1</text:p>
              </table:table-cell>
              <table:table-cell office:value-type="float" office:value="20664">
                <text:p>206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  <table:table-cell office:value-type="float" office:value="25372">
                <text:p>2537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  <table:table-cell office:value-type="float" office:value="24374.5">
                <text:p>24374.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">
                <text:p>1</text:p>
              </table:table-cell>
              <table:table-cell office:value-type="float" office:value="24286">
                <text:p>2428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">
                <text:p>1</text:p>
              </table:table-cell>
              <table:table-cell office:value-type="float" office:value="27577.5">
                <text:p>27577.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">
                <text:p>2</text:p>
              </table:table-cell>
              <table:table-cell office:value-type="float" office:value="26512.5">
                <text:p>26512.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">
                <text:p>2</text:p>
              </table:table-cell>
              <table:table-cell office:value-type="float" office:value="26752.5">
                <text:p>26752.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">
                <text:p>2</text:p>
              </table:table-cell>
              <table:table-cell office:value-type="float" office:value="24787.5">
                <text:p>24787.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">
                <text:p>2</text:p>
              </table:table-cell>
              <table:table-cell office:value-type="float" office:value="22501.5">
                <text:p>22501.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">
                <text:p>2</text:p>
              </table:table-cell>
              <table:table-cell office:value-type="float" office:value="27060">
                <text:p>2706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">
                <text:p>2</text:p>
              </table:table-cell>
              <table:table-cell office:value-type="float" office:value="21935">
                <text:p>2193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">
                <text:p>2</text:p>
              </table:table-cell>
              <table:table-cell office:value-type="float" office:value="21002">
                <text:p>210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">
                <text:p>2</text:p>
              </table:table-cell>
              <table:table-cell office:value-type="float" office:value="25722.5">
                <text:p>25722.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">
                <text:p>2</text:p>
              </table:table-cell>
              <table:table-cell office:value-type="float" office:value="26501.5">
                <text:p>26501.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">
                <text:p>2</text:p>
              </table:table-cell>
              <table:table-cell office:value-type="float" office:value="27163.5">
                <text:p>27163.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">
                <text:p>2</text:p>
              </table:table-cell>
              <table:table-cell office:value-type="float" office:value="25866.5">
                <text:p>25866.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">
                <text:p>2</text:p>
              </table:table-cell>
              <table:table-cell office:value-type="float" office:value="29637">
                <text:p>2963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">
                <text:p>2</text:p>
              </table:table-cell>
              <table:table-cell office:value-type="float" office:value="24367.5">
                <text:p>24367.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">
                <text:p>2</text:p>
              </table:table-cell>
              <table:table-cell office:value-type="float" office:value="26561.5">
                <text:p>26561.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">
                <text:p>2</text:p>
              </table:table-cell>
              <table:table-cell office:value-type="float" office:value="23783.5">
                <text:p>23783.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">
                <text:p>2</text:p>
              </table:table-cell>
              <table:table-cell office:value-type="float" office:value="21739.5">
                <text:p>21739.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">
                <text:p>2</text:p>
              </table:table-cell>
              <table:table-cell office:value-type="float" office:value="23691">
                <text:p>2369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">
                <text:p>2</text:p>
              </table:table-cell>
              <table:table-cell office:value-type="float" office:value="24958">
                <text:p>2495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">
                <text:p>2</text:p>
              </table:table-cell>
              <table:table-cell office:value-type="float" office:value="18019">
                <text:p>1801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">
                <text:p>2</text:p>
              </table:table-cell>
              <table:table-cell office:value-type="float" office:value="22737.5">
                <text:p>22737.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">
                <text:p>2</text:p>
              </table:table-cell>
              <table:table-cell office:value-type="float" office:value="23120.5">
                <text:p>23120.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">
                <text:p>2</text:p>
              </table:table-cell>
              <table:table-cell office:value-type="float" office:value="24495">
                <text:p>2449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">
                <text:p>2</text:p>
              </table:table-cell>
              <table:table-cell office:value-type="float" office:value="29099">
                <text:p>2909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">
                <text:p>2</text:p>
              </table:table-cell>
              <table:table-cell office:value-type="float" office:value="26843">
                <text:p>2684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">
                <text:p>2</text:p>
              </table:table-cell>
              <table:table-cell office:value-type="float" office:value="22590">
                <text:p>2259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">
                <text:p>2</text:p>
              </table:table-cell>
              <table:table-cell office:value-type="float" office:value="25337">
                <text:p>2533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">
                <text:p>2</text:p>
              </table:table-cell>
              <table:table-cell office:value-type="float" office:value="20109.5">
                <text:p>20109.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">
                <text:p>2</text:p>
              </table:table-cell>
              <table:table-cell office:value-type="float" office:value="30418.5">
                <text:p>30418.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">
                <text:p>2</text:p>
              </table:table-cell>
              <table:table-cell office:value-type="float" office:value="23107">
                <text:p>2310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">
                <text:p>2</text:p>
              </table:table-cell>
              <table:table-cell office:value-type="float" office:value="23466">
                <text:p>2346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">
                <text:p>2</text:p>
              </table:table-cell>
              <table:table-cell office:value-type="float" office:value="22380.5">
                <text:p>22380.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">
                <text:p>2</text:p>
              </table:table-cell>
              <table:table-cell office:value-type="float" office:value="20264">
                <text:p>2026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">
                <text:p>2</text:p>
              </table:table-cell>
              <table:table-cell office:value-type="float" office:value="26150.5">
                <text:p>26150.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">
                <text:p>2</text:p>
              </table:table-cell>
              <table:table-cell office:value-type="float" office:value="19325.5">
                <text:p>19325.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">
                <text:p>2</text:p>
              </table:table-cell>
              <table:table-cell office:value-type="float" office:value="20616">
                <text:p>2061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">
                <text:p>2</text:p>
              </table:table-cell>
              <table:table-cell office:value-type="float" office:value="22944">
                <text:p>2294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">
                <text:p>2</text:p>
              </table:table-cell>
              <table:table-cell office:value-type="float" office:value="26178">
                <text:p>2617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">
                <text:p>2</text:p>
              </table:table-cell>
              <table:table-cell office:value-type="float" office:value="27477.5">
                <text:p>27477.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">
                <text:p>2</text:p>
              </table:table-cell>
              <table:table-cell office:value-type="float" office:value="28310.5">
                <text:p>28310.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">
                <text:p>2</text:p>
              </table:table-cell>
              <table:table-cell office:value-type="float" office:value="25156.5">
                <text:p>25156.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">
                <text:p>2</text:p>
              </table:table-cell>
              <table:table-cell office:value-type="float" office:value="24159.5">
                <text:p>24159.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">
                <text:p>2</text:p>
              </table:table-cell>
              <table:table-cell office:value-type="float" office:value="20605.5">
                <text:p>20605.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">
                <text:p>2</text:p>
              </table:table-cell>
              <table:table-cell office:value-type="float" office:value="26858">
                <text:p>2685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">
                <text:p>2</text:p>
              </table:table-cell>
              <table:table-cell office:value-type="float" office:value="25806">
                <text:p>2580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">
                <text:p>2</text:p>
              </table:table-cell>
              <table:table-cell office:value-type="float" office:value="23562.5">
                <text:p>23562.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">
                <text:p>2</text:p>
              </table:table-cell>
              <table:table-cell office:value-type="float" office:value="24845.5">
                <text:p>24845.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">
                <text:p>2</text:p>
              </table:table-cell>
              <table:table-cell office:value-type="float" office:value="29416.5">
                <text:p>29416.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">
                <text:p>2</text:p>
              </table:table-cell>
              <table:table-cell office:value-type="float" office:value="23179.5">
                <text:p>23179.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">
                <text:p>2</text:p>
              </table:table-cell>
              <table:table-cell office:value-type="float" office:value="21887">
                <text:p>2188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">
                <text:p>2</text:p>
              </table:table-cell>
              <table:table-cell office:value-type="float" office:value="23505">
                <text:p>2350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">
                <text:p>2</text:p>
              </table:table-cell>
              <table:table-cell office:value-type="float" office:value="26247">
                <text:p>2624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">
                <text:p>2</text:p>
              </table:table-cell>
              <table:table-cell office:value-type="float" office:value="28005.5">
                <text:p>28005.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">
                <text:p>2</text:p>
              </table:table-cell>
              <table:table-cell office:value-type="float" office:value="20339.5">
                <text:p>20339.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">
                <text:p>2</text:p>
              </table:table-cell>
              <table:table-cell office:value-type="float" office:value="20813.5">
                <text:p>20813.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">
                <text:p>2</text:p>
              </table:table-cell>
              <table:table-cell office:value-type="float" office:value="28399.5">
                <text:p>28399.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">
                <text:p>2</text:p>
              </table:table-cell>
              <table:table-cell office:value-type="float" office:value="23534.5">
                <text:p>23534.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">
                <text:p>2</text:p>
              </table:table-cell>
              <table:table-cell office:value-type="float" office:value="25601">
                <text:p>2560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">
                <text:p>2</text:p>
              </table:table-cell>
              <table:table-cell office:value-type="float" office:value="23120">
                <text:p>2312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">
                <text:p>2</text:p>
              </table:table-cell>
              <table:table-cell office:value-type="float" office:value="27599.5">
                <text:p>27599.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">
                <text:p>2</text:p>
              </table:table-cell>
              <table:table-cell office:value-type="float" office:value="27498.5">
                <text:p>27498.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">
                <text:p>2</text:p>
              </table:table-cell>
              <table:table-cell office:value-type="float" office:value="29529.5">
                <text:p>29529.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">
                <text:p>2</text:p>
              </table:table-cell>
              <table:table-cell office:value-type="float" office:value="25506">
                <text:p>2550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">
                <text:p>2</text:p>
              </table:table-cell>
              <table:table-cell office:value-type="float" office:value="19141">
                <text:p>1914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">
                <text:p>2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">
                <text:p>2</text:p>
              </table:table-cell>
              <table:table-cell office:value-type="float" office:value="21066.5">
                <text:p>21066.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">
                <text:p>2</text:p>
              </table:table-cell>
              <table:table-cell office:value-type="float" office:value="23877">
                <text:p>2387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">
                <text:p>2</text:p>
              </table:table-cell>
              <table:table-cell office:value-type="float" office:value="26060.5">
                <text:p>26060.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">
                <text:p>2</text:p>
              </table:table-cell>
              <table:table-cell office:value-type="float" office:value="24445">
                <text:p>2444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">
                <text:p>2</text:p>
              </table:table-cell>
              <table:table-cell office:value-type="float" office:value="25764.5">
                <text:p>25764.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">
                <text:p>2</text:p>
              </table:table-cell>
              <table:table-cell office:value-type="float" office:value="19210.5">
                <text:p>19210.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">
                <text:p>2</text:p>
              </table:table-cell>
              <table:table-cell office:value-type="float" office:value="28697.5">
                <text:p>28697.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">
                <text:p>2</text:p>
              </table:table-cell>
              <table:table-cell office:value-type="float" office:value="23008">
                <text:p>2300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">
                <text:p>2</text:p>
              </table:table-cell>
              <table:table-cell office:value-type="float" office:value="26406">
                <text:p>2640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">
                <text:p>2</text:p>
              </table:table-cell>
              <table:table-cell office:value-type="float" office:value="26518">
                <text:p>2651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">
                <text:p>2</text:p>
              </table:table-cell>
              <table:table-cell office:value-type="float" office:value="25239.5">
                <text:p>25239.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">
                <text:p>2</text:p>
              </table:table-cell>
              <table:table-cell office:value-type="float" office:value="27285">
                <text:p>2728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">
                <text:p>2</text:p>
              </table:table-cell>
              <table:table-cell office:value-type="float" office:value="22513.5">
                <text:p>22513.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">
                <text:p>2</text:p>
              </table:table-cell>
              <table:table-cell office:value-type="float" office:value="23141.5">
                <text:p>23141.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">
                <text:p>2</text:p>
              </table:table-cell>
              <table:table-cell office:value-type="float" office:value="23950.5">
                <text:p>23950.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">
                <text:p>2</text:p>
              </table:table-cell>
              <table:table-cell office:value-type="float" office:value="21905">
                <text:p>2190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">
                <text:p>2</text:p>
              </table:table-cell>
              <table:table-cell office:value-type="float" office:value="18593.5">
                <text:p>18593.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">
                <text:p>2</text:p>
              </table:table-cell>
              <table:table-cell office:value-type="float" office:value="26370">
                <text:p>2637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">
                <text:p>2</text:p>
              </table:table-cell>
              <table:table-cell office:value-type="float" office:value="25658.5">
                <text:p>25658.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">
                <text:p>2</text:p>
              </table:table-cell>
              <table:table-cell office:value-type="float" office:value="22063.5">
                <text:p>22063.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">
                <text:p>2</text:p>
              </table:table-cell>
              <table:table-cell office:value-type="float" office:value="21036.5">
                <text:p>21036.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">
                <text:p>2</text:p>
              </table:table-cell>
              <table:table-cell office:value-type="float" office:value="22156.5">
                <text:p>22156.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">
                <text:p>2</text:p>
              </table:table-cell>
              <table:table-cell office:value-type="float" office:value="25117.5">
                <text:p>25117.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">
                <text:p>2</text:p>
              </table:table-cell>
              <table:table-cell office:value-type="float" office:value="28705">
                <text:p>2870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">
                <text:p>2</text:p>
              </table:table-cell>
              <table:table-cell office:value-type="float" office:value="23242.5">
                <text:p>23242.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">
                <text:p>2</text:p>
              </table:table-cell>
              <table:table-cell office:value-type="float" office:value="22037.5">
                <text:p>22037.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">
                <text:p>2</text:p>
              </table:table-cell>
              <table:table-cell office:value-type="float" office:value="18902.5">
                <text:p>18902.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">
                <text:p>2</text:p>
              </table:table-cell>
              <table:table-cell office:value-type="float" office:value="25774.5">
                <text:p>25774.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">
                <text:p>2</text:p>
              </table:table-cell>
              <table:table-cell office:value-type="float" office:value="23337">
                <text:p>2333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">
                <text:p>2</text:p>
              </table:table-cell>
              <table:table-cell office:value-type="float" office:value="21733">
                <text:p>217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">
                <text:p>2</text:p>
              </table:table-cell>
              <table:table-cell office:value-type="float" office:value="21964">
                <text:p>2196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">
                <text:p>2</text:p>
              </table:table-cell>
              <table:table-cell office:value-type="float" office:value="22253.5">
                <text:p>22253.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">
                <text:p>2</text:p>
              </table:table-cell>
              <table:table-cell office:value-type="float" office:value="24871">
                <text:p>2487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">
                <text:p>2</text:p>
              </table:table-cell>
              <table:table-cell office:value-type="float" office:value="21591.5">
                <text:p>21591.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">
                <text:p>2</text:p>
              </table:table-cell>
              <table:table-cell office:value-type="float" office:value="22639.5">
                <text:p>22639.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">
                <text:p>2</text:p>
              </table:table-cell>
              <table:table-cell office:value-type="float" office:value="23276.5">
                <text:p>23276.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">
                <text:p>2</text:p>
              </table:table-cell>
              <table:table-cell office:value-type="float" office:value="24486">
                <text:p>2448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">
                <text:p>2</text:p>
              </table:table-cell>
              <table:table-cell office:value-type="float" office:value="26347.5">
                <text:p>26347.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">
                <text:p>2</text:p>
              </table:table-cell>
              <table:table-cell office:value-type="float" office:value="24205">
                <text:p>2420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">
                <text:p>2</text:p>
              </table:table-cell>
              <table:table-cell office:value-type="float" office:value="27835">
                <text:p>2783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">
                <text:p>2</text:p>
              </table:table-cell>
              <table:table-cell office:value-type="float" office:value="25245">
                <text:p>2524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">
                <text:p>2</text:p>
              </table:table-cell>
              <table:table-cell office:value-type="float" office:value="27585">
                <text:p>2758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">
                <text:p>2</text:p>
              </table:table-cell>
              <table:table-cell office:value-type="float" office:value="27685">
                <text:p>2768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">
                <text:p>2</text:p>
              </table:table-cell>
              <table:table-cell office:value-type="float" office:value="26482">
                <text:p>2648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">
                <text:p>2</text:p>
              </table:table-cell>
              <table:table-cell office:value-type="float" office:value="24233">
                <text:p>242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">
                <text:p>2</text:p>
              </table:table-cell>
              <table:table-cell office:value-type="float" office:value="28795">
                <text:p>2879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">
                <text:p>2</text:p>
              </table:table-cell>
              <table:table-cell office:value-type="float" office:value="22544">
                <text:p>2254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">
                <text:p>2</text:p>
              </table:table-cell>
              <table:table-cell office:value-type="float" office:value="23010">
                <text:p>2301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">
                <text:p>2</text:p>
              </table:table-cell>
              <table:table-cell office:value-type="float" office:value="23008">
                <text:p>2300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">
                <text:p>2</text:p>
              </table:table-cell>
              <table:table-cell office:value-type="float" office:value="20601.5">
                <text:p>20601.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">
                <text:p>2</text:p>
              </table:table-cell>
              <table:table-cell office:value-type="float" office:value="24165">
                <text:p>2416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">
                <text:p>2</text:p>
              </table:table-cell>
              <table:table-cell office:value-type="float" office:value="24887">
                <text:p>2488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">
                <text:p>2</text:p>
              </table:table-cell>
              <table:table-cell office:value-type="float" office:value="21474">
                <text:p>2147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">
                <text:p>2</text:p>
              </table:table-cell>
              <table:table-cell office:value-type="float" office:value="22211.5">
                <text:p>22211.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">
                <text:p>2</text:p>
              </table:table-cell>
              <table:table-cell office:value-type="float" office:value="24473">
                <text:p>2447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">
                <text:p>2</text:p>
              </table:table-cell>
              <table:table-cell office:value-type="float" office:value="29508.5">
                <text:p>29508.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">
                <text:p>2</text:p>
              </table:table-cell>
              <table:table-cell office:value-type="float" office:value="28527">
                <text:p>2852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">
                <text:p>2</text:p>
              </table:table-cell>
              <table:table-cell office:value-type="float" office:value="27430">
                <text:p>2743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">
                <text:p>2</text:p>
              </table:table-cell>
              <table:table-cell office:value-type="float" office:value="26316">
                <text:p>2631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">
                <text:p>2</text:p>
              </table:table-cell>
              <table:table-cell office:value-type="float" office:value="27322.5">
                <text:p>27322.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">
                <text:p>2</text:p>
              </table:table-cell>
              <table:table-cell office:value-type="float" office:value="25110.5">
                <text:p>25110.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">
                <text:p>2</text:p>
              </table:table-cell>
              <table:table-cell office:value-type="float" office:value="25587">
                <text:p>2558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">
                <text:p>2</text:p>
              </table:table-cell>
              <table:table-cell office:value-type="float" office:value="23125.5">
                <text:p>23125.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">
                <text:p>2</text:p>
              </table:table-cell>
              <table:table-cell office:value-type="float" office:value="22743">
                <text:p>2274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">
                <text:p>2</text:p>
              </table:table-cell>
              <table:table-cell office:value-type="float" office:value="23917.5">
                <text:p>23917.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">
                <text:p>2</text:p>
              </table:table-cell>
              <table:table-cell office:value-type="float" office:value="22030">
                <text:p>2203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">
                <text:p>2</text:p>
              </table:table-cell>
              <table:table-cell office:value-type="float" office:value="23525.5">
                <text:p>23525.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">
                <text:p>2</text:p>
              </table:table-cell>
              <table:table-cell office:value-type="float" office:value="27363.5">
                <text:p>27363.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">
                <text:p>2</text:p>
              </table:table-cell>
              <table:table-cell office:value-type="float" office:value="23293">
                <text:p>2329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">
                <text:p>2</text:p>
              </table:table-cell>
              <table:table-cell office:value-type="float" office:value="29149">
                <text:p>2914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">
                <text:p>2</text:p>
              </table:table-cell>
              <table:table-cell office:value-type="float" office:value="26307">
                <text:p>2630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">
                <text:p>2</text:p>
              </table:table-cell>
              <table:table-cell office:value-type="float" office:value="26462">
                <text:p>2646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">
                <text:p>2</text:p>
              </table:table-cell>
              <table:table-cell office:value-type="float" office:value="27191">
                <text:p>2719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">
                <text:p>2</text:p>
              </table:table-cell>
              <table:table-cell office:value-type="float" office:value="26910">
                <text:p>2691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">
                <text:p>2</text:p>
              </table:table-cell>
              <table:table-cell office:value-type="float" office:value="25785">
                <text:p>2578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">
                <text:p>2</text:p>
              </table:table-cell>
              <table:table-cell office:value-type="float" office:value="22483">
                <text:p>2248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">
                <text:p>2</text:p>
              </table:table-cell>
              <table:table-cell office:value-type="float" office:value="23379">
                <text:p>2337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">
                <text:p>2</text:p>
              </table:table-cell>
              <table:table-cell office:value-type="float" office:value="25788.5">
                <text:p>25788.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">
                <text:p>2</text:p>
              </table:table-cell>
              <table:table-cell office:value-type="float" office:value="24945.5">
                <text:p>24945.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">
                <text:p>2</text:p>
              </table:table-cell>
              <table:table-cell office:value-type="float" office:value="26308.5">
                <text:p>26308.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">
                <text:p>2</text:p>
              </table:table-cell>
              <table:table-cell office:value-type="float" office:value="23992.5">
                <text:p>23992.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">
                <text:p>2</text:p>
              </table:table-cell>
              <table:table-cell office:value-type="float" office:value="25172">
                <text:p>2517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">
                <text:p>2</text:p>
              </table:table-cell>
              <table:table-cell office:value-type="float" office:value="25102.5">
                <text:p>25102.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">
                <text:p>2</text:p>
              </table:table-cell>
              <table:table-cell office:value-type="float" office:value="21218.5">
                <text:p>21218.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">
                <text:p>2</text:p>
              </table:table-cell>
              <table:table-cell office:value-type="float" office:value="29422">
                <text:p>2942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">
                <text:p>2</text:p>
              </table:table-cell>
              <table:table-cell office:value-type="float" office:value="23012.5">
                <text:p>23012.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">
                <text:p>2</text:p>
              </table:table-cell>
              <table:table-cell office:value-type="float" office:value="26136">
                <text:p>2613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">
                <text:p>2</text:p>
              </table:table-cell>
              <table:table-cell office:value-type="float" office:value="23399">
                <text:p>2339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">
                <text:p>2</text:p>
              </table:table-cell>
              <table:table-cell office:value-type="float" office:value="22575.5">
                <text:p>22575.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">
                <text:p>2</text:p>
              </table:table-cell>
              <table:table-cell office:value-type="float" office:value="24067">
                <text:p>2406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">
                <text:p>2</text:p>
              </table:table-cell>
              <table:table-cell office:value-type="float" office:value="22056.5">
                <text:p>22056.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">
                <text:p>2</text:p>
              </table:table-cell>
              <table:table-cell office:value-type="float" office:value="25397">
                <text:p>2539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">
                <text:p>2</text:p>
              </table:table-cell>
              <table:table-cell office:value-type="float" office:value="24795">
                <text:p>2479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">
                <text:p>2</text:p>
              </table:table-cell>
              <table:table-cell office:value-type="float" office:value="28123.5">
                <text:p>28123.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">
                <text:p>2</text:p>
              </table:table-cell>
              <table:table-cell office:value-type="float" office:value="26150.5">
                <text:p>26150.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">
                <text:p>2</text:p>
              </table:table-cell>
              <table:table-cell office:value-type="float" office:value="24035.5">
                <text:p>24035.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">
                <text:p>2</text:p>
              </table:table-cell>
              <table:table-cell office:value-type="float" office:value="21073.5">
                <text:p>21073.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">
                <text:p>2</text:p>
              </table:table-cell>
              <table:table-cell office:value-type="float" office:value="29002">
                <text:p>2900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">
                <text:p>2</text:p>
              </table:table-cell>
              <table:table-cell office:value-type="float" office:value="21089.5">
                <text:p>21089.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">
                <text:p>2</text:p>
              </table:table-cell>
              <table:table-cell office:value-type="float" office:value="26294">
                <text:p>2629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">
                <text:p>2</text:p>
              </table:table-cell>
              <table:table-cell office:value-type="float" office:value="25387">
                <text:p>2538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">
                <text:p>2</text:p>
              </table:table-cell>
              <table:table-cell office:value-type="float" office:value="24902">
                <text:p>2490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">
                <text:p>2</text:p>
              </table:table-cell>
              <table:table-cell office:value-type="float" office:value="24310.5">
                <text:p>24310.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">
                <text:p>2</text:p>
              </table:table-cell>
              <table:table-cell office:value-type="float" office:value="25289.5">
                <text:p>25289.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">
                <text:p>2</text:p>
              </table:table-cell>
              <table:table-cell office:value-type="float" office:value="28034">
                <text:p>2803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">
                <text:p>2</text:p>
              </table:table-cell>
              <table:table-cell office:value-type="float" office:value="22714">
                <text:p>2271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">
                <text:p>2</text:p>
              </table:table-cell>
              <table:table-cell office:value-type="float" office:value="23027.5">
                <text:p>23027.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">
                <text:p>2</text:p>
              </table:table-cell>
              <table:table-cell office:value-type="float" office:value="26646">
                <text:p>2664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">
                <text:p>2</text:p>
              </table:table-cell>
              <table:table-cell office:value-type="float" office:value="29053.5">
                <text:p>29053.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">
                <text:p>2</text:p>
              </table:table-cell>
              <table:table-cell office:value-type="float" office:value="21281">
                <text:p>2128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">
                <text:p>2</text:p>
              </table:table-cell>
              <table:table-cell office:value-type="float" office:value="26832">
                <text:p>2683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">
                <text:p>2</text:p>
              </table:table-cell>
              <table:table-cell office:value-type="float" office:value="25486.5">
                <text:p>25486.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">
                <text:p>2</text:p>
              </table:table-cell>
              <table:table-cell office:value-type="float" office:value="23913">
                <text:p>2391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">
                <text:p>2</text:p>
              </table:table-cell>
              <table:table-cell office:value-type="float" office:value="24045.5">
                <text:p>24045.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">
                <text:p>2</text:p>
              </table:table-cell>
              <table:table-cell office:value-type="float" office:value="25081">
                <text:p>2508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">
                <text:p>2</text:p>
              </table:table-cell>
              <table:table-cell office:value-type="float" office:value="26102.5">
                <text:p>26102.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">
                <text:p>2</text:p>
              </table:table-cell>
              <table:table-cell office:value-type="float" office:value="28017.5">
                <text:p>28017.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">
                <text:p>2</text:p>
              </table:table-cell>
              <table:table-cell office:value-type="float" office:value="24392">
                <text:p>2439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">
                <text:p>2</text:p>
              </table:table-cell>
              <table:table-cell office:value-type="float" office:value="25382.5">
                <text:p>25382.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">
                <text:p>2</text:p>
              </table:table-cell>
              <table:table-cell office:value-type="float" office:value="23776.5">
                <text:p>23776.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">
                <text:p>2</text:p>
              </table:table-cell>
              <table:table-cell office:value-type="float" office:value="21636.5">
                <text:p>21636.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">
                <text:p>2</text:p>
              </table:table-cell>
              <table:table-cell office:value-type="float" office:value="27106.5">
                <text:p>27106.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">
                <text:p>2</text:p>
              </table:table-cell>
              <table:table-cell office:value-type="float" office:value="22903">
                <text:p>2290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">
                <text:p>2</text:p>
              </table:table-cell>
              <table:table-cell office:value-type="float" office:value="29986">
                <text:p>2998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">
                <text:p>2</text:p>
              </table:table-cell>
              <table:table-cell office:value-type="float" office:value="23119.5">
                <text:p>23119.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">
                <text:p>2</text:p>
              </table:table-cell>
              <table:table-cell office:value-type="float" office:value="24916">
                <text:p>2491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">
                <text:p>2</text:p>
              </table:table-cell>
              <table:table-cell office:value-type="float" office:value="27073.5">
                <text:p>27073.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">
                <text:p>2</text:p>
              </table:table-cell>
              <table:table-cell office:value-type="float" office:value="25577.5">
                <text:p>25577.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">
                <text:p>2</text:p>
              </table:table-cell>
              <table:table-cell office:value-type="float" office:value="25318">
                <text:p>2531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21936">
                <text:p>2193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">
                <text:p>2</text:p>
              </table:table-cell>
              <table:table-cell office:value-type="float" office:value="25897.5">
                <text:p>25897.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">
                <text:p>2</text:p>
              </table:table-cell>
              <table:table-cell office:value-type="float" office:value="26072.5">
                <text:p>26072.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">
                <text:p>2</text:p>
              </table:table-cell>
              <table:table-cell office:value-type="float" office:value="22352">
                <text:p>2235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">
                <text:p>2</text:p>
              </table:table-cell>
              <table:table-cell office:value-type="float" office:value="23393">
                <text:p>2339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">
                <text:p>2</text:p>
              </table:table-cell>
              <table:table-cell office:value-type="float" office:value="26372.5">
                <text:p>26372.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">
                <text:p>2</text:p>
              </table:table-cell>
              <table:table-cell office:value-type="float" office:value="18820.5">
                <text:p>18820.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">
                <text:p>2</text:p>
              </table:table-cell>
              <table:table-cell office:value-type="float" office:value="20501.5">
                <text:p>20501.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">
                <text:p>2</text:p>
              </table:table-cell>
              <table:table-cell office:value-type="float" office:value="24679.5">
                <text:p>24679.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">
                <text:p>2</text:p>
              </table:table-cell>
              <table:table-cell office:value-type="float" office:value="29280.5">
                <text:p>29280.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">
                <text:p>2</text:p>
              </table:table-cell>
              <table:table-cell office:value-type="float" office:value="22681">
                <text:p>2268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">
                <text:p>2</text:p>
              </table:table-cell>
              <table:table-cell office:value-type="float" office:value="23808.5">
                <text:p>23808.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">
                <text:p>2</text:p>
              </table:table-cell>
              <table:table-cell office:value-type="float" office:value="24821">
                <text:p>2482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">
                <text:p>2</text:p>
              </table:table-cell>
              <table:table-cell office:value-type="float" office:value="26330">
                <text:p>2633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">
                <text:p>2</text:p>
              </table:table-cell>
              <table:table-cell office:value-type="float" office:value="25659">
                <text:p>2565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">
                <text:p>2</text:p>
              </table:table-cell>
              <table:table-cell office:value-type="float" office:value="23589.5">
                <text:p>23589.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">
                <text:p>2</text:p>
              </table:table-cell>
              <table:table-cell office:value-type="float" office:value="25017.5">
                <text:p>25017.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">
                <text:p>2</text:p>
              </table:table-cell>
              <table:table-cell office:value-type="float" office:value="26703.5">
                <text:p>26703.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">
                <text:p>2</text:p>
              </table:table-cell>
              <table:table-cell office:value-type="float" office:value="23503.5">
                <text:p>23503.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">
                <text:p>2</text:p>
              </table:table-cell>
              <table:table-cell office:value-type="float" office:value="27246.5">
                <text:p>27246.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">
                <text:p>2</text:p>
              </table:table-cell>
              <table:table-cell office:value-type="float" office:value="20959.5">
                <text:p>20959.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">
                <text:p>2</text:p>
              </table:table-cell>
              <table:table-cell office:value-type="float" office:value="26818.5">
                <text:p>26818.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">
                <text:p>2</text:p>
              </table:table-cell>
              <table:table-cell office:value-type="float" office:value="27408">
                <text:p>2740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">
                <text:p>2</text:p>
              </table:table-cell>
              <table:table-cell office:value-type="float" office:value="22644.5">
                <text:p>22644.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">
                <text:p>2</text:p>
              </table:table-cell>
              <table:table-cell office:value-type="float" office:value="24143.5">
                <text:p>24143.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">
                <text:p>2</text:p>
              </table:table-cell>
              <table:table-cell office:value-type="float" office:value="24870">
                <text:p>2487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">
                <text:p>2</text:p>
              </table:table-cell>
              <table:table-cell office:value-type="float" office:value="22638">
                <text:p>2263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">
                <text:p>2</text:p>
              </table:table-cell>
              <table:table-cell office:value-type="float" office:value="24633">
                <text:p>2463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">
                <text:p>2</text:p>
              </table:table-cell>
              <table:table-cell office:value-type="float" office:value="29021.5">
                <text:p>29021.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">
                <text:p>2</text:p>
              </table:table-cell>
              <table:table-cell office:value-type="float" office:value="26025.5">
                <text:p>26025.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">
                <text:p>2</text:p>
              </table:table-cell>
              <table:table-cell office:value-type="float" office:value="22460.5">
                <text:p>22460.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">
                <text:p>2</text:p>
              </table:table-cell>
              <table:table-cell office:value-type="float" office:value="27912">
                <text:p>2791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">
                <text:p>2</text:p>
              </table:table-cell>
              <table:table-cell office:value-type="float" office:value="20843">
                <text:p>2084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">
                <text:p>2</text:p>
              </table:table-cell>
              <table:table-cell office:value-type="float" office:value="23015.5">
                <text:p>23015.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">
                <text:p>2</text:p>
              </table:table-cell>
              <table:table-cell office:value-type="float" office:value="21986">
                <text:p>2198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">
                <text:p>2</text:p>
              </table:table-cell>
              <table:table-cell office:value-type="float" office:value="26932.5">
                <text:p>26932.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">
                <text:p>2</text:p>
              </table:table-cell>
              <table:table-cell office:value-type="float" office:value="23685.5">
                <text:p>23685.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">
                <text:p>2</text:p>
              </table:table-cell>
              <table:table-cell office:value-type="float" office:value="23692">
                <text:p>2369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">
                <text:p>2</text:p>
              </table:table-cell>
              <table:table-cell office:value-type="float" office:value="27271">
                <text:p>2727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">
                <text:p>2</text:p>
              </table:table-cell>
              <table:table-cell office:value-type="float" office:value="26768">
                <text:p>2676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">
                <text:p>2</text:p>
              </table:table-cell>
              <table:table-cell office:value-type="float" office:value="25766.5">
                <text:p>25766.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">
                <text:p>2</text:p>
              </table:table-cell>
              <table:table-cell office:value-type="float" office:value="23591.5">
                <text:p>23591.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">
                <text:p>2</text:p>
              </table:table-cell>
              <table:table-cell office:value-type="float" office:value="26148">
                <text:p>2614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">
                <text:p>2</text:p>
              </table:table-cell>
              <table:table-cell office:value-type="float" office:value="24507.5">
                <text:p>24507.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">
                <text:p>2</text:p>
              </table:table-cell>
              <table:table-cell office:value-type="float" office:value="28560">
                <text:p>2856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">
                <text:p>2</text:p>
              </table:table-cell>
              <table:table-cell office:value-type="float" office:value="27286">
                <text:p>2728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">
                <text:p>2</text:p>
              </table:table-cell>
              <table:table-cell office:value-type="float" office:value="26137.5">
                <text:p>26137.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">
                <text:p>2</text:p>
              </table:table-cell>
              <table:table-cell office:value-type="float" office:value="19642">
                <text:p>1964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">
                <text:p>2</text:p>
              </table:table-cell>
              <table:table-cell office:value-type="float" office:value="27378">
                <text:p>2737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">
                <text:p>2</text:p>
              </table:table-cell>
              <table:table-cell office:value-type="float" office:value="28406.5">
                <text:p>28406.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">
                <text:p>2</text:p>
              </table:table-cell>
              <table:table-cell office:value-type="float" office:value="23957.5">
                <text:p>23957.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">
                <text:p>2</text:p>
              </table:table-cell>
              <table:table-cell office:value-type="float" office:value="23971.5">
                <text:p>23971.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">
                <text:p>2</text:p>
              </table:table-cell>
              <table:table-cell office:value-type="float" office:value="25476">
                <text:p>2547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">
                <text:p>2</text:p>
              </table:table-cell>
              <table:table-cell office:value-type="float" office:value="24554">
                <text:p>2455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">
                <text:p>2</text:p>
              </table:table-cell>
              <table:table-cell office:value-type="float" office:value="24562.5">
                <text:p>24562.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">
                <text:p>2</text:p>
              </table:table-cell>
              <table:table-cell office:value-type="float" office:value="23339">
                <text:p>2333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">
                <text:p>2</text:p>
              </table:table-cell>
              <table:table-cell office:value-type="float" office:value="24605.5">
                <text:p>24605.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">
                <text:p>3</text:p>
              </table:table-cell>
              <table:table-cell office:value-type="float" office:value="22512">
                <text:p>2251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">
                <text:p>3</text:p>
              </table:table-cell>
              <table:table-cell office:value-type="float" office:value="26343.5">
                <text:p>26343.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">
                <text:p>3</text:p>
              </table:table-cell>
              <table:table-cell office:value-type="float" office:value="28518.5">
                <text:p>28518.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">
                <text:p>3</text:p>
              </table:table-cell>
              <table:table-cell office:value-type="float" office:value="22698.5">
                <text:p>22698.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">
                <text:p>3</text:p>
              </table:table-cell>
              <table:table-cell office:value-type="float" office:value="25866.5">
                <text:p>25866.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">
                <text:p>3</text:p>
              </table:table-cell>
              <table:table-cell office:value-type="float" office:value="25524.5">
                <text:p>25524.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">
                <text:p>3</text:p>
              </table:table-cell>
              <table:table-cell office:value-type="float" office:value="21367">
                <text:p>2136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">
                <text:p>3</text:p>
              </table:table-cell>
              <table:table-cell office:value-type="float" office:value="23867">
                <text:p>2386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">
                <text:p>3</text:p>
              </table:table-cell>
              <table:table-cell office:value-type="float" office:value="27874">
                <text:p>2787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">
                <text:p>3</text:p>
              </table:table-cell>
              <table:table-cell office:value-type="float" office:value="23933.5">
                <text:p>23933.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">
                <text:p>3</text:p>
              </table:table-cell>
              <table:table-cell office:value-type="float" office:value="24687.5">
                <text:p>24687.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">
                <text:p>3</text:p>
              </table:table-cell>
              <table:table-cell office:value-type="float" office:value="23187.5">
                <text:p>23187.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">
                <text:p>3</text:p>
              </table:table-cell>
              <table:table-cell office:value-type="float" office:value="25235">
                <text:p>2523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">
                <text:p>3</text:p>
              </table:table-cell>
              <table:table-cell office:value-type="float" office:value="25806.5">
                <text:p>25806.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">
                <text:p>3</text:p>
              </table:table-cell>
              <table:table-cell office:value-type="float" office:value="23385.5">
                <text:p>23385.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">
                <text:p>3</text:p>
              </table:table-cell>
              <table:table-cell office:value-type="float" office:value="25970">
                <text:p>2597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">
                <text:p>3</text:p>
              </table:table-cell>
              <table:table-cell office:value-type="float" office:value="22144.5">
                <text:p>22144.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">
                <text:p>3</text:p>
              </table:table-cell>
              <table:table-cell office:value-type="float" office:value="29147">
                <text:p>2914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">
                <text:p>3</text:p>
              </table:table-cell>
              <table:table-cell office:value-type="float" office:value="24876">
                <text:p>2487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">
                <text:p>3</text:p>
              </table:table-cell>
              <table:table-cell office:value-type="float" office:value="26797.5">
                <text:p>26797.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">
                <text:p>3</text:p>
              </table:table-cell>
              <table:table-cell office:value-type="float" office:value="23203">
                <text:p>2320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">
                <text:p>3</text:p>
              </table:table-cell>
              <table:table-cell office:value-type="float" office:value="23162.5">
                <text:p>23162.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">
                <text:p>3</text:p>
              </table:table-cell>
              <table:table-cell office:value-type="float" office:value="23682">
                <text:p>2368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">
                <text:p>3</text:p>
              </table:table-cell>
              <table:table-cell office:value-type="float" office:value="29383.5">
                <text:p>29383.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">
                <text:p>3</text:p>
              </table:table-cell>
              <table:table-cell office:value-type="float" office:value="24315">
                <text:p>2431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">
                <text:p>3</text:p>
              </table:table-cell>
              <table:table-cell office:value-type="float" office:value="22153.5">
                <text:p>22153.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">
                <text:p>3</text:p>
              </table:table-cell>
              <table:table-cell office:value-type="float" office:value="22387">
                <text:p>2238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">
                <text:p>3</text:p>
              </table:table-cell>
              <table:table-cell office:value-type="float" office:value="26326.5">
                <text:p>26326.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">
                <text:p>3</text:p>
              </table:table-cell>
              <table:table-cell office:value-type="float" office:value="24760">
                <text:p>2476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">
                <text:p>3</text:p>
              </table:table-cell>
              <table:table-cell office:value-type="float" office:value="26473.5">
                <text:p>26473.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">
                <text:p>3</text:p>
              </table:table-cell>
              <table:table-cell office:value-type="float" office:value="25944">
                <text:p>2594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">
                <text:p>3</text:p>
              </table:table-cell>
              <table:table-cell office:value-type="float" office:value="29199.5">
                <text:p>29199.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">
                <text:p>3</text:p>
              </table:table-cell>
              <table:table-cell office:value-type="float" office:value="25430.5">
                <text:p>25430.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">
                <text:p>3</text:p>
              </table:table-cell>
              <table:table-cell office:value-type="float" office:value="26188">
                <text:p>2618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">
                <text:p>3</text:p>
              </table:table-cell>
              <table:table-cell office:value-type="float" office:value="24994">
                <text:p>2499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">
                <text:p>3</text:p>
              </table:table-cell>
              <table:table-cell office:value-type="float" office:value="28831">
                <text:p>2883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">
                <text:p>3</text:p>
              </table:table-cell>
              <table:table-cell office:value-type="float" office:value="25917.5">
                <text:p>25917.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">
                <text:p>3</text:p>
              </table:table-cell>
              <table:table-cell office:value-type="float" office:value="25328">
                <text:p>2532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">
                <text:p>3</text:p>
              </table:table-cell>
              <table:table-cell office:value-type="float" office:value="27570">
                <text:p>2757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">
                <text:p>3</text:p>
              </table:table-cell>
              <table:table-cell office:value-type="float" office:value="24896">
                <text:p>2489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">
                <text:p>3</text:p>
              </table:table-cell>
              <table:table-cell office:value-type="float" office:value="21983.5">
                <text:p>21983.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">
                <text:p>3</text:p>
              </table:table-cell>
              <table:table-cell office:value-type="float" office:value="27155">
                <text:p>2715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">
                <text:p>3</text:p>
              </table:table-cell>
              <table:table-cell office:value-type="float" office:value="23111">
                <text:p>2311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">
                <text:p>3</text:p>
              </table:table-cell>
              <table:table-cell office:value-type="float" office:value="21748.5">
                <text:p>21748.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">
                <text:p>3</text:p>
              </table:table-cell>
              <table:table-cell office:value-type="float" office:value="31086">
                <text:p>3108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">
                <text:p>3</text:p>
              </table:table-cell>
              <table:table-cell office:value-type="float" office:value="24444">
                <text:p>2444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">
                <text:p>3</text:p>
              </table:table-cell>
              <table:table-cell office:value-type="float" office:value="25793.5">
                <text:p>25793.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">
                <text:p>3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">
                <text:p>3</text:p>
              </table:table-cell>
              <table:table-cell office:value-type="float" office:value="24069.5">
                <text:p>24069.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">
                <text:p>3</text:p>
              </table:table-cell>
              <table:table-cell office:value-type="float" office:value="23468">
                <text:p>2346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">
                <text:p>3</text:p>
              </table:table-cell>
              <table:table-cell office:value-type="float" office:value="20494">
                <text:p>2049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">
                <text:p>3</text:p>
              </table:table-cell>
              <table:table-cell office:value-type="float" office:value="22876">
                <text:p>2287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">
                <text:p>3</text:p>
              </table:table-cell>
              <table:table-cell office:value-type="float" office:value="22643">
                <text:p>2264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">
                <text:p>3</text:p>
              </table:table-cell>
              <table:table-cell office:value-type="float" office:value="22917">
                <text:p>2291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">
                <text:p>3</text:p>
              </table:table-cell>
              <table:table-cell office:value-type="float" office:value="25636">
                <text:p>2563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">
                <text:p>3</text:p>
              </table:table-cell>
              <table:table-cell office:value-type="float" office:value="30977.5">
                <text:p>30977.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">
                <text:p>3</text:p>
              </table:table-cell>
              <table:table-cell office:value-type="float" office:value="21830">
                <text:p>2183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">
                <text:p>3</text:p>
              </table:table-cell>
              <table:table-cell office:value-type="float" office:value="20810">
                <text:p>2081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">
                <text:p>3</text:p>
              </table:table-cell>
              <table:table-cell office:value-type="float" office:value="21492">
                <text:p>2149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">
                <text:p>3</text:p>
              </table:table-cell>
              <table:table-cell office:value-type="float" office:value="26392">
                <text:p>2639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">
                <text:p>3</text:p>
              </table:table-cell>
              <table:table-cell office:value-type="float" office:value="26284">
                <text:p>2628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">
                <text:p>3</text:p>
              </table:table-cell>
              <table:table-cell office:value-type="float" office:value="27428">
                <text:p>2742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">
                <text:p>3</text:p>
              </table:table-cell>
              <table:table-cell office:value-type="float" office:value="27149.5">
                <text:p>27149.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">
                <text:p>3</text:p>
              </table:table-cell>
              <table:table-cell office:value-type="float" office:value="23690">
                <text:p>2369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">
                <text:p>3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">
                <text:p>3</text:p>
              </table:table-cell>
              <table:table-cell office:value-type="float" office:value="26781.5">
                <text:p>26781.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">
                <text:p>3</text:p>
              </table:table-cell>
              <table:table-cell office:value-type="float" office:value="24303">
                <text:p>2430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">
                <text:p>3</text:p>
              </table:table-cell>
              <table:table-cell office:value-type="float" office:value="23758">
                <text:p>2375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">
                <text:p>3</text:p>
              </table:table-cell>
              <table:table-cell office:value-type="float" office:value="24549">
                <text:p>2454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">
                <text:p>3</text:p>
              </table:table-cell>
              <table:table-cell office:value-type="float" office:value="23840.5">
                <text:p>23840.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">
                <text:p>3</text:p>
              </table:table-cell>
              <table:table-cell office:value-type="float" office:value="23790">
                <text:p>2379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">
                <text:p>3</text:p>
              </table:table-cell>
              <table:table-cell office:value-type="float" office:value="20333.5">
                <text:p>20333.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">
                <text:p>3</text:p>
              </table:table-cell>
              <table:table-cell office:value-type="float" office:value="23161.5">
                <text:p>23161.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">
                <text:p>3</text:p>
              </table:table-cell>
              <table:table-cell office:value-type="float" office:value="24187">
                <text:p>2418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">
                <text:p>3</text:p>
              </table:table-cell>
              <table:table-cell office:value-type="float" office:value="26624">
                <text:p>2662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">
                <text:p>3</text:p>
              </table:table-cell>
              <table:table-cell office:value-type="float" office:value="27066">
                <text:p>2706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">
                <text:p>3</text:p>
              </table:table-cell>
              <table:table-cell office:value-type="float" office:value="28059.5">
                <text:p>28059.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">
                <text:p>3</text:p>
              </table:table-cell>
              <table:table-cell office:value-type="float" office:value="26086">
                <text:p>2608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">
                <text:p>3</text:p>
              </table:table-cell>
              <table:table-cell office:value-type="float" office:value="23117.5">
                <text:p>23117.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">
                <text:p>3</text:p>
              </table:table-cell>
              <table:table-cell office:value-type="float" office:value="25152">
                <text:p>2515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">
                <text:p>3</text:p>
              </table:table-cell>
              <table:table-cell office:value-type="float" office:value="24632">
                <text:p>2463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">
                <text:p>3</text:p>
              </table:table-cell>
              <table:table-cell office:value-type="float" office:value="22597">
                <text:p>2259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">
                <text:p>3</text:p>
              </table:table-cell>
              <table:table-cell office:value-type="float" office:value="25106.5">
                <text:p>25106.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">
                <text:p>3</text:p>
              </table:table-cell>
              <table:table-cell office:value-type="float" office:value="27117.5">
                <text:p>27117.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">
                <text:p>3</text:p>
              </table:table-cell>
              <table:table-cell office:value-type="float" office:value="21992">
                <text:p>2199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">
                <text:p>3</text:p>
              </table:table-cell>
              <table:table-cell office:value-type="float" office:value="24068">
                <text:p>2406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">
                <text:p>3</text:p>
              </table:table-cell>
              <table:table-cell office:value-type="float" office:value="28325">
                <text:p>2832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">
                <text:p>3</text:p>
              </table:table-cell>
              <table:table-cell office:value-type="float" office:value="28324">
                <text:p>2832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">
                <text:p>3</text:p>
              </table:table-cell>
              <table:table-cell office:value-type="float" office:value="22586">
                <text:p>2258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">
                <text:p>3</text:p>
              </table:table-cell>
              <table:table-cell office:value-type="float" office:value="23823.5">
                <text:p>23823.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">
                <text:p>3</text:p>
              </table:table-cell>
              <table:table-cell office:value-type="float" office:value="27886.5">
                <text:p>27886.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">
                <text:p>3</text:p>
              </table:table-cell>
              <table:table-cell office:value-type="float" office:value="34117.5">
                <text:p>34117.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">
                <text:p>3</text:p>
              </table:table-cell>
              <table:table-cell office:value-type="float" office:value="24448.5">
                <text:p>24448.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">
                <text:p>3</text:p>
              </table:table-cell>
              <table:table-cell office:value-type="float" office:value="23658.5">
                <text:p>23658.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">
                <text:p>3</text:p>
              </table:table-cell>
              <table:table-cell office:value-type="float" office:value="27774.5">
                <text:p>27774.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">
                <text:p>3</text:p>
              </table:table-cell>
              <table:table-cell office:value-type="float" office:value="28208">
                <text:p>2820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">
                <text:p>3</text:p>
              </table:table-cell>
              <table:table-cell office:value-type="float" office:value="21127.5">
                <text:p>21127.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">
                <text:p>3</text:p>
              </table:table-cell>
              <table:table-cell office:value-type="float" office:value="25845">
                <text:p>2584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">
                <text:p>3</text:p>
              </table:table-cell>
              <table:table-cell office:value-type="float" office:value="29754">
                <text:p>2975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">
                <text:p>3</text:p>
              </table:table-cell>
              <table:table-cell office:value-type="float" office:value="24325.5">
                <text:p>24325.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">
                <text:p>3</text:p>
              </table:table-cell>
              <table:table-cell office:value-type="float" office:value="20305.5">
                <text:p>20305.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">
                <text:p>3</text:p>
              </table:table-cell>
              <table:table-cell office:value-type="float" office:value="25830">
                <text:p>2583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">
                <text:p>3</text:p>
              </table:table-cell>
              <table:table-cell office:value-type="float" office:value="25612.5">
                <text:p>25612.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">
                <text:p>3</text:p>
              </table:table-cell>
              <table:table-cell office:value-type="float" office:value="25718.5">
                <text:p>25718.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">
                <text:p>3</text:p>
              </table:table-cell>
              <table:table-cell office:value-type="float" office:value="24044.5">
                <text:p>24044.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">
                <text:p>3</text:p>
              </table:table-cell>
              <table:table-cell office:value-type="float" office:value="26128.5">
                <text:p>26128.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">
                <text:p>3</text:p>
              </table:table-cell>
              <table:table-cell office:value-type="float" office:value="25246.5">
                <text:p>25246.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">
                <text:p>3</text:p>
              </table:table-cell>
              <table:table-cell office:value-type="float" office:value="24552.5">
                <text:p>24552.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">
                <text:p>3</text:p>
              </table:table-cell>
              <table:table-cell office:value-type="float" office:value="24647">
                <text:p>2464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">
                <text:p>3</text:p>
              </table:table-cell>
              <table:table-cell office:value-type="float" office:value="23637">
                <text:p>2363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">
                <text:p>3</text:p>
              </table:table-cell>
              <table:table-cell office:value-type="float" office:value="26039">
                <text:p>2603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">
                <text:p>3</text:p>
              </table:table-cell>
              <table:table-cell office:value-type="float" office:value="26383.5">
                <text:p>26383.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">
                <text:p>3</text:p>
              </table:table-cell>
              <table:table-cell office:value-type="float" office:value="26435">
                <text:p>2643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">
                <text:p>3</text:p>
              </table:table-cell>
              <table:table-cell office:value-type="float" office:value="25514.5">
                <text:p>25514.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">
                <text:p>3</text:p>
              </table:table-cell>
              <table:table-cell office:value-type="float" office:value="24258">
                <text:p>2425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">
                <text:p>3</text:p>
              </table:table-cell>
              <table:table-cell office:value-type="float" office:value="26151">
                <text:p>2615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">
                <text:p>3</text:p>
              </table:table-cell>
              <table:table-cell office:value-type="float" office:value="29373">
                <text:p>2937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">
                <text:p>3</text:p>
              </table:table-cell>
              <table:table-cell office:value-type="float" office:value="24937">
                <text:p>2493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">
                <text:p>3</text:p>
              </table:table-cell>
              <table:table-cell office:value-type="float" office:value="29471">
                <text:p>2947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">
                <text:p>3</text:p>
              </table:table-cell>
              <table:table-cell office:value-type="float" office:value="22505.5">
                <text:p>22505.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">
                <text:p>3</text:p>
              </table:table-cell>
              <table:table-cell office:value-type="float" office:value="22606">
                <text:p>2260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">
                <text:p>3</text:p>
              </table:table-cell>
              <table:table-cell office:value-type="float" office:value="28752">
                <text:p>2875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">
                <text:p>3</text:p>
              </table:table-cell>
              <table:table-cell office:value-type="float" office:value="26865">
                <text:p>2686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">
                <text:p>3</text:p>
              </table:table-cell>
              <table:table-cell office:value-type="float" office:value="19571.5">
                <text:p>19571.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">
                <text:p>3</text:p>
              </table:table-cell>
              <table:table-cell office:value-type="float" office:value="24730">
                <text:p>2473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">
                <text:p>3</text:p>
              </table:table-cell>
              <table:table-cell office:value-type="float" office:value="25668.5">
                <text:p>25668.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">
                <text:p>3</text:p>
              </table:table-cell>
              <table:table-cell office:value-type="float" office:value="23409.5">
                <text:p>23409.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">
                <text:p>3</text:p>
              </table:table-cell>
              <table:table-cell office:value-type="float" office:value="26454">
                <text:p>2645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">
                <text:p>3</text:p>
              </table:table-cell>
              <table:table-cell office:value-type="float" office:value="27067">
                <text:p>2706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">
                <text:p>3</text:p>
              </table:table-cell>
              <table:table-cell office:value-type="float" office:value="22949.5">
                <text:p>22949.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">
                <text:p>3</text:p>
              </table:table-cell>
              <table:table-cell office:value-type="float" office:value="25261.5">
                <text:p>25261.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">
                <text:p>3</text:p>
              </table:table-cell>
              <table:table-cell office:value-type="float" office:value="26811">
                <text:p>2681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">
                <text:p>3</text:p>
              </table:table-cell>
              <table:table-cell office:value-type="float" office:value="22453.5">
                <text:p>22453.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">
                <text:p>3</text:p>
              </table:table-cell>
              <table:table-cell office:value-type="float" office:value="27615.5">
                <text:p>27615.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">
                <text:p>3</text:p>
              </table:table-cell>
              <table:table-cell office:value-type="float" office:value="24177">
                <text:p>2417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">
                <text:p>3</text:p>
              </table:table-cell>
              <table:table-cell office:value-type="float" office:value="23564.5">
                <text:p>23564.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">
                <text:p>3</text:p>
              </table:table-cell>
              <table:table-cell office:value-type="float" office:value="26143.5">
                <text:p>26143.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">
                <text:p>3</text:p>
              </table:table-cell>
              <table:table-cell office:value-type="float" office:value="27200">
                <text:p>2720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">
                <text:p>3</text:p>
              </table:table-cell>
              <table:table-cell office:value-type="float" office:value="25529">
                <text:p>2552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">
                <text:p>3</text:p>
              </table:table-cell>
              <table:table-cell office:value-type="float" office:value="28173">
                <text:p>2817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">
                <text:p>3</text:p>
              </table:table-cell>
              <table:table-cell office:value-type="float" office:value="24971.5">
                <text:p>24971.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">
                <text:p>3</text:p>
              </table:table-cell>
              <table:table-cell office:value-type="float" office:value="20229.5">
                <text:p>20229.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">
                <text:p>3</text:p>
              </table:table-cell>
              <table:table-cell office:value-type="float" office:value="22485.5">
                <text:p>22485.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">
                <text:p>3</text:p>
              </table:table-cell>
              <table:table-cell office:value-type="float" office:value="28939.5">
                <text:p>28939.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">
                <text:p>3</text:p>
              </table:table-cell>
              <table:table-cell office:value-type="float" office:value="22314">
                <text:p>2231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">
                <text:p>3</text:p>
              </table:table-cell>
              <table:table-cell office:value-type="float" office:value="19938">
                <text:p>1993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">
                <text:p>3</text:p>
              </table:table-cell>
              <table:table-cell office:value-type="float" office:value="19687.5">
                <text:p>19687.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">
                <text:p>3</text:p>
              </table:table-cell>
              <table:table-cell office:value-type="float" office:value="27039.5">
                <text:p>27039.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">
                <text:p>3</text:p>
              </table:table-cell>
              <table:table-cell office:value-type="float" office:value="25657.5">
                <text:p>25657.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">
                <text:p>3</text:p>
              </table:table-cell>
              <table:table-cell office:value-type="float" office:value="25907.5">
                <text:p>25907.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">
                <text:p>3</text:p>
              </table:table-cell>
              <table:table-cell office:value-type="float" office:value="27810">
                <text:p>2781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">
                <text:p>3</text:p>
              </table:table-cell>
              <table:table-cell office:value-type="float" office:value="19698.5">
                <text:p>19698.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">
                <text:p>3</text:p>
              </table:table-cell>
              <table:table-cell office:value-type="float" office:value="23498.5">
                <text:p>23498.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">
                <text:p>3</text:p>
              </table:table-cell>
              <table:table-cell office:value-type="float" office:value="27729">
                <text:p>2772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">
                <text:p>3</text:p>
              </table:table-cell>
              <table:table-cell office:value-type="float" office:value="23700.5">
                <text:p>23700.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">
                <text:p>3</text:p>
              </table:table-cell>
              <table:table-cell office:value-type="float" office:value="24547.5">
                <text:p>24547.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">
                <text:p>3</text:p>
              </table:table-cell>
              <table:table-cell office:value-type="float" office:value="27699">
                <text:p>2769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">
                <text:p>3</text:p>
              </table:table-cell>
              <table:table-cell office:value-type="float" office:value="23197">
                <text:p>2319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">
                <text:p>3</text:p>
              </table:table-cell>
              <table:table-cell office:value-type="float" office:value="22988.5">
                <text:p>22988.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">
                <text:p>3</text:p>
              </table:table-cell>
              <table:table-cell office:value-type="float" office:value="23267.5">
                <text:p>23267.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">
                <text:p>3</text:p>
              </table:table-cell>
              <table:table-cell office:value-type="float" office:value="24453">
                <text:p>2445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">
                <text:p>3</text:p>
              </table:table-cell>
              <table:table-cell office:value-type="float" office:value="25472">
                <text:p>2547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">
                <text:p>3</text:p>
              </table:table-cell>
              <table:table-cell office:value-type="float" office:value="29352">
                <text:p>2935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">
                <text:p>3</text:p>
              </table:table-cell>
              <table:table-cell office:value-type="float" office:value="20816.5">
                <text:p>20816.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">
                <text:p>3</text:p>
              </table:table-cell>
              <table:table-cell office:value-type="float" office:value="24479">
                <text:p>2447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">
                <text:p>3</text:p>
              </table:table-cell>
              <table:table-cell office:value-type="float" office:value="22026.5">
                <text:p>22026.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">
                <text:p>3</text:p>
              </table:table-cell>
              <table:table-cell office:value-type="float" office:value="25782.5">
                <text:p>25782.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">
                <text:p>3</text:p>
              </table:table-cell>
              <table:table-cell office:value-type="float" office:value="24307">
                <text:p>2430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">
                <text:p>3</text:p>
              </table:table-cell>
              <table:table-cell office:value-type="float" office:value="24715">
                <text:p>2471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">
                <text:p>3</text:p>
              </table:table-cell>
              <table:table-cell office:value-type="float" office:value="23542">
                <text:p>2354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">
                <text:p>3</text:p>
              </table:table-cell>
              <table:table-cell office:value-type="float" office:value="19923">
                <text:p>1992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">
                <text:p>3</text:p>
              </table:table-cell>
              <table:table-cell office:value-type="float" office:value="26227">
                <text:p>2622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">
                <text:p>3</text:p>
              </table:table-cell>
              <table:table-cell office:value-type="float" office:value="23173.5">
                <text:p>23173.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">
                <text:p>3</text:p>
              </table:table-cell>
              <table:table-cell office:value-type="float" office:value="23499">
                <text:p>2349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">
                <text:p>3</text:p>
              </table:table-cell>
              <table:table-cell office:value-type="float" office:value="24619">
                <text:p>2461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">
                <text:p>3</text:p>
              </table:table-cell>
              <table:table-cell office:value-type="float" office:value="20056">
                <text:p>2005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">
                <text:p>3</text:p>
              </table:table-cell>
              <table:table-cell office:value-type="float" office:value="26738.5">
                <text:p>26738.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">
                <text:p>3</text:p>
              </table:table-cell>
              <table:table-cell office:value-type="float" office:value="23004.5">
                <text:p>23004.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">
                <text:p>3</text:p>
              </table:table-cell>
              <table:table-cell office:value-type="float" office:value="22378.5">
                <text:p>22378.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">
                <text:p>3</text:p>
              </table:table-cell>
              <table:table-cell office:value-type="float" office:value="23414">
                <text:p>2341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">
                <text:p>3</text:p>
              </table:table-cell>
              <table:table-cell office:value-type="float" office:value="22724.5">
                <text:p>22724.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">
                <text:p>3</text:p>
              </table:table-cell>
              <table:table-cell office:value-type="float" office:value="27379">
                <text:p>2737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">
                <text:p>3</text:p>
              </table:table-cell>
              <table:table-cell office:value-type="float" office:value="24292.5">
                <text:p>24292.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">
                <text:p>3</text:p>
              </table:table-cell>
              <table:table-cell office:value-type="float" office:value="26013.5">
                <text:p>26013.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">
                <text:p>3</text:p>
              </table:table-cell>
              <table:table-cell office:value-type="float" office:value="31692.5">
                <text:p>31692.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">
                <text:p>3</text:p>
              </table:table-cell>
              <table:table-cell office:value-type="float" office:value="21028.5">
                <text:p>21028.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">
                <text:p>3</text:p>
              </table:table-cell>
              <table:table-cell office:value-type="float" office:value="24604">
                <text:p>2460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">
                <text:p>3</text:p>
              </table:table-cell>
              <table:table-cell office:value-type="float" office:value="24089">
                <text:p>2408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">
                <text:p>3</text:p>
              </table:table-cell>
              <table:table-cell office:value-type="float" office:value="24793.5">
                <text:p>24793.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">
                <text:p>3</text:p>
              </table:table-cell>
              <table:table-cell office:value-type="float" office:value="20088.5">
                <text:p>20088.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">
                <text:p>3</text:p>
              </table:table-cell>
              <table:table-cell office:value-type="float" office:value="26786.5">
                <text:p>26786.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">
                <text:p>3</text:p>
              </table:table-cell>
              <table:table-cell office:value-type="float" office:value="25408">
                <text:p>2540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">
                <text:p>3</text:p>
              </table:table-cell>
              <table:table-cell office:value-type="float" office:value="27537">
                <text:p>2753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">
                <text:p>3</text:p>
              </table:table-cell>
              <table:table-cell office:value-type="float" office:value="24683.5">
                <text:p>24683.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">
                <text:p>3</text:p>
              </table:table-cell>
              <table:table-cell office:value-type="float" office:value="28030.5">
                <text:p>28030.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">
                <text:p>3</text:p>
              </table:table-cell>
              <table:table-cell office:value-type="float" office:value="21814.5">
                <text:p>21814.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">
                <text:p>3</text:p>
              </table:table-cell>
              <table:table-cell office:value-type="float" office:value="21641.5">
                <text:p>21641.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">
                <text:p>3</text:p>
              </table:table-cell>
              <table:table-cell office:value-type="float" office:value="23737.5">
                <text:p>23737.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">
                <text:p>3</text:p>
              </table:table-cell>
              <table:table-cell office:value-type="float" office:value="24104.5">
                <text:p>24104.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">
                <text:p>3</text:p>
              </table:table-cell>
              <table:table-cell office:value-type="float" office:value="23915">
                <text:p>2391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">
                <text:p>3</text:p>
              </table:table-cell>
              <table:table-cell office:value-type="float" office:value="20959.5">
                <text:p>20959.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">
                <text:p>3</text:p>
              </table:table-cell>
              <table:table-cell office:value-type="float" office:value="28003.5">
                <text:p>28003.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">
                <text:p>3</text:p>
              </table:table-cell>
              <table:table-cell office:value-type="float" office:value="26957.5">
                <text:p>26957.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">
                <text:p>3</text:p>
              </table:table-cell>
              <table:table-cell office:value-type="float" office:value="22984">
                <text:p>2298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">
                <text:p>3</text:p>
              </table:table-cell>
              <table:table-cell office:value-type="float" office:value="25223.5">
                <text:p>25223.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">
                <text:p>3</text:p>
              </table:table-cell>
              <table:table-cell office:value-type="float" office:value="25722.5">
                <text:p>25722.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">
                <text:p>3</text:p>
              </table:table-cell>
              <table:table-cell office:value-type="float" office:value="26061.5">
                <text:p>26061.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">
                <text:p>3</text:p>
              </table:table-cell>
              <table:table-cell office:value-type="float" office:value="22117">
                <text:p>2211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">
                <text:p>3</text:p>
              </table:table-cell>
              <table:table-cell office:value-type="float" office:value="27217">
                <text:p>2721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">
                <text:p>3</text:p>
              </table:table-cell>
              <table:table-cell office:value-type="float" office:value="21973.5">
                <text:p>21973.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">
                <text:p>3</text:p>
              </table:table-cell>
              <table:table-cell office:value-type="float" office:value="25848.5">
                <text:p>25848.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">
                <text:p>3</text:p>
              </table:table-cell>
              <table:table-cell office:value-type="float" office:value="23302">
                <text:p>2330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">
                <text:p>3</text:p>
              </table:table-cell>
              <table:table-cell office:value-type="float" office:value="27198">
                <text:p>2719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">
                <text:p>3</text:p>
              </table:table-cell>
              <table:table-cell office:value-type="float" office:value="24603.5">
                <text:p>24603.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">
                <text:p>3</text:p>
              </table:table-cell>
              <table:table-cell office:value-type="float" office:value="30327.5">
                <text:p>30327.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">
                <text:p>3</text:p>
              </table:table-cell>
              <table:table-cell office:value-type="float" office:value="25587">
                <text:p>2558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">
                <text:p>3</text:p>
              </table:table-cell>
              <table:table-cell office:value-type="float" office:value="20788.5">
                <text:p>20788.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">
                <text:p>3</text:p>
              </table:table-cell>
              <table:table-cell office:value-type="float" office:value="23021.5">
                <text:p>23021.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">
                <text:p>3</text:p>
              </table:table-cell>
              <table:table-cell office:value-type="float" office:value="27372">
                <text:p>2737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">
                <text:p>3</text:p>
              </table:table-cell>
              <table:table-cell office:value-type="float" office:value="28311">
                <text:p>2831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">
                <text:p>3</text:p>
              </table:table-cell>
              <table:table-cell office:value-type="float" office:value="20014">
                <text:p>2001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">
                <text:p>3</text:p>
              </table:table-cell>
              <table:table-cell office:value-type="float" office:value="22357.5">
                <text:p>22357.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">
                <text:p>3</text:p>
              </table:table-cell>
              <table:table-cell office:value-type="float" office:value="25969">
                <text:p>2596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">
                <text:p>3</text:p>
              </table:table-cell>
              <table:table-cell office:value-type="float" office:value="26849.5">
                <text:p>26849.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">
                <text:p>3</text:p>
              </table:table-cell>
              <table:table-cell office:value-type="float" office:value="25096.5">
                <text:p>25096.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">
                <text:p>3</text:p>
              </table:table-cell>
              <table:table-cell office:value-type="float" office:value="27042">
                <text:p>2704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">
                <text:p>3</text:p>
              </table:table-cell>
              <table:table-cell office:value-type="float" office:value="30198">
                <text:p>3019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">
                <text:p>3</text:p>
              </table:table-cell>
              <table:table-cell office:value-type="float" office:value="24801">
                <text:p>2480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">
                <text:p>3</text:p>
              </table:table-cell>
              <table:table-cell office:value-type="float" office:value="23964.5">
                <text:p>23964.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">
                <text:p>3</text:p>
              </table:table-cell>
              <table:table-cell office:value-type="float" office:value="23446.5">
                <text:p>23446.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">
                <text:p>3</text:p>
              </table:table-cell>
              <table:table-cell office:value-type="float" office:value="29791">
                <text:p>2979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">
                <text:p>3</text:p>
              </table:table-cell>
              <table:table-cell office:value-type="float" office:value="22605.5">
                <text:p>22605.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">
                <text:p>3</text:p>
              </table:table-cell>
              <table:table-cell office:value-type="float" office:value="24199">
                <text:p>2419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">
                <text:p>3</text:p>
              </table:table-cell>
              <table:table-cell office:value-type="float" office:value="24453">
                <text:p>2445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">
                <text:p>3</text:p>
              </table:table-cell>
              <table:table-cell office:value-type="float" office:value="24122">
                <text:p>2412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">
                <text:p>3</text:p>
              </table:table-cell>
              <table:table-cell office:value-type="float" office:value="24412">
                <text:p>2441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">
                <text:p>3</text:p>
              </table:table-cell>
              <table:table-cell office:value-type="float" office:value="28079">
                <text:p>2807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">
                <text:p>3</text:p>
              </table:table-cell>
              <table:table-cell office:value-type="float" office:value="22556.5">
                <text:p>22556.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">
                <text:p>3</text:p>
              </table:table-cell>
              <table:table-cell office:value-type="float" office:value="24329">
                <text:p>2432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">
                <text:p>3</text:p>
              </table:table-cell>
              <table:table-cell office:value-type="float" office:value="25117">
                <text:p>2511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">
                <text:p>3</text:p>
              </table:table-cell>
              <table:table-cell office:value-type="float" office:value="25102.5">
                <text:p>25102.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">
                <text:p>3</text:p>
              </table:table-cell>
              <table:table-cell office:value-type="float" office:value="18964">
                <text:p>1896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">
                <text:p>3</text:p>
              </table:table-cell>
              <table:table-cell office:value-type="float" office:value="22745">
                <text:p>2274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">
                <text:p>3</text:p>
              </table:table-cell>
              <table:table-cell office:value-type="float" office:value="26708.5">
                <text:p>26708.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">
                <text:p>3</text:p>
              </table:table-cell>
              <table:table-cell office:value-type="float" office:value="23276">
                <text:p>2327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">
                <text:p>3</text:p>
              </table:table-cell>
              <table:table-cell office:value-type="float" office:value="25164.5">
                <text:p>25164.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">
                <text:p>3</text:p>
              </table:table-cell>
              <table:table-cell office:value-type="float" office:value="23659">
                <text:p>2365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">
                <text:p>3</text:p>
              </table:table-cell>
              <table:table-cell office:value-type="float" office:value="27532">
                <text:p>2753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">
                <text:p>3</text:p>
              </table:table-cell>
              <table:table-cell office:value-type="float" office:value="22385.5">
                <text:p>22385.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">
                <text:p>3</text:p>
              </table:table-cell>
              <table:table-cell office:value-type="float" office:value="24531.5">
                <text:p>24531.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">
                <text:p>4</text:p>
              </table:table-cell>
              <table:table-cell office:value-type="float" office:value="26308.5">
                <text:p>26308.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">
                <text:p>4</text:p>
              </table:table-cell>
              <table:table-cell office:value-type="float" office:value="26315.5">
                <text:p>26315.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">
                <text:p>4</text:p>
              </table:table-cell>
              <table:table-cell office:value-type="float" office:value="26018.5">
                <text:p>26018.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">
                <text:p>4</text:p>
              </table:table-cell>
              <table:table-cell office:value-type="float" office:value="29802.5">
                <text:p>29802.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">
                <text:p>4</text:p>
              </table:table-cell>
              <table:table-cell office:value-type="float" office:value="19420.5">
                <text:p>19420.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">
                <text:p>4</text:p>
              </table:table-cell>
              <table:table-cell office:value-type="float" office:value="25024.5">
                <text:p>25024.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">
                <text:p>4</text:p>
              </table:table-cell>
              <table:table-cell office:value-type="float" office:value="23986">
                <text:p>2398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">
                <text:p>4</text:p>
              </table:table-cell>
              <table:table-cell office:value-type="float" office:value="23686.5">
                <text:p>23686.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">
                <text:p>4</text:p>
              </table:table-cell>
              <table:table-cell office:value-type="float" office:value="26974.5">
                <text:p>26974.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">
                <text:p>4</text:p>
              </table:table-cell>
              <table:table-cell office:value-type="float" office:value="23553.5">
                <text:p>23553.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">
                <text:p>4</text:p>
              </table:table-cell>
              <table:table-cell office:value-type="float" office:value="27913.5">
                <text:p>27913.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">
                <text:p>4</text:p>
              </table:table-cell>
              <table:table-cell office:value-type="float" office:value="25594.5">
                <text:p>25594.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">
                <text:p>4</text:p>
              </table:table-cell>
              <table:table-cell office:value-type="float" office:value="26514">
                <text:p>2651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">
                <text:p>4</text:p>
              </table:table-cell>
              <table:table-cell office:value-type="float" office:value="24153">
                <text:p>2415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">
                <text:p>4</text:p>
              </table:table-cell>
              <table:table-cell office:value-type="float" office:value="21841.5">
                <text:p>21841.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">
                <text:p>4</text:p>
              </table:table-cell>
              <table:table-cell office:value-type="float" office:value="26344">
                <text:p>2634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">
                <text:p>4</text:p>
              </table:table-cell>
              <table:table-cell office:value-type="float" office:value="24384.5">
                <text:p>24384.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">
                <text:p>4</text:p>
              </table:table-cell>
              <table:table-cell office:value-type="float" office:value="28519.5">
                <text:p>28519.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">
                <text:p>4</text:p>
              </table:table-cell>
              <table:table-cell office:value-type="float" office:value="26009.5">
                <text:p>26009.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">
                <text:p>4</text:p>
              </table:table-cell>
              <table:table-cell office:value-type="float" office:value="21955">
                <text:p>2195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">
                <text:p>4</text:p>
              </table:table-cell>
              <table:table-cell office:value-type="float" office:value="24893">
                <text:p>2489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">
                <text:p>4</text:p>
              </table:table-cell>
              <table:table-cell office:value-type="float" office:value="20500.5">
                <text:p>20500.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">
                <text:p>4</text:p>
              </table:table-cell>
              <table:table-cell office:value-type="float" office:value="25186">
                <text:p>2518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">
                <text:p>4</text:p>
              </table:table-cell>
              <table:table-cell office:value-type="float" office:value="30531">
                <text:p>3053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">
                <text:p>4</text:p>
              </table:table-cell>
              <table:table-cell office:value-type="float" office:value="27138.5">
                <text:p>27138.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">
                <text:p>4</text:p>
              </table:table-cell>
              <table:table-cell office:value-type="float" office:value="22692">
                <text:p>2269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">
                <text:p>4</text:p>
              </table:table-cell>
              <table:table-cell office:value-type="float" office:value="21595.5">
                <text:p>21595.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">
                <text:p>4</text:p>
              </table:table-cell>
              <table:table-cell office:value-type="float" office:value="22188">
                <text:p>2218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">
                <text:p>4</text:p>
              </table:table-cell>
              <table:table-cell office:value-type="float" office:value="22011.5">
                <text:p>22011.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">
                <text:p>4</text:p>
              </table:table-cell>
              <table:table-cell office:value-type="float" office:value="25138">
                <text:p>2513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">
                <text:p>4</text:p>
              </table:table-cell>
              <table:table-cell office:value-type="float" office:value="22922.5">
                <text:p>22922.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">
                <text:p>4</text:p>
              </table:table-cell>
              <table:table-cell office:value-type="float" office:value="24720.5">
                <text:p>24720.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">
                <text:p>4</text:p>
              </table:table-cell>
              <table:table-cell office:value-type="float" office:value="26640">
                <text:p>2664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">
                <text:p>4</text:p>
              </table:table-cell>
              <table:table-cell office:value-type="float" office:value="25281">
                <text:p>2528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">
                <text:p>4</text:p>
              </table:table-cell>
              <table:table-cell office:value-type="float" office:value="25222">
                <text:p>2522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">
                <text:p>4</text:p>
              </table:table-cell>
              <table:table-cell office:value-type="float" office:value="20701">
                <text:p>2070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">
                <text:p>4</text:p>
              </table:table-cell>
              <table:table-cell office:value-type="float" office:value="29640.5">
                <text:p>29640.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">
                <text:p>4</text:p>
              </table:table-cell>
              <table:table-cell office:value-type="float" office:value="24116">
                <text:p>2411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">
                <text:p>4</text:p>
              </table:table-cell>
              <table:table-cell office:value-type="float" office:value="25815">
                <text:p>2581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">
                <text:p>4</text:p>
              </table:table-cell>
              <table:table-cell office:value-type="float" office:value="23783.5">
                <text:p>23783.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">
                <text:p>4</text:p>
              </table:table-cell>
              <table:table-cell office:value-type="float" office:value="20931.5">
                <text:p>20931.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">
                <text:p>4</text:p>
              </table:table-cell>
              <table:table-cell office:value-type="float" office:value="25127.5">
                <text:p>25127.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">
                <text:p>4</text:p>
              </table:table-cell>
              <table:table-cell office:value-type="float" office:value="27176.5">
                <text:p>27176.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">
                <text:p>4</text:p>
              </table:table-cell>
              <table:table-cell office:value-type="float" office:value="24299.5">
                <text:p>24299.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">
                <text:p>4</text:p>
              </table:table-cell>
              <table:table-cell office:value-type="float" office:value="25906">
                <text:p>2590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">
                <text:p>4</text:p>
              </table:table-cell>
              <table:table-cell office:value-type="float" office:value="23140.5">
                <text:p>23140.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">
                <text:p>4</text:p>
              </table:table-cell>
              <table:table-cell office:value-type="float" office:value="25725">
                <text:p>2572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">
                <text:p>4</text:p>
              </table:table-cell>
              <table:table-cell office:value-type="float" office:value="23761.5">
                <text:p>23761.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">
                <text:p>4</text:p>
              </table:table-cell>
              <table:table-cell office:value-type="float" office:value="23506">
                <text:p>2350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">
                <text:p>4</text:p>
              </table:table-cell>
              <table:table-cell office:value-type="float" office:value="26670">
                <text:p>2667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">
                <text:p>4</text:p>
              </table:table-cell>
              <table:table-cell office:value-type="float" office:value="23868">
                <text:p>2386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">
                <text:p>4</text:p>
              </table:table-cell>
              <table:table-cell office:value-type="float" office:value="22786">
                <text:p>2278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">
                <text:p>4</text:p>
              </table:table-cell>
              <table:table-cell office:value-type="float" office:value="30316.5">
                <text:p>30316.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">
                <text:p>4</text:p>
              </table:table-cell>
              <table:table-cell office:value-type="float" office:value="23889.5">
                <text:p>23889.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">
                <text:p>4</text:p>
              </table:table-cell>
              <table:table-cell office:value-type="float" office:value="28382">
                <text:p>2838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">
                <text:p>4</text:p>
              </table:table-cell>
              <table:table-cell office:value-type="float" office:value="29056">
                <text:p>2905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">
                <text:p>4</text:p>
              </table:table-cell>
              <table:table-cell office:value-type="float" office:value="22728">
                <text:p>2272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">
                <text:p>4</text:p>
              </table:table-cell>
              <table:table-cell office:value-type="float" office:value="27265">
                <text:p>2726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">
                <text:p>4</text:p>
              </table:table-cell>
              <table:table-cell office:value-type="float" office:value="24247">
                <text:p>2424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">
                <text:p>4</text:p>
              </table:table-cell>
              <table:table-cell office:value-type="float" office:value="24520.5">
                <text:p>24520.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">
                <text:p>4</text:p>
              </table:table-cell>
              <table:table-cell office:value-type="float" office:value="27368">
                <text:p>2736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">
                <text:p>4</text:p>
              </table:table-cell>
              <table:table-cell office:value-type="float" office:value="23019">
                <text:p>2301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">
                <text:p>4</text:p>
              </table:table-cell>
              <table:table-cell office:value-type="float" office:value="27721">
                <text:p>2772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">
                <text:p>4</text:p>
              </table:table-cell>
              <table:table-cell office:value-type="float" office:value="26119">
                <text:p>2611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">
                <text:p>4</text:p>
              </table:table-cell>
              <table:table-cell office:value-type="float" office:value="23513.5">
                <text:p>23513.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">
                <text:p>4</text:p>
              </table:table-cell>
              <table:table-cell office:value-type="float" office:value="28169">
                <text:p>2816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">
                <text:p>4</text:p>
              </table:table-cell>
              <table:table-cell office:value-type="float" office:value="26418.5">
                <text:p>26418.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">
                <text:p>4</text:p>
              </table:table-cell>
              <table:table-cell office:value-type="float" office:value="28091.5">
                <text:p>28091.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">
                <text:p>4</text:p>
              </table:table-cell>
              <table:table-cell office:value-type="float" office:value="29144">
                <text:p>2914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">
                <text:p>4</text:p>
              </table:table-cell>
              <table:table-cell office:value-type="float" office:value="21730.5">
                <text:p>21730.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">
                <text:p>4</text:p>
              </table:table-cell>
              <table:table-cell office:value-type="float" office:value="23592.5">
                <text:p>23592.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">
                <text:p>4</text:p>
              </table:table-cell>
              <table:table-cell office:value-type="float" office:value="27369">
                <text:p>2736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">
                <text:p>4</text:p>
              </table:table-cell>
              <table:table-cell office:value-type="float" office:value="32207.5">
                <text:p>32207.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">
                <text:p>4</text:p>
              </table:table-cell>
              <table:table-cell office:value-type="float" office:value="23559.5">
                <text:p>23559.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">
                <text:p>4</text:p>
              </table:table-cell>
              <table:table-cell office:value-type="float" office:value="23633">
                <text:p>2363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">
                <text:p>4</text:p>
              </table:table-cell>
              <table:table-cell office:value-type="float" office:value="24082">
                <text:p>2408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">
                <text:p>4</text:p>
              </table:table-cell>
              <table:table-cell office:value-type="float" office:value="24996.5">
                <text:p>24996.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">
                <text:p>4</text:p>
              </table:table-cell>
              <table:table-cell office:value-type="float" office:value="25060">
                <text:p>2506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">
                <text:p>4</text:p>
              </table:table-cell>
              <table:table-cell office:value-type="float" office:value="25378">
                <text:p>2537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">
                <text:p>4</text:p>
              </table:table-cell>
              <table:table-cell office:value-type="float" office:value="23839.5">
                <text:p>23839.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">
                <text:p>4</text:p>
              </table:table-cell>
              <table:table-cell office:value-type="float" office:value="27526.5">
                <text:p>27526.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">
                <text:p>4</text:p>
              </table:table-cell>
              <table:table-cell office:value-type="float" office:value="23079.5">
                <text:p>23079.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">
                <text:p>4</text:p>
              </table:table-cell>
              <table:table-cell office:value-type="float" office:value="23472.5">
                <text:p>23472.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">
                <text:p>4</text:p>
              </table:table-cell>
              <table:table-cell office:value-type="float" office:value="24958">
                <text:p>2495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">
                <text:p>4</text:p>
              </table:table-cell>
              <table:table-cell office:value-type="float" office:value="27039">
                <text:p>2703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">
                <text:p>4</text:p>
              </table:table-cell>
              <table:table-cell office:value-type="float" office:value="27549.5">
                <text:p>27549.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">
                <text:p>4</text:p>
              </table:table-cell>
              <table:table-cell office:value-type="float" office:value="26501">
                <text:p>2650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">
                <text:p>4</text:p>
              </table:table-cell>
              <table:table-cell office:value-type="float" office:value="21362">
                <text:p>2136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">
                <text:p>4</text:p>
              </table:table-cell>
              <table:table-cell office:value-type="float" office:value="30385">
                <text:p>3038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">
                <text:p>4</text:p>
              </table:table-cell>
              <table:table-cell office:value-type="float" office:value="21116.5">
                <text:p>21116.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">
                <text:p>4</text:p>
              </table:table-cell>
              <table:table-cell office:value-type="float" office:value="23364.5">
                <text:p>23364.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">
                <text:p>4</text:p>
              </table:table-cell>
              <table:table-cell office:value-type="float" office:value="26787.5">
                <text:p>26787.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">
                <text:p>4</text:p>
              </table:table-cell>
              <table:table-cell office:value-type="float" office:value="26646">
                <text:p>2664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">
                <text:p>4</text:p>
              </table:table-cell>
              <table:table-cell office:value-type="float" office:value="27137">
                <text:p>2713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">
                <text:p>4</text:p>
              </table:table-cell>
              <table:table-cell office:value-type="float" office:value="23527">
                <text:p>2352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">
                <text:p>4</text:p>
              </table:table-cell>
              <table:table-cell office:value-type="float" office:value="24193">
                <text:p>2419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">
                <text:p>4</text:p>
              </table:table-cell>
              <table:table-cell office:value-type="float" office:value="21383.5">
                <text:p>21383.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">
                <text:p>4</text:p>
              </table:table-cell>
              <table:table-cell office:value-type="float" office:value="22437">
                <text:p>2243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">
                <text:p>4</text:p>
              </table:table-cell>
              <table:table-cell office:value-type="float" office:value="22197">
                <text:p>2219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">
                <text:p>4</text:p>
              </table:table-cell>
              <table:table-cell office:value-type="float" office:value="27970.5">
                <text:p>27970.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">
                <text:p>4</text:p>
              </table:table-cell>
              <table:table-cell office:value-type="float" office:value="25657.5">
                <text:p>25657.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">
                <text:p>4</text:p>
              </table:table-cell>
              <table:table-cell office:value-type="float" office:value="22024">
                <text:p>2202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">
                <text:p>4</text:p>
              </table:table-cell>
              <table:table-cell office:value-type="float" office:value="28623.5">
                <text:p>28623.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">
                <text:p>4</text:p>
              </table:table-cell>
              <table:table-cell office:value-type="float" office:value="22515.5">
                <text:p>22515.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">
                <text:p>4</text:p>
              </table:table-cell>
              <table:table-cell office:value-type="float" office:value="26551">
                <text:p>2655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">
                <text:p>4</text:p>
              </table:table-cell>
              <table:table-cell office:value-type="float" office:value="23789.5">
                <text:p>23789.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">
                <text:p>4</text:p>
              </table:table-cell>
              <table:table-cell office:value-type="float" office:value="24681.5">
                <text:p>24681.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">
                <text:p>4</text:p>
              </table:table-cell>
              <table:table-cell office:value-type="float" office:value="26090">
                <text:p>2609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">
                <text:p>4</text:p>
              </table:table-cell>
              <table:table-cell office:value-type="float" office:value="25137.5">
                <text:p>25137.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">
                <text:p>4</text:p>
              </table:table-cell>
              <table:table-cell office:value-type="float" office:value="24636">
                <text:p>2463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">
                <text:p>4</text:p>
              </table:table-cell>
              <table:table-cell office:value-type="float" office:value="25765">
                <text:p>2576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">
                <text:p>4</text:p>
              </table:table-cell>
              <table:table-cell office:value-type="float" office:value="26334">
                <text:p>2633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">
                <text:p>4</text:p>
              </table:table-cell>
              <table:table-cell office:value-type="float" office:value="29206.5">
                <text:p>29206.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">
                <text:p>4</text:p>
              </table:table-cell>
              <table:table-cell office:value-type="float" office:value="23131">
                <text:p>2313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">
                <text:p>4</text:p>
              </table:table-cell>
              <table:table-cell office:value-type="float" office:value="23386.5">
                <text:p>23386.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">
                <text:p>4</text:p>
              </table:table-cell>
              <table:table-cell office:value-type="float" office:value="24324">
                <text:p>2432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">
                <text:p>4</text:p>
              </table:table-cell>
              <table:table-cell office:value-type="float" office:value="22268.5">
                <text:p>22268.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">
                <text:p>4</text:p>
              </table:table-cell>
              <table:table-cell office:value-type="float" office:value="21366.5">
                <text:p>21366.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">
                <text:p>4</text:p>
              </table:table-cell>
              <table:table-cell office:value-type="float" office:value="28075">
                <text:p>2807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">
                <text:p>4</text:p>
              </table:table-cell>
              <table:table-cell office:value-type="float" office:value="25301.5">
                <text:p>25301.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">
                <text:p>4</text:p>
              </table:table-cell>
              <table:table-cell office:value-type="float" office:value="20365">
                <text:p>2036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">
                <text:p>4</text:p>
              </table:table-cell>
              <table:table-cell office:value-type="float" office:value="28823">
                <text:p>2882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">
                <text:p>4</text:p>
              </table:table-cell>
              <table:table-cell office:value-type="float" office:value="25889">
                <text:p>2588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">
                <text:p>4</text:p>
              </table:table-cell>
              <table:table-cell office:value-type="float" office:value="24497.5">
                <text:p>24497.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">
                <text:p>4</text:p>
              </table:table-cell>
              <table:table-cell office:value-type="float" office:value="25748">
                <text:p>2574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">
                <text:p>4</text:p>
              </table:table-cell>
              <table:table-cell office:value-type="float" office:value="25707.5">
                <text:p>25707.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">
                <text:p>4</text:p>
              </table:table-cell>
              <table:table-cell office:value-type="float" office:value="29840">
                <text:p>2984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">
                <text:p>4</text:p>
              </table:table-cell>
              <table:table-cell office:value-type="float" office:value="25869">
                <text:p>2586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">
                <text:p>4</text:p>
              </table:table-cell>
              <table:table-cell office:value-type="float" office:value="24711.5">
                <text:p>24711.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">
                <text:p>4</text:p>
              </table:table-cell>
              <table:table-cell office:value-type="float" office:value="23808.5">
                <text:p>23808.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">
                <text:p>4</text:p>
              </table:table-cell>
              <table:table-cell office:value-type="float" office:value="24655.5">
                <text:p>24655.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">
                <text:p>4</text:p>
              </table:table-cell>
              <table:table-cell office:value-type="float" office:value="24917.5">
                <text:p>24917.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">
                <text:p>4</text:p>
              </table:table-cell>
              <table:table-cell office:value-type="float" office:value="23346">
                <text:p>2334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">
                <text:p>4</text:p>
              </table:table-cell>
              <table:table-cell office:value-type="float" office:value="23875">
                <text:p>2387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">
                <text:p>4</text:p>
              </table:table-cell>
              <table:table-cell office:value-type="float" office:value="24076">
                <text:p>2407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">
                <text:p>4</text:p>
              </table:table-cell>
              <table:table-cell office:value-type="float" office:value="28115.5">
                <text:p>28115.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">
                <text:p>4</text:p>
              </table:table-cell>
              <table:table-cell office:value-type="float" office:value="21354">
                <text:p>2135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">
                <text:p>4</text:p>
              </table:table-cell>
              <table:table-cell office:value-type="float" office:value="26034">
                <text:p>2603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">
                <text:p>4</text:p>
              </table:table-cell>
              <table:table-cell office:value-type="float" office:value="25237.5">
                <text:p>25237.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">
                <text:p>4</text:p>
              </table:table-cell>
              <table:table-cell office:value-type="float" office:value="29716.5">
                <text:p>29716.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">
                <text:p>4</text:p>
              </table:table-cell>
              <table:table-cell office:value-type="float" office:value="27200.5">
                <text:p>27200.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">
                <text:p>4</text:p>
              </table:table-cell>
              <table:table-cell office:value-type="float" office:value="26363.5">
                <text:p>26363.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">
                <text:p>4</text:p>
              </table:table-cell>
              <table:table-cell office:value-type="float" office:value="25180.5">
                <text:p>25180.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">
                <text:p>4</text:p>
              </table:table-cell>
              <table:table-cell office:value-type="float" office:value="25081">
                <text:p>2508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">
                <text:p>4</text:p>
              </table:table-cell>
              <table:table-cell office:value-type="float" office:value="28155.5">
                <text:p>28155.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">
                <text:p>4</text:p>
              </table:table-cell>
              <table:table-cell office:value-type="float" office:value="24537.5">
                <text:p>24537.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">
                <text:p>4</text:p>
              </table:table-cell>
              <table:table-cell office:value-type="float" office:value="26107">
                <text:p>2610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">
                <text:p>4</text:p>
              </table:table-cell>
              <table:table-cell office:value-type="float" office:value="26630">
                <text:p>2663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">
                <text:p>4</text:p>
              </table:table-cell>
              <table:table-cell office:value-type="float" office:value="26601">
                <text:p>2660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">
                <text:p>4</text:p>
              </table:table-cell>
              <table:table-cell office:value-type="float" office:value="33558">
                <text:p>3355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">
                <text:p>4</text:p>
              </table:table-cell>
              <table:table-cell office:value-type="float" office:value="20387">
                <text:p>2038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">
                <text:p>4</text:p>
              </table:table-cell>
              <table:table-cell office:value-type="float" office:value="27234.5">
                <text:p>27234.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">
                <text:p>4</text:p>
              </table:table-cell>
              <table:table-cell office:value-type="float" office:value="24022">
                <text:p>2402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">
                <text:p>4</text:p>
              </table:table-cell>
              <table:table-cell office:value-type="float" office:value="27697.5">
                <text:p>27697.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">
                <text:p>4</text:p>
              </table:table-cell>
              <table:table-cell office:value-type="float" office:value="28202">
                <text:p>2820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">
                <text:p>4</text:p>
              </table:table-cell>
              <table:table-cell office:value-type="float" office:value="27197.5">
                <text:p>27197.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">
                <text:p>4</text:p>
              </table:table-cell>
              <table:table-cell office:value-type="float" office:value="25969.5">
                <text:p>25969.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">
                <text:p>4</text:p>
              </table:table-cell>
              <table:table-cell office:value-type="float" office:value="25965.5">
                <text:p>25965.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">
                <text:p>4</text:p>
              </table:table-cell>
              <table:table-cell office:value-type="float" office:value="24516.5">
                <text:p>24516.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">
                <text:p>4</text:p>
              </table:table-cell>
              <table:table-cell office:value-type="float" office:value="27510">
                <text:p>2751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">
                <text:p>4</text:p>
              </table:table-cell>
              <table:table-cell office:value-type="float" office:value="26585.5">
                <text:p>26585.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">
                <text:p>4</text:p>
              </table:table-cell>
              <table:table-cell office:value-type="float" office:value="23593">
                <text:p>2359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">
                <text:p>4</text:p>
              </table:table-cell>
              <table:table-cell office:value-type="float" office:value="24748.5">
                <text:p>24748.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">
                <text:p>4</text:p>
              </table:table-cell>
              <table:table-cell office:value-type="float" office:value="22381.5">
                <text:p>22381.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">
                <text:p>4</text:p>
              </table:table-cell>
              <table:table-cell office:value-type="float" office:value="23278.5">
                <text:p>23278.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">
                <text:p>4</text:p>
              </table:table-cell>
              <table:table-cell office:value-type="float" office:value="25184.5">
                <text:p>25184.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">
                <text:p>4</text:p>
              </table:table-cell>
              <table:table-cell office:value-type="float" office:value="20768">
                <text:p>2076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">
                <text:p>4</text:p>
              </table:table-cell>
              <table:table-cell office:value-type="float" office:value="22972">
                <text:p>2297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">
                <text:p>4</text:p>
              </table:table-cell>
              <table:table-cell office:value-type="float" office:value="26856.5">
                <text:p>26856.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">
                <text:p>4</text:p>
              </table:table-cell>
              <table:table-cell office:value-type="float" office:value="26387">
                <text:p>2638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">
                <text:p>4</text:p>
              </table:table-cell>
              <table:table-cell office:value-type="float" office:value="23933.5">
                <text:p>23933.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">
                <text:p>4</text:p>
              </table:table-cell>
              <table:table-cell office:value-type="float" office:value="25837.5">
                <text:p>25837.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">
                <text:p>4</text:p>
              </table:table-cell>
              <table:table-cell office:value-type="float" office:value="23581.5">
                <text:p>23581.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">
                <text:p>4</text:p>
              </table:table-cell>
              <table:table-cell office:value-type="float" office:value="25698.5">
                <text:p>25698.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">
                <text:p>4</text:p>
              </table:table-cell>
              <table:table-cell office:value-type="float" office:value="22942.5">
                <text:p>22942.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">
                <text:p>4</text:p>
              </table:table-cell>
              <table:table-cell office:value-type="float" office:value="21556">
                <text:p>2155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">
                <text:p>4</text:p>
              </table:table-cell>
              <table:table-cell office:value-type="float" office:value="22971">
                <text:p>2297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">
                <text:p>4</text:p>
              </table:table-cell>
              <table:table-cell office:value-type="float" office:value="24743.5">
                <text:p>24743.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">
                <text:p>4</text:p>
              </table:table-cell>
              <table:table-cell office:value-type="float" office:value="31863">
                <text:p>3186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">
                <text:p>4</text:p>
              </table:table-cell>
              <table:table-cell office:value-type="float" office:value="22929">
                <text:p>2292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">
                <text:p>4</text:p>
              </table:table-cell>
              <table:table-cell office:value-type="float" office:value="23053">
                <text:p>2305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">
                <text:p>4</text:p>
              </table:table-cell>
              <table:table-cell office:value-type="float" office:value="28990">
                <text:p>2899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">
                <text:p>4</text:p>
              </table:table-cell>
              <table:table-cell office:value-type="float" office:value="23948.5">
                <text:p>23948.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">
                <text:p>4</text:p>
              </table:table-cell>
              <table:table-cell office:value-type="float" office:value="24221.5">
                <text:p>24221.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">
                <text:p>4</text:p>
              </table:table-cell>
              <table:table-cell office:value-type="float" office:value="23006">
                <text:p>2300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">
                <text:p>4</text:p>
              </table:table-cell>
              <table:table-cell office:value-type="float" office:value="21694">
                <text:p>2169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">
                <text:p>4</text:p>
              </table:table-cell>
              <table:table-cell office:value-type="float" office:value="22368.5">
                <text:p>22368.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">
                <text:p>4</text:p>
              </table:table-cell>
              <table:table-cell office:value-type="float" office:value="25144">
                <text:p>2514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">
                <text:p>4</text:p>
              </table:table-cell>
              <table:table-cell office:value-type="float" office:value="24977">
                <text:p>2497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">
                <text:p>4</text:p>
              </table:table-cell>
              <table:table-cell office:value-type="float" office:value="25008">
                <text:p>2500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">
                <text:p>4</text:p>
              </table:table-cell>
              <table:table-cell office:value-type="float" office:value="24962">
                <text:p>2496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">
                <text:p>4</text:p>
              </table:table-cell>
              <table:table-cell office:value-type="float" office:value="29910">
                <text:p>2991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">
                <text:p>4</text:p>
              </table:table-cell>
              <table:table-cell office:value-type="float" office:value="27318.5">
                <text:p>27318.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">
                <text:p>4</text:p>
              </table:table-cell>
              <table:table-cell office:value-type="float" office:value="27173.5">
                <text:p>27173.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">
                <text:p>4</text:p>
              </table:table-cell>
              <table:table-cell office:value-type="float" office:value="23018">
                <text:p>2301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">
                <text:p>4</text:p>
              </table:table-cell>
              <table:table-cell office:value-type="float" office:value="20615.5">
                <text:p>20615.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">
                <text:p>4</text:p>
              </table:table-cell>
              <table:table-cell office:value-type="float" office:value="21243">
                <text:p>2124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">
                <text:p>4</text:p>
              </table:table-cell>
              <table:table-cell office:value-type="float" office:value="21515">
                <text:p>2151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">
                <text:p>4</text:p>
              </table:table-cell>
              <table:table-cell office:value-type="float" office:value="24109.5">
                <text:p>24109.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">
                <text:p>4</text:p>
              </table:table-cell>
              <table:table-cell office:value-type="float" office:value="26409">
                <text:p>2640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">
                <text:p>4</text:p>
              </table:table-cell>
              <table:table-cell office:value-type="float" office:value="26021">
                <text:p>2602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">
                <text:p>4</text:p>
              </table:table-cell>
              <table:table-cell office:value-type="float" office:value="26316.5">
                <text:p>26316.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">
                <text:p>4</text:p>
              </table:table-cell>
              <table:table-cell office:value-type="float" office:value="22943.5">
                <text:p>22943.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">
                <text:p>4</text:p>
              </table:table-cell>
              <table:table-cell office:value-type="float" office:value="24594">
                <text:p>2459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">
                <text:p>4</text:p>
              </table:table-cell>
              <table:table-cell office:value-type="float" office:value="21063">
                <text:p>2106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">
                <text:p>4</text:p>
              </table:table-cell>
              <table:table-cell office:value-type="float" office:value="26469.5">
                <text:p>26469.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">
                <text:p>4</text:p>
              </table:table-cell>
              <table:table-cell office:value-type="float" office:value="24578.5">
                <text:p>24578.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">
                <text:p>4</text:p>
              </table:table-cell>
              <table:table-cell office:value-type="float" office:value="25779.5">
                <text:p>25779.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">
                <text:p>4</text:p>
              </table:table-cell>
              <table:table-cell office:value-type="float" office:value="25937.5">
                <text:p>25937.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">
                <text:p>4</text:p>
              </table:table-cell>
              <table:table-cell office:value-type="float" office:value="28460">
                <text:p>2846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">
                <text:p>4</text:p>
              </table:table-cell>
              <table:table-cell office:value-type="float" office:value="26265">
                <text:p>2626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">
                <text:p>4</text:p>
              </table:table-cell>
              <table:table-cell office:value-type="float" office:value="27408.5">
                <text:p>27408.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">
                <text:p>4</text:p>
              </table:table-cell>
              <table:table-cell office:value-type="float" office:value="23435.5">
                <text:p>23435.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">
                <text:p>4</text:p>
              </table:table-cell>
              <table:table-cell office:value-type="float" office:value="22852">
                <text:p>2285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">
                <text:p>4</text:p>
              </table:table-cell>
              <table:table-cell office:value-type="float" office:value="21928">
                <text:p>2192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">
                <text:p>4</text:p>
              </table:table-cell>
              <table:table-cell office:value-type="float" office:value="25024.5">
                <text:p>25024.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">
                <text:p>4</text:p>
              </table:table-cell>
              <table:table-cell office:value-type="float" office:value="24294.5">
                <text:p>24294.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">
                <text:p>4</text:p>
              </table:table-cell>
              <table:table-cell office:value-type="float" office:value="27865.5">
                <text:p>27865.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">
                <text:p>4</text:p>
              </table:table-cell>
              <table:table-cell office:value-type="float" office:value="25346">
                <text:p>2534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">
                <text:p>4</text:p>
              </table:table-cell>
              <table:table-cell office:value-type="float" office:value="27783.5">
                <text:p>27783.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">
                <text:p>4</text:p>
              </table:table-cell>
              <table:table-cell office:value-type="float" office:value="24409.5">
                <text:p>24409.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">
                <text:p>4</text:p>
              </table:table-cell>
              <table:table-cell office:value-type="float" office:value="26688.5">
                <text:p>26688.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">
                <text:p>4</text:p>
              </table:table-cell>
              <table:table-cell office:value-type="float" office:value="27657.5">
                <text:p>27657.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">
                <text:p>4</text:p>
              </table:table-cell>
              <table:table-cell office:value-type="float" office:value="26287">
                <text:p>2628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">
                <text:p>4</text:p>
              </table:table-cell>
              <table:table-cell office:value-type="float" office:value="24871">
                <text:p>2487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">
                <text:p>4</text:p>
              </table:table-cell>
              <table:table-cell office:value-type="float" office:value="26634">
                <text:p>2663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">
                <text:p>4</text:p>
              </table:table-cell>
              <table:table-cell office:value-type="float" office:value="24417.5">
                <text:p>24417.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">
                <text:p>4</text:p>
              </table:table-cell>
              <table:table-cell office:value-type="float" office:value="21418.5">
                <text:p>21418.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">
                <text:p>4</text:p>
              </table:table-cell>
              <table:table-cell office:value-type="float" office:value="26997.5">
                <text:p>26997.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">
                <text:p>4</text:p>
              </table:table-cell>
              <table:table-cell office:value-type="float" office:value="27504.5">
                <text:p>27504.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">
                <text:p>4</text:p>
              </table:table-cell>
              <table:table-cell office:value-type="float" office:value="21472">
                <text:p>2147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">
                <text:p>4</text:p>
              </table:table-cell>
              <table:table-cell office:value-type="float" office:value="26250">
                <text:p>2625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">
                <text:p>4</text:p>
              </table:table-cell>
              <table:table-cell office:value-type="float" office:value="26160">
                <text:p>2616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">
                <text:p>4</text:p>
              </table:table-cell>
              <table:table-cell office:value-type="float" office:value="27828.5">
                <text:p>27828.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">
                <text:p>4</text:p>
              </table:table-cell>
              <table:table-cell office:value-type="float" office:value="26752.5">
                <text:p>26752.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">
                <text:p>4</text:p>
              </table:table-cell>
              <table:table-cell office:value-type="float" office:value="24370">
                <text:p>2437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">
                <text:p>4</text:p>
              </table:table-cell>
              <table:table-cell office:value-type="float" office:value="21989">
                <text:p>2198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">
                <text:p>4</text:p>
              </table:table-cell>
              <table:table-cell office:value-type="float" office:value="25442.5">
                <text:p>25442.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">
                <text:p>4</text:p>
              </table:table-cell>
              <table:table-cell office:value-type="float" office:value="25075">
                <text:p>2507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">
                <text:p>4</text:p>
              </table:table-cell>
              <table:table-cell office:value-type="float" office:value="27190">
                <text:p>2719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">
                <text:p>4</text:p>
              </table:table-cell>
              <table:table-cell office:value-type="float" office:value="27128.5">
                <text:p>27128.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">
                <text:p>4</text:p>
              </table:table-cell>
              <table:table-cell office:value-type="float" office:value="27026.5">
                <text:p>27026.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">
                <text:p>4</text:p>
              </table:table-cell>
              <table:table-cell office:value-type="float" office:value="25784.5">
                <text:p>25784.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">
                <text:p>4</text:p>
              </table:table-cell>
              <table:table-cell office:value-type="float" office:value="24112">
                <text:p>2411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">
                <text:p>4</text:p>
              </table:table-cell>
              <table:table-cell office:value-type="float" office:value="29910">
                <text:p>2991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">
                <text:p>4</text:p>
              </table:table-cell>
              <table:table-cell office:value-type="float" office:value="24212.5">
                <text:p>24212.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">
                <text:p>4</text:p>
              </table:table-cell>
              <table:table-cell office:value-type="float" office:value="23457.5">
                <text:p>23457.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">
                <text:p>4</text:p>
              </table:table-cell>
              <table:table-cell office:value-type="float" office:value="22196.5">
                <text:p>22196.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">
                <text:p>4</text:p>
              </table:table-cell>
              <table:table-cell office:value-type="float" office:value="22582">
                <text:p>2258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">
                <text:p>4</text:p>
              </table:table-cell>
              <table:table-cell office:value-type="float" office:value="27534">
                <text:p>2753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5">
                <text:p>5</text:p>
              </table:table-cell>
              <table:table-cell office:value-type="float" office:value="26013.5">
                <text:p>26013.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5">
                <text:p>5</text:p>
              </table:table-cell>
              <table:table-cell office:value-type="float" office:value="27271">
                <text:p>2727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">
                <text:p>5</text:p>
              </table:table-cell>
              <table:table-cell office:value-type="float" office:value="24283.5">
                <text:p>24283.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5">
                <text:p>5</text:p>
              </table:table-cell>
              <table:table-cell office:value-type="float" office:value="24620.5">
                <text:p>24620.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">
                <text:p>5</text:p>
              </table:table-cell>
              <table:table-cell office:value-type="float" office:value="23666.5">
                <text:p>23666.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5">
                <text:p>5</text:p>
              </table:table-cell>
              <table:table-cell office:value-type="float" office:value="23741">
                <text:p>2374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5">
                <text:p>5</text:p>
              </table:table-cell>
              <table:table-cell office:value-type="float" office:value="21442.5">
                <text:p>21442.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5">
                <text:p>5</text:p>
              </table:table-cell>
              <table:table-cell office:value-type="float" office:value="28816">
                <text:p>2881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5">
                <text:p>5</text:p>
              </table:table-cell>
              <table:table-cell office:value-type="float" office:value="28072">
                <text:p>2807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5">
                <text:p>5</text:p>
              </table:table-cell>
              <table:table-cell office:value-type="float" office:value="22800.5">
                <text:p>22800.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5">
                <text:p>5</text:p>
              </table:table-cell>
              <table:table-cell office:value-type="float" office:value="29812">
                <text:p>2981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5">
                <text:p>5</text:p>
              </table:table-cell>
              <table:table-cell office:value-type="float" office:value="21304.5">
                <text:p>21304.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5">
                <text:p>5</text:p>
              </table:table-cell>
              <table:table-cell office:value-type="float" office:value="21092.5">
                <text:p>21092.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5">
                <text:p>5</text:p>
              </table:table-cell>
              <table:table-cell office:value-type="float" office:value="24813.5">
                <text:p>24813.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5">
                <text:p>5</text:p>
              </table:table-cell>
              <table:table-cell office:value-type="float" office:value="22508">
                <text:p>2250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5">
                <text:p>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5">
                <text:p>5</text:p>
              </table:table-cell>
              <table:table-cell office:value-type="float" office:value="23872.5">
                <text:p>23872.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5">
                <text:p>5</text:p>
              </table:table-cell>
              <table:table-cell office:value-type="float" office:value="24638">
                <text:p>2463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5">
                <text:p>5</text:p>
              </table:table-cell>
              <table:table-cell office:value-type="float" office:value="27758">
                <text:p>2775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5">
                <text:p>5</text:p>
              </table:table-cell>
              <table:table-cell office:value-type="float" office:value="27368.5">
                <text:p>27368.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5">
                <text:p>5</text:p>
              </table:table-cell>
              <table:table-cell office:value-type="float" office:value="27257">
                <text:p>2725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5">
                <text:p>5</text:p>
              </table:table-cell>
              <table:table-cell office:value-type="float" office:value="23738.5">
                <text:p>23738.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5">
                <text:p>5</text:p>
              </table:table-cell>
              <table:table-cell office:value-type="float" office:value="23739.5">
                <text:p>23739.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">
                <text:p>5</text:p>
              </table:table-cell>
              <table:table-cell office:value-type="float" office:value="20424.5">
                <text:p>20424.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5">
                <text:p>5</text:p>
              </table:table-cell>
              <table:table-cell office:value-type="float" office:value="25816.5">
                <text:p>25816.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5">
                <text:p>5</text:p>
              </table:table-cell>
              <table:table-cell office:value-type="float" office:value="26722">
                <text:p>2672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5">
                <text:p>5</text:p>
              </table:table-cell>
              <table:table-cell office:value-type="float" office:value="23224.5">
                <text:p>23224.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5">
                <text:p>5</text:p>
              </table:table-cell>
              <table:table-cell office:value-type="float" office:value="24252">
                <text:p>2425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5">
                <text:p>5</text:p>
              </table:table-cell>
              <table:table-cell office:value-type="float" office:value="26897">
                <text:p>2689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5">
                <text:p>5</text:p>
              </table:table-cell>
              <table:table-cell office:value-type="float" office:value="26035.5">
                <text:p>26035.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5">
                <text:p>5</text:p>
              </table:table-cell>
              <table:table-cell office:value-type="float" office:value="24835">
                <text:p>2483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5">
                <text:p>5</text:p>
              </table:table-cell>
              <table:table-cell office:value-type="float" office:value="28400.5">
                <text:p>28400.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5">
                <text:p>5</text:p>
              </table:table-cell>
              <table:table-cell office:value-type="float" office:value="20778.5">
                <text:p>20778.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5">
                <text:p>5</text:p>
              </table:table-cell>
              <table:table-cell office:value-type="float" office:value="22094.5">
                <text:p>22094.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5">
                <text:p>5</text:p>
              </table:table-cell>
              <table:table-cell office:value-type="float" office:value="26931">
                <text:p>2693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5">
                <text:p>5</text:p>
              </table:table-cell>
              <table:table-cell office:value-type="float" office:value="21694">
                <text:p>2169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5">
                <text:p>5</text:p>
              </table:table-cell>
              <table:table-cell office:value-type="float" office:value="22698">
                <text:p>2269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5">
                <text:p>5</text:p>
              </table:table-cell>
              <table:table-cell office:value-type="float" office:value="30136.5">
                <text:p>30136.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5">
                <text:p>5</text:p>
              </table:table-cell>
              <table:table-cell office:value-type="float" office:value="24754">
                <text:p>24754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5">
                <text:p>5</text:p>
              </table:table-cell>
              <table:table-cell office:value-type="float" office:value="27947.5">
                <text:p>27947.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5">
                <text:p>5</text:p>
              </table:table-cell>
              <table:table-cell office:value-type="float" office:value="21176">
                <text:p>21176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5">
                <text:p>5</text:p>
              </table:table-cell>
              <table:table-cell office:value-type="float" office:value="25303.5">
                <text:p>25303.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5">
                <text:p>5</text:p>
              </table:table-cell>
              <table:table-cell office:value-type="float" office:value="25774.5">
                <text:p>25774.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5">
                <text:p>5</text:p>
              </table:table-cell>
              <table:table-cell office:value-type="float" office:value="26841">
                <text:p>2684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5">
                <text:p>5</text:p>
              </table:table-cell>
              <table:table-cell office:value-type="float" office:value="19663.5">
                <text:p>19663.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5">
                <text:p>5</text:p>
              </table:table-cell>
              <table:table-cell office:value-type="float" office:value="22749">
                <text:p>2274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5">
                <text:p>5</text:p>
              </table:table-cell>
              <table:table-cell office:value-type="float" office:value="22097.5">
                <text:p>22097.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5">
                <text:p>5</text:p>
              </table:table-cell>
              <table:table-cell office:value-type="float" office:value="27750">
                <text:p>2775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5">
                <text:p>5</text:p>
              </table:table-cell>
              <table:table-cell office:value-type="float" office:value="28500">
                <text:p>2850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5">
                <text:p>5</text:p>
              </table:table-cell>
              <table:table-cell office:value-type="float" office:value="18442">
                <text:p>1844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5">
                <text:p>5</text:p>
              </table:table-cell>
              <table:table-cell office:value-type="float" office:value="21903">
                <text:p>2190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5">
                <text:p>5</text:p>
              </table:table-cell>
              <table:table-cell office:value-type="float" office:value="25777.5">
                <text:p>25777.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5">
                <text:p>5</text:p>
              </table:table-cell>
              <table:table-cell office:value-type="float" office:value="26344.5">
                <text:p>26344.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5">
                <text:p>5</text:p>
              </table:table-cell>
              <table:table-cell office:value-type="float" office:value="25181.5">
                <text:p>25181.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5">
                <text:p>5</text:p>
              </table:table-cell>
              <table:table-cell office:value-type="float" office:value="22251">
                <text:p>2225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5">
                <text:p>5</text:p>
              </table:table-cell>
              <table:table-cell office:value-type="float" office:value="21361.5">
                <text:p>21361.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5">
                <text:p>5</text:p>
              </table:table-cell>
              <table:table-cell office:value-type="float" office:value="23337">
                <text:p>2333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5">
                <text:p>5</text:p>
              </table:table-cell>
              <table:table-cell office:value-type="float" office:value="25736">
                <text:p>2573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5">
                <text:p>5</text:p>
              </table:table-cell>
              <table:table-cell office:value-type="float" office:value="21424">
                <text:p>2142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5">
                <text:p>5</text:p>
              </table:table-cell>
              <table:table-cell office:value-type="float" office:value="22954.5">
                <text:p>22954.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5">
                <text:p>5</text:p>
              </table:table-cell>
              <table:table-cell office:value-type="float" office:value="26880.5">
                <text:p>26880.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5">
                <text:p>5</text:p>
              </table:table-cell>
              <table:table-cell office:value-type="float" office:value="25573">
                <text:p>2557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5">
                <text:p>5</text:p>
              </table:table-cell>
              <table:table-cell office:value-type="float" office:value="26770">
                <text:p>2677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5">
                <text:p>5</text:p>
              </table:table-cell>
              <table:table-cell office:value-type="float" office:value="25472.5">
                <text:p>25472.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5">
                <text:p>5</text:p>
              </table:table-cell>
              <table:table-cell office:value-type="float" office:value="28155.5">
                <text:p>28155.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5">
                <text:p>5</text:p>
              </table:table-cell>
              <table:table-cell office:value-type="float" office:value="25730">
                <text:p>2573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5">
                <text:p>5</text:p>
              </table:table-cell>
              <table:table-cell office:value-type="float" office:value="29066.5">
                <text:p>29066.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5">
                <text:p>5</text:p>
              </table:table-cell>
              <table:table-cell office:value-type="float" office:value="23147.5">
                <text:p>23147.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5">
                <text:p>5</text:p>
              </table:table-cell>
              <table:table-cell office:value-type="float" office:value="26099.5">
                <text:p>26099.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5">
                <text:p>5</text:p>
              </table:table-cell>
              <table:table-cell office:value-type="float" office:value="24607">
                <text:p>24607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5">
                <text:p>5</text:p>
              </table:table-cell>
              <table:table-cell office:value-type="float" office:value="28752.5">
                <text:p>28752.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5">
                <text:p>5</text:p>
              </table:table-cell>
              <table:table-cell office:value-type="float" office:value="23012.5">
                <text:p>23012.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5">
                <text:p>5</text:p>
              </table:table-cell>
              <table:table-cell office:value-type="float" office:value="23869.5">
                <text:p>23869.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5">
                <text:p>5</text:p>
              </table:table-cell>
              <table:table-cell office:value-type="float" office:value="28851.5">
                <text:p>28851.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5">
                <text:p>5</text:p>
              </table:table-cell>
              <table:table-cell office:value-type="float" office:value="23723">
                <text:p>2372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5">
                <text:p>5</text:p>
              </table:table-cell>
              <table:table-cell office:value-type="float" office:value="24320">
                <text:p>2432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5">
                <text:p>5</text:p>
              </table:table-cell>
              <table:table-cell office:value-type="float" office:value="24729.5">
                <text:p>24729.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5">
                <text:p>5</text:p>
              </table:table-cell>
              <table:table-cell office:value-type="float" office:value="25229.5">
                <text:p>25229.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">
                <text:p>5</text:p>
              </table:table-cell>
              <table:table-cell office:value-type="float" office:value="29476.5">
                <text:p>29476.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">
                <text:p>5</text:p>
              </table:table-cell>
              <table:table-cell office:value-type="float" office:value="23346">
                <text:p>23346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">
                <text:p>5</text:p>
              </table:table-cell>
              <table:table-cell office:value-type="float" office:value="18397">
                <text:p>18397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5">
                <text:p>5</text:p>
              </table:table-cell>
              <table:table-cell office:value-type="float" office:value="26308">
                <text:p>2630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5">
                <text:p>5</text:p>
              </table:table-cell>
              <table:table-cell office:value-type="float" office:value="27585.5">
                <text:p>27585.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5">
                <text:p>5</text:p>
              </table:table-cell>
              <table:table-cell office:value-type="float" office:value="25551">
                <text:p>2555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5">
                <text:p>5</text:p>
              </table:table-cell>
              <table:table-cell office:value-type="float" office:value="26416.5">
                <text:p>26416.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5">
                <text:p>5</text:p>
              </table:table-cell>
              <table:table-cell office:value-type="float" office:value="25940.5">
                <text:p>25940.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5">
                <text:p>5</text:p>
              </table:table-cell>
              <table:table-cell office:value-type="float" office:value="27125.5">
                <text:p>27125.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5">
                <text:p>5</text:p>
              </table:table-cell>
              <table:table-cell office:value-type="float" office:value="22162">
                <text:p>2216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5">
                <text:p>5</text:p>
              </table:table-cell>
              <table:table-cell office:value-type="float" office:value="23536">
                <text:p>2353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5">
                <text:p>5</text:p>
              </table:table-cell>
              <table:table-cell office:value-type="float" office:value="26787">
                <text:p>2678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5">
                <text:p>5</text:p>
              </table:table-cell>
              <table:table-cell office:value-type="float" office:value="25235">
                <text:p>2523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5">
                <text:p>5</text:p>
              </table:table-cell>
              <table:table-cell office:value-type="float" office:value="23884">
                <text:p>23884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5">
                <text:p>5</text:p>
              </table:table-cell>
              <table:table-cell office:value-type="float" office:value="23515">
                <text:p>2351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5">
                <text:p>5</text:p>
              </table:table-cell>
              <table:table-cell office:value-type="float" office:value="21896.5">
                <text:p>21896.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5">
                <text:p>5</text:p>
              </table:table-cell>
              <table:table-cell office:value-type="float" office:value="24672.5">
                <text:p>24672.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5">
                <text:p>5</text:p>
              </table:table-cell>
              <table:table-cell office:value-type="float" office:value="23117.5">
                <text:p>23117.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5">
                <text:p>5</text:p>
              </table:table-cell>
              <table:table-cell office:value-type="float" office:value="25726">
                <text:p>25726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5">
                <text:p>5</text:p>
              </table:table-cell>
              <table:table-cell office:value-type="float" office:value="20376.5">
                <text:p>20376.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5">
                <text:p>5</text:p>
              </table:table-cell>
              <table:table-cell office:value-type="float" office:value="24278.5">
                <text:p>24278.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5">
                <text:p>5</text:p>
              </table:table-cell>
              <table:table-cell office:value-type="float" office:value="28855.5">
                <text:p>28855.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5">
                <text:p>5</text:p>
              </table:table-cell>
              <table:table-cell office:value-type="float" office:value="22075.5">
                <text:p>22075.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5">
                <text:p>5</text:p>
              </table:table-cell>
              <table:table-cell office:value-type="float" office:value="26067">
                <text:p>26067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5">
                <text:p>5</text:p>
              </table:table-cell>
              <table:table-cell office:value-type="float" office:value="25081">
                <text:p>2508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5">
                <text:p>5</text:p>
              </table:table-cell>
              <table:table-cell office:value-type="float" office:value="28375.5">
                <text:p>28375.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5">
                <text:p>5</text:p>
              </table:table-cell>
              <table:table-cell office:value-type="float" office:value="24511">
                <text:p>2451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5">
                <text:p>5</text:p>
              </table:table-cell>
              <table:table-cell office:value-type="float" office:value="30095">
                <text:p>3009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5">
                <text:p>5</text:p>
              </table:table-cell>
              <table:table-cell office:value-type="float" office:value="25583.5">
                <text:p>25583.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5">
                <text:p>5</text:p>
              </table:table-cell>
              <table:table-cell office:value-type="float" office:value="28706.5">
                <text:p>28706.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5">
                <text:p>5</text:p>
              </table:table-cell>
              <table:table-cell office:value-type="float" office:value="25148.5">
                <text:p>25148.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5">
                <text:p>5</text:p>
              </table:table-cell>
              <table:table-cell office:value-type="float" office:value="26776">
                <text:p>2677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5">
                <text:p>5</text:p>
              </table:table-cell>
              <table:table-cell office:value-type="float" office:value="22949">
                <text:p>2294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5">
                <text:p>5</text:p>
              </table:table-cell>
              <table:table-cell office:value-type="float" office:value="21469.5">
                <text:p>21469.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5">
                <text:p>5</text:p>
              </table:table-cell>
              <table:table-cell office:value-type="float" office:value="28499.5">
                <text:p>28499.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5">
                <text:p>5</text:p>
              </table:table-cell>
              <table:table-cell office:value-type="float" office:value="23568">
                <text:p>23568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5">
                <text:p>5</text:p>
              </table:table-cell>
              <table:table-cell office:value-type="float" office:value="26464">
                <text:p>26464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5">
                <text:p>5</text:p>
              </table:table-cell>
              <table:table-cell office:value-type="float" office:value="30321.5">
                <text:p>30321.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">
                <text:p>5</text:p>
              </table:table-cell>
              <table:table-cell office:value-type="float" office:value="25378.5">
                <text:p>25378.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5">
                <text:p>5</text:p>
              </table:table-cell>
              <table:table-cell office:value-type="float" office:value="26348.5">
                <text:p>26348.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5">
                <text:p>5</text:p>
              </table:table-cell>
              <table:table-cell office:value-type="float" office:value="25175">
                <text:p>2517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5">
                <text:p>5</text:p>
              </table:table-cell>
              <table:table-cell office:value-type="float" office:value="28570.5">
                <text:p>28570.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5">
                <text:p>5</text:p>
              </table:table-cell>
              <table:table-cell office:value-type="float" office:value="25978">
                <text:p>2597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5">
                <text:p>5</text:p>
              </table:table-cell>
              <table:table-cell office:value-type="float" office:value="25973">
                <text:p>2597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5">
                <text:p>5</text:p>
              </table:table-cell>
              <table:table-cell office:value-type="float" office:value="28098">
                <text:p>2809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5">
                <text:p>5</text:p>
              </table:table-cell>
              <table:table-cell office:value-type="float" office:value="20812">
                <text:p>2081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5">
                <text:p>5</text:p>
              </table:table-cell>
              <table:table-cell office:value-type="float" office:value="23390.5">
                <text:p>23390.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5">
                <text:p>5</text:p>
              </table:table-cell>
              <table:table-cell office:value-type="float" office:value="25229">
                <text:p>2522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5">
                <text:p>5</text:p>
              </table:table-cell>
              <table:table-cell office:value-type="float" office:value="26854">
                <text:p>26854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5">
                <text:p>5</text:p>
              </table:table-cell>
              <table:table-cell office:value-type="float" office:value="24777.5">
                <text:p>24777.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5">
                <text:p>5</text:p>
              </table:table-cell>
              <table:table-cell office:value-type="float" office:value="28552">
                <text:p>2855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5">
                <text:p>5</text:p>
              </table:table-cell>
              <table:table-cell office:value-type="float" office:value="27407.5">
                <text:p>27407.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5">
                <text:p>5</text:p>
              </table:table-cell>
              <table:table-cell office:value-type="float" office:value="22224.5">
                <text:p>22224.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5">
                <text:p>5</text:p>
              </table:table-cell>
              <table:table-cell office:value-type="float" office:value="23984">
                <text:p>2398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5">
                <text:p>5</text:p>
              </table:table-cell>
              <table:table-cell office:value-type="float" office:value="26822.5">
                <text:p>26822.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5">
                <text:p>5</text:p>
              </table:table-cell>
              <table:table-cell office:value-type="float" office:value="25741.5">
                <text:p>25741.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5">
                <text:p>5</text:p>
              </table:table-cell>
              <table:table-cell office:value-type="float" office:value="31412">
                <text:p>3141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5">
                <text:p>5</text:p>
              </table:table-cell>
              <table:table-cell office:value-type="float" office:value="22145">
                <text:p>2214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5">
                <text:p>5</text:p>
              </table:table-cell>
              <table:table-cell office:value-type="float" office:value="24097">
                <text:p>2409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5">
                <text:p>5</text:p>
              </table:table-cell>
              <table:table-cell office:value-type="float" office:value="29135">
                <text:p>2913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5">
                <text:p>5</text:p>
              </table:table-cell>
              <table:table-cell office:value-type="float" office:value="27202">
                <text:p>2720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5">
                <text:p>5</text:p>
              </table:table-cell>
              <table:table-cell office:value-type="float" office:value="23256">
                <text:p>23256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5">
                <text:p>5</text:p>
              </table:table-cell>
              <table:table-cell office:value-type="float" office:value="23382.5">
                <text:p>23382.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5">
                <text:p>5</text:p>
              </table:table-cell>
              <table:table-cell office:value-type="float" office:value="26607.5">
                <text:p>26607.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5">
                <text:p>5</text:p>
              </table:table-cell>
              <table:table-cell office:value-type="float" office:value="28154">
                <text:p>28154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5">
                <text:p>5</text:p>
              </table:table-cell>
              <table:table-cell office:value-type="float" office:value="26473.5">
                <text:p>26473.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5">
                <text:p>5</text:p>
              </table:table-cell>
              <table:table-cell office:value-type="float" office:value="22791">
                <text:p>22791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5">
                <text:p>5</text:p>
              </table:table-cell>
              <table:table-cell office:value-type="float" office:value="19863">
                <text:p>1986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5">
                <text:p>5</text:p>
              </table:table-cell>
              <table:table-cell office:value-type="float" office:value="26639">
                <text:p>2663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5">
                <text:p>5</text:p>
              </table:table-cell>
              <table:table-cell office:value-type="float" office:value="29890">
                <text:p>2989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5">
                <text:p>5</text:p>
              </table:table-cell>
              <table:table-cell office:value-type="float" office:value="23391.5">
                <text:p>23391.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5">
                <text:p>5</text:p>
              </table:table-cell>
              <table:table-cell office:value-type="float" office:value="27905">
                <text:p>2790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5">
                <text:p>5</text:p>
              </table:table-cell>
              <table:table-cell office:value-type="float" office:value="20570">
                <text:p>2057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5">
                <text:p>5</text:p>
              </table:table-cell>
              <table:table-cell office:value-type="float" office:value="25678.5">
                <text:p>25678.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5">
                <text:p>5</text:p>
              </table:table-cell>
              <table:table-cell office:value-type="float" office:value="29351.5">
                <text:p>29351.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5">
                <text:p>5</text:p>
              </table:table-cell>
              <table:table-cell office:value-type="float" office:value="19880.5">
                <text:p>19880.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5">
                <text:p>5</text:p>
              </table:table-cell>
              <table:table-cell office:value-type="float" office:value="24658">
                <text:p>24658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5">
                <text:p>5</text:p>
              </table:table-cell>
              <table:table-cell office:value-type="float" office:value="25584">
                <text:p>2558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5">
                <text:p>5</text:p>
              </table:table-cell>
              <table:table-cell office:value-type="float" office:value="24072.5">
                <text:p>24072.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5">
                <text:p>5</text:p>
              </table:table-cell>
              <table:table-cell office:value-type="float" office:value="21530.5">
                <text:p>21530.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5">
                <text:p>5</text:p>
              </table:table-cell>
              <table:table-cell office:value-type="float" office:value="22309">
                <text:p>2230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5">
                <text:p>5</text:p>
              </table:table-cell>
              <table:table-cell office:value-type="float" office:value="27176">
                <text:p>2717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5">
                <text:p>5</text:p>
              </table:table-cell>
              <table:table-cell office:value-type="float" office:value="25712.5">
                <text:p>25712.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5">
                <text:p>5</text:p>
              </table:table-cell>
              <table:table-cell office:value-type="float" office:value="25363.5">
                <text:p>25363.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5">
                <text:p>5</text:p>
              </table:table-cell>
              <table:table-cell office:value-type="float" office:value="23855.5">
                <text:p>23855.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5">
                <text:p>5</text:p>
              </table:table-cell>
              <table:table-cell office:value-type="float" office:value="24899.5">
                <text:p>24899.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5">
                <text:p>5</text:p>
              </table:table-cell>
              <table:table-cell office:value-type="float" office:value="27552">
                <text:p>27552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5">
                <text:p>5</text:p>
              </table:table-cell>
              <table:table-cell office:value-type="float" office:value="27940">
                <text:p>2794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5">
                <text:p>5</text:p>
              </table:table-cell>
              <table:table-cell office:value-type="float" office:value="25428.5">
                <text:p>25428.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5">
                <text:p>5</text:p>
              </table:table-cell>
              <table:table-cell office:value-type="float" office:value="30860">
                <text:p>3086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5">
                <text:p>5</text:p>
              </table:table-cell>
              <table:table-cell office:value-type="float" office:value="27454">
                <text:p>2745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5">
                <text:p>5</text:p>
              </table:table-cell>
              <table:table-cell office:value-type="float" office:value="31475.5">
                <text:p>31475.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5">
                <text:p>5</text:p>
              </table:table-cell>
              <table:table-cell office:value-type="float" office:value="26850">
                <text:p>2685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5">
                <text:p>5</text:p>
              </table:table-cell>
              <table:table-cell office:value-type="float" office:value="24199">
                <text:p>2419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5">
                <text:p>5</text:p>
              </table:table-cell>
              <table:table-cell office:value-type="float" office:value="29209">
                <text:p>29209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5">
                <text:p>5</text:p>
              </table:table-cell>
              <table:table-cell office:value-type="float" office:value="27201">
                <text:p>2720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5">
                <text:p>5</text:p>
              </table:table-cell>
              <table:table-cell office:value-type="float" office:value="22523.5">
                <text:p>22523.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5">
                <text:p>5</text:p>
              </table:table-cell>
              <table:table-cell office:value-type="float" office:value="27911">
                <text:p>2791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5">
                <text:p>5</text:p>
              </table:table-cell>
              <table:table-cell office:value-type="float" office:value="26937">
                <text:p>2693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5">
                <text:p>5</text:p>
              </table:table-cell>
              <table:table-cell office:value-type="float" office:value="24209.5">
                <text:p>24209.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5">
                <text:p>5</text:p>
              </table:table-cell>
              <table:table-cell office:value-type="float" office:value="25911.5">
                <text:p>25911.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5">
                <text:p>5</text:p>
              </table:table-cell>
              <table:table-cell office:value-type="float" office:value="21899.5">
                <text:p>21899.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5">
                <text:p>5</text:p>
              </table:table-cell>
              <table:table-cell office:value-type="float" office:value="20828">
                <text:p>2082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5">
                <text:p>5</text:p>
              </table:table-cell>
              <table:table-cell office:value-type="float" office:value="26835">
                <text:p>2683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5">
                <text:p>5</text:p>
              </table:table-cell>
              <table:table-cell office:value-type="float" office:value="24036">
                <text:p>2403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5">
                <text:p>5</text:p>
              </table:table-cell>
              <table:table-cell office:value-type="float" office:value="25946.5">
                <text:p>25946.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5">
                <text:p>5</text:p>
              </table:table-cell>
              <table:table-cell office:value-type="float" office:value="24141.5">
                <text:p>24141.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5">
                <text:p>5</text:p>
              </table:table-cell>
              <table:table-cell office:value-type="float" office:value="25099">
                <text:p>25099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5">
                <text:p>5</text:p>
              </table:table-cell>
              <table:table-cell office:value-type="float" office:value="28533.5">
                <text:p>28533.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5">
                <text:p>5</text:p>
              </table:table-cell>
              <table:table-cell office:value-type="float" office:value="25481">
                <text:p>2548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5">
                <text:p>5</text:p>
              </table:table-cell>
              <table:table-cell office:value-type="float" office:value="26070">
                <text:p>2607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5">
                <text:p>5</text:p>
              </table:table-cell>
              <table:table-cell office:value-type="float" office:value="23240">
                <text:p>23240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5">
                <text:p>5</text:p>
              </table:table-cell>
              <table:table-cell office:value-type="float" office:value="22630">
                <text:p>2263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5">
                <text:p>5</text:p>
              </table:table-cell>
              <table:table-cell office:value-type="float" office:value="28902.5">
                <text:p>28902.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5">
                <text:p>5</text:p>
              </table:table-cell>
              <table:table-cell office:value-type="float" office:value="30095.5">
                <text:p>30095.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5">
                <text:p>5</text:p>
              </table:table-cell>
              <table:table-cell office:value-type="float" office:value="22780">
                <text:p>22780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5">
                <text:p>5</text:p>
              </table:table-cell>
              <table:table-cell office:value-type="float" office:value="28363.5">
                <text:p>28363.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5">
                <text:p>5</text:p>
              </table:table-cell>
              <table:table-cell office:value-type="float" office:value="28120.5">
                <text:p>28120.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5">
                <text:p>5</text:p>
              </table:table-cell>
              <table:table-cell office:value-type="float" office:value="27498">
                <text:p>2749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5">
                <text:p>5</text:p>
              </table:table-cell>
              <table:table-cell office:value-type="float" office:value="22252.5">
                <text:p>22252.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5">
                <text:p>5</text:p>
              </table:table-cell>
              <table:table-cell office:value-type="float" office:value="25778">
                <text:p>25778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5">
                <text:p>5</text:p>
              </table:table-cell>
              <table:table-cell office:value-type="float" office:value="26453.5">
                <text:p>26453.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5">
                <text:p>5</text:p>
              </table:table-cell>
              <table:table-cell office:value-type="float" office:value="23606.5">
                <text:p>23606.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5">
                <text:p>5</text:p>
              </table:table-cell>
              <table:table-cell office:value-type="float" office:value="30661.5">
                <text:p>30661.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5">
                <text:p>5</text:p>
              </table:table-cell>
              <table:table-cell office:value-type="float" office:value="22797">
                <text:p>22797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5">
                <text:p>5</text:p>
              </table:table-cell>
              <table:table-cell office:value-type="float" office:value="20367.5">
                <text:p>20367.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5">
                <text:p>5</text:p>
              </table:table-cell>
              <table:table-cell office:value-type="float" office:value="24113">
                <text:p>24113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5">
                <text:p>5</text:p>
              </table:table-cell>
              <table:table-cell office:value-type="float" office:value="23303.5">
                <text:p>23303.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5">
                <text:p>5</text:p>
              </table:table-cell>
              <table:table-cell office:value-type="float" office:value="25740">
                <text:p>25740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5">
                <text:p>5</text:p>
              </table:table-cell>
              <table:table-cell office:value-type="float" office:value="24690.5">
                <text:p>24690.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5">
                <text:p>5</text:p>
              </table:table-cell>
              <table:table-cell office:value-type="float" office:value="27504">
                <text:p>27504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5">
                <text:p>5</text:p>
              </table:table-cell>
              <table:table-cell office:value-type="float" office:value="20628">
                <text:p>20628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5">
                <text:p>5</text:p>
              </table:table-cell>
              <table:table-cell office:value-type="float" office:value="22117">
                <text:p>22117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5">
                <text:p>5</text:p>
              </table:table-cell>
              <table:table-cell office:value-type="float" office:value="25770.5">
                <text:p>25770.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5">
                <text:p>5</text:p>
              </table:table-cell>
              <table:table-cell office:value-type="float" office:value="28656">
                <text:p>28656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5">
                <text:p>5</text:p>
              </table:table-cell>
              <table:table-cell office:value-type="float" office:value="27676.5">
                <text:p>27676.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5">
                <text:p>5</text:p>
              </table:table-cell>
              <table:table-cell office:value-type="float" office:value="23614.5">
                <text:p>23614.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5">
                <text:p>5</text:p>
              </table:table-cell>
              <table:table-cell office:value-type="float" office:value="28130">
                <text:p>28130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5">
                <text:p>5</text:p>
              </table:table-cell>
              <table:table-cell office:value-type="float" office:value="24568">
                <text:p>24568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5">
                <text:p>5</text:p>
              </table:table-cell>
              <table:table-cell office:value-type="float" office:value="27744">
                <text:p>27744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5">
                <text:p>5</text:p>
              </table:table-cell>
              <table:table-cell office:value-type="float" office:value="25798.5">
                <text:p>25798.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5">
                <text:p>5</text:p>
              </table:table-cell>
              <table:table-cell office:value-type="float" office:value="26661">
                <text:p>2666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5">
                <text:p>5</text:p>
              </table:table-cell>
              <table:table-cell office:value-type="float" office:value="24849">
                <text:p>24849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5">
                <text:p>5</text:p>
              </table:table-cell>
              <table:table-cell office:value-type="float" office:value="21379.5">
                <text:p>21379.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5">
                <text:p>5</text:p>
              </table:table-cell>
              <table:table-cell office:value-type="float" office:value="23858">
                <text:p>23858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5">
                <text:p>5</text:p>
              </table:table-cell>
              <table:table-cell office:value-type="float" office:value="33118">
                <text:p>33118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5">
                <text:p>5</text:p>
              </table:table-cell>
              <table:table-cell office:value-type="float" office:value="24162.5">
                <text:p>24162.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5">
                <text:p>5</text:p>
              </table:table-cell>
              <table:table-cell office:value-type="float" office:value="22264.5">
                <text:p>22264.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5">
                <text:p>5</text:p>
              </table:table-cell>
              <table:table-cell office:value-type="float" office:value="26245">
                <text:p>2624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5">
                <text:p>5</text:p>
              </table:table-cell>
              <table:table-cell office:value-type="float" office:value="25043">
                <text:p>2504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5">
                <text:p>5</text:p>
              </table:table-cell>
              <table:table-cell office:value-type="float" office:value="25286">
                <text:p>25286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5">
                <text:p>5</text:p>
              </table:table-cell>
              <table:table-cell office:value-type="float" office:value="24574">
                <text:p>24574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5">
                <text:p>5</text:p>
              </table:table-cell>
              <table:table-cell office:value-type="float" office:value="26611.5">
                <text:p>26611.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5">
                <text:p>5</text:p>
              </table:table-cell>
              <table:table-cell office:value-type="float" office:value="24586">
                <text:p>24586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5">
                <text:p>5</text:p>
              </table:table-cell>
              <table:table-cell office:value-type="float" office:value="22519">
                <text:p>22519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5">
                <text:p>5</text:p>
              </table:table-cell>
              <table:table-cell office:value-type="float" office:value="22768.5">
                <text:p>22768.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5">
                <text:p>5</text:p>
              </table:table-cell>
              <table:table-cell office:value-type="float" office:value="24630">
                <text:p>24630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5">
                <text:p>5</text:p>
              </table:table-cell>
              <table:table-cell office:value-type="float" office:value="26911.5">
                <text:p>26911.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5">
                <text:p>5</text:p>
              </table:table-cell>
              <table:table-cell office:value-type="float" office:value="22744">
                <text:p>22744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5">
                <text:p>5</text:p>
              </table:table-cell>
              <table:table-cell office:value-type="float" office:value="24139.5">
                <text:p>24139.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5">
                <text:p>5</text:p>
              </table:table-cell>
              <table:table-cell office:value-type="float" office:value="23510.5">
                <text:p>23510.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5">
                <text:p>5</text:p>
              </table:table-cell>
              <table:table-cell office:value-type="float" office:value="26515.5">
                <text:p>26515.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5">
                <text:p>5</text:p>
              </table:table-cell>
              <table:table-cell office:value-type="float" office:value="21542.5">
                <text:p>21542.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5">
                <text:p>5</text:p>
              </table:table-cell>
              <table:table-cell office:value-type="float" office:value="31264.5">
                <text:p>31264.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5">
                <text:p>5</text:p>
              </table:table-cell>
              <table:table-cell office:value-type="float" office:value="23457.5">
                <text:p>23457.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5">
                <text:p>5</text:p>
              </table:table-cell>
              <table:table-cell office:value-type="float" office:value="23274.5">
                <text:p>23274.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5">
                <text:p>5</text:p>
              </table:table-cell>
              <table:table-cell office:value-type="float" office:value="21986.5">
                <text:p>21986.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5">
                <text:p>5</text:p>
              </table:table-cell>
              <table:table-cell office:value-type="float" office:value="26971">
                <text:p>26971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5">
                <text:p>5</text:p>
              </table:table-cell>
              <table:table-cell office:value-type="float" office:value="27017.5">
                <text:p>27017.5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5">
                <text:p>5</text:p>
              </table:table-cell>
              <table:table-cell office:value-type="float" office:value="27102">
                <text:p>27102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5">
                <text:p>5</text:p>
              </table:table-cell>
              <table:table-cell office:value-type="float" office:value="28022">
                <text:p>28022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5">
                <text:p>5</text:p>
              </table:table-cell>
              <table:table-cell office:value-type="float" office:value="28007">
                <text:p>28007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6">
                <text:p>6</text:p>
              </table:table-cell>
              <table:table-cell office:value-type="float" office:value="26417">
                <text:p>26417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6">
                <text:p>6</text:p>
              </table:table-cell>
              <table:table-cell office:value-type="float" office:value="23185.5">
                <text:p>23185.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6">
                <text:p>6</text:p>
              </table:table-cell>
              <table:table-cell office:value-type="float" office:value="25486.5">
                <text:p>25486.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6">
                <text:p>6</text:p>
              </table:table-cell>
              <table:table-cell office:value-type="float" office:value="25487">
                <text:p>25487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6">
                <text:p>6</text:p>
              </table:table-cell>
              <table:table-cell office:value-type="float" office:value="26473">
                <text:p>2647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6">
                <text:p>6</text:p>
              </table:table-cell>
              <table:table-cell office:value-type="float" office:value="22469">
                <text:p>22469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6">
                <text:p>6</text:p>
              </table:table-cell>
              <table:table-cell office:value-type="float" office:value="21081">
                <text:p>2108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6">
                <text:p>6</text:p>
              </table:table-cell>
              <table:table-cell office:value-type="float" office:value="26365">
                <text:p>2636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6">
                <text:p>6</text:p>
              </table:table-cell>
              <table:table-cell office:value-type="float" office:value="21748.5">
                <text:p>21748.5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6">
                <text:p>6</text:p>
              </table:table-cell>
              <table:table-cell office:value-type="float" office:value="25099">
                <text:p>25099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6">
                <text:p>6</text:p>
              </table:table-cell>
              <table:table-cell office:value-type="float" office:value="24862">
                <text:p>24862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6">
                <text:p>6</text:p>
              </table:table-cell>
              <table:table-cell office:value-type="float" office:value="25981">
                <text:p>2598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6">
                <text:p>6</text:p>
              </table:table-cell>
              <table:table-cell office:value-type="float" office:value="26948.5">
                <text:p>26948.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6">
                <text:p>6</text:p>
              </table:table-cell>
              <table:table-cell office:value-type="float" office:value="22136">
                <text:p>22136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6">
                <text:p>6</text:p>
              </table:table-cell>
              <table:table-cell office:value-type="float" office:value="21536">
                <text:p>21536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6">
                <text:p>6</text:p>
              </table:table-cell>
              <table:table-cell office:value-type="float" office:value="27823.5">
                <text:p>27823.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6">
                <text:p>6</text:p>
              </table:table-cell>
              <table:table-cell office:value-type="float" office:value="27883">
                <text:p>27883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6">
                <text:p>6</text:p>
              </table:table-cell>
              <table:table-cell office:value-type="float" office:value="26073.5">
                <text:p>26073.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6">
                <text:p>6</text:p>
              </table:table-cell>
              <table:table-cell office:value-type="float" office:value="29164.5">
                <text:p>29164.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6">
                <text:p>6</text:p>
              </table:table-cell>
              <table:table-cell office:value-type="float" office:value="19258.5">
                <text:p>19258.5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6">
                <text:p>6</text:p>
              </table:table-cell>
              <table:table-cell office:value-type="float" office:value="22815">
                <text:p>2281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6">
                <text:p>6</text:p>
              </table:table-cell>
              <table:table-cell office:value-type="float" office:value="29015">
                <text:p>2901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6">
                <text:p>6</text:p>
              </table:table-cell>
              <table:table-cell office:value-type="float" office:value="23124.5">
                <text:p>23124.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6">
                <text:p>6</text:p>
              </table:table-cell>
              <table:table-cell office:value-type="float" office:value="23600.5">
                <text:p>23600.5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6">
                <text:p>6</text:p>
              </table:table-cell>
              <table:table-cell office:value-type="float" office:value="24307.5">
                <text:p>24307.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6">
                <text:p>6</text:p>
              </table:table-cell>
              <table:table-cell office:value-type="float" office:value="24465">
                <text:p>2446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6">
                <text:p>6</text:p>
              </table:table-cell>
              <table:table-cell office:value-type="float" office:value="23114.5">
                <text:p>23114.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6">
                <text:p>6</text:p>
              </table:table-cell>
              <table:table-cell office:value-type="float" office:value="23546.5">
                <text:p>23546.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6">
                <text:p>6</text:p>
              </table:table-cell>
              <table:table-cell office:value-type="float" office:value="24842">
                <text:p>24842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6">
                <text:p>6</text:p>
              </table:table-cell>
              <table:table-cell office:value-type="float" office:value="21956">
                <text:p>21956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6">
                <text:p>6</text:p>
              </table:table-cell>
              <table:table-cell office:value-type="float" office:value="28411">
                <text:p>28411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6">
                <text:p>6</text:p>
              </table:table-cell>
              <table:table-cell office:value-type="float" office:value="25806">
                <text:p>25806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6">
                <text:p>6</text:p>
              </table:table-cell>
              <table:table-cell office:value-type="float" office:value="24770">
                <text:p>24770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6">
                <text:p>6</text:p>
              </table:table-cell>
              <table:table-cell office:value-type="float" office:value="28573.5">
                <text:p>28573.5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6">
                <text:p>6</text:p>
              </table:table-cell>
              <table:table-cell office:value-type="float" office:value="28923">
                <text:p>2892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6">
                <text:p>6</text:p>
              </table:table-cell>
              <table:table-cell office:value-type="float" office:value="27909">
                <text:p>27909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6">
                <text:p>6</text:p>
              </table:table-cell>
              <table:table-cell office:value-type="float" office:value="19760.5">
                <text:p>19760.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6">
                <text:p>6</text:p>
              </table:table-cell>
              <table:table-cell office:value-type="float" office:value="21068.5">
                <text:p>21068.5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6">
                <text:p>6</text:p>
              </table:table-cell>
              <table:table-cell office:value-type="float" office:value="23640.5">
                <text:p>23640.5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6">
                <text:p>6</text:p>
              </table:table-cell>
              <table:table-cell office:value-type="float" office:value="23388">
                <text:p>23388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6">
                <text:p>6</text:p>
              </table:table-cell>
              <table:table-cell office:value-type="float" office:value="28222.5">
                <text:p>28222.5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6">
                <text:p>6</text:p>
              </table:table-cell>
              <table:table-cell office:value-type="float" office:value="28332">
                <text:p>28332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6">
                <text:p>6</text:p>
              </table:table-cell>
              <table:table-cell office:value-type="float" office:value="23587.5">
                <text:p>23587.5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6">
                <text:p>6</text:p>
              </table:table-cell>
              <table:table-cell office:value-type="float" office:value="28409">
                <text:p>28409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6">
                <text:p>6</text:p>
              </table:table-cell>
              <table:table-cell office:value-type="float" office:value="25019">
                <text:p>25019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6">
                <text:p>6</text:p>
              </table:table-cell>
              <table:table-cell office:value-type="float" office:value="24929">
                <text:p>24929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6">
                <text:p>6</text:p>
              </table:table-cell>
              <table:table-cell office:value-type="float" office:value="26732.5">
                <text:p>26732.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6">
                <text:p>6</text:p>
              </table:table-cell>
              <table:table-cell office:value-type="float" office:value="26548">
                <text:p>26548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6">
                <text:p>6</text:p>
              </table:table-cell>
              <table:table-cell office:value-type="float" office:value="28369">
                <text:p>28369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6">
                <text:p>6</text:p>
              </table:table-cell>
              <table:table-cell office:value-type="float" office:value="27956">
                <text:p>27956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6">
                <text:p>6</text:p>
              </table:table-cell>
              <table:table-cell office:value-type="float" office:value="26595.5">
                <text:p>26595.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6">
                <text:p>6</text:p>
              </table:table-cell>
              <table:table-cell office:value-type="float" office:value="27890">
                <text:p>27890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6">
                <text:p>6</text:p>
              </table:table-cell>
              <table:table-cell office:value-type="float" office:value="23660">
                <text:p>23660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6">
                <text:p>6</text:p>
              </table:table-cell>
              <table:table-cell office:value-type="float" office:value="22702.5">
                <text:p>22702.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6">
                <text:p>6</text:p>
              </table:table-cell>
              <table:table-cell office:value-type="float" office:value="22344.5">
                <text:p>22344.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6">
                <text:p>6</text:p>
              </table:table-cell>
              <table:table-cell office:value-type="float" office:value="27196.5">
                <text:p>27196.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6">
                <text:p>6</text:p>
              </table:table-cell>
              <table:table-cell office:value-type="float" office:value="24130.5">
                <text:p>24130.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6">
                <text:p>6</text:p>
              </table:table-cell>
              <table:table-cell office:value-type="float" office:value="23388.5">
                <text:p>23388.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6">
                <text:p>6</text:p>
              </table:table-cell>
              <table:table-cell office:value-type="float" office:value="27279">
                <text:p>27279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6">
                <text:p>6</text:p>
              </table:table-cell>
              <table:table-cell office:value-type="float" office:value="28267">
                <text:p>28267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6">
                <text:p>6</text:p>
              </table:table-cell>
              <table:table-cell office:value-type="float" office:value="23321">
                <text:p>23321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6">
                <text:p>6</text:p>
              </table:table-cell>
              <table:table-cell office:value-type="float" office:value="25703">
                <text:p>25703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6">
                <text:p>6</text:p>
              </table:table-cell>
              <table:table-cell office:value-type="float" office:value="27387.5">
                <text:p>27387.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6">
                <text:p>6</text:p>
              </table:table-cell>
              <table:table-cell office:value-type="float" office:value="19983">
                <text:p>19983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6">
                <text:p>6</text:p>
              </table:table-cell>
              <table:table-cell office:value-type="float" office:value="32191">
                <text:p>3219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6">
                <text:p>6</text:p>
              </table:table-cell>
              <table:table-cell office:value-type="float" office:value="27709">
                <text:p>27709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6">
                <text:p>6</text:p>
              </table:table-cell>
              <table:table-cell office:value-type="float" office:value="26824.5">
                <text:p>26824.5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6">
                <text:p>6</text:p>
              </table:table-cell>
              <table:table-cell office:value-type="float" office:value="23274">
                <text:p>23274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6">
                <text:p>6</text:p>
              </table:table-cell>
              <table:table-cell office:value-type="float" office:value="27266.5">
                <text:p>27266.5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6">
                <text:p>6</text:p>
              </table:table-cell>
              <table:table-cell office:value-type="float" office:value="23194">
                <text:p>23194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6">
                <text:p>6</text:p>
              </table:table-cell>
              <table:table-cell office:value-type="float" office:value="28189">
                <text:p>28189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6">
                <text:p>6</text:p>
              </table:table-cell>
              <table:table-cell office:value-type="float" office:value="22707.5">
                <text:p>22707.5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6">
                <text:p>6</text:p>
              </table:table-cell>
              <table:table-cell office:value-type="float" office:value="22224">
                <text:p>22224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6">
                <text:p>6</text:p>
              </table:table-cell>
              <table:table-cell office:value-type="float" office:value="25254.5">
                <text:p>25254.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6">
                <text:p>6</text:p>
              </table:table-cell>
              <table:table-cell office:value-type="float" office:value="29439.5">
                <text:p>29439.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6">
                <text:p>6</text:p>
              </table:table-cell>
              <table:table-cell office:value-type="float" office:value="29045.5">
                <text:p>29045.5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6">
                <text:p>6</text:p>
              </table:table-cell>
              <table:table-cell office:value-type="float" office:value="19097">
                <text:p>19097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6">
                <text:p>6</text:p>
              </table:table-cell>
              <table:table-cell office:value-type="float" office:value="26710.5">
                <text:p>26710.5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6">
                <text:p>6</text:p>
              </table:table-cell>
              <table:table-cell office:value-type="float" office:value="29499.5">
                <text:p>29499.5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6">
                <text:p>6</text:p>
              </table:table-cell>
              <table:table-cell office:value-type="float" office:value="30597.5">
                <text:p>30597.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6">
                <text:p>6</text:p>
              </table:table-cell>
              <table:table-cell office:value-type="float" office:value="27866.5">
                <text:p>27866.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6">
                <text:p>6</text:p>
              </table:table-cell>
              <table:table-cell office:value-type="float" office:value="26820.5">
                <text:p>26820.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6">
                <text:p>6</text:p>
              </table:table-cell>
              <table:table-cell office:value-type="float" office:value="22997.5">
                <text:p>22997.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6">
                <text:p>6</text:p>
              </table:table-cell>
              <table:table-cell office:value-type="float" office:value="25444.5">
                <text:p>25444.5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6">
                <text:p>6</text:p>
              </table:table-cell>
              <table:table-cell office:value-type="float" office:value="25940.5">
                <text:p>25940.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6">
                <text:p>6</text:p>
              </table:table-cell>
              <table:table-cell office:value-type="float" office:value="26559.5">
                <text:p>26559.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6">
                <text:p>6</text:p>
              </table:table-cell>
              <table:table-cell office:value-type="float" office:value="26146.5">
                <text:p>26146.5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6">
                <text:p>6</text:p>
              </table:table-cell>
              <table:table-cell office:value-type="float" office:value="25455.5">
                <text:p>25455.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6">
                <text:p>6</text:p>
              </table:table-cell>
              <table:table-cell office:value-type="float" office:value="19318.5">
                <text:p>19318.5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6">
                <text:p>6</text:p>
              </table:table-cell>
              <table:table-cell office:value-type="float" office:value="25021.5">
                <text:p>25021.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6">
                <text:p>6</text:p>
              </table:table-cell>
              <table:table-cell office:value-type="float" office:value="20357.5">
                <text:p>20357.5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6">
                <text:p>6</text:p>
              </table:table-cell>
              <table:table-cell office:value-type="float" office:value="23345">
                <text:p>23345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6">
                <text:p>6</text:p>
              </table:table-cell>
              <table:table-cell office:value-type="float" office:value="27030">
                <text:p>27030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6">
                <text:p>6</text:p>
              </table:table-cell>
              <table:table-cell office:value-type="float" office:value="27214.5">
                <text:p>27214.5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6">
                <text:p>6</text:p>
              </table:table-cell>
              <table:table-cell office:value-type="float" office:value="24127">
                <text:p>24127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6">
                <text:p>6</text:p>
              </table:table-cell>
              <table:table-cell office:value-type="float" office:value="23583">
                <text:p>23583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6">
                <text:p>6</text:p>
              </table:table-cell>
              <table:table-cell office:value-type="float" office:value="24177.5">
                <text:p>24177.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6">
                <text:p>6</text:p>
              </table:table-cell>
              <table:table-cell office:value-type="float" office:value="29938">
                <text:p>29938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6">
                <text:p>6</text:p>
              </table:table-cell>
              <table:table-cell office:value-type="float" office:value="28524.5">
                <text:p>28524.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6">
                <text:p>6</text:p>
              </table:table-cell>
              <table:table-cell office:value-type="float" office:value="21817">
                <text:p>21817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6">
                <text:p>6</text:p>
              </table:table-cell>
              <table:table-cell office:value-type="float" office:value="26322">
                <text:p>26322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6">
                <text:p>6</text:p>
              </table:table-cell>
              <table:table-cell office:value-type="float" office:value="29346.5">
                <text:p>29346.5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6">
                <text:p>6</text:p>
              </table:table-cell>
              <table:table-cell office:value-type="float" office:value="20899">
                <text:p>20899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6">
                <text:p>6</text:p>
              </table:table-cell>
              <table:table-cell office:value-type="float" office:value="32987">
                <text:p>32987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6">
                <text:p>6</text:p>
              </table:table-cell>
              <table:table-cell office:value-type="float" office:value="27471">
                <text:p>27471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6">
                <text:p>6</text:p>
              </table:table-cell>
              <table:table-cell office:value-type="float" office:value="21188">
                <text:p>21188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6">
                <text:p>6</text:p>
              </table:table-cell>
              <table:table-cell office:value-type="float" office:value="27031">
                <text:p>27031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6">
                <text:p>6</text:p>
              </table:table-cell>
              <table:table-cell office:value-type="float" office:value="27857">
                <text:p>27857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6">
                <text:p>6</text:p>
              </table:table-cell>
              <table:table-cell office:value-type="float" office:value="26065">
                <text:p>26065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6">
                <text:p>6</text:p>
              </table:table-cell>
              <table:table-cell office:value-type="float" office:value="27201">
                <text:p>27201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6">
                <text:p>6</text:p>
              </table:table-cell>
              <table:table-cell office:value-type="float" office:value="28149.5">
                <text:p>28149.5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6">
                <text:p>6</text:p>
              </table:table-cell>
              <table:table-cell office:value-type="float" office:value="23083">
                <text:p>23083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6">
                <text:p>6</text:p>
              </table:table-cell>
              <table:table-cell office:value-type="float" office:value="24721">
                <text:p>24721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6">
                <text:p>6</text:p>
              </table:table-cell>
              <table:table-cell office:value-type="float" office:value="26889.5">
                <text:p>26889.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6">
                <text:p>6</text:p>
              </table:table-cell>
              <table:table-cell office:value-type="float" office:value="31327.5">
                <text:p>31327.5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6">
                <text:p>6</text:p>
              </table:table-cell>
              <table:table-cell office:value-type="float" office:value="27136">
                <text:p>27136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6">
                <text:p>6</text:p>
              </table:table-cell>
              <table:table-cell office:value-type="float" office:value="25432">
                <text:p>25432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6">
                <text:p>6</text:p>
              </table:table-cell>
              <table:table-cell office:value-type="float" office:value="25571">
                <text:p>25571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6">
                <text:p>6</text:p>
              </table:table-cell>
              <table:table-cell office:value-type="float" office:value="25953.5">
                <text:p>25953.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6">
                <text:p>6</text:p>
              </table:table-cell>
              <table:table-cell office:value-type="float" office:value="25351.5">
                <text:p>25351.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6">
                <text:p>6</text:p>
              </table:table-cell>
              <table:table-cell office:value-type="float" office:value="21113">
                <text:p>21113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6">
                <text:p>6</text:p>
              </table:table-cell>
              <table:table-cell office:value-type="float" office:value="31473.5">
                <text:p>31473.5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6">
                <text:p>6</text:p>
              </table:table-cell>
              <table:table-cell office:value-type="float" office:value="25046">
                <text:p>25046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6">
                <text:p>6</text:p>
              </table:table-cell>
              <table:table-cell office:value-type="float" office:value="23596.5">
                <text:p>23596.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6">
                <text:p>6</text:p>
              </table:table-cell>
              <table:table-cell office:value-type="float" office:value="23449">
                <text:p>23449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6">
                <text:p>6</text:p>
              </table:table-cell>
              <table:table-cell office:value-type="float" office:value="28454">
                <text:p>28454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6">
                <text:p>6</text:p>
              </table:table-cell>
              <table:table-cell office:value-type="float" office:value="31140">
                <text:p>31140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6">
                <text:p>6</text:p>
              </table:table-cell>
              <table:table-cell office:value-type="float" office:value="23525">
                <text:p>2352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6">
                <text:p>6</text:p>
              </table:table-cell>
              <table:table-cell office:value-type="float" office:value="19871.5">
                <text:p>19871.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6">
                <text:p>6</text:p>
              </table:table-cell>
              <table:table-cell office:value-type="float" office:value="25388">
                <text:p>25388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6">
                <text:p>6</text:p>
              </table:table-cell>
              <table:table-cell office:value-type="float" office:value="19934">
                <text:p>19934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6">
                <text:p>6</text:p>
              </table:table-cell>
              <table:table-cell office:value-type="float" office:value="24951">
                <text:p>24951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6">
                <text:p>6</text:p>
              </table:table-cell>
              <table:table-cell office:value-type="float" office:value="24627.5">
                <text:p>24627.5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6">
                <text:p>6</text:p>
              </table:table-cell>
              <table:table-cell office:value-type="float" office:value="24500">
                <text:p>24500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6">
                <text:p>6</text:p>
              </table:table-cell>
              <table:table-cell office:value-type="float" office:value="23509.5">
                <text:p>23509.5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6">
                <text:p>6</text:p>
              </table:table-cell>
              <table:table-cell office:value-type="float" office:value="22600.5">
                <text:p>22600.5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6">
                <text:p>6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6">
                <text:p>6</text:p>
              </table:table-cell>
              <table:table-cell office:value-type="float" office:value="30947.5">
                <text:p>30947.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6">
                <text:p>6</text:p>
              </table:table-cell>
              <table:table-cell office:value-type="float" office:value="27093">
                <text:p>27093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6">
                <text:p>6</text:p>
              </table:table-cell>
              <table:table-cell office:value-type="float" office:value="23694.5">
                <text:p>23694.5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6">
                <text:p>6</text:p>
              </table:table-cell>
              <table:table-cell office:value-type="float" office:value="24939.5">
                <text:p>24939.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6">
                <text:p>6</text:p>
              </table:table-cell>
              <table:table-cell office:value-type="float" office:value="26639.5">
                <text:p>26639.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6">
                <text:p>6</text:p>
              </table:table-cell>
              <table:table-cell office:value-type="float" office:value="28077.5">
                <text:p>28077.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6">
                <text:p>6</text:p>
              </table:table-cell>
              <table:table-cell office:value-type="float" office:value="30173.5">
                <text:p>30173.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6">
                <text:p>6</text:p>
              </table:table-cell>
              <table:table-cell office:value-type="float" office:value="22437.5">
                <text:p>22437.5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6">
                <text:p>6</text:p>
              </table:table-cell>
              <table:table-cell office:value-type="float" office:value="28061">
                <text:p>2806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6">
                <text:p>6</text:p>
              </table:table-cell>
              <table:table-cell office:value-type="float" office:value="26283.5">
                <text:p>26283.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6">
                <text:p>6</text:p>
              </table:table-cell>
              <table:table-cell office:value-type="float" office:value="30779.5">
                <text:p>30779.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6">
                <text:p>6</text:p>
              </table:table-cell>
              <table:table-cell office:value-type="float" office:value="25221.5">
                <text:p>25221.5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6">
                <text:p>6</text:p>
              </table:table-cell>
              <table:table-cell office:value-type="float" office:value="26794">
                <text:p>26794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6">
                <text:p>6</text:p>
              </table:table-cell>
              <table:table-cell office:value-type="float" office:value="23116.5">
                <text:p>23116.5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6">
                <text:p>6</text:p>
              </table:table-cell>
              <table:table-cell office:value-type="float" office:value="26468.5">
                <text:p>26468.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6">
                <text:p>6</text:p>
              </table:table-cell>
              <table:table-cell office:value-type="float" office:value="25390.5">
                <text:p>25390.5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6">
                <text:p>6</text:p>
              </table:table-cell>
              <table:table-cell office:value-type="float" office:value="22959">
                <text:p>22959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6">
                <text:p>6</text:p>
              </table:table-cell>
              <table:table-cell office:value-type="float" office:value="25166">
                <text:p>2516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6">
                <text:p>6</text:p>
              </table:table-cell>
              <table:table-cell office:value-type="float" office:value="24937.5">
                <text:p>24937.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6">
                <text:p>6</text:p>
              </table:table-cell>
              <table:table-cell office:value-type="float" office:value="27902.5">
                <text:p>27902.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6">
                <text:p>6</text:p>
              </table:table-cell>
              <table:table-cell office:value-type="float" office:value="24824.5">
                <text:p>24824.5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6">
                <text:p>6</text:p>
              </table:table-cell>
              <table:table-cell office:value-type="float" office:value="24393">
                <text:p>24393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6">
                <text:p>6</text:p>
              </table:table-cell>
              <table:table-cell office:value-type="float" office:value="27188">
                <text:p>27188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6">
                <text:p>6</text:p>
              </table:table-cell>
              <table:table-cell office:value-type="float" office:value="27659.5">
                <text:p>27659.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6">
                <text:p>6</text:p>
              </table:table-cell>
              <table:table-cell office:value-type="float" office:value="28265.5">
                <text:p>28265.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6">
                <text:p>6</text:p>
              </table:table-cell>
              <table:table-cell office:value-type="float" office:value="23102">
                <text:p>23102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6">
                <text:p>6</text:p>
              </table:table-cell>
              <table:table-cell office:value-type="float" office:value="28972">
                <text:p>28972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6">
                <text:p>6</text:p>
              </table:table-cell>
              <table:table-cell office:value-type="float" office:value="26238.5">
                <text:p>26238.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6">
                <text:p>6</text:p>
              </table:table-cell>
              <table:table-cell office:value-type="float" office:value="25683.5">
                <text:p>25683.5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6">
                <text:p>6</text:p>
              </table:table-cell>
              <table:table-cell office:value-type="float" office:value="25292">
                <text:p>25292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6">
                <text:p>6</text:p>
              </table:table-cell>
              <table:table-cell office:value-type="float" office:value="26547">
                <text:p>26547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6">
                <text:p>6</text:p>
              </table:table-cell>
              <table:table-cell office:value-type="float" office:value="28179">
                <text:p>28179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6">
                <text:p>6</text:p>
              </table:table-cell>
              <table:table-cell office:value-type="float" office:value="28445.5">
                <text:p>28445.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6">
                <text:p>6</text:p>
              </table:table-cell>
              <table:table-cell office:value-type="float" office:value="27838.5">
                <text:p>27838.5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6">
                <text:p>6</text:p>
              </table:table-cell>
              <table:table-cell office:value-type="float" office:value="21387">
                <text:p>21387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6">
                <text:p>6</text:p>
              </table:table-cell>
              <table:table-cell office:value-type="float" office:value="28390.5">
                <text:p>28390.5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6">
                <text:p>6</text:p>
              </table:table-cell>
              <table:table-cell office:value-type="float" office:value="31855.5">
                <text:p>31855.5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6">
                <text:p>6</text:p>
              </table:table-cell>
              <table:table-cell office:value-type="float" office:value="24298">
                <text:p>24298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6">
                <text:p>6</text:p>
              </table:table-cell>
              <table:table-cell office:value-type="float" office:value="23671.5">
                <text:p>23671.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6">
                <text:p>6</text:p>
              </table:table-cell>
              <table:table-cell office:value-type="float" office:value="25582.5">
                <text:p>25582.5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6">
                <text:p>6</text:p>
              </table:table-cell>
              <table:table-cell office:value-type="float" office:value="28601.5">
                <text:p>28601.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6">
                <text:p>6</text:p>
              </table:table-cell>
              <table:table-cell office:value-type="float" office:value="22364">
                <text:p>22364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6">
                <text:p>6</text:p>
              </table:table-cell>
              <table:table-cell office:value-type="float" office:value="26933.5">
                <text:p>26933.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6">
                <text:p>6</text:p>
              </table:table-cell>
              <table:table-cell office:value-type="float" office:value="23018">
                <text:p>23018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6">
                <text:p>6</text:p>
              </table:table-cell>
              <table:table-cell office:value-type="float" office:value="25720">
                <text:p>25720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6">
                <text:p>6</text:p>
              </table:table-cell>
              <table:table-cell office:value-type="float" office:value="27664">
                <text:p>27664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6">
                <text:p>6</text:p>
              </table:table-cell>
              <table:table-cell office:value-type="float" office:value="31051.5">
                <text:p>31051.5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6">
                <text:p>6</text:p>
              </table:table-cell>
              <table:table-cell office:value-type="float" office:value="22385.5">
                <text:p>22385.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6">
                <text:p>6</text:p>
              </table:table-cell>
              <table:table-cell office:value-type="float" office:value="30348.5">
                <text:p>30348.5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6">
                <text:p>6</text:p>
              </table:table-cell>
              <table:table-cell office:value-type="float" office:value="31603.5">
                <text:p>31603.5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6">
                <text:p>6</text:p>
              </table:table-cell>
              <table:table-cell office:value-type="float" office:value="21533.5">
                <text:p>21533.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6">
                <text:p>6</text:p>
              </table:table-cell>
              <table:table-cell office:value-type="float" office:value="21554">
                <text:p>21554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6">
                <text:p>6</text:p>
              </table:table-cell>
              <table:table-cell office:value-type="float" office:value="22165.5">
                <text:p>22165.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6">
                <text:p>6</text:p>
              </table:table-cell>
              <table:table-cell office:value-type="float" office:value="28220.5">
                <text:p>28220.5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6">
                <text:p>6</text:p>
              </table:table-cell>
              <table:table-cell office:value-type="float" office:value="27557">
                <text:p>27557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6">
                <text:p>6</text:p>
              </table:table-cell>
              <table:table-cell office:value-type="float" office:value="29671.5">
                <text:p>29671.5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6">
                <text:p>6</text:p>
              </table:table-cell>
              <table:table-cell office:value-type="float" office:value="24216.5">
                <text:p>24216.5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6">
                <text:p>6</text:p>
              </table:table-cell>
              <table:table-cell office:value-type="float" office:value="24442">
                <text:p>24442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6">
                <text:p>6</text:p>
              </table:table-cell>
              <table:table-cell office:value-type="float" office:value="25984">
                <text:p>25984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6">
                <text:p>6</text:p>
              </table:table-cell>
              <table:table-cell office:value-type="float" office:value="19231.5">
                <text:p>19231.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6">
                <text:p>6</text:p>
              </table:table-cell>
              <table:table-cell office:value-type="float" office:value="24304.5">
                <text:p>24304.5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6">
                <text:p>6</text:p>
              </table:table-cell>
              <table:table-cell office:value-type="float" office:value="31846.5">
                <text:p>31846.5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6">
                <text:p>6</text:p>
              </table:table-cell>
              <table:table-cell office:value-type="float" office:value="23468">
                <text:p>23468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6">
                <text:p>6</text:p>
              </table:table-cell>
              <table:table-cell office:value-type="float" office:value="24925">
                <text:p>24925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6">
                <text:p>6</text:p>
              </table:table-cell>
              <table:table-cell office:value-type="float" office:value="23608">
                <text:p>23608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6">
                <text:p>6</text:p>
              </table:table-cell>
              <table:table-cell office:value-type="float" office:value="23544.5">
                <text:p>23544.5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6">
                <text:p>6</text:p>
              </table:table-cell>
              <table:table-cell office:value-type="float" office:value="23518">
                <text:p>23518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6">
                <text:p>6</text:p>
              </table:table-cell>
              <table:table-cell office:value-type="float" office:value="21554.5">
                <text:p>21554.5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6">
                <text:p>6</text:p>
              </table:table-cell>
              <table:table-cell office:value-type="float" office:value="25420">
                <text:p>25420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6">
                <text:p>6</text:p>
              </table:table-cell>
              <table:table-cell office:value-type="float" office:value="29217.5">
                <text:p>29217.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6">
                <text:p>6</text:p>
              </table:table-cell>
              <table:table-cell office:value-type="float" office:value="23301">
                <text:p>23301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6">
                <text:p>6</text:p>
              </table:table-cell>
              <table:table-cell office:value-type="float" office:value="26234.5">
                <text:p>26234.5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6">
                <text:p>6</text:p>
              </table:table-cell>
              <table:table-cell office:value-type="float" office:value="28796">
                <text:p>28796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6">
                <text:p>6</text:p>
              </table:table-cell>
              <table:table-cell office:value-type="float" office:value="25145">
                <text:p>2514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6">
                <text:p>6</text:p>
              </table:table-cell>
              <table:table-cell office:value-type="float" office:value="24869">
                <text:p>24869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6">
                <text:p>6</text:p>
              </table:table-cell>
              <table:table-cell office:value-type="float" office:value="23619">
                <text:p>23619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6">
                <text:p>6</text:p>
              </table:table-cell>
              <table:table-cell office:value-type="float" office:value="24005">
                <text:p>2400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6">
                <text:p>6</text:p>
              </table:table-cell>
              <table:table-cell office:value-type="float" office:value="25033.5">
                <text:p>25033.5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6">
                <text:p>6</text:p>
              </table:table-cell>
              <table:table-cell office:value-type="float" office:value="26001.5">
                <text:p>26001.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6">
                <text:p>6</text:p>
              </table:table-cell>
              <table:table-cell office:value-type="float" office:value="20494.5">
                <text:p>20494.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6">
                <text:p>6</text:p>
              </table:table-cell>
              <table:table-cell office:value-type="float" office:value="22997.5">
                <text:p>22997.5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6">
                <text:p>6</text:p>
              </table:table-cell>
              <table:table-cell office:value-type="float" office:value="25538.5">
                <text:p>25538.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6">
                <text:p>6</text:p>
              </table:table-cell>
              <table:table-cell office:value-type="float" office:value="25304.5">
                <text:p>25304.5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6">
                <text:p>6</text:p>
              </table:table-cell>
              <table:table-cell office:value-type="float" office:value="23988.5">
                <text:p>23988.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6">
                <text:p>6</text:p>
              </table:table-cell>
              <table:table-cell office:value-type="float" office:value="27436.5">
                <text:p>27436.5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6">
                <text:p>6</text:p>
              </table:table-cell>
              <table:table-cell office:value-type="float" office:value="27375.5">
                <text:p>27375.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6">
                <text:p>6</text:p>
              </table:table-cell>
              <table:table-cell office:value-type="float" office:value="26419">
                <text:p>26419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6">
                <text:p>6</text:p>
              </table:table-cell>
              <table:table-cell office:value-type="float" office:value="27011">
                <text:p>27011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6">
                <text:p>6</text:p>
              </table:table-cell>
              <table:table-cell office:value-type="float" office:value="29422.5">
                <text:p>29422.5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6">
                <text:p>6</text:p>
              </table:table-cell>
              <table:table-cell office:value-type="float" office:value="20592">
                <text:p>20592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6">
                <text:p>6</text:p>
              </table:table-cell>
              <table:table-cell office:value-type="float" office:value="24817">
                <text:p>24817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6">
                <text:p>6</text:p>
              </table:table-cell>
              <table:table-cell office:value-type="float" office:value="23955.5">
                <text:p>23955.5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6">
                <text:p>6</text:p>
              </table:table-cell>
              <table:table-cell office:value-type="float" office:value="27514.5">
                <text:p>27514.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6">
                <text:p>6</text:p>
              </table:table-cell>
              <table:table-cell office:value-type="float" office:value="26745.5">
                <text:p>26745.5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6">
                <text:p>6</text:p>
              </table:table-cell>
              <table:table-cell office:value-type="float" office:value="30628">
                <text:p>30628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6">
                <text:p>6</text:p>
              </table:table-cell>
              <table:table-cell office:value-type="float" office:value="25154.5">
                <text:p>25154.5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6">
                <text:p>6</text:p>
              </table:table-cell>
              <table:table-cell office:value-type="float" office:value="26622.5">
                <text:p>26622.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6">
                <text:p>6</text:p>
              </table:table-cell>
              <table:table-cell office:value-type="float" office:value="27935">
                <text:p>27935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6">
                <text:p>6</text:p>
              </table:table-cell>
              <table:table-cell office:value-type="float" office:value="25832">
                <text:p>25832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6">
                <text:p>6</text:p>
              </table:table-cell>
              <table:table-cell office:value-type="float" office:value="29740.5">
                <text:p>29740.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6">
                <text:p>6</text:p>
              </table:table-cell>
              <table:table-cell office:value-type="float" office:value="22470.5">
                <text:p>22470.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6">
                <text:p>6</text:p>
              </table:table-cell>
              <table:table-cell office:value-type="float" office:value="26642">
                <text:p>26642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6">
                <text:p>6</text:p>
              </table:table-cell>
              <table:table-cell office:value-type="float" office:value="23848">
                <text:p>23848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6">
                <text:p>6</text:p>
              </table:table-cell>
              <table:table-cell office:value-type="float" office:value="22949.5">
                <text:p>22949.5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6">
                <text:p>6</text:p>
              </table:table-cell>
              <table:table-cell office:value-type="float" office:value="24332">
                <text:p>24332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6">
                <text:p>6</text:p>
              </table:table-cell>
              <table:table-cell office:value-type="float" office:value="27748">
                <text:p>27748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6">
                <text:p>6</text:p>
              </table:table-cell>
              <table:table-cell office:value-type="float" office:value="27661">
                <text:p>27661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6">
                <text:p>6</text:p>
              </table:table-cell>
              <table:table-cell office:value-type="float" office:value="28586">
                <text:p>28586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6">
                <text:p>6</text:p>
              </table:table-cell>
              <table:table-cell office:value-type="float" office:value="24917">
                <text:p>24917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6">
                <text:p>6</text:p>
              </table:table-cell>
              <table:table-cell office:value-type="float" office:value="28210">
                <text:p>28210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6">
                <text:p>6</text:p>
              </table:table-cell>
              <table:table-cell office:value-type="float" office:value="24020">
                <text:p>2402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6">
                <text:p>6</text:p>
              </table:table-cell>
              <table:table-cell office:value-type="float" office:value="29566">
                <text:p>29566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6">
                <text:p>6</text:p>
              </table:table-cell>
              <table:table-cell office:value-type="float" office:value="27013.5">
                <text:p>27013.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7">
                <text:p>7</text:p>
              </table:table-cell>
              <table:table-cell office:value-type="float" office:value="25020.5">
                <text:p>25020.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7">
                <text:p>7</text:p>
              </table:table-cell>
              <table:table-cell office:value-type="float" office:value="31133">
                <text:p>31133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7">
                <text:p>7</text:p>
              </table:table-cell>
              <table:table-cell office:value-type="float" office:value="27611">
                <text:p>27611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7">
                <text:p>7</text:p>
              </table:table-cell>
              <table:table-cell office:value-type="float" office:value="27202.5">
                <text:p>27202.5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7">
                <text:p>7</text:p>
              </table:table-cell>
              <table:table-cell office:value-type="float" office:value="23488.5">
                <text:p>23488.5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7">
                <text:p>7</text:p>
              </table:table-cell>
              <table:table-cell office:value-type="float" office:value="26812">
                <text:p>26812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7">
                <text:p>7</text:p>
              </table:table-cell>
              <table:table-cell office:value-type="float" office:value="24129">
                <text:p>24129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7">
                <text:p>7</text:p>
              </table:table-cell>
              <table:table-cell office:value-type="float" office:value="20493">
                <text:p>20493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7">
                <text:p>7</text:p>
              </table:table-cell>
              <table:table-cell office:value-type="float" office:value="27698.5">
                <text:p>27698.5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7">
                <text:p>7</text:p>
              </table:table-cell>
              <table:table-cell office:value-type="float" office:value="26485">
                <text:p>2648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7">
                <text:p>7</text:p>
              </table:table-cell>
              <table:table-cell office:value-type="float" office:value="22019.5">
                <text:p>22019.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7">
                <text:p>7</text:p>
              </table:table-cell>
              <table:table-cell office:value-type="float" office:value="26378">
                <text:p>26378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7">
                <text:p>7</text:p>
              </table:table-cell>
              <table:table-cell office:value-type="float" office:value="23530.5">
                <text:p>23530.5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7">
                <text:p>7</text:p>
              </table:table-cell>
              <table:table-cell office:value-type="float" office:value="26512.5">
                <text:p>26512.5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7">
                <text:p>7</text:p>
              </table:table-cell>
              <table:table-cell office:value-type="float" office:value="25451.5">
                <text:p>25451.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7">
                <text:p>7</text:p>
              </table:table-cell>
              <table:table-cell office:value-type="float" office:value="25938">
                <text:p>25938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7">
                <text:p>7</text:p>
              </table:table-cell>
              <table:table-cell office:value-type="float" office:value="25504.5">
                <text:p>25504.5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7">
                <text:p>7</text:p>
              </table:table-cell>
              <table:table-cell office:value-type="float" office:value="24413">
                <text:p>24413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7">
                <text:p>7</text:p>
              </table:table-cell>
              <table:table-cell office:value-type="float" office:value="24341.5">
                <text:p>24341.5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7">
                <text:p>7</text:p>
              </table:table-cell>
              <table:table-cell office:value-type="float" office:value="24195.5">
                <text:p>24195.5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7">
                <text:p>7</text:p>
              </table:table-cell>
              <table:table-cell office:value-type="float" office:value="27832.5">
                <text:p>27832.5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7">
                <text:p>7</text:p>
              </table:table-cell>
              <table:table-cell office:value-type="float" office:value="28796.5">
                <text:p>28796.5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7">
                <text:p>7</text:p>
              </table:table-cell>
              <table:table-cell office:value-type="float" office:value="24425.5">
                <text:p>24425.5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7">
                <text:p>7</text:p>
              </table:table-cell>
              <table:table-cell office:value-type="float" office:value="26611.5">
                <text:p>26611.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7">
                <text:p>7</text:p>
              </table:table-cell>
              <table:table-cell office:value-type="float" office:value="26397.5">
                <text:p>26397.5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7">
                <text:p>7</text:p>
              </table:table-cell>
              <table:table-cell office:value-type="float" office:value="31188">
                <text:p>31188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7">
                <text:p>7</text:p>
              </table:table-cell>
              <table:table-cell office:value-type="float" office:value="25418">
                <text:p>25418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7">
                <text:p>7</text:p>
              </table:table-cell>
              <table:table-cell office:value-type="float" office:value="25573">
                <text:p>25573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7">
                <text:p>7</text:p>
              </table:table-cell>
              <table:table-cell office:value-type="float" office:value="26937.5">
                <text:p>26937.5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7">
                <text:p>7</text:p>
              </table:table-cell>
              <table:table-cell office:value-type="float" office:value="27037.5">
                <text:p>27037.5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7">
                <text:p>7</text:p>
              </table:table-cell>
              <table:table-cell office:value-type="float" office:value="24989.5">
                <text:p>24989.5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7">
                <text:p>7</text:p>
              </table:table-cell>
              <table:table-cell office:value-type="float" office:value="21822">
                <text:p>21822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7">
                <text:p>7</text:p>
              </table:table-cell>
              <table:table-cell office:value-type="float" office:value="21969.5">
                <text:p>21969.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7">
                <text:p>7</text:p>
              </table:table-cell>
              <table:table-cell office:value-type="float" office:value="25747.5">
                <text:p>25747.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7">
                <text:p>7</text:p>
              </table:table-cell>
              <table:table-cell office:value-type="float" office:value="27626">
                <text:p>27626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7">
                <text:p>7</text:p>
              </table:table-cell>
              <table:table-cell office:value-type="float" office:value="26291.5">
                <text:p>26291.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7">
                <text:p>7</text:p>
              </table:table-cell>
              <table:table-cell office:value-type="float" office:value="23264">
                <text:p>23264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7">
                <text:p>7</text:p>
              </table:table-cell>
              <table:table-cell office:value-type="float" office:value="25095.5">
                <text:p>25095.5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7">
                <text:p>7</text:p>
              </table:table-cell>
              <table:table-cell office:value-type="float" office:value="23657">
                <text:p>23657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7">
                <text:p>7</text:p>
              </table:table-cell>
              <table:table-cell office:value-type="float" office:value="25223.5">
                <text:p>25223.5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7">
                <text:p>7</text:p>
              </table:table-cell>
              <table:table-cell office:value-type="float" office:value="23749">
                <text:p>23749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7">
                <text:p>7</text:p>
              </table:table-cell>
              <table:table-cell office:value-type="float" office:value="22908.5">
                <text:p>22908.5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7">
                <text:p>7</text:p>
              </table:table-cell>
              <table:table-cell office:value-type="float" office:value="26400.5">
                <text:p>26400.5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7">
                <text:p>7</text:p>
              </table:table-cell>
              <table:table-cell office:value-type="float" office:value="26155">
                <text:p>26155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7">
                <text:p>7</text:p>
              </table:table-cell>
              <table:table-cell office:value-type="float" office:value="26303.5">
                <text:p>26303.5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7">
                <text:p>7</text:p>
              </table:table-cell>
              <table:table-cell office:value-type="float" office:value="26711">
                <text:p>26711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7">
                <text:p>7</text:p>
              </table:table-cell>
              <table:table-cell office:value-type="float" office:value="21825">
                <text:p>21825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7">
                <text:p>7</text:p>
              </table:table-cell>
              <table:table-cell office:value-type="float" office:value="28247">
                <text:p>28247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7">
                <text:p>7</text:p>
              </table:table-cell>
              <table:table-cell office:value-type="float" office:value="27068.5">
                <text:p>27068.5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7">
                <text:p>7</text:p>
              </table:table-cell>
              <table:table-cell office:value-type="float" office:value="27346">
                <text:p>27346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7">
                <text:p>7</text:p>
              </table:table-cell>
              <table:table-cell office:value-type="float" office:value="22890.5">
                <text:p>22890.5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7">
                <text:p>7</text:p>
              </table:table-cell>
              <table:table-cell office:value-type="float" office:value="26399.5">
                <text:p>26399.5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7">
                <text:p>7</text:p>
              </table:table-cell>
              <table:table-cell office:value-type="float" office:value="25376.5">
                <text:p>25376.5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7">
                <text:p>7</text:p>
              </table:table-cell>
              <table:table-cell office:value-type="float" office:value="22681.5">
                <text:p>22681.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7">
                <text:p>7</text:p>
              </table:table-cell>
              <table:table-cell office:value-type="float" office:value="27415.5">
                <text:p>27415.5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7">
                <text:p>7</text:p>
              </table:table-cell>
              <table:table-cell office:value-type="float" office:value="24348.5">
                <text:p>24348.5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7">
                <text:p>7</text:p>
              </table:table-cell>
              <table:table-cell office:value-type="float" office:value="26468">
                <text:p>26468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7">
                <text:p>7</text:p>
              </table:table-cell>
              <table:table-cell office:value-type="float" office:value="27713.5">
                <text:p>27713.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7">
                <text:p>7</text:p>
              </table:table-cell>
              <table:table-cell office:value-type="float" office:value="24760.5">
                <text:p>24760.5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7">
                <text:p>7</text:p>
              </table:table-cell>
              <table:table-cell office:value-type="float" office:value="25857">
                <text:p>25857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7">
                <text:p>7</text:p>
              </table:table-cell>
              <table:table-cell office:value-type="float" office:value="32368">
                <text:p>32368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7">
                <text:p>7</text:p>
              </table:table-cell>
              <table:table-cell office:value-type="float" office:value="22484.5">
                <text:p>22484.5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7">
                <text:p>7</text:p>
              </table:table-cell>
              <table:table-cell office:value-type="float" office:value="24607">
                <text:p>24607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7">
                <text:p>7</text:p>
              </table:table-cell>
              <table:table-cell office:value-type="float" office:value="23943">
                <text:p>23943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7">
                <text:p>7</text:p>
              </table:table-cell>
              <table:table-cell office:value-type="float" office:value="28633">
                <text:p>28633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7">
                <text:p>7</text:p>
              </table:table-cell>
              <table:table-cell office:value-type="float" office:value="27626.5">
                <text:p>27626.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7">
                <text:p>7</text:p>
              </table:table-cell>
              <table:table-cell office:value-type="float" office:value="24566">
                <text:p>24566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7">
                <text:p>7</text:p>
              </table:table-cell>
              <table:table-cell office:value-type="float" office:value="28636">
                <text:p>28636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7">
                <text:p>7</text:p>
              </table:table-cell>
              <table:table-cell office:value-type="float" office:value="29956.5">
                <text:p>29956.5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7">
                <text:p>7</text:p>
              </table:table-cell>
              <table:table-cell office:value-type="float" office:value="27587">
                <text:p>27587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7">
                <text:p>7</text:p>
              </table:table-cell>
              <table:table-cell office:value-type="float" office:value="26465.5">
                <text:p>26465.5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7">
                <text:p>7</text:p>
              </table:table-cell>
              <table:table-cell office:value-type="float" office:value="27789">
                <text:p>27789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7">
                <text:p>7</text:p>
              </table:table-cell>
              <table:table-cell office:value-type="float" office:value="26481.5">
                <text:p>26481.5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7">
                <text:p>7</text:p>
              </table:table-cell>
              <table:table-cell office:value-type="float" office:value="25496.5">
                <text:p>25496.5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7">
                <text:p>7</text:p>
              </table:table-cell>
              <table:table-cell office:value-type="float" office:value="23012.5">
                <text:p>23012.5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7">
                <text:p>7</text:p>
              </table:table-cell>
              <table:table-cell office:value-type="float" office:value="25879">
                <text:p>25879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7">
                <text:p>7</text:p>
              </table:table-cell>
              <table:table-cell office:value-type="float" office:value="29688">
                <text:p>29688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7">
                <text:p>7</text:p>
              </table:table-cell>
              <table:table-cell office:value-type="float" office:value="26494.5">
                <text:p>26494.5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7">
                <text:p>7</text:p>
              </table:table-cell>
              <table:table-cell office:value-type="float" office:value="30623">
                <text:p>30623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7">
                <text:p>7</text:p>
              </table:table-cell>
              <table:table-cell office:value-type="float" office:value="24526.5">
                <text:p>24526.5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7">
                <text:p>7</text:p>
              </table:table-cell>
              <table:table-cell office:value-type="float" office:value="24033">
                <text:p>24033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7">
                <text:p>7</text:p>
              </table:table-cell>
              <table:table-cell office:value-type="float" office:value="30568.5">
                <text:p>30568.5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7">
                <text:p>7</text:p>
              </table:table-cell>
              <table:table-cell office:value-type="float" office:value="21837.5">
                <text:p>21837.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7">
                <text:p>7</text:p>
              </table:table-cell>
              <table:table-cell office:value-type="float" office:value="30017">
                <text:p>30017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7">
                <text:p>7</text:p>
              </table:table-cell>
              <table:table-cell office:value-type="float" office:value="30087.5">
                <text:p>30087.5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7">
                <text:p>7</text:p>
              </table:table-cell>
              <table:table-cell office:value-type="float" office:value="24100.5">
                <text:p>24100.5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7">
                <text:p>7</text:p>
              </table:table-cell>
              <table:table-cell office:value-type="float" office:value="21042">
                <text:p>21042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7">
                <text:p>7</text:p>
              </table:table-cell>
              <table:table-cell office:value-type="float" office:value="21031.5">
                <text:p>21031.5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7">
                <text:p>7</text:p>
              </table:table-cell>
              <table:table-cell office:value-type="float" office:value="25435.5">
                <text:p>25435.5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7">
                <text:p>7</text:p>
              </table:table-cell>
              <table:table-cell office:value-type="float" office:value="24059.5">
                <text:p>24059.5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7">
                <text:p>7</text:p>
              </table:table-cell>
              <table:table-cell office:value-type="float" office:value="24884.5">
                <text:p>24884.5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7">
                <text:p>7</text:p>
              </table:table-cell>
              <table:table-cell office:value-type="float" office:value="28089">
                <text:p>28089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7">
                <text:p>7</text:p>
              </table:table-cell>
              <table:table-cell office:value-type="float" office:value="24750">
                <text:p>24750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7">
                <text:p>7</text:p>
              </table:table-cell>
              <table:table-cell office:value-type="float" office:value="22054.5">
                <text:p>22054.5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7">
                <text:p>7</text:p>
              </table:table-cell>
              <table:table-cell office:value-type="float" office:value="24580.5">
                <text:p>24580.5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7">
                <text:p>7</text:p>
              </table:table-cell>
              <table:table-cell office:value-type="float" office:value="25006.5">
                <text:p>25006.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7">
                <text:p>7</text:p>
              </table:table-cell>
              <table:table-cell office:value-type="float" office:value="29100.5">
                <text:p>29100.5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7">
                <text:p>7</text:p>
              </table:table-cell>
              <table:table-cell office:value-type="float" office:value="23887">
                <text:p>23887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7">
                <text:p>7</text:p>
              </table:table-cell>
              <table:table-cell office:value-type="float" office:value="26919">
                <text:p>26919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7">
                <text:p>7</text:p>
              </table:table-cell>
              <table:table-cell office:value-type="float" office:value="29344">
                <text:p>29344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7">
                <text:p>7</text:p>
              </table:table-cell>
              <table:table-cell office:value-type="float" office:value="26687.5">
                <text:p>26687.5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7">
                <text:p>7</text:p>
              </table:table-cell>
              <table:table-cell office:value-type="float" office:value="22289.5">
                <text:p>22289.5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7">
                <text:p>7</text:p>
              </table:table-cell>
              <table:table-cell office:value-type="float" office:value="24077.5">
                <text:p>24077.5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7">
                <text:p>7</text:p>
              </table:table-cell>
              <table:table-cell office:value-type="float" office:value="26409.5">
                <text:p>26409.5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7">
                <text:p>7</text:p>
              </table:table-cell>
              <table:table-cell office:value-type="float" office:value="27217.5">
                <text:p>27217.5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7">
                <text:p>7</text:p>
              </table:table-cell>
              <table:table-cell office:value-type="float" office:value="26828.5">
                <text:p>26828.5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7">
                <text:p>7</text:p>
              </table:table-cell>
              <table:table-cell office:value-type="float" office:value="27384.5">
                <text:p>27384.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7">
                <text:p>7</text:p>
              </table:table-cell>
              <table:table-cell office:value-type="float" office:value="26883.5">
                <text:p>26883.5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7">
                <text:p>7</text:p>
              </table:table-cell>
              <table:table-cell office:value-type="float" office:value="27921.5">
                <text:p>27921.5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7">
                <text:p>7</text:p>
              </table:table-cell>
              <table:table-cell office:value-type="float" office:value="27640">
                <text:p>27640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7">
                <text:p>7</text:p>
              </table:table-cell>
              <table:table-cell office:value-type="float" office:value="29595.5">
                <text:p>29595.5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7">
                <text:p>7</text:p>
              </table:table-cell>
              <table:table-cell office:value-type="float" office:value="25663">
                <text:p>25663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7">
                <text:p>7</text:p>
              </table:table-cell>
              <table:table-cell office:value-type="float" office:value="20421">
                <text:p>20421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7">
                <text:p>7</text:p>
              </table:table-cell>
              <table:table-cell office:value-type="float" office:value="27188.5">
                <text:p>27188.5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7">
                <text:p>7</text:p>
              </table:table-cell>
              <table:table-cell office:value-type="float" office:value="27376">
                <text:p>27376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7">
                <text:p>7</text:p>
              </table:table-cell>
              <table:table-cell office:value-type="float" office:value="21968.5">
                <text:p>21968.5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7">
                <text:p>7</text:p>
              </table:table-cell>
              <table:table-cell office:value-type="float" office:value="27564.5">
                <text:p>27564.5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7">
                <text:p>7</text:p>
              </table:table-cell>
              <table:table-cell office:value-type="float" office:value="27723.5">
                <text:p>27723.5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7">
                <text:p>7</text:p>
              </table:table-cell>
              <table:table-cell office:value-type="float" office:value="24650">
                <text:p>24650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7">
                <text:p>7</text:p>
              </table:table-cell>
              <table:table-cell office:value-type="float" office:value="22439">
                <text:p>22439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7">
                <text:p>7</text:p>
              </table:table-cell>
              <table:table-cell office:value-type="float" office:value="20982">
                <text:p>20982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7">
                <text:p>7</text:p>
              </table:table-cell>
              <table:table-cell office:value-type="float" office:value="25851.5">
                <text:p>25851.5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7">
                <text:p>7</text:p>
              </table:table-cell>
              <table:table-cell office:value-type="float" office:value="26636.5">
                <text:p>26636.5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7">
                <text:p>7</text:p>
              </table:table-cell>
              <table:table-cell office:value-type="float" office:value="28360.5">
                <text:p>28360.5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7">
                <text:p>7</text:p>
              </table:table-cell>
              <table:table-cell office:value-type="float" office:value="29093">
                <text:p>29093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7">
                <text:p>7</text:p>
              </table:table-cell>
              <table:table-cell office:value-type="float" office:value="25105.5">
                <text:p>25105.5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7">
                <text:p>7</text:p>
              </table:table-cell>
              <table:table-cell office:value-type="float" office:value="27456.5">
                <text:p>27456.5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7">
                <text:p>7</text:p>
              </table:table-cell>
              <table:table-cell office:value-type="float" office:value="24995">
                <text:p>24995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7">
                <text:p>7</text:p>
              </table:table-cell>
              <table:table-cell office:value-type="float" office:value="24482">
                <text:p>24482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7">
                <text:p>7</text:p>
              </table:table-cell>
              <table:table-cell office:value-type="float" office:value="26144.5">
                <text:p>26144.5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7">
                <text:p>7</text:p>
              </table:table-cell>
              <table:table-cell office:value-type="float" office:value="20457">
                <text:p>20457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7">
                <text:p>7</text:p>
              </table:table-cell>
              <table:table-cell office:value-type="float" office:value="29184.5">
                <text:p>29184.5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7">
                <text:p>7</text:p>
              </table:table-cell>
              <table:table-cell office:value-type="float" office:value="29399.5">
                <text:p>29399.5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7">
                <text:p>7</text:p>
              </table:table-cell>
              <table:table-cell office:value-type="float" office:value="23148.5">
                <text:p>23148.5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7">
                <text:p>7</text:p>
              </table:table-cell>
              <table:table-cell office:value-type="float" office:value="26415.5">
                <text:p>26415.5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7">
                <text:p>7</text:p>
              </table:table-cell>
              <table:table-cell office:value-type="float" office:value="26065">
                <text:p>26065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7">
                <text:p>7</text:p>
              </table:table-cell>
              <table:table-cell office:value-type="float" office:value="25624.5">
                <text:p>25624.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7">
                <text:p>7</text:p>
              </table:table-cell>
              <table:table-cell office:value-type="float" office:value="27509.5">
                <text:p>27509.5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7">
                <text:p>7</text:p>
              </table:table-cell>
              <table:table-cell office:value-type="float" office:value="27266">
                <text:p>27266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7">
                <text:p>7</text:p>
              </table:table-cell>
              <table:table-cell office:value-type="float" office:value="24540.5">
                <text:p>24540.5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7">
                <text:p>7</text:p>
              </table:table-cell>
              <table:table-cell office:value-type="float" office:value="29271">
                <text:p>29271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7">
                <text:p>7</text:p>
              </table:table-cell>
              <table:table-cell office:value-type="float" office:value="23190.5">
                <text:p>23190.5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7">
                <text:p>7</text:p>
              </table:table-cell>
              <table:table-cell office:value-type="float" office:value="22135.5">
                <text:p>22135.5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7">
                <text:p>7</text:p>
              </table:table-cell>
              <table:table-cell office:value-type="float" office:value="25547">
                <text:p>25547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7">
                <text:p>7</text:p>
              </table:table-cell>
              <table:table-cell office:value-type="float" office:value="26863">
                <text:p>26863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7">
                <text:p>7</text:p>
              </table:table-cell>
              <table:table-cell office:value-type="float" office:value="29155.5">
                <text:p>29155.5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7">
                <text:p>7</text:p>
              </table:table-cell>
              <table:table-cell office:value-type="float" office:value="23623.5">
                <text:p>23623.5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7">
                <text:p>7</text:p>
              </table:table-cell>
              <table:table-cell office:value-type="float" office:value="24970">
                <text:p>24970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7">
                <text:p>7</text:p>
              </table:table-cell>
              <table:table-cell office:value-type="float" office:value="21895.5">
                <text:p>21895.5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7">
                <text:p>7</text:p>
              </table:table-cell>
              <table:table-cell office:value-type="float" office:value="23086">
                <text:p>23086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7">
                <text:p>7</text:p>
              </table:table-cell>
              <table:table-cell office:value-type="float" office:value="22995.5">
                <text:p>22995.5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7">
                <text:p>7</text:p>
              </table:table-cell>
              <table:table-cell office:value-type="float" office:value="23671">
                <text:p>23671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7">
                <text:p>7</text:p>
              </table:table-cell>
              <table:table-cell office:value-type="float" office:value="24470.5">
                <text:p>24470.5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7">
                <text:p>7</text:p>
              </table:table-cell>
              <table:table-cell office:value-type="float" office:value="27176">
                <text:p>27176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7">
                <text:p>7</text:p>
              </table:table-cell>
              <table:table-cell office:value-type="float" office:value="33213.5">
                <text:p>33213.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7">
                <text:p>7</text:p>
              </table:table-cell>
              <table:table-cell office:value-type="float" office:value="24961.5">
                <text:p>24961.5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7">
                <text:p>7</text:p>
              </table:table-cell>
              <table:table-cell office:value-type="float" office:value="22689.5">
                <text:p>22689.5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7">
                <text:p>7</text:p>
              </table:table-cell>
              <table:table-cell office:value-type="float" office:value="22632">
                <text:p>22632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7">
                <text:p>7</text:p>
              </table:table-cell>
              <table:table-cell office:value-type="float" office:value="23098">
                <text:p>23098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7">
                <text:p>7</text:p>
              </table:table-cell>
              <table:table-cell office:value-type="float" office:value="23355.5">
                <text:p>23355.5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7">
                <text:p>7</text:p>
              </table:table-cell>
              <table:table-cell office:value-type="float" office:value="30642">
                <text:p>30642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7">
                <text:p>7</text:p>
              </table:table-cell>
              <table:table-cell office:value-type="float" office:value="27350.5">
                <text:p>27350.5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7">
                <text:p>7</text:p>
              </table:table-cell>
              <table:table-cell office:value-type="float" office:value="27354.5">
                <text:p>27354.5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7">
                <text:p>7</text:p>
              </table:table-cell>
              <table:table-cell office:value-type="float" office:value="25965.5">
                <text:p>25965.5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7">
                <text:p>7</text:p>
              </table:table-cell>
              <table:table-cell office:value-type="float" office:value="27158">
                <text:p>27158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7">
                <text:p>7</text:p>
              </table:table-cell>
              <table:table-cell office:value-type="float" office:value="24508.5">
                <text:p>24508.5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7">
                <text:p>7</text:p>
              </table:table-cell>
              <table:table-cell office:value-type="float" office:value="26041">
                <text:p>26041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7">
                <text:p>7</text:p>
              </table:table-cell>
              <table:table-cell office:value-type="float" office:value="26294">
                <text:p>26294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7">
                <text:p>7</text:p>
              </table:table-cell>
              <table:table-cell office:value-type="float" office:value="26810">
                <text:p>26810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7">
                <text:p>7</text:p>
              </table:table-cell>
              <table:table-cell office:value-type="float" office:value="28433">
                <text:p>28433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7">
                <text:p>7</text:p>
              </table:table-cell>
              <table:table-cell office:value-type="float" office:value="30016.5">
                <text:p>30016.5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7">
                <text:p>7</text:p>
              </table:table-cell>
              <table:table-cell office:value-type="float" office:value="25242">
                <text:p>25242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7">
                <text:p>7</text:p>
              </table:table-cell>
              <table:table-cell office:value-type="float" office:value="27669">
                <text:p>27669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7">
                <text:p>7</text:p>
              </table:table-cell>
              <table:table-cell office:value-type="float" office:value="23993.5">
                <text:p>23993.5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7">
                <text:p>7</text:p>
              </table:table-cell>
              <table:table-cell office:value-type="float" office:value="25363">
                <text:p>25363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7">
                <text:p>7</text:p>
              </table:table-cell>
              <table:table-cell office:value-type="float" office:value="24906">
                <text:p>24906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7">
                <text:p>7</text:p>
              </table:table-cell>
              <table:table-cell office:value-type="float" office:value="26450.5">
                <text:p>26450.5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7">
                <text:p>7</text:p>
              </table:table-cell>
              <table:table-cell office:value-type="float" office:value="31429">
                <text:p>31429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7">
                <text:p>7</text:p>
              </table:table-cell>
              <table:table-cell office:value-type="float" office:value="21832">
                <text:p>21832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7">
                <text:p>7</text:p>
              </table:table-cell>
              <table:table-cell office:value-type="float" office:value="23587.5">
                <text:p>23587.5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7">
                <text:p>7</text:p>
              </table:table-cell>
              <table:table-cell office:value-type="float" office:value="26897.5">
                <text:p>26897.5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7">
                <text:p>7</text:p>
              </table:table-cell>
              <table:table-cell office:value-type="float" office:value="25745">
                <text:p>25745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7">
                <text:p>7</text:p>
              </table:table-cell>
              <table:table-cell office:value-type="float" office:value="21864">
                <text:p>21864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7">
                <text:p>7</text:p>
              </table:table-cell>
              <table:table-cell office:value-type="float" office:value="23617.5">
                <text:p>23617.5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7">
                <text:p>7</text:p>
              </table:table-cell>
              <table:table-cell office:value-type="float" office:value="25021.5">
                <text:p>25021.5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7">
                <text:p>7</text:p>
              </table:table-cell>
              <table:table-cell office:value-type="float" office:value="27454">
                <text:p>27454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7">
                <text:p>7</text:p>
              </table:table-cell>
              <table:table-cell office:value-type="float" office:value="23913.5">
                <text:p>23913.5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7">
                <text:p>7</text:p>
              </table:table-cell>
              <table:table-cell office:value-type="float" office:value="25150.5">
                <text:p>25150.5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7">
                <text:p>7</text:p>
              </table:table-cell>
              <table:table-cell office:value-type="float" office:value="30812.5">
                <text:p>30812.5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7">
                <text:p>7</text:p>
              </table:table-cell>
              <table:table-cell office:value-type="float" office:value="25249">
                <text:p>25249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7">
                <text:p>7</text:p>
              </table:table-cell>
              <table:table-cell office:value-type="float" office:value="23795.5">
                <text:p>23795.5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7">
                <text:p>7</text:p>
              </table:table-cell>
              <table:table-cell office:value-type="float" office:value="28293">
                <text:p>28293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7">
                <text:p>7</text:p>
              </table:table-cell>
              <table:table-cell office:value-type="float" office:value="25866.5">
                <text:p>25866.5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7">
                <text:p>7</text:p>
              </table:table-cell>
              <table:table-cell office:value-type="float" office:value="30826.5">
                <text:p>30826.5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7">
                <text:p>7</text:p>
              </table:table-cell>
              <table:table-cell office:value-type="float" office:value="25915.5">
                <text:p>25915.5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7">
                <text:p>7</text:p>
              </table:table-cell>
              <table:table-cell office:value-type="float" office:value="24430.5">
                <text:p>24430.5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7">
                <text:p>7</text:p>
              </table:table-cell>
              <table:table-cell office:value-type="float" office:value="27399">
                <text:p>27399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7">
                <text:p>7</text:p>
              </table:table-cell>
              <table:table-cell office:value-type="float" office:value="28333">
                <text:p>28333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7">
                <text:p>7</text:p>
              </table:table-cell>
              <table:table-cell office:value-type="float" office:value="26607.5">
                <text:p>26607.5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7">
                <text:p>7</text:p>
              </table:table-cell>
              <table:table-cell office:value-type="float" office:value="31730">
                <text:p>31730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7">
                <text:p>7</text:p>
              </table:table-cell>
              <table:table-cell office:value-type="float" office:value="32694">
                <text:p>32694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7">
                <text:p>7</text:p>
              </table:table-cell>
              <table:table-cell office:value-type="float" office:value="21985">
                <text:p>21985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7">
                <text:p>7</text:p>
              </table:table-cell>
              <table:table-cell office:value-type="float" office:value="25586">
                <text:p>25586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7">
                <text:p>7</text:p>
              </table:table-cell>
              <table:table-cell office:value-type="float" office:value="21701">
                <text:p>21701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7">
                <text:p>7</text:p>
              </table:table-cell>
              <table:table-cell office:value-type="float" office:value="24866.5">
                <text:p>24866.5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7">
                <text:p>7</text:p>
              </table:table-cell>
              <table:table-cell office:value-type="float" office:value="27778.5">
                <text:p>27778.5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7">
                <text:p>7</text:p>
              </table:table-cell>
              <table:table-cell office:value-type="float" office:value="24592.5">
                <text:p>24592.5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7">
                <text:p>7</text:p>
              </table:table-cell>
              <table:table-cell office:value-type="float" office:value="25545.5">
                <text:p>25545.5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7">
                <text:p>7</text:p>
              </table:table-cell>
              <table:table-cell office:value-type="float" office:value="24556.5">
                <text:p>24556.5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7">
                <text:p>7</text:p>
              </table:table-cell>
              <table:table-cell office:value-type="float" office:value="27579.5">
                <text:p>27579.5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7">
                <text:p>7</text:p>
              </table:table-cell>
              <table:table-cell office:value-type="float" office:value="23285">
                <text:p>23285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7">
                <text:p>7</text:p>
              </table:table-cell>
              <table:table-cell office:value-type="float" office:value="21729.5">
                <text:p>21729.5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7">
                <text:p>7</text:p>
              </table:table-cell>
              <table:table-cell office:value-type="float" office:value="26415">
                <text:p>26415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7">
                <text:p>7</text:p>
              </table:table-cell>
              <table:table-cell office:value-type="float" office:value="24979">
                <text:p>24979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7">
                <text:p>7</text:p>
              </table:table-cell>
              <table:table-cell office:value-type="float" office:value="26374">
                <text:p>26374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7">
                <text:p>7</text:p>
              </table:table-cell>
              <table:table-cell office:value-type="float" office:value="23143.5">
                <text:p>23143.5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7">
                <text:p>7</text:p>
              </table:table-cell>
              <table:table-cell office:value-type="float" office:value="27044.5">
                <text:p>27044.5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7">
                <text:p>7</text:p>
              </table:table-cell>
              <table:table-cell office:value-type="float" office:value="27112.5">
                <text:p>27112.5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7">
                <text:p>7</text:p>
              </table:table-cell>
              <table:table-cell office:value-type="float" office:value="26831">
                <text:p>26831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7">
                <text:p>7</text:p>
              </table:table-cell>
              <table:table-cell office:value-type="float" office:value="24376">
                <text:p>24376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7">
                <text:p>7</text:p>
              </table:table-cell>
              <table:table-cell office:value-type="float" office:value="26021.5">
                <text:p>26021.5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7">
                <text:p>7</text:p>
              </table:table-cell>
              <table:table-cell office:value-type="float" office:value="26847">
                <text:p>26847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7">
                <text:p>7</text:p>
              </table:table-cell>
              <table:table-cell office:value-type="float" office:value="25685.5">
                <text:p>25685.5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7">
                <text:p>7</text:p>
              </table:table-cell>
              <table:table-cell office:value-type="float" office:value="23773">
                <text:p>23773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7">
                <text:p>7</text:p>
              </table:table-cell>
              <table:table-cell office:value-type="float" office:value="23511">
                <text:p>23511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7">
                <text:p>7</text:p>
              </table:table-cell>
              <table:table-cell office:value-type="float" office:value="29951">
                <text:p>29951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7">
                <text:p>7</text:p>
              </table:table-cell>
              <table:table-cell office:value-type="float" office:value="26804">
                <text:p>26804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7">
                <text:p>7</text:p>
              </table:table-cell>
              <table:table-cell office:value-type="float" office:value="30171">
                <text:p>30171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7">
                <text:p>7</text:p>
              </table:table-cell>
              <table:table-cell office:value-type="float" office:value="24217.5">
                <text:p>24217.5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7">
                <text:p>7</text:p>
              </table:table-cell>
              <table:table-cell office:value-type="float" office:value="29465.5">
                <text:p>29465.5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7">
                <text:p>7</text:p>
              </table:table-cell>
              <table:table-cell office:value-type="float" office:value="29925">
                <text:p>29925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7">
                <text:p>7</text:p>
              </table:table-cell>
              <table:table-cell office:value-type="float" office:value="23666.5">
                <text:p>23666.5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7">
                <text:p>7</text:p>
              </table:table-cell>
              <table:table-cell office:value-type="float" office:value="24207">
                <text:p>24207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7">
                <text:p>7</text:p>
              </table:table-cell>
              <table:table-cell office:value-type="float" office:value="27285.5">
                <text:p>27285.5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7">
                <text:p>7</text:p>
              </table:table-cell>
              <table:table-cell office:value-type="float" office:value="27970">
                <text:p>27970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7">
                <text:p>7</text:p>
              </table:table-cell>
              <table:table-cell office:value-type="float" office:value="25588">
                <text:p>25588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7">
                <text:p>7</text:p>
              </table:table-cell>
              <table:table-cell office:value-type="float" office:value="26261">
                <text:p>26261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7">
                <text:p>7</text:p>
              </table:table-cell>
              <table:table-cell office:value-type="float" office:value="26998.5">
                <text:p>26998.5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7">
                <text:p>7</text:p>
              </table:table-cell>
              <table:table-cell office:value-type="float" office:value="25471.5">
                <text:p>25471.5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7">
                <text:p>7</text:p>
              </table:table-cell>
              <table:table-cell office:value-type="float" office:value="28795">
                <text:p>28795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7">
                <text:p>7</text:p>
              </table:table-cell>
              <table:table-cell office:value-type="float" office:value="30583.5">
                <text:p>30583.5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7">
                <text:p>7</text:p>
              </table:table-cell>
              <table:table-cell office:value-type="float" office:value="24375">
                <text:p>24375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7">
                <text:p>7</text:p>
              </table:table-cell>
              <table:table-cell office:value-type="float" office:value="27783.5">
                <text:p>27783.5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7">
                <text:p>7</text:p>
              </table:table-cell>
              <table:table-cell office:value-type="float" office:value="20807">
                <text:p>20807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7">
                <text:p>7</text:p>
              </table:table-cell>
              <table:table-cell office:value-type="float" office:value="24675">
                <text:p>24675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7">
                <text:p>7</text:p>
              </table:table-cell>
              <table:table-cell office:value-type="float" office:value="23543.5">
                <text:p>23543.5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7">
                <text:p>7</text:p>
              </table:table-cell>
              <table:table-cell office:value-type="float" office:value="23712.5">
                <text:p>23712.5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7">
                <text:p>7</text:p>
              </table:table-cell>
              <table:table-cell office:value-type="float" office:value="23125">
                <text:p>23125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7">
                <text:p>7</text:p>
              </table:table-cell>
              <table:table-cell office:value-type="float" office:value="26968">
                <text:p>26968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7">
                <text:p>7</text:p>
              </table:table-cell>
              <table:table-cell office:value-type="float" office:value="23187.5">
                <text:p>23187.5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8">
                <text:p>8</text:p>
              </table:table-cell>
              <table:table-cell office:value-type="float" office:value="24283.5">
                <text:p>24283.5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8">
                <text:p>8</text:p>
              </table:table-cell>
              <table:table-cell office:value-type="float" office:value="30309">
                <text:p>30309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8">
                <text:p>8</text:p>
              </table:table-cell>
              <table:table-cell office:value-type="float" office:value="23215.5">
                <text:p>23215.5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8">
                <text:p>8</text:p>
              </table:table-cell>
              <table:table-cell office:value-type="float" office:value="23683">
                <text:p>23683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8">
                <text:p>8</text:p>
              </table:table-cell>
              <table:table-cell office:value-type="float" office:value="24847.5">
                <text:p>24847.5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8">
                <text:p>8</text:p>
              </table:table-cell>
              <table:table-cell office:value-type="float" office:value="26382.5">
                <text:p>26382.5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8">
                <text:p>8</text:p>
              </table:table-cell>
              <table:table-cell office:value-type="float" office:value="19845.5">
                <text:p>19845.5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8">
                <text:p>8</text:p>
              </table:table-cell>
              <table:table-cell office:value-type="float" office:value="26107.5">
                <text:p>26107.5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8">
                <text:p>8</text:p>
              </table:table-cell>
              <table:table-cell office:value-type="float" office:value="25052.5">
                <text:p>25052.5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8">
                <text:p>8</text:p>
              </table:table-cell>
              <table:table-cell office:value-type="float" office:value="20622">
                <text:p>20622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8">
                <text:p>8</text:p>
              </table:table-cell>
              <table:table-cell office:value-type="float" office:value="27227">
                <text:p>27227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8">
                <text:p>8</text:p>
              </table:table-cell>
              <table:table-cell office:value-type="float" office:value="28157">
                <text:p>28157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8">
                <text:p>8</text:p>
              </table:table-cell>
              <table:table-cell office:value-type="float" office:value="29653.5">
                <text:p>29653.5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8">
                <text:p>8</text:p>
              </table:table-cell>
              <table:table-cell office:value-type="float" office:value="23762.5">
                <text:p>23762.5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8">
                <text:p>8</text:p>
              </table:table-cell>
              <table:table-cell office:value-type="float" office:value="22793">
                <text:p>22793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8">
                <text:p>8</text:p>
              </table:table-cell>
              <table:table-cell office:value-type="float" office:value="27977">
                <text:p>27977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8">
                <text:p>8</text:p>
              </table:table-cell>
              <table:table-cell office:value-type="float" office:value="23647.5">
                <text:p>23647.5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8">
                <text:p>8</text:p>
              </table:table-cell>
              <table:table-cell office:value-type="float" office:value="26901">
                <text:p>26901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8">
                <text:p>8</text:p>
              </table:table-cell>
              <table:table-cell office:value-type="float" office:value="30593">
                <text:p>30593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8">
                <text:p>8</text:p>
              </table:table-cell>
              <table:table-cell office:value-type="float" office:value="25974.5">
                <text:p>25974.5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8">
                <text:p>8</text:p>
              </table:table-cell>
              <table:table-cell office:value-type="float" office:value="26195.5">
                <text:p>26195.5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8">
                <text:p>8</text:p>
              </table:table-cell>
              <table:table-cell office:value-type="float" office:value="30590.5">
                <text:p>30590.5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8">
                <text:p>8</text:p>
              </table:table-cell>
              <table:table-cell office:value-type="float" office:value="25762">
                <text:p>25762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8">
                <text:p>8</text:p>
              </table:table-cell>
              <table:table-cell office:value-type="float" office:value="24731.5">
                <text:p>24731.5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8">
                <text:p>8</text:p>
              </table:table-cell>
              <table:table-cell office:value-type="float" office:value="26793.5">
                <text:p>26793.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8">
                <text:p>8</text:p>
              </table:table-cell>
              <table:table-cell office:value-type="float" office:value="28911.5">
                <text:p>28911.5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8">
                <text:p>8</text:p>
              </table:table-cell>
              <table:table-cell office:value-type="float" office:value="24667.5">
                <text:p>24667.5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8">
                <text:p>8</text:p>
              </table:table-cell>
              <table:table-cell office:value-type="float" office:value="26225.5">
                <text:p>26225.5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8">
                <text:p>8</text:p>
              </table:table-cell>
              <table:table-cell office:value-type="float" office:value="24838">
                <text:p>24838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8">
                <text:p>8</text:p>
              </table:table-cell>
              <table:table-cell office:value-type="float" office:value="28674.5">
                <text:p>28674.5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8">
                <text:p>8</text:p>
              </table:table-cell>
              <table:table-cell office:value-type="float" office:value="24190">
                <text:p>24190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8">
                <text:p>8</text:p>
              </table:table-cell>
              <table:table-cell office:value-type="float" office:value="26128.5">
                <text:p>26128.5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8">
                <text:p>8</text:p>
              </table:table-cell>
              <table:table-cell office:value-type="float" office:value="24489.5">
                <text:p>24489.5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8">
                <text:p>8</text:p>
              </table:table-cell>
              <table:table-cell office:value-type="float" office:value="19855">
                <text:p>19855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8">
                <text:p>8</text:p>
              </table:table-cell>
              <table:table-cell office:value-type="float" office:value="25681">
                <text:p>25681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8">
                <text:p>8</text:p>
              </table:table-cell>
              <table:table-cell office:value-type="float" office:value="26464.5">
                <text:p>26464.5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8">
                <text:p>8</text:p>
              </table:table-cell>
              <table:table-cell office:value-type="float" office:value="28896">
                <text:p>28896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8">
                <text:p>8</text:p>
              </table:table-cell>
              <table:table-cell office:value-type="float" office:value="22921.5">
                <text:p>22921.5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8">
                <text:p>8</text:p>
              </table:table-cell>
              <table:table-cell office:value-type="float" office:value="26409.5">
                <text:p>26409.5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8">
                <text:p>8</text:p>
              </table:table-cell>
              <table:table-cell office:value-type="float" office:value="26199">
                <text:p>26199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8">
                <text:p>8</text:p>
              </table:table-cell>
              <table:table-cell office:value-type="float" office:value="20709.5">
                <text:p>20709.5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8">
                <text:p>8</text:p>
              </table:table-cell>
              <table:table-cell office:value-type="float" office:value="22227">
                <text:p>22227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8">
                <text:p>8</text:p>
              </table:table-cell>
              <table:table-cell office:value-type="float" office:value="25853">
                <text:p>25853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8">
                <text:p>8</text:p>
              </table:table-cell>
              <table:table-cell office:value-type="float" office:value="27405.5">
                <text:p>27405.5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8">
                <text:p>8</text:p>
              </table:table-cell>
              <table:table-cell office:value-type="float" office:value="26175.5">
                <text:p>26175.5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8">
                <text:p>8</text:p>
              </table:table-cell>
              <table:table-cell office:value-type="float" office:value="20828.5">
                <text:p>20828.5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8">
                <text:p>8</text:p>
              </table:table-cell>
              <table:table-cell office:value-type="float" office:value="26854.5">
                <text:p>26854.5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8">
                <text:p>8</text:p>
              </table:table-cell>
              <table:table-cell office:value-type="float" office:value="26587.5">
                <text:p>26587.5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8">
                <text:p>8</text:p>
              </table:table-cell>
              <table:table-cell office:value-type="float" office:value="25871.5">
                <text:p>25871.5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8">
                <text:p>8</text:p>
              </table:table-cell>
              <table:table-cell office:value-type="float" office:value="24998">
                <text:p>24998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8">
                <text:p>8</text:p>
              </table:table-cell>
              <table:table-cell office:value-type="float" office:value="27928.5">
                <text:p>27928.5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8">
                <text:p>8</text:p>
              </table:table-cell>
              <table:table-cell office:value-type="float" office:value="27242">
                <text:p>27242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8">
                <text:p>8</text:p>
              </table:table-cell>
              <table:table-cell office:value-type="float" office:value="25608.5">
                <text:p>25608.5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8">
                <text:p>8</text:p>
              </table:table-cell>
              <table:table-cell office:value-type="float" office:value="26224">
                <text:p>26224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8">
                <text:p>8</text:p>
              </table:table-cell>
              <table:table-cell office:value-type="float" office:value="23555">
                <text:p>23555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8">
                <text:p>8</text:p>
              </table:table-cell>
              <table:table-cell office:value-type="float" office:value="28286.5">
                <text:p>28286.5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8">
                <text:p>8</text:p>
              </table:table-cell>
              <table:table-cell office:value-type="float" office:value="23582.5">
                <text:p>23582.5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8">
                <text:p>8</text:p>
              </table:table-cell>
              <table:table-cell office:value-type="float" office:value="28507.5">
                <text:p>28507.5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8">
                <text:p>8</text:p>
              </table:table-cell>
              <table:table-cell office:value-type="float" office:value="24610">
                <text:p>24610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8">
                <text:p>8</text:p>
              </table:table-cell>
              <table:table-cell office:value-type="float" office:value="24416">
                <text:p>24416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8">
                <text:p>8</text:p>
              </table:table-cell>
              <table:table-cell office:value-type="float" office:value="27994.5">
                <text:p>27994.5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8">
                <text:p>8</text:p>
              </table:table-cell>
              <table:table-cell office:value-type="float" office:value="31505.5">
                <text:p>31505.5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8">
                <text:p>8</text:p>
              </table:table-cell>
              <table:table-cell office:value-type="float" office:value="27344.5">
                <text:p>27344.5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8">
                <text:p>8</text:p>
              </table:table-cell>
              <table:table-cell office:value-type="float" office:value="23746.5">
                <text:p>23746.5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8">
                <text:p>8</text:p>
              </table:table-cell>
              <table:table-cell office:value-type="float" office:value="21476">
                <text:p>21476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8">
                <text:p>8</text:p>
              </table:table-cell>
              <table:table-cell office:value-type="float" office:value="25923">
                <text:p>25923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8">
                <text:p>8</text:p>
              </table:table-cell>
              <table:table-cell office:value-type="float" office:value="22981">
                <text:p>22981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8">
                <text:p>8</text:p>
              </table:table-cell>
              <table:table-cell office:value-type="float" office:value="32437">
                <text:p>32437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8">
                <text:p>8</text:p>
              </table:table-cell>
              <table:table-cell office:value-type="float" office:value="26633.5">
                <text:p>26633.5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8">
                <text:p>8</text:p>
              </table:table-cell>
              <table:table-cell office:value-type="float" office:value="24966.5">
                <text:p>24966.5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8">
                <text:p>8</text:p>
              </table:table-cell>
              <table:table-cell office:value-type="float" office:value="25875.5">
                <text:p>25875.5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8">
                <text:p>8</text:p>
              </table:table-cell>
              <table:table-cell office:value-type="float" office:value="25733.5">
                <text:p>25733.5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8">
                <text:p>8</text:p>
              </table:table-cell>
              <table:table-cell office:value-type="float" office:value="26844">
                <text:p>26844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8">
                <text:p>8</text:p>
              </table:table-cell>
              <table:table-cell office:value-type="float" office:value="29813">
                <text:p>29813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8">
                <text:p>8</text:p>
              </table:table-cell>
              <table:table-cell office:value-type="float" office:value="28459">
                <text:p>28459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8">
                <text:p>8</text:p>
              </table:table-cell>
              <table:table-cell office:value-type="float" office:value="27620.5">
                <text:p>27620.5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8">
                <text:p>8</text:p>
              </table:table-cell>
              <table:table-cell office:value-type="float" office:value="23386.5">
                <text:p>23386.5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8">
                <text:p>8</text:p>
              </table:table-cell>
              <table:table-cell office:value-type="float" office:value="27741">
                <text:p>27741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8">
                <text:p>8</text:p>
              </table:table-cell>
              <table:table-cell office:value-type="float" office:value="26135">
                <text:p>26135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8">
                <text:p>8</text:p>
              </table:table-cell>
              <table:table-cell office:value-type="float" office:value="25708.5">
                <text:p>25708.5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8">
                <text:p>8</text:p>
              </table:table-cell>
              <table:table-cell office:value-type="float" office:value="27574.5">
                <text:p>27574.5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8">
                <text:p>8</text:p>
              </table:table-cell>
              <table:table-cell office:value-type="float" office:value="28217">
                <text:p>28217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8">
                <text:p>8</text:p>
              </table:table-cell>
              <table:table-cell office:value-type="float" office:value="34416">
                <text:p>34416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8">
                <text:p>8</text:p>
              </table:table-cell>
              <table:table-cell office:value-type="float" office:value="29300">
                <text:p>29300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8">
                <text:p>8</text:p>
              </table:table-cell>
              <table:table-cell office:value-type="float" office:value="29569">
                <text:p>29569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8">
                <text:p>8</text:p>
              </table:table-cell>
              <table:table-cell office:value-type="float" office:value="20244">
                <text:p>20244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8">
                <text:p>8</text:p>
              </table:table-cell>
              <table:table-cell office:value-type="float" office:value="27289">
                <text:p>27289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8">
                <text:p>8</text:p>
              </table:table-cell>
              <table:table-cell office:value-type="float" office:value="25077">
                <text:p>25077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8">
                <text:p>8</text:p>
              </table:table-cell>
              <table:table-cell office:value-type="float" office:value="22138.5">
                <text:p>22138.5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8">
                <text:p>8</text:p>
              </table:table-cell>
              <table:table-cell office:value-type="float" office:value="29800.5">
                <text:p>29800.5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8">
                <text:p>8</text:p>
              </table:table-cell>
              <table:table-cell office:value-type="float" office:value="21317.5">
                <text:p>21317.5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8">
                <text:p>8</text:p>
              </table:table-cell>
              <table:table-cell office:value-type="float" office:value="26251">
                <text:p>26251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8">
                <text:p>8</text:p>
              </table:table-cell>
              <table:table-cell office:value-type="float" office:value="26733">
                <text:p>26733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8">
                <text:p>8</text:p>
              </table:table-cell>
              <table:table-cell office:value-type="float" office:value="26758.5">
                <text:p>26758.5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8">
                <text:p>8</text:p>
              </table:table-cell>
              <table:table-cell office:value-type="float" office:value="22207">
                <text:p>22207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8">
                <text:p>8</text:p>
              </table:table-cell>
              <table:table-cell office:value-type="float" office:value="29259">
                <text:p>29259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8">
                <text:p>8</text:p>
              </table:table-cell>
              <table:table-cell office:value-type="float" office:value="27105.5">
                <text:p>27105.5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8">
                <text:p>8</text:p>
              </table:table-cell>
              <table:table-cell office:value-type="float" office:value="26651.5">
                <text:p>26651.5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8">
                <text:p>8</text:p>
              </table:table-cell>
              <table:table-cell office:value-type="float" office:value="27827.5">
                <text:p>27827.5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8">
                <text:p>8</text:p>
              </table:table-cell>
              <table:table-cell office:value-type="float" office:value="27960.5">
                <text:p>27960.5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8">
                <text:p>8</text:p>
              </table:table-cell>
              <table:table-cell office:value-type="float" office:value="25846">
                <text:p>25846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8">
                <text:p>8</text:p>
              </table:table-cell>
              <table:table-cell office:value-type="float" office:value="26568">
                <text:p>26568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8">
                <text:p>8</text:p>
              </table:table-cell>
              <table:table-cell office:value-type="float" office:value="24060.5">
                <text:p>24060.5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8">
                <text:p>8</text:p>
              </table:table-cell>
              <table:table-cell office:value-type="float" office:value="25129">
                <text:p>25129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8">
                <text:p>8</text:p>
              </table:table-cell>
              <table:table-cell office:value-type="float" office:value="24737.5">
                <text:p>24737.5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8">
                <text:p>8</text:p>
              </table:table-cell>
              <table:table-cell office:value-type="float" office:value="30214.5">
                <text:p>30214.5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8">
                <text:p>8</text:p>
              </table:table-cell>
              <table:table-cell office:value-type="float" office:value="27731.5">
                <text:p>27731.5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8">
                <text:p>8</text:p>
              </table:table-cell>
              <table:table-cell office:value-type="float" office:value="27231">
                <text:p>27231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8">
                <text:p>8</text:p>
              </table:table-cell>
              <table:table-cell office:value-type="float" office:value="25530.5">
                <text:p>25530.5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8">
                <text:p>8</text:p>
              </table:table-cell>
              <table:table-cell office:value-type="float" office:value="26198">
                <text:p>26198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8">
                <text:p>8</text:p>
              </table:table-cell>
              <table:table-cell office:value-type="float" office:value="25764">
                <text:p>25764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8">
                <text:p>8</text:p>
              </table:table-cell>
              <table:table-cell office:value-type="float" office:value="21300.5">
                <text:p>21300.5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8">
                <text:p>8</text:p>
              </table:table-cell>
              <table:table-cell office:value-type="float" office:value="26985.5">
                <text:p>26985.5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8">
                <text:p>8</text:p>
              </table:table-cell>
              <table:table-cell office:value-type="float" office:value="29096.5">
                <text:p>29096.5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8">
                <text:p>8</text:p>
              </table:table-cell>
              <table:table-cell office:value-type="float" office:value="26466">
                <text:p>26466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8">
                <text:p>8</text:p>
              </table:table-cell>
              <table:table-cell office:value-type="float" office:value="26466.5">
                <text:p>26466.5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8">
                <text:p>8</text:p>
              </table:table-cell>
              <table:table-cell office:value-type="float" office:value="23038.5">
                <text:p>23038.5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8">
                <text:p>8</text:p>
              </table:table-cell>
              <table:table-cell office:value-type="float" office:value="22633">
                <text:p>22633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8">
                <text:p>8</text:p>
              </table:table-cell>
              <table:table-cell office:value-type="float" office:value="23812.5">
                <text:p>23812.5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8">
                <text:p>8</text:p>
              </table:table-cell>
              <table:table-cell office:value-type="float" office:value="24161.5">
                <text:p>24161.5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8">
                <text:p>8</text:p>
              </table:table-cell>
              <table:table-cell office:value-type="float" office:value="31525">
                <text:p>31525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8">
                <text:p>8</text:p>
              </table:table-cell>
              <table:table-cell office:value-type="float" office:value="29176">
                <text:p>29176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8">
                <text:p>8</text:p>
              </table:table-cell>
              <table:table-cell office:value-type="float" office:value="28259">
                <text:p>28259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8">
                <text:p>8</text:p>
              </table:table-cell>
              <table:table-cell office:value-type="float" office:value="21540.5">
                <text:p>21540.5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8">
                <text:p>8</text:p>
              </table:table-cell>
              <table:table-cell office:value-type="float" office:value="23659">
                <text:p>23659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8">
                <text:p>8</text:p>
              </table:table-cell>
              <table:table-cell office:value-type="float" office:value="27746">
                <text:p>27746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8">
                <text:p>8</text:p>
              </table:table-cell>
              <table:table-cell office:value-type="float" office:value="27076.5">
                <text:p>27076.5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8">
                <text:p>8</text:p>
              </table:table-cell>
              <table:table-cell office:value-type="float" office:value="28141.5">
                <text:p>28141.5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8">
                <text:p>8</text:p>
              </table:table-cell>
              <table:table-cell office:value-type="float" office:value="22926">
                <text:p>22926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8">
                <text:p>8</text:p>
              </table:table-cell>
              <table:table-cell office:value-type="float" office:value="22573.5">
                <text:p>22573.5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8">
                <text:p>8</text:p>
              </table:table-cell>
              <table:table-cell office:value-type="float" office:value="24437">
                <text:p>24437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8">
                <text:p>8</text:p>
              </table:table-cell>
              <table:table-cell office:value-type="float" office:value="28744">
                <text:p>28744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8">
                <text:p>8</text:p>
              </table:table-cell>
              <table:table-cell office:value-type="float" office:value="27199.5">
                <text:p>27199.5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8">
                <text:p>8</text:p>
              </table:table-cell>
              <table:table-cell office:value-type="float" office:value="25978">
                <text:p>25978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8">
                <text:p>8</text:p>
              </table:table-cell>
              <table:table-cell office:value-type="float" office:value="25126.5">
                <text:p>25126.5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8">
                <text:p>8</text:p>
              </table:table-cell>
              <table:table-cell office:value-type="float" office:value="27519">
                <text:p>27519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8">
                <text:p>8</text:p>
              </table:table-cell>
              <table:table-cell office:value-type="float" office:value="21254.5">
                <text:p>21254.5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8">
                <text:p>8</text:p>
              </table:table-cell>
              <table:table-cell office:value-type="float" office:value="29665">
                <text:p>29665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8">
                <text:p>8</text:p>
              </table:table-cell>
              <table:table-cell office:value-type="float" office:value="21089">
                <text:p>21089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8">
                <text:p>8</text:p>
              </table:table-cell>
              <table:table-cell office:value-type="float" office:value="32114">
                <text:p>32114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8">
                <text:p>8</text:p>
              </table:table-cell>
              <table:table-cell office:value-type="float" office:value="29360">
                <text:p>29360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8">
                <text:p>8</text:p>
              </table:table-cell>
              <table:table-cell office:value-type="float" office:value="29819">
                <text:p>29819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8">
                <text:p>8</text:p>
              </table:table-cell>
              <table:table-cell office:value-type="float" office:value="24266.5">
                <text:p>24266.5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8">
                <text:p>8</text:p>
              </table:table-cell>
              <table:table-cell office:value-type="float" office:value="19981.5">
                <text:p>19981.5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8">
                <text:p>8</text:p>
              </table:table-cell>
              <table:table-cell office:value-type="float" office:value="28890">
                <text:p>28890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8">
                <text:p>8</text:p>
              </table:table-cell>
              <table:table-cell office:value-type="float" office:value="24786">
                <text:p>24786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8">
                <text:p>8</text:p>
              </table:table-cell>
              <table:table-cell office:value-type="float" office:value="22951">
                <text:p>22951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8">
                <text:p>8</text:p>
              </table:table-cell>
              <table:table-cell office:value-type="float" office:value="26336.5">
                <text:p>26336.5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8">
                <text:p>8</text:p>
              </table:table-cell>
              <table:table-cell office:value-type="float" office:value="26912.5">
                <text:p>26912.5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8">
                <text:p>8</text:p>
              </table:table-cell>
              <table:table-cell office:value-type="float" office:value="29163">
                <text:p>29163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8">
                <text:p>8</text:p>
              </table:table-cell>
              <table:table-cell office:value-type="float" office:value="27729">
                <text:p>27729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8">
                <text:p>8</text:p>
              </table:table-cell>
              <table:table-cell office:value-type="float" office:value="22529">
                <text:p>22529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8">
                <text:p>8</text:p>
              </table:table-cell>
              <table:table-cell office:value-type="float" office:value="25002.5">
                <text:p>25002.5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8">
                <text:p>8</text:p>
              </table:table-cell>
              <table:table-cell office:value-type="float" office:value="28850.5">
                <text:p>28850.5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8">
                <text:p>8</text:p>
              </table:table-cell>
              <table:table-cell office:value-type="float" office:value="21649">
                <text:p>21649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8">
                <text:p>8</text:p>
              </table:table-cell>
              <table:table-cell office:value-type="float" office:value="31546.5">
                <text:p>31546.5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8">
                <text:p>8</text:p>
              </table:table-cell>
              <table:table-cell office:value-type="float" office:value="23349.5">
                <text:p>23349.5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8">
                <text:p>8</text:p>
              </table:table-cell>
              <table:table-cell office:value-type="float" office:value="22433">
                <text:p>22433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8">
                <text:p>8</text:p>
              </table:table-cell>
              <table:table-cell office:value-type="float" office:value="26685.5">
                <text:p>26685.5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8">
                <text:p>8</text:p>
              </table:table-cell>
              <table:table-cell office:value-type="float" office:value="29714">
                <text:p>29714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8">
                <text:p>8</text:p>
              </table:table-cell>
              <table:table-cell office:value-type="float" office:value="27853.5">
                <text:p>27853.5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8">
                <text:p>8</text:p>
              </table:table-cell>
              <table:table-cell office:value-type="float" office:value="22389">
                <text:p>22389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8">
                <text:p>8</text:p>
              </table:table-cell>
              <table:table-cell office:value-type="float" office:value="29287">
                <text:p>29287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8">
                <text:p>8</text:p>
              </table:table-cell>
              <table:table-cell office:value-type="float" office:value="24443">
                <text:p>24443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8">
                <text:p>8</text:p>
              </table:table-cell>
              <table:table-cell office:value-type="float" office:value="21358">
                <text:p>21358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8">
                <text:p>8</text:p>
              </table:table-cell>
              <table:table-cell office:value-type="float" office:value="28288.5">
                <text:p>28288.5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8">
                <text:p>8</text:p>
              </table:table-cell>
              <table:table-cell office:value-type="float" office:value="25278.5">
                <text:p>25278.5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8">
                <text:p>8</text:p>
              </table:table-cell>
              <table:table-cell office:value-type="float" office:value="27222.5">
                <text:p>27222.5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8">
                <text:p>8</text:p>
              </table:table-cell>
              <table:table-cell office:value-type="float" office:value="18792.5">
                <text:p>18792.5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8">
                <text:p>8</text:p>
              </table:table-cell>
              <table:table-cell office:value-type="float" office:value="27296.5">
                <text:p>27296.5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8">
                <text:p>8</text:p>
              </table:table-cell>
              <table:table-cell office:value-type="float" office:value="27532">
                <text:p>27532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8">
                <text:p>8</text:p>
              </table:table-cell>
              <table:table-cell office:value-type="float" office:value="25291">
                <text:p>25291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8">
                <text:p>8</text:p>
              </table:table-cell>
              <table:table-cell office:value-type="float" office:value="21786">
                <text:p>21786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8">
                <text:p>8</text:p>
              </table:table-cell>
              <table:table-cell office:value-type="float" office:value="26218.5">
                <text:p>26218.5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8">
                <text:p>8</text:p>
              </table:table-cell>
              <table:table-cell office:value-type="float" office:value="29386">
                <text:p>29386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8">
                <text:p>8</text:p>
              </table:table-cell>
              <table:table-cell office:value-type="float" office:value="26774">
                <text:p>26774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8">
                <text:p>8</text:p>
              </table:table-cell>
              <table:table-cell office:value-type="float" office:value="24550.5">
                <text:p>24550.5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8">
                <text:p>8</text:p>
              </table:table-cell>
              <table:table-cell office:value-type="float" office:value="28004.5">
                <text:p>28004.5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8">
                <text:p>8</text:p>
              </table:table-cell>
              <table:table-cell office:value-type="float" office:value="30799">
                <text:p>30799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8">
                <text:p>8</text:p>
              </table:table-cell>
              <table:table-cell office:value-type="float" office:value="27388.5">
                <text:p>27388.5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8">
                <text:p>8</text:p>
              </table:table-cell>
              <table:table-cell office:value-type="float" office:value="28534">
                <text:p>28534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8">
                <text:p>8</text:p>
              </table:table-cell>
              <table:table-cell office:value-type="float" office:value="27052.5">
                <text:p>27052.5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8">
                <text:p>8</text:p>
              </table:table-cell>
              <table:table-cell office:value-type="float" office:value="25919.5">
                <text:p>25919.5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8">
                <text:p>8</text:p>
              </table:table-cell>
              <table:table-cell office:value-type="float" office:value="26030">
                <text:p>26030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8">
                <text:p>8</text:p>
              </table:table-cell>
              <table:table-cell office:value-type="float" office:value="23933.5">
                <text:p>23933.5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8">
                <text:p>8</text:p>
              </table:table-cell>
              <table:table-cell office:value-type="float" office:value="27499.5">
                <text:p>27499.5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8">
                <text:p>8</text:p>
              </table:table-cell>
              <table:table-cell office:value-type="float" office:value="23521.5">
                <text:p>23521.5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8">
                <text:p>8</text:p>
              </table:table-cell>
              <table:table-cell office:value-type="float" office:value="26313.5">
                <text:p>26313.5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8">
                <text:p>8</text:p>
              </table:table-cell>
              <table:table-cell office:value-type="float" office:value="27728.5">
                <text:p>27728.5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8">
                <text:p>8</text:p>
              </table:table-cell>
              <table:table-cell office:value-type="float" office:value="22780.5">
                <text:p>22780.5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8">
                <text:p>8</text:p>
              </table:table-cell>
              <table:table-cell office:value-type="float" office:value="27380">
                <text:p>27380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8">
                <text:p>8</text:p>
              </table:table-cell>
              <table:table-cell office:value-type="float" office:value="20322">
                <text:p>20322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8">
                <text:p>8</text:p>
              </table:table-cell>
              <table:table-cell office:value-type="float" office:value="18011">
                <text:p>18011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8">
                <text:p>8</text:p>
              </table:table-cell>
              <table:table-cell office:value-type="float" office:value="26244.5">
                <text:p>26244.5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8">
                <text:p>8</text:p>
              </table:table-cell>
              <table:table-cell office:value-type="float" office:value="24511">
                <text:p>24511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8">
                <text:p>8</text:p>
              </table:table-cell>
              <table:table-cell office:value-type="float" office:value="29319">
                <text:p>29319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8">
                <text:p>8</text:p>
              </table:table-cell>
              <table:table-cell office:value-type="float" office:value="24760.5">
                <text:p>24760.5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8">
                <text:p>8</text:p>
              </table:table-cell>
              <table:table-cell office:value-type="float" office:value="29872">
                <text:p>29872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8">
                <text:p>8</text:p>
              </table:table-cell>
              <table:table-cell office:value-type="float" office:value="29497">
                <text:p>29497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8">
                <text:p>8</text:p>
              </table:table-cell>
              <table:table-cell office:value-type="float" office:value="28784">
                <text:p>28784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8">
                <text:p>8</text:p>
              </table:table-cell>
              <table:table-cell office:value-type="float" office:value="23434.5">
                <text:p>23434.5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8">
                <text:p>8</text:p>
              </table:table-cell>
              <table:table-cell office:value-type="float" office:value="30293.5">
                <text:p>30293.5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8">
                <text:p>8</text:p>
              </table:table-cell>
              <table:table-cell office:value-type="float" office:value="24355.5">
                <text:p>24355.5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8">
                <text:p>8</text:p>
              </table:table-cell>
              <table:table-cell office:value-type="float" office:value="23631.5">
                <text:p>23631.5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8">
                <text:p>8</text:p>
              </table:table-cell>
              <table:table-cell office:value-type="float" office:value="24574.5">
                <text:p>24574.5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8">
                <text:p>8</text:p>
              </table:table-cell>
              <table:table-cell office:value-type="float" office:value="25064">
                <text:p>25064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8">
                <text:p>8</text:p>
              </table:table-cell>
              <table:table-cell office:value-type="float" office:value="25328.5">
                <text:p>25328.5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8">
                <text:p>8</text:p>
              </table:table-cell>
              <table:table-cell office:value-type="float" office:value="24383.5">
                <text:p>24383.5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8">
                <text:p>8</text:p>
              </table:table-cell>
              <table:table-cell office:value-type="float" office:value="27948.5">
                <text:p>27948.5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8">
                <text:p>8</text:p>
              </table:table-cell>
              <table:table-cell office:value-type="float" office:value="29605">
                <text:p>29605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8">
                <text:p>8</text:p>
              </table:table-cell>
              <table:table-cell office:value-type="float" office:value="25958.5">
                <text:p>25958.5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8">
                <text:p>8</text:p>
              </table:table-cell>
              <table:table-cell office:value-type="float" office:value="29253">
                <text:p>29253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8">
                <text:p>8</text:p>
              </table:table-cell>
              <table:table-cell office:value-type="float" office:value="23617.5">
                <text:p>23617.5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8">
                <text:p>8</text:p>
              </table:table-cell>
              <table:table-cell office:value-type="float" office:value="24041">
                <text:p>24041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8">
                <text:p>8</text:p>
              </table:table-cell>
              <table:table-cell office:value-type="float" office:value="25050.5">
                <text:p>25050.5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8">
                <text:p>8</text:p>
              </table:table-cell>
              <table:table-cell office:value-type="float" office:value="27382">
                <text:p>27382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8">
                <text:p>8</text:p>
              </table:table-cell>
              <table:table-cell office:value-type="float" office:value="23517.5">
                <text:p>23517.5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8">
                <text:p>8</text:p>
              </table:table-cell>
              <table:table-cell office:value-type="float" office:value="25388.5">
                <text:p>25388.5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8">
                <text:p>8</text:p>
              </table:table-cell>
              <table:table-cell office:value-type="float" office:value="27219">
                <text:p>27219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8">
                <text:p>8</text:p>
              </table:table-cell>
              <table:table-cell office:value-type="float" office:value="27146">
                <text:p>27146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8">
                <text:p>8</text:p>
              </table:table-cell>
              <table:table-cell office:value-type="float" office:value="24846.5">
                <text:p>24846.5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8">
                <text:p>8</text:p>
              </table:table-cell>
              <table:table-cell office:value-type="float" office:value="22332">
                <text:p>22332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8">
                <text:p>8</text:p>
              </table:table-cell>
              <table:table-cell office:value-type="float" office:value="25900.5">
                <text:p>25900.5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8">
                <text:p>8</text:p>
              </table:table-cell>
              <table:table-cell office:value-type="float" office:value="30374">
                <text:p>30374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8">
                <text:p>8</text:p>
              </table:table-cell>
              <table:table-cell office:value-type="float" office:value="29983">
                <text:p>29983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8">
                <text:p>8</text:p>
              </table:table-cell>
              <table:table-cell office:value-type="float" office:value="30166.5">
                <text:p>30166.5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8">
                <text:p>8</text:p>
              </table:table-cell>
              <table:table-cell office:value-type="float" office:value="26784">
                <text:p>26784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8">
                <text:p>8</text:p>
              </table:table-cell>
              <table:table-cell office:value-type="float" office:value="25011">
                <text:p>25011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8">
                <text:p>8</text:p>
              </table:table-cell>
              <table:table-cell office:value-type="float" office:value="29044">
                <text:p>29044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8">
                <text:p>8</text:p>
              </table:table-cell>
              <table:table-cell office:value-type="float" office:value="25604">
                <text:p>25604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8">
                <text:p>8</text:p>
              </table:table-cell>
              <table:table-cell office:value-type="float" office:value="28170">
                <text:p>28170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8">
                <text:p>8</text:p>
              </table:table-cell>
              <table:table-cell office:value-type="float" office:value="22539">
                <text:p>22539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8">
                <text:p>8</text:p>
              </table:table-cell>
              <table:table-cell office:value-type="float" office:value="28078.5">
                <text:p>28078.5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8">
                <text:p>8</text:p>
              </table:table-cell>
              <table:table-cell office:value-type="float" office:value="27926">
                <text:p>27926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8">
                <text:p>8</text:p>
              </table:table-cell>
              <table:table-cell office:value-type="float" office:value="27423.5">
                <text:p>27423.5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8">
                <text:p>8</text:p>
              </table:table-cell>
              <table:table-cell office:value-type="float" office:value="25059.5">
                <text:p>25059.5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8">
                <text:p>8</text:p>
              </table:table-cell>
              <table:table-cell office:value-type="float" office:value="21278">
                <text:p>21278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8">
                <text:p>8</text:p>
              </table:table-cell>
              <table:table-cell office:value-type="float" office:value="24702">
                <text:p>24702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8">
                <text:p>8</text:p>
              </table:table-cell>
              <table:table-cell office:value-type="float" office:value="25800">
                <text:p>25800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8">
                <text:p>8</text:p>
              </table:table-cell>
              <table:table-cell office:value-type="float" office:value="26081.5">
                <text:p>26081.5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8">
                <text:p>8</text:p>
              </table:table-cell>
              <table:table-cell office:value-type="float" office:value="26116.5">
                <text:p>26116.5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8">
                <text:p>8</text:p>
              </table:table-cell>
              <table:table-cell office:value-type="float" office:value="26722.5">
                <text:p>26722.5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8">
                <text:p>8</text:p>
              </table:table-cell>
              <table:table-cell office:value-type="float" office:value="26609.5">
                <text:p>26609.5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8">
                <text:p>8</text:p>
              </table:table-cell>
              <table:table-cell office:value-type="float" office:value="28701.5">
                <text:p>28701.5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8">
                <text:p>8</text:p>
              </table:table-cell>
              <table:table-cell office:value-type="float" office:value="27814">
                <text:p>27814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8">
                <text:p>8</text:p>
              </table:table-cell>
              <table:table-cell office:value-type="float" office:value="28627">
                <text:p>28627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8">
                <text:p>8</text:p>
              </table:table-cell>
              <table:table-cell office:value-type="float" office:value="26282">
                <text:p>26282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8">
                <text:p>8</text:p>
              </table:table-cell>
              <table:table-cell office:value-type="float" office:value="25370">
                <text:p>25370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8">
                <text:p>8</text:p>
              </table:table-cell>
              <table:table-cell office:value-type="float" office:value="22162.5">
                <text:p>22162.5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8">
                <text:p>8</text:p>
              </table:table-cell>
              <table:table-cell office:value-type="float" office:value="26100">
                <text:p>26100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9">
                <text:p>9</text:p>
              </table:table-cell>
              <table:table-cell office:value-type="float" office:value="32359.5">
                <text:p>32359.5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9">
                <text:p>9</text:p>
              </table:table-cell>
              <table:table-cell office:value-type="float" office:value="25632.5">
                <text:p>25632.5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9">
                <text:p>9</text:p>
              </table:table-cell>
              <table:table-cell office:value-type="float" office:value="22401">
                <text:p>22401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9">
                <text:p>9</text:p>
              </table:table-cell>
              <table:table-cell office:value-type="float" office:value="24463">
                <text:p>24463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9">
                <text:p>9</text:p>
              </table:table-cell>
              <table:table-cell office:value-type="float" office:value="27598">
                <text:p>27598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9">
                <text:p>9</text:p>
              </table:table-cell>
              <table:table-cell office:value-type="float" office:value="24941.5">
                <text:p>24941.5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9">
                <text:p>9</text:p>
              </table:table-cell>
              <table:table-cell office:value-type="float" office:value="26280">
                <text:p>26280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9">
                <text:p>9</text:p>
              </table:table-cell>
              <table:table-cell office:value-type="float" office:value="25466">
                <text:p>25466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9">
                <text:p>9</text:p>
              </table:table-cell>
              <table:table-cell office:value-type="float" office:value="27878">
                <text:p>27878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9">
                <text:p>9</text:p>
              </table:table-cell>
              <table:table-cell office:value-type="float" office:value="28948.5">
                <text:p>28948.5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9">
                <text:p>9</text:p>
              </table:table-cell>
              <table:table-cell office:value-type="float" office:value="26333.5">
                <text:p>26333.5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9">
                <text:p>9</text:p>
              </table:table-cell>
              <table:table-cell office:value-type="float" office:value="23401">
                <text:p>23401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9">
                <text:p>9</text:p>
              </table:table-cell>
              <table:table-cell office:value-type="float" office:value="26956">
                <text:p>26956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9">
                <text:p>9</text:p>
              </table:table-cell>
              <table:table-cell office:value-type="float" office:value="29314">
                <text:p>29314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9">
                <text:p>9</text:p>
              </table:table-cell>
              <table:table-cell office:value-type="float" office:value="24697.5">
                <text:p>24697.5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9">
                <text:p>9</text:p>
              </table:table-cell>
              <table:table-cell office:value-type="float" office:value="24552.5">
                <text:p>24552.5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9">
                <text:p>9</text:p>
              </table:table-cell>
              <table:table-cell office:value-type="float" office:value="26824.5">
                <text:p>26824.5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9">
                <text:p>9</text:p>
              </table:table-cell>
              <table:table-cell office:value-type="float" office:value="25704">
                <text:p>25704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9">
                <text:p>9</text:p>
              </table:table-cell>
              <table:table-cell office:value-type="float" office:value="21935.5">
                <text:p>21935.5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9">
                <text:p>9</text:p>
              </table:table-cell>
              <table:table-cell office:value-type="float" office:value="27601">
                <text:p>27601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9">
                <text:p>9</text:p>
              </table:table-cell>
              <table:table-cell office:value-type="float" office:value="30153">
                <text:p>30153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9">
                <text:p>9</text:p>
              </table:table-cell>
              <table:table-cell office:value-type="float" office:value="31308.5">
                <text:p>31308.5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9">
                <text:p>9</text:p>
              </table:table-cell>
              <table:table-cell office:value-type="float" office:value="25029">
                <text:p>25029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9">
                <text:p>9</text:p>
              </table:table-cell>
              <table:table-cell office:value-type="float" office:value="26581">
                <text:p>26581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9">
                <text:p>9</text:p>
              </table:table-cell>
              <table:table-cell office:value-type="float" office:value="31002.5">
                <text:p>31002.5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9">
                <text:p>9</text:p>
              </table:table-cell>
              <table:table-cell office:value-type="float" office:value="28027.5">
                <text:p>28027.5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9">
                <text:p>9</text:p>
              </table:table-cell>
              <table:table-cell office:value-type="float" office:value="25375">
                <text:p>25375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9">
                <text:p>9</text:p>
              </table:table-cell>
              <table:table-cell office:value-type="float" office:value="29334">
                <text:p>29334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9">
                <text:p>9</text:p>
              </table:table-cell>
              <table:table-cell office:value-type="float" office:value="24699.5">
                <text:p>24699.5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9">
                <text:p>9</text:p>
              </table:table-cell>
              <table:table-cell office:value-type="float" office:value="26388">
                <text:p>26388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9">
                <text:p>9</text:p>
              </table:table-cell>
              <table:table-cell office:value-type="float" office:value="28271">
                <text:p>28271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9">
                <text:p>9</text:p>
              </table:table-cell>
              <table:table-cell office:value-type="float" office:value="27733.5">
                <text:p>27733.5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9">
                <text:p>9</text:p>
              </table:table-cell>
              <table:table-cell office:value-type="float" office:value="23611">
                <text:p>23611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9">
                <text:p>9</text:p>
              </table:table-cell>
              <table:table-cell office:value-type="float" office:value="24302.5">
                <text:p>24302.5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9">
                <text:p>9</text:p>
              </table:table-cell>
              <table:table-cell office:value-type="float" office:value="28209.5">
                <text:p>28209.5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9">
                <text:p>9</text:p>
              </table:table-cell>
              <table:table-cell office:value-type="float" office:value="24747">
                <text:p>24747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9">
                <text:p>9</text:p>
              </table:table-cell>
              <table:table-cell office:value-type="float" office:value="26244">
                <text:p>26244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9">
                <text:p>9</text:p>
              </table:table-cell>
              <table:table-cell office:value-type="float" office:value="22628">
                <text:p>22628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9">
                <text:p>9</text:p>
              </table:table-cell>
              <table:table-cell office:value-type="float" office:value="25808">
                <text:p>25808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9">
                <text:p>9</text:p>
              </table:table-cell>
              <table:table-cell office:value-type="float" office:value="25042">
                <text:p>25042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9">
                <text:p>9</text:p>
              </table:table-cell>
              <table:table-cell office:value-type="float" office:value="24865">
                <text:p>24865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9">
                <text:p>9</text:p>
              </table:table-cell>
              <table:table-cell office:value-type="float" office:value="32042">
                <text:p>32042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9">
                <text:p>9</text:p>
              </table:table-cell>
              <table:table-cell office:value-type="float" office:value="36029">
                <text:p>36029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9">
                <text:p>9</text:p>
              </table:table-cell>
              <table:table-cell office:value-type="float" office:value="24199.5">
                <text:p>24199.5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9">
                <text:p>9</text:p>
              </table:table-cell>
              <table:table-cell office:value-type="float" office:value="25294">
                <text:p>25294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9">
                <text:p>9</text:p>
              </table:table-cell>
              <table:table-cell office:value-type="float" office:value="26788">
                <text:p>26788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9">
                <text:p>9</text:p>
              </table:table-cell>
              <table:table-cell office:value-type="float" office:value="30264">
                <text:p>30264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9">
                <text:p>9</text:p>
              </table:table-cell>
              <table:table-cell office:value-type="float" office:value="25896">
                <text:p>25896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9">
                <text:p>9</text:p>
              </table:table-cell>
              <table:table-cell office:value-type="float" office:value="21989">
                <text:p>21989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9">
                <text:p>9</text:p>
              </table:table-cell>
              <table:table-cell office:value-type="float" office:value="22318.5">
                <text:p>22318.5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9">
                <text:p>9</text:p>
              </table:table-cell>
              <table:table-cell office:value-type="float" office:value="25441.5">
                <text:p>25441.5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9">
                <text:p>9</text:p>
              </table:table-cell>
              <table:table-cell office:value-type="float" office:value="23209">
                <text:p>23209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9">
                <text:p>9</text:p>
              </table:table-cell>
              <table:table-cell office:value-type="float" office:value="26757">
                <text:p>26757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9">
                <text:p>9</text:p>
              </table:table-cell>
              <table:table-cell office:value-type="float" office:value="28736.5">
                <text:p>28736.5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9">
                <text:p>9</text:p>
              </table:table-cell>
              <table:table-cell office:value-type="float" office:value="22949.5">
                <text:p>22949.5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9">
                <text:p>9</text:p>
              </table:table-cell>
              <table:table-cell office:value-type="float" office:value="25293">
                <text:p>25293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9">
                <text:p>9</text:p>
              </table:table-cell>
              <table:table-cell office:value-type="float" office:value="29788">
                <text:p>29788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9">
                <text:p>9</text:p>
              </table:table-cell>
              <table:table-cell office:value-type="float" office:value="23881">
                <text:p>23881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9">
                <text:p>9</text:p>
              </table:table-cell>
              <table:table-cell office:value-type="float" office:value="25796">
                <text:p>25796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9">
                <text:p>9</text:p>
              </table:table-cell>
              <table:table-cell office:value-type="float" office:value="33027.5">
                <text:p>33027.5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9">
                <text:p>9</text:p>
              </table:table-cell>
              <table:table-cell office:value-type="float" office:value="26382">
                <text:p>26382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9">
                <text:p>9</text:p>
              </table:table-cell>
              <table:table-cell office:value-type="float" office:value="26902">
                <text:p>26902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9">
                <text:p>9</text:p>
              </table:table-cell>
              <table:table-cell office:value-type="float" office:value="26129">
                <text:p>26129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9">
                <text:p>9</text:p>
              </table:table-cell>
              <table:table-cell office:value-type="float" office:value="24133">
                <text:p>24133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9">
                <text:p>9</text:p>
              </table:table-cell>
              <table:table-cell office:value-type="float" office:value="31593">
                <text:p>31593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9">
                <text:p>9</text:p>
              </table:table-cell>
              <table:table-cell office:value-type="float" office:value="24822.5">
                <text:p>24822.5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9">
                <text:p>9</text:p>
              </table:table-cell>
              <table:table-cell office:value-type="float" office:value="28237.5">
                <text:p>28237.5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9">
                <text:p>9</text:p>
              </table:table-cell>
              <table:table-cell office:value-type="float" office:value="27196">
                <text:p>27196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9">
                <text:p>9</text:p>
              </table:table-cell>
              <table:table-cell office:value-type="float" office:value="30367">
                <text:p>30367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9">
                <text:p>9</text:p>
              </table:table-cell>
              <table:table-cell office:value-type="float" office:value="24916.5">
                <text:p>24916.5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9">
                <text:p>9</text:p>
              </table:table-cell>
              <table:table-cell office:value-type="float" office:value="26019">
                <text:p>26019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9">
                <text:p>9</text:p>
              </table:table-cell>
              <table:table-cell office:value-type="float" office:value="24253.5">
                <text:p>24253.5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9">
                <text:p>9</text:p>
              </table:table-cell>
              <table:table-cell office:value-type="float" office:value="31730">
                <text:p>31730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9">
                <text:p>9</text:p>
              </table:table-cell>
              <table:table-cell office:value-type="float" office:value="23536">
                <text:p>23536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9">
                <text:p>9</text:p>
              </table:table-cell>
              <table:table-cell office:value-type="float" office:value="30379">
                <text:p>30379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9">
                <text:p>9</text:p>
              </table:table-cell>
              <table:table-cell office:value-type="float" office:value="26540">
                <text:p>26540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9">
                <text:p>9</text:p>
              </table:table-cell>
              <table:table-cell office:value-type="float" office:value="29267">
                <text:p>29267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9">
                <text:p>9</text:p>
              </table:table-cell>
              <table:table-cell office:value-type="float" office:value="23630.5">
                <text:p>23630.5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9">
                <text:p>9</text:p>
              </table:table-cell>
              <table:table-cell office:value-type="float" office:value="24276">
                <text:p>24276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9">
                <text:p>9</text:p>
              </table:table-cell>
              <table:table-cell office:value-type="float" office:value="24897">
                <text:p>24897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9">
                <text:p>9</text:p>
              </table:table-cell>
              <table:table-cell office:value-type="float" office:value="29531.5">
                <text:p>29531.5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9">
                <text:p>9</text:p>
              </table:table-cell>
              <table:table-cell office:value-type="float" office:value="22991.5">
                <text:p>22991.5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9">
                <text:p>9</text:p>
              </table:table-cell>
              <table:table-cell office:value-type="float" office:value="33098.5">
                <text:p>33098.5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9">
                <text:p>9</text:p>
              </table:table-cell>
              <table:table-cell office:value-type="float" office:value="25007">
                <text:p>25007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9">
                <text:p>9</text:p>
              </table:table-cell>
              <table:table-cell office:value-type="float" office:value="27013.5">
                <text:p>27013.5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9">
                <text:p>9</text:p>
              </table:table-cell>
              <table:table-cell office:value-type="float" office:value="30032.5">
                <text:p>30032.5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9">
                <text:p>9</text:p>
              </table:table-cell>
              <table:table-cell office:value-type="float" office:value="23667.5">
                <text:p>23667.5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9">
                <text:p>9</text:p>
              </table:table-cell>
              <table:table-cell office:value-type="float" office:value="30420">
                <text:p>30420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9">
                <text:p>9</text:p>
              </table:table-cell>
              <table:table-cell office:value-type="float" office:value="26433.5">
                <text:p>26433.5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9">
                <text:p>9</text:p>
              </table:table-cell>
              <table:table-cell office:value-type="float" office:value="27782">
                <text:p>27782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9">
                <text:p>9</text:p>
              </table:table-cell>
              <table:table-cell office:value-type="float" office:value="26510.5">
                <text:p>26510.5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9">
                <text:p>9</text:p>
              </table:table-cell>
              <table:table-cell office:value-type="float" office:value="30831">
                <text:p>30831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9">
                <text:p>9</text:p>
              </table:table-cell>
              <table:table-cell office:value-type="float" office:value="29205">
                <text:p>29205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9">
                <text:p>9</text:p>
              </table:table-cell>
              <table:table-cell office:value-type="float" office:value="27711.5">
                <text:p>27711.5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9">
                <text:p>9</text:p>
              </table:table-cell>
              <table:table-cell office:value-type="float" office:value="25806">
                <text:p>25806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9">
                <text:p>9</text:p>
              </table:table-cell>
              <table:table-cell office:value-type="float" office:value="22810">
                <text:p>22810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9">
                <text:p>9</text:p>
              </table:table-cell>
              <table:table-cell office:value-type="float" office:value="26218">
                <text:p>26218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9">
                <text:p>9</text:p>
              </table:table-cell>
              <table:table-cell office:value-type="float" office:value="26328.5">
                <text:p>26328.5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9">
                <text:p>9</text:p>
              </table:table-cell>
              <table:table-cell office:value-type="float" office:value="24339.5">
                <text:p>24339.5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9">
                <text:p>9</text:p>
              </table:table-cell>
              <table:table-cell office:value-type="float" office:value="21511.5">
                <text:p>21511.5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9">
                <text:p>9</text:p>
              </table:table-cell>
              <table:table-cell office:value-type="float" office:value="24909.5">
                <text:p>24909.5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9">
                <text:p>9</text:p>
              </table:table-cell>
              <table:table-cell office:value-type="float" office:value="24411">
                <text:p>24411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9">
                <text:p>9</text:p>
              </table:table-cell>
              <table:table-cell office:value-type="float" office:value="28017.5">
                <text:p>28017.5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9">
                <text:p>9</text:p>
              </table:table-cell>
              <table:table-cell office:value-type="float" office:value="26623">
                <text:p>26623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9">
                <text:p>9</text:p>
              </table:table-cell>
              <table:table-cell office:value-type="float" office:value="24572.5">
                <text:p>24572.5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9">
                <text:p>9</text:p>
              </table:table-cell>
              <table:table-cell office:value-type="float" office:value="24765.5">
                <text:p>24765.5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9">
                <text:p>9</text:p>
              </table:table-cell>
              <table:table-cell office:value-type="float" office:value="28123.5">
                <text:p>28123.5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9">
                <text:p>9</text:p>
              </table:table-cell>
              <table:table-cell office:value-type="float" office:value="25815">
                <text:p>25815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9">
                <text:p>9</text:p>
              </table:table-cell>
              <table:table-cell office:value-type="float" office:value="25791.5">
                <text:p>25791.5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9">
                <text:p>9</text:p>
              </table:table-cell>
              <table:table-cell office:value-type="float" office:value="21321">
                <text:p>21321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9">
                <text:p>9</text:p>
              </table:table-cell>
              <table:table-cell office:value-type="float" office:value="21853.5">
                <text:p>21853.5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9">
                <text:p>9</text:p>
              </table:table-cell>
              <table:table-cell office:value-type="float" office:value="28414.5">
                <text:p>28414.5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9">
                <text:p>9</text:p>
              </table:table-cell>
              <table:table-cell office:value-type="float" office:value="28535">
                <text:p>28535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9">
                <text:p>9</text:p>
              </table:table-cell>
              <table:table-cell office:value-type="float" office:value="27498">
                <text:p>27498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9">
                <text:p>9</text:p>
              </table:table-cell>
              <table:table-cell office:value-type="float" office:value="25236.5">
                <text:p>25236.5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9">
                <text:p>9</text:p>
              </table:table-cell>
              <table:table-cell office:value-type="float" office:value="25708.5">
                <text:p>25708.5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9">
                <text:p>9</text:p>
              </table:table-cell>
              <table:table-cell office:value-type="float" office:value="24886.5">
                <text:p>24886.5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9">
                <text:p>9</text:p>
              </table:table-cell>
              <table:table-cell office:value-type="float" office:value="29813">
                <text:p>29813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9">
                <text:p>9</text:p>
              </table:table-cell>
              <table:table-cell office:value-type="float" office:value="29099">
                <text:p>29099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9">
                <text:p>9</text:p>
              </table:table-cell>
              <table:table-cell office:value-type="float" office:value="25529.5">
                <text:p>25529.5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9">
                <text:p>9</text:p>
              </table:table-cell>
              <table:table-cell office:value-type="float" office:value="26039.5">
                <text:p>26039.5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9">
                <text:p>9</text:p>
              </table:table-cell>
              <table:table-cell office:value-type="float" office:value="27557.5">
                <text:p>27557.5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9">
                <text:p>9</text:p>
              </table:table-cell>
              <table:table-cell office:value-type="float" office:value="27378">
                <text:p>27378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9">
                <text:p>9</text:p>
              </table:table-cell>
              <table:table-cell office:value-type="float" office:value="23382.5">
                <text:p>23382.5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9">
                <text:p>9</text:p>
              </table:table-cell>
              <table:table-cell office:value-type="float" office:value="26987">
                <text:p>26987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9">
                <text:p>9</text:p>
              </table:table-cell>
              <table:table-cell office:value-type="float" office:value="28964">
                <text:p>28964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9">
                <text:p>9</text:p>
              </table:table-cell>
              <table:table-cell office:value-type="float" office:value="22245">
                <text:p>22245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9">
                <text:p>9</text:p>
              </table:table-cell>
              <table:table-cell office:value-type="float" office:value="29113.5">
                <text:p>29113.5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9">
                <text:p>9</text:p>
              </table:table-cell>
              <table:table-cell office:value-type="float" office:value="29120.5">
                <text:p>29120.5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9">
                <text:p>9</text:p>
              </table:table-cell>
              <table:table-cell office:value-type="float" office:value="28829.5">
                <text:p>28829.5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9">
                <text:p>9</text:p>
              </table:table-cell>
              <table:table-cell office:value-type="float" office:value="27719.5">
                <text:p>27719.5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9">
                <text:p>9</text:p>
              </table:table-cell>
              <table:table-cell office:value-type="float" office:value="30535">
                <text:p>30535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9">
                <text:p>9</text:p>
              </table:table-cell>
              <table:table-cell office:value-type="float" office:value="26833">
                <text:p>26833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9">
                <text:p>9</text:p>
              </table:table-cell>
              <table:table-cell office:value-type="float" office:value="27804.5">
                <text:p>27804.5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9">
                <text:p>9</text:p>
              </table:table-cell>
              <table:table-cell office:value-type="float" office:value="28020.5">
                <text:p>28020.5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9">
                <text:p>9</text:p>
              </table:table-cell>
              <table:table-cell office:value-type="float" office:value="22821.5">
                <text:p>22821.5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9">
                <text:p>9</text:p>
              </table:table-cell>
              <table:table-cell office:value-type="float" office:value="28939">
                <text:p>28939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9">
                <text:p>9</text:p>
              </table:table-cell>
              <table:table-cell office:value-type="float" office:value="25425">
                <text:p>25425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9">
                <text:p>9</text:p>
              </table:table-cell>
              <table:table-cell office:value-type="float" office:value="24841.5">
                <text:p>24841.5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9">
                <text:p>9</text:p>
              </table:table-cell>
              <table:table-cell office:value-type="float" office:value="24090.5">
                <text:p>24090.5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9">
                <text:p>9</text:p>
              </table:table-cell>
              <table:table-cell office:value-type="float" office:value="24255">
                <text:p>24255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9">
                <text:p>9</text:p>
              </table:table-cell>
              <table:table-cell office:value-type="float" office:value="22965.5">
                <text:p>22965.5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9">
                <text:p>9</text:p>
              </table:table-cell>
              <table:table-cell office:value-type="float" office:value="26153.5">
                <text:p>26153.5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9">
                <text:p>9</text:p>
              </table:table-cell>
              <table:table-cell office:value-type="float" office:value="30083.5">
                <text:p>30083.5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9">
                <text:p>9</text:p>
              </table:table-cell>
              <table:table-cell office:value-type="float" office:value="25215">
                <text:p>25215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9">
                <text:p>9</text:p>
              </table:table-cell>
              <table:table-cell office:value-type="float" office:value="20657">
                <text:p>20657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9">
                <text:p>9</text:p>
              </table:table-cell>
              <table:table-cell office:value-type="float" office:value="21739">
                <text:p>21739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9">
                <text:p>9</text:p>
              </table:table-cell>
              <table:table-cell office:value-type="float" office:value="24964.5">
                <text:p>24964.5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9">
                <text:p>9</text:p>
              </table:table-cell>
              <table:table-cell office:value-type="float" office:value="25564">
                <text:p>25564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9">
                <text:p>9</text:p>
              </table:table-cell>
              <table:table-cell office:value-type="float" office:value="26069.5">
                <text:p>26069.5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9">
                <text:p>9</text:p>
              </table:table-cell>
              <table:table-cell office:value-type="float" office:value="28388">
                <text:p>28388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9">
                <text:p>9</text:p>
              </table:table-cell>
              <table:table-cell office:value-type="float" office:value="30389">
                <text:p>30389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9">
                <text:p>9</text:p>
              </table:table-cell>
              <table:table-cell office:value-type="float" office:value="32139.5">
                <text:p>32139.5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9">
                <text:p>9</text:p>
              </table:table-cell>
              <table:table-cell office:value-type="float" office:value="26327">
                <text:p>26327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9">
                <text:p>9</text:p>
              </table:table-cell>
              <table:table-cell office:value-type="float" office:value="25490">
                <text:p>25490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9">
                <text:p>9</text:p>
              </table:table-cell>
              <table:table-cell office:value-type="float" office:value="25682">
                <text:p>25682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9">
                <text:p>9</text:p>
              </table:table-cell>
              <table:table-cell office:value-type="float" office:value="27584">
                <text:p>27584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9">
                <text:p>9</text:p>
              </table:table-cell>
              <table:table-cell office:value-type="float" office:value="24377.5">
                <text:p>24377.5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9">
                <text:p>9</text:p>
              </table:table-cell>
              <table:table-cell office:value-type="float" office:value="26736">
                <text:p>26736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9">
                <text:p>9</text:p>
              </table:table-cell>
              <table:table-cell office:value-type="float" office:value="28337.5">
                <text:p>28337.5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9">
                <text:p>9</text:p>
              </table:table-cell>
              <table:table-cell office:value-type="float" office:value="24777.5">
                <text:p>24777.5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9">
                <text:p>9</text:p>
              </table:table-cell>
              <table:table-cell office:value-type="float" office:value="27115.5">
                <text:p>27115.5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9">
                <text:p>9</text:p>
              </table:table-cell>
              <table:table-cell office:value-type="float" office:value="24342">
                <text:p>24342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9">
                <text:p>9</text:p>
              </table:table-cell>
              <table:table-cell office:value-type="float" office:value="27376.5">
                <text:p>27376.5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9">
                <text:p>9</text:p>
              </table:table-cell>
              <table:table-cell office:value-type="float" office:value="27455">
                <text:p>27455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9">
                <text:p>9</text:p>
              </table:table-cell>
              <table:table-cell office:value-type="float" office:value="25147.5">
                <text:p>25147.5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9">
                <text:p>9</text:p>
              </table:table-cell>
              <table:table-cell office:value-type="float" office:value="26011.5">
                <text:p>26011.5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9">
                <text:p>9</text:p>
              </table:table-cell>
              <table:table-cell office:value-type="float" office:value="27770.5">
                <text:p>27770.5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9">
                <text:p>9</text:p>
              </table:table-cell>
              <table:table-cell office:value-type="float" office:value="26008.5">
                <text:p>26008.5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9">
                <text:p>9</text:p>
              </table:table-cell>
              <table:table-cell office:value-type="float" office:value="28104.5">
                <text:p>28104.5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9">
                <text:p>9</text:p>
              </table:table-cell>
              <table:table-cell office:value-type="float" office:value="24029.5">
                <text:p>24029.5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9">
                <text:p>9</text:p>
              </table:table-cell>
              <table:table-cell office:value-type="float" office:value="30614">
                <text:p>30614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9">
                <text:p>9</text:p>
              </table:table-cell>
              <table:table-cell office:value-type="float" office:value="27817">
                <text:p>27817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9">
                <text:p>9</text:p>
              </table:table-cell>
              <table:table-cell office:value-type="float" office:value="27007.5">
                <text:p>27007.5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9">
                <text:p>9</text:p>
              </table:table-cell>
              <table:table-cell office:value-type="float" office:value="26088">
                <text:p>26088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9">
                <text:p>9</text:p>
              </table:table-cell>
              <table:table-cell office:value-type="float" office:value="26304">
                <text:p>26304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9">
                <text:p>9</text:p>
              </table:table-cell>
              <table:table-cell office:value-type="float" office:value="28276">
                <text:p>28276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9">
                <text:p>9</text:p>
              </table:table-cell>
              <table:table-cell office:value-type="float" office:value="27140.5">
                <text:p>27140.5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9">
                <text:p>9</text:p>
              </table:table-cell>
              <table:table-cell office:value-type="float" office:value="25479">
                <text:p>25479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9">
                <text:p>9</text:p>
              </table:table-cell>
              <table:table-cell office:value-type="float" office:value="25342.5">
                <text:p>25342.5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9">
                <text:p>9</text:p>
              </table:table-cell>
              <table:table-cell office:value-type="float" office:value="27757.5">
                <text:p>27757.5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9">
                <text:p>9</text:p>
              </table:table-cell>
              <table:table-cell office:value-type="float" office:value="24139.5">
                <text:p>24139.5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9">
                <text:p>9</text:p>
              </table:table-cell>
              <table:table-cell office:value-type="float" office:value="26629">
                <text:p>26629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9">
                <text:p>9</text:p>
              </table:table-cell>
              <table:table-cell office:value-type="float" office:value="30775.5">
                <text:p>30775.5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9">
                <text:p>9</text:p>
              </table:table-cell>
              <table:table-cell office:value-type="float" office:value="30726.5">
                <text:p>30726.5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9">
                <text:p>9</text:p>
              </table:table-cell>
              <table:table-cell office:value-type="float" office:value="28594.5">
                <text:p>28594.5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9">
                <text:p>9</text:p>
              </table:table-cell>
              <table:table-cell office:value-type="float" office:value="26351">
                <text:p>26351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9">
                <text:p>9</text:p>
              </table:table-cell>
              <table:table-cell office:value-type="float" office:value="22716">
                <text:p>22716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9">
                <text:p>9</text:p>
              </table:table-cell>
              <table:table-cell office:value-type="float" office:value="24568">
                <text:p>24568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9">
                <text:p>9</text:p>
              </table:table-cell>
              <table:table-cell office:value-type="float" office:value="23926.5">
                <text:p>23926.5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9">
                <text:p>9</text:p>
              </table:table-cell>
              <table:table-cell office:value-type="float" office:value="28428.5">
                <text:p>28428.5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9">
                <text:p>9</text:p>
              </table:table-cell>
              <table:table-cell office:value-type="float" office:value="22277">
                <text:p>22277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9">
                <text:p>9</text:p>
              </table:table-cell>
              <table:table-cell office:value-type="float" office:value="23690">
                <text:p>23690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9">
                <text:p>9</text:p>
              </table:table-cell>
              <table:table-cell office:value-type="float" office:value="26261">
                <text:p>26261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9">
                <text:p>9</text:p>
              </table:table-cell>
              <table:table-cell office:value-type="float" office:value="28555.5">
                <text:p>28555.5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9">
                <text:p>9</text:p>
              </table:table-cell>
              <table:table-cell office:value-type="float" office:value="24088">
                <text:p>24088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9">
                <text:p>9</text:p>
              </table:table-cell>
              <table:table-cell office:value-type="float" office:value="23208">
                <text:p>23208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9">
                <text:p>9</text:p>
              </table:table-cell>
              <table:table-cell office:value-type="float" office:value="26014.5">
                <text:p>26014.5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9">
                <text:p>9</text:p>
              </table:table-cell>
              <table:table-cell office:value-type="float" office:value="29068">
                <text:p>29068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9">
                <text:p>9</text:p>
              </table:table-cell>
              <table:table-cell office:value-type="float" office:value="22354">
                <text:p>22354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9">
                <text:p>9</text:p>
              </table:table-cell>
              <table:table-cell office:value-type="float" office:value="20581">
                <text:p>20581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9">
                <text:p>9</text:p>
              </table:table-cell>
              <table:table-cell office:value-type="float" office:value="26869">
                <text:p>26869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9">
                <text:p>9</text:p>
              </table:table-cell>
              <table:table-cell office:value-type="float" office:value="26112.5">
                <text:p>26112.5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9">
                <text:p>9</text:p>
              </table:table-cell>
              <table:table-cell office:value-type="float" office:value="26996.5">
                <text:p>26996.5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9">
                <text:p>9</text:p>
              </table:table-cell>
              <table:table-cell office:value-type="float" office:value="24983">
                <text:p>24983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9">
                <text:p>9</text:p>
              </table:table-cell>
              <table:table-cell office:value-type="float" office:value="29974">
                <text:p>29974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9">
                <text:p>9</text:p>
              </table:table-cell>
              <table:table-cell office:value-type="float" office:value="27459">
                <text:p>27459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9">
                <text:p>9</text:p>
              </table:table-cell>
              <table:table-cell office:value-type="float" office:value="28345.5">
                <text:p>28345.5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9">
                <text:p>9</text:p>
              </table:table-cell>
              <table:table-cell office:value-type="float" office:value="27092.5">
                <text:p>27092.5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9">
                <text:p>9</text:p>
              </table:table-cell>
              <table:table-cell office:value-type="float" office:value="26957.5">
                <text:p>26957.5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9">
                <text:p>9</text:p>
              </table:table-cell>
              <table:table-cell office:value-type="float" office:value="24726">
                <text:p>24726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9">
                <text:p>9</text:p>
              </table:table-cell>
              <table:table-cell office:value-type="float" office:value="23344">
                <text:p>23344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9">
                <text:p>9</text:p>
              </table:table-cell>
              <table:table-cell office:value-type="float" office:value="24198.5">
                <text:p>24198.5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9">
                <text:p>9</text:p>
              </table:table-cell>
              <table:table-cell office:value-type="float" office:value="29756.5">
                <text:p>29756.5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9">
                <text:p>9</text:p>
              </table:table-cell>
              <table:table-cell office:value-type="float" office:value="28095">
                <text:p>28095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9">
                <text:p>9</text:p>
              </table:table-cell>
              <table:table-cell office:value-type="float" office:value="24013.5">
                <text:p>24013.5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9">
                <text:p>9</text:p>
              </table:table-cell>
              <table:table-cell office:value-type="float" office:value="25368">
                <text:p>25368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9">
                <text:p>9</text:p>
              </table:table-cell>
              <table:table-cell office:value-type="float" office:value="33019">
                <text:p>33019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9">
                <text:p>9</text:p>
              </table:table-cell>
              <table:table-cell office:value-type="float" office:value="24213">
                <text:p>24213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9">
                <text:p>9</text:p>
              </table:table-cell>
              <table:table-cell office:value-type="float" office:value="26903.5">
                <text:p>26903.5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9">
                <text:p>9</text:p>
              </table:table-cell>
              <table:table-cell office:value-type="float" office:value="26139.5">
                <text:p>26139.5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9">
                <text:p>9</text:p>
              </table:table-cell>
              <table:table-cell office:value-type="float" office:value="23789.5">
                <text:p>23789.5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9">
                <text:p>9</text:p>
              </table:table-cell>
              <table:table-cell office:value-type="float" office:value="27612.5">
                <text:p>27612.5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9">
                <text:p>9</text:p>
              </table:table-cell>
              <table:table-cell office:value-type="float" office:value="23900">
                <text:p>23900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9">
                <text:p>9</text:p>
              </table:table-cell>
              <table:table-cell office:value-type="float" office:value="23152.5">
                <text:p>23152.5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9">
                <text:p>9</text:p>
              </table:table-cell>
              <table:table-cell office:value-type="float" office:value="26336">
                <text:p>26336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9">
                <text:p>9</text:p>
              </table:table-cell>
              <table:table-cell office:value-type="float" office:value="28766">
                <text:p>28766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9">
                <text:p>9</text:p>
              </table:table-cell>
              <table:table-cell office:value-type="float" office:value="31672">
                <text:p>31672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9">
                <text:p>9</text:p>
              </table:table-cell>
              <table:table-cell office:value-type="float" office:value="28323.5">
                <text:p>28323.5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9">
                <text:p>9</text:p>
              </table:table-cell>
              <table:table-cell office:value-type="float" office:value="25829">
                <text:p>25829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9">
                <text:p>9</text:p>
              </table:table-cell>
              <table:table-cell office:value-type="float" office:value="29723">
                <text:p>29723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9">
                <text:p>9</text:p>
              </table:table-cell>
              <table:table-cell office:value-type="float" office:value="26650.5">
                <text:p>26650.5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9">
                <text:p>9</text:p>
              </table:table-cell>
              <table:table-cell office:value-type="float" office:value="26467">
                <text:p>26467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9">
                <text:p>9</text:p>
              </table:table-cell>
              <table:table-cell office:value-type="float" office:value="28829">
                <text:p>28829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9">
                <text:p>9</text:p>
              </table:table-cell>
              <table:table-cell office:value-type="float" office:value="23663.5">
                <text:p>23663.5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9">
                <text:p>9</text:p>
              </table:table-cell>
              <table:table-cell office:value-type="float" office:value="24617.5">
                <text:p>24617.5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9">
                <text:p>9</text:p>
              </table:table-cell>
              <table:table-cell office:value-type="float" office:value="30333">
                <text:p>30333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9">
                <text:p>9</text:p>
              </table:table-cell>
              <table:table-cell office:value-type="float" office:value="27343.5">
                <text:p>27343.5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9">
                <text:p>9</text:p>
              </table:table-cell>
              <table:table-cell office:value-type="float" office:value="28582">
                <text:p>28582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9">
                <text:p>9</text:p>
              </table:table-cell>
              <table:table-cell office:value-type="float" office:value="29654.5">
                <text:p>29654.5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9">
                <text:p>9</text:p>
              </table:table-cell>
              <table:table-cell office:value-type="float" office:value="25996">
                <text:p>25996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9">
                <text:p>9</text:p>
              </table:table-cell>
              <table:table-cell office:value-type="float" office:value="21773.5">
                <text:p>21773.5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9">
                <text:p>9</text:p>
              </table:table-cell>
              <table:table-cell office:value-type="float" office:value="25627.5">
                <text:p>25627.5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9">
                <text:p>9</text:p>
              </table:table-cell>
              <table:table-cell office:value-type="float" office:value="20093">
                <text:p>20093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9">
                <text:p>9</text:p>
              </table:table-cell>
              <table:table-cell office:value-type="float" office:value="25588.5">
                <text:p>25588.5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9">
                <text:p>9</text:p>
              </table:table-cell>
              <table:table-cell office:value-type="float" office:value="28673.5">
                <text:p>28673.5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9">
                <text:p>9</text:p>
              </table:table-cell>
              <table:table-cell office:value-type="float" office:value="32941">
                <text:p>32941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9">
                <text:p>9</text:p>
              </table:table-cell>
              <table:table-cell office:value-type="float" office:value="25339.5">
                <text:p>25339.5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9">
                <text:p>9</text:p>
              </table:table-cell>
              <table:table-cell office:value-type="float" office:value="27392">
                <text:p>27392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9">
                <text:p>9</text:p>
              </table:table-cell>
              <table:table-cell office:value-type="float" office:value="26190">
                <text:p>26190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10">
                <text:p>10</text:p>
              </table:table-cell>
              <table:table-cell office:value-type="float" office:value="24058.5">
                <text:p>24058.5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10">
                <text:p>10</text:p>
              </table:table-cell>
              <table:table-cell office:value-type="float" office:value="26420.5">
                <text:p>26420.5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10">
                <text:p>10</text:p>
              </table:table-cell>
              <table:table-cell office:value-type="float" office:value="27881.5">
                <text:p>27881.5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10">
                <text:p>10</text:p>
              </table:table-cell>
              <table:table-cell office:value-type="float" office:value="22830.5">
                <text:p>22830.5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10">
                <text:p>10</text:p>
              </table:table-cell>
              <table:table-cell office:value-type="float" office:value="27698">
                <text:p>27698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10">
                <text:p>10</text:p>
              </table:table-cell>
              <table:table-cell office:value-type="float" office:value="26584">
                <text:p>26584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10">
                <text:p>10</text:p>
              </table:table-cell>
              <table:table-cell office:value-type="float" office:value="27135.5">
                <text:p>27135.5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10">
                <text:p>10</text:p>
              </table:table-cell>
              <table:table-cell office:value-type="float" office:value="20252.5">
                <text:p>20252.5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10">
                <text:p>10</text:p>
              </table:table-cell>
              <table:table-cell office:value-type="float" office:value="23345">
                <text:p>23345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10">
                <text:p>10</text:p>
              </table:table-cell>
              <table:table-cell office:value-type="float" office:value="31152">
                <text:p>31152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10">
                <text:p>10</text:p>
              </table:table-cell>
              <table:table-cell office:value-type="float" office:value="26336.5">
                <text:p>26336.5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10">
                <text:p>10</text:p>
              </table:table-cell>
              <table:table-cell office:value-type="float" office:value="27084.5">
                <text:p>27084.5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10">
                <text:p>10</text:p>
              </table:table-cell>
              <table:table-cell office:value-type="float" office:value="30947.5">
                <text:p>30947.5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10">
                <text:p>10</text:p>
              </table:table-cell>
              <table:table-cell office:value-type="float" office:value="27267.5">
                <text:p>27267.5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10">
                <text:p>10</text:p>
              </table:table-cell>
              <table:table-cell office:value-type="float" office:value="31444">
                <text:p>31444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10">
                <text:p>10</text:p>
              </table:table-cell>
              <table:table-cell office:value-type="float" office:value="26661">
                <text:p>26661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10">
                <text:p>10</text:p>
              </table:table-cell>
              <table:table-cell office:value-type="float" office:value="30388">
                <text:p>30388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10">
                <text:p>10</text:p>
              </table:table-cell>
              <table:table-cell office:value-type="float" office:value="25036.5">
                <text:p>25036.5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10">
                <text:p>10</text:p>
              </table:table-cell>
              <table:table-cell office:value-type="float" office:value="27408.5">
                <text:p>27408.5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10">
                <text:p>10</text:p>
              </table:table-cell>
              <table:table-cell office:value-type="float" office:value="27709.5">
                <text:p>27709.5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10">
                <text:p>10</text:p>
              </table:table-cell>
              <table:table-cell office:value-type="float" office:value="26795.5">
                <text:p>26795.5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10">
                <text:p>10</text:p>
              </table:table-cell>
              <table:table-cell office:value-type="float" office:value="25435.5">
                <text:p>25435.5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10">
                <text:p>10</text:p>
              </table:table-cell>
              <table:table-cell office:value-type="float" office:value="29410.5">
                <text:p>29410.5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10">
                <text:p>10</text:p>
              </table:table-cell>
              <table:table-cell office:value-type="float" office:value="25651">
                <text:p>25651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10">
                <text:p>10</text:p>
              </table:table-cell>
              <table:table-cell office:value-type="float" office:value="22350.5">
                <text:p>22350.5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10">
                <text:p>10</text:p>
              </table:table-cell>
              <table:table-cell office:value-type="float" office:value="25350">
                <text:p>25350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10">
                <text:p>10</text:p>
              </table:table-cell>
              <table:table-cell office:value-type="float" office:value="26576.5">
                <text:p>26576.5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10">
                <text:p>10</text:p>
              </table:table-cell>
              <table:table-cell office:value-type="float" office:value="29518">
                <text:p>29518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10">
                <text:p>10</text:p>
              </table:table-cell>
              <table:table-cell office:value-type="float" office:value="23392">
                <text:p>23392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10">
                <text:p>10</text:p>
              </table:table-cell>
              <table:table-cell office:value-type="float" office:value="31352.5">
                <text:p>31352.5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10">
                <text:p>10</text:p>
              </table:table-cell>
              <table:table-cell office:value-type="float" office:value="24794">
                <text:p>24794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10">
                <text:p>10</text:p>
              </table:table-cell>
              <table:table-cell office:value-type="float" office:value="21233">
                <text:p>21233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10">
                <text:p>10</text:p>
              </table:table-cell>
              <table:table-cell office:value-type="float" office:value="25396">
                <text:p>25396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10">
                <text:p>10</text:p>
              </table:table-cell>
              <table:table-cell office:value-type="float" office:value="26757">
                <text:p>26757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10">
                <text:p>10</text:p>
              </table:table-cell>
              <table:table-cell office:value-type="float" office:value="29894.5">
                <text:p>29894.5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10">
                <text:p>10</text:p>
              </table:table-cell>
              <table:table-cell office:value-type="float" office:value="23803">
                <text:p>23803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10">
                <text:p>10</text:p>
              </table:table-cell>
              <table:table-cell office:value-type="float" office:value="29247.5">
                <text:p>29247.5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10">
                <text:p>10</text:p>
              </table:table-cell>
              <table:table-cell office:value-type="float" office:value="24936">
                <text:p>24936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10">
                <text:p>10</text:p>
              </table:table-cell>
              <table:table-cell office:value-type="float" office:value="27276">
                <text:p>27276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10">
                <text:p>10</text:p>
              </table:table-cell>
              <table:table-cell office:value-type="float" office:value="27963">
                <text:p>27963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10">
                <text:p>10</text:p>
              </table:table-cell>
              <table:table-cell office:value-type="float" office:value="26356">
                <text:p>26356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10">
                <text:p>10</text:p>
              </table:table-cell>
              <table:table-cell office:value-type="float" office:value="30112.5">
                <text:p>30112.5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10">
                <text:p>10</text:p>
              </table:table-cell>
              <table:table-cell office:value-type="float" office:value="23447">
                <text:p>23447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10">
                <text:p>10</text:p>
              </table:table-cell>
              <table:table-cell office:value-type="float" office:value="30245.5">
                <text:p>30245.5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10">
                <text:p>10</text:p>
              </table:table-cell>
              <table:table-cell office:value-type="float" office:value="24898.5">
                <text:p>24898.5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10">
                <text:p>10</text:p>
              </table:table-cell>
              <table:table-cell office:value-type="float" office:value="27911">
                <text:p>27911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10">
                <text:p>10</text:p>
              </table:table-cell>
              <table:table-cell office:value-type="float" office:value="28087">
                <text:p>28087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10">
                <text:p>10</text:p>
              </table:table-cell>
              <table:table-cell office:value-type="float" office:value="28971.5">
                <text:p>28971.5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10">
                <text:p>10</text:p>
              </table:table-cell>
              <table:table-cell office:value-type="float" office:value="24058.5">
                <text:p>24058.5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10">
                <text:p>10</text:p>
              </table:table-cell>
              <table:table-cell office:value-type="float" office:value="24716.5">
                <text:p>24716.5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10">
                <text:p>10</text:p>
              </table:table-cell>
              <table:table-cell office:value-type="float" office:value="26109">
                <text:p>26109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10">
                <text:p>10</text:p>
              </table:table-cell>
              <table:table-cell office:value-type="float" office:value="21559.5">
                <text:p>21559.5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10">
                <text:p>10</text:p>
              </table:table-cell>
              <table:table-cell office:value-type="float" office:value="28664.5">
                <text:p>28664.5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10">
                <text:p>10</text:p>
              </table:table-cell>
              <table:table-cell office:value-type="float" office:value="26231">
                <text:p>26231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10">
                <text:p>10</text:p>
              </table:table-cell>
              <table:table-cell office:value-type="float" office:value="28018">
                <text:p>28018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10">
                <text:p>10</text:p>
              </table:table-cell>
              <table:table-cell office:value-type="float" office:value="29198.5">
                <text:p>29198.5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10">
                <text:p>10</text:p>
              </table:table-cell>
              <table:table-cell office:value-type="float" office:value="27485.5">
                <text:p>27485.5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10">
                <text:p>10</text:p>
              </table:table-cell>
              <table:table-cell office:value-type="float" office:value="25546.5">
                <text:p>25546.5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10">
                <text:p>10</text:p>
              </table:table-cell>
              <table:table-cell office:value-type="float" office:value="23476.5">
                <text:p>23476.5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10">
                <text:p>10</text:p>
              </table:table-cell>
              <table:table-cell office:value-type="float" office:value="23571">
                <text:p>23571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10">
                <text:p>10</text:p>
              </table:table-cell>
              <table:table-cell office:value-type="float" office:value="24749.5">
                <text:p>24749.5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10">
                <text:p>10</text:p>
              </table:table-cell>
              <table:table-cell office:value-type="float" office:value="24499.5">
                <text:p>24499.5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10">
                <text:p>10</text:p>
              </table:table-cell>
              <table:table-cell office:value-type="float" office:value="27356.5">
                <text:p>27356.5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10">
                <text:p>10</text:p>
              </table:table-cell>
              <table:table-cell office:value-type="float" office:value="26234">
                <text:p>26234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10">
                <text:p>10</text:p>
              </table:table-cell>
              <table:table-cell office:value-type="float" office:value="26942.5">
                <text:p>26942.5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10">
                <text:p>10</text:p>
              </table:table-cell>
              <table:table-cell office:value-type="float" office:value="25282.5">
                <text:p>25282.5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10">
                <text:p>10</text:p>
              </table:table-cell>
              <table:table-cell office:value-type="float" office:value="28670">
                <text:p>28670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10">
                <text:p>10</text:p>
              </table:table-cell>
              <table:table-cell office:value-type="float" office:value="28681">
                <text:p>28681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10">
                <text:p>10</text:p>
              </table:table-cell>
              <table:table-cell office:value-type="float" office:value="26075">
                <text:p>26075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10">
                <text:p>10</text:p>
              </table:table-cell>
              <table:table-cell office:value-type="float" office:value="26363">
                <text:p>26363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10">
                <text:p>10</text:p>
              </table:table-cell>
              <table:table-cell office:value-type="float" office:value="19519.5">
                <text:p>19519.5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10">
                <text:p>10</text:p>
              </table:table-cell>
              <table:table-cell office:value-type="float" office:value="27299">
                <text:p>27299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10">
                <text:p>10</text:p>
              </table:table-cell>
              <table:table-cell office:value-type="float" office:value="25096.5">
                <text:p>25096.5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10">
                <text:p>10</text:p>
              </table:table-cell>
              <table:table-cell office:value-type="float" office:value="30330.5">
                <text:p>30330.5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10">
                <text:p>10</text:p>
              </table:table-cell>
              <table:table-cell office:value-type="float" office:value="23111.5">
                <text:p>23111.5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10">
                <text:p>10</text:p>
              </table:table-cell>
              <table:table-cell office:value-type="float" office:value="26541">
                <text:p>26541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10">
                <text:p>10</text:p>
              </table:table-cell>
              <table:table-cell office:value-type="float" office:value="26876.5">
                <text:p>26876.5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10">
                <text:p>10</text:p>
              </table:table-cell>
              <table:table-cell office:value-type="float" office:value="24166.5">
                <text:p>24166.5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10">
                <text:p>10</text:p>
              </table:table-cell>
              <table:table-cell office:value-type="float" office:value="29230">
                <text:p>29230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10">
                <text:p>10</text:p>
              </table:table-cell>
              <table:table-cell office:value-type="float" office:value="26517">
                <text:p>26517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10">
                <text:p>10</text:p>
              </table:table-cell>
              <table:table-cell office:value-type="float" office:value="26928.5">
                <text:p>26928.5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10">
                <text:p>10</text:p>
              </table:table-cell>
              <table:table-cell office:value-type="float" office:value="24473">
                <text:p>24473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10">
                <text:p>10</text:p>
              </table:table-cell>
              <table:table-cell office:value-type="float" office:value="26232.5">
                <text:p>26232.5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10">
                <text:p>10</text:p>
              </table:table-cell>
              <table:table-cell office:value-type="float" office:value="27438.5">
                <text:p>27438.5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10">
                <text:p>10</text:p>
              </table:table-cell>
              <table:table-cell office:value-type="float" office:value="24377.5">
                <text:p>24377.5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10">
                <text:p>10</text:p>
              </table:table-cell>
              <table:table-cell office:value-type="float" office:value="27560.5">
                <text:p>27560.5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10">
                <text:p>10</text:p>
              </table:table-cell>
              <table:table-cell office:value-type="float" office:value="25027">
                <text:p>25027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10">
                <text:p>10</text:p>
              </table:table-cell>
              <table:table-cell office:value-type="float" office:value="24306.5">
                <text:p>24306.5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10">
                <text:p>10</text:p>
              </table:table-cell>
              <table:table-cell office:value-type="float" office:value="25702.5">
                <text:p>25702.5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10">
                <text:p>10</text:p>
              </table:table-cell>
              <table:table-cell office:value-type="float" office:value="26495.5">
                <text:p>26495.5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10">
                <text:p>10</text:p>
              </table:table-cell>
              <table:table-cell office:value-type="float" office:value="25710.5">
                <text:p>25710.5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10">
                <text:p>10</text:p>
              </table:table-cell>
              <table:table-cell office:value-type="float" office:value="28310">
                <text:p>28310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10">
                <text:p>10</text:p>
              </table:table-cell>
              <table:table-cell office:value-type="float" office:value="28323">
                <text:p>28323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10">
                <text:p>10</text:p>
              </table:table-cell>
              <table:table-cell office:value-type="float" office:value="21636">
                <text:p>21636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10">
                <text:p>10</text:p>
              </table:table-cell>
              <table:table-cell office:value-type="float" office:value="24325.5">
                <text:p>24325.5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10">
                <text:p>10</text:p>
              </table:table-cell>
              <table:table-cell office:value-type="float" office:value="31146.5">
                <text:p>31146.5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10">
                <text:p>10</text:p>
              </table:table-cell>
              <table:table-cell office:value-type="float" office:value="27441.5">
                <text:p>27441.5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10">
                <text:p>10</text:p>
              </table:table-cell>
              <table:table-cell office:value-type="float" office:value="24989">
                <text:p>24989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10">
                <text:p>10</text:p>
              </table:table-cell>
              <table:table-cell office:value-type="float" office:value="25891.5">
                <text:p>25891.5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10">
                <text:p>10</text:p>
              </table:table-cell>
              <table:table-cell office:value-type="float" office:value="21303">
                <text:p>21303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10">
                <text:p>10</text:p>
              </table:table-cell>
              <table:table-cell office:value-type="float" office:value="26226">
                <text:p>26226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10">
                <text:p>10</text:p>
              </table:table-cell>
              <table:table-cell office:value-type="float" office:value="25906.5">
                <text:p>25906.5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10">
                <text:p>10</text:p>
              </table:table-cell>
              <table:table-cell office:value-type="float" office:value="23860">
                <text:p>23860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10">
                <text:p>10</text:p>
              </table:table-cell>
              <table:table-cell office:value-type="float" office:value="24350">
                <text:p>24350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10">
                <text:p>10</text:p>
              </table:table-cell>
              <table:table-cell office:value-type="float" office:value="32132.5">
                <text:p>32132.5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10">
                <text:p>10</text:p>
              </table:table-cell>
              <table:table-cell office:value-type="float" office:value="25333">
                <text:p>25333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10">
                <text:p>10</text:p>
              </table:table-cell>
              <table:table-cell office:value-type="float" office:value="23476.5">
                <text:p>23476.5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10">
                <text:p>10</text:p>
              </table:table-cell>
              <table:table-cell office:value-type="float" office:value="24372.5">
                <text:p>24372.5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10">
                <text:p>10</text:p>
              </table:table-cell>
              <table:table-cell office:value-type="float" office:value="29252">
                <text:p>29252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10">
                <text:p>10</text:p>
              </table:table-cell>
              <table:table-cell office:value-type="float" office:value="27274.5">
                <text:p>27274.5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10">
                <text:p>10</text:p>
              </table:table-cell>
              <table:table-cell office:value-type="float" office:value="28235.5">
                <text:p>28235.5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10">
                <text:p>10</text:p>
              </table:table-cell>
              <table:table-cell office:value-type="float" office:value="29775.5">
                <text:p>29775.5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10">
                <text:p>10</text:p>
              </table:table-cell>
              <table:table-cell office:value-type="float" office:value="29668">
                <text:p>29668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10">
                <text:p>10</text:p>
              </table:table-cell>
              <table:table-cell office:value-type="float" office:value="25364.5">
                <text:p>25364.5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10">
                <text:p>10</text:p>
              </table:table-cell>
              <table:table-cell office:value-type="float" office:value="27827">
                <text:p>27827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10">
                <text:p>10</text:p>
              </table:table-cell>
              <table:table-cell office:value-type="float" office:value="29237">
                <text:p>29237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10">
                <text:p>10</text:p>
              </table:table-cell>
              <table:table-cell office:value-type="float" office:value="33476">
                <text:p>33476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10">
                <text:p>10</text:p>
              </table:table-cell>
              <table:table-cell office:value-type="float" office:value="24514">
                <text:p>24514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10">
                <text:p>10</text:p>
              </table:table-cell>
              <table:table-cell office:value-type="float" office:value="27593.5">
                <text:p>27593.5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10">
                <text:p>10</text:p>
              </table:table-cell>
              <table:table-cell office:value-type="float" office:value="29281">
                <text:p>29281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10">
                <text:p>10</text:p>
              </table:table-cell>
              <table:table-cell office:value-type="float" office:value="28757.5">
                <text:p>28757.5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10">
                <text:p>10</text:p>
              </table:table-cell>
              <table:table-cell office:value-type="float" office:value="26029">
                <text:p>26029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10">
                <text:p>10</text:p>
              </table:table-cell>
              <table:table-cell office:value-type="float" office:value="29434.5">
                <text:p>29434.5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10">
                <text:p>10</text:p>
              </table:table-cell>
              <table:table-cell office:value-type="float" office:value="24559">
                <text:p>24559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10">
                <text:p>10</text:p>
              </table:table-cell>
              <table:table-cell office:value-type="float" office:value="23902.5">
                <text:p>23902.5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10">
                <text:p>10</text:p>
              </table:table-cell>
              <table:table-cell office:value-type="float" office:value="31194.5">
                <text:p>31194.5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10">
                <text:p>10</text:p>
              </table:table-cell>
              <table:table-cell office:value-type="float" office:value="25548.5">
                <text:p>25548.5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10">
                <text:p>10</text:p>
              </table:table-cell>
              <table:table-cell office:value-type="float" office:value="31305.5">
                <text:p>31305.5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10">
                <text:p>10</text:p>
              </table:table-cell>
              <table:table-cell office:value-type="float" office:value="24511">
                <text:p>24511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10">
                <text:p>10</text:p>
              </table:table-cell>
              <table:table-cell office:value-type="float" office:value="27087">
                <text:p>27087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10">
                <text:p>10</text:p>
              </table:table-cell>
              <table:table-cell office:value-type="float" office:value="29161">
                <text:p>29161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10">
                <text:p>10</text:p>
              </table:table-cell>
              <table:table-cell office:value-type="float" office:value="22863">
                <text:p>22863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10">
                <text:p>10</text:p>
              </table:table-cell>
              <table:table-cell office:value-type="float" office:value="23151">
                <text:p>23151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10">
                <text:p>10</text:p>
              </table:table-cell>
              <table:table-cell office:value-type="float" office:value="21199">
                <text:p>21199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10">
                <text:p>10</text:p>
              </table:table-cell>
              <table:table-cell office:value-type="float" office:value="22636.5">
                <text:p>22636.5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10">
                <text:p>10</text:p>
              </table:table-cell>
              <table:table-cell office:value-type="float" office:value="26042">
                <text:p>26042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10">
                <text:p>10</text:p>
              </table:table-cell>
              <table:table-cell office:value-type="float" office:value="28945">
                <text:p>28945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10">
                <text:p>10</text:p>
              </table:table-cell>
              <table:table-cell office:value-type="float" office:value="26038.5">
                <text:p>26038.5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10">
                <text:p>10</text:p>
              </table:table-cell>
              <table:table-cell office:value-type="float" office:value="27074.5">
                <text:p>27074.5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10">
                <text:p>10</text:p>
              </table:table-cell>
              <table:table-cell office:value-type="float" office:value="26516">
                <text:p>26516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10">
                <text:p>10</text:p>
              </table:table-cell>
              <table:table-cell office:value-type="float" office:value="26976">
                <text:p>26976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10">
                <text:p>10</text:p>
              </table:table-cell>
              <table:table-cell office:value-type="float" office:value="29638.5">
                <text:p>29638.5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10">
                <text:p>10</text:p>
              </table:table-cell>
              <table:table-cell office:value-type="float" office:value="31232">
                <text:p>31232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10">
                <text:p>10</text:p>
              </table:table-cell>
              <table:table-cell office:value-type="float" office:value="24113.5">
                <text:p>24113.5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10">
                <text:p>10</text:p>
              </table:table-cell>
              <table:table-cell office:value-type="float" office:value="30303.5">
                <text:p>30303.5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10">
                <text:p>10</text:p>
              </table:table-cell>
              <table:table-cell office:value-type="float" office:value="26213.5">
                <text:p>26213.5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10">
                <text:p>10</text:p>
              </table:table-cell>
              <table:table-cell office:value-type="float" office:value="23048.5">
                <text:p>23048.5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10">
                <text:p>10</text:p>
              </table:table-cell>
              <table:table-cell office:value-type="float" office:value="23541">
                <text:p>23541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10">
                <text:p>10</text:p>
              </table:table-cell>
              <table:table-cell office:value-type="float" office:value="24656.5">
                <text:p>24656.5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10">
                <text:p>10</text:p>
              </table:table-cell>
              <table:table-cell office:value-type="float" office:value="22319.5">
                <text:p>22319.5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10">
                <text:p>10</text:p>
              </table:table-cell>
              <table:table-cell office:value-type="float" office:value="23098.5">
                <text:p>23098.5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10">
                <text:p>10</text:p>
              </table:table-cell>
              <table:table-cell office:value-type="float" office:value="26704.5">
                <text:p>26704.5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10">
                <text:p>10</text:p>
              </table:table-cell>
              <table:table-cell office:value-type="float" office:value="27347.5">
                <text:p>27347.5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10">
                <text:p>10</text:p>
              </table:table-cell>
              <table:table-cell office:value-type="float" office:value="22642">
                <text:p>22642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10">
                <text:p>10</text:p>
              </table:table-cell>
              <table:table-cell office:value-type="float" office:value="27372.5">
                <text:p>27372.5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10">
                <text:p>10</text:p>
              </table:table-cell>
              <table:table-cell office:value-type="float" office:value="27547">
                <text:p>27547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10">
                <text:p>10</text:p>
              </table:table-cell>
              <table:table-cell office:value-type="float" office:value="24229.5">
                <text:p>24229.5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10">
                <text:p>10</text:p>
              </table:table-cell>
              <table:table-cell office:value-type="float" office:value="28876">
                <text:p>28876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10">
                <text:p>10</text:p>
              </table:table-cell>
              <table:table-cell office:value-type="float" office:value="26718">
                <text:p>26718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10">
                <text:p>10</text:p>
              </table:table-cell>
              <table:table-cell office:value-type="float" office:value="24493">
                <text:p>24493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10">
                <text:p>10</text:p>
              </table:table-cell>
              <table:table-cell office:value-type="float" office:value="25204">
                <text:p>25204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10">
                <text:p>10</text:p>
              </table:table-cell>
              <table:table-cell office:value-type="float" office:value="24534.5">
                <text:p>24534.5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10">
                <text:p>10</text:p>
              </table:table-cell>
              <table:table-cell office:value-type="float" office:value="27347.5">
                <text:p>27347.5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10">
                <text:p>10</text:p>
              </table:table-cell>
              <table:table-cell office:value-type="float" office:value="23634">
                <text:p>23634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10">
                <text:p>10</text:p>
              </table:table-cell>
              <table:table-cell office:value-type="float" office:value="27833.5">
                <text:p>27833.5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10">
                <text:p>10</text:p>
              </table:table-cell>
              <table:table-cell office:value-type="float" office:value="25002">
                <text:p>25002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10">
                <text:p>10</text:p>
              </table:table-cell>
              <table:table-cell office:value-type="float" office:value="26660">
                <text:p>26660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10">
                <text:p>10</text:p>
              </table:table-cell>
              <table:table-cell office:value-type="float" office:value="32015.5">
                <text:p>32015.5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10">
                <text:p>10</text:p>
              </table:table-cell>
              <table:table-cell office:value-type="float" office:value="23341.5">
                <text:p>23341.5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10">
                <text:p>10</text:p>
              </table:table-cell>
              <table:table-cell office:value-type="float" office:value="24383">
                <text:p>24383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10">
                <text:p>10</text:p>
              </table:table-cell>
              <table:table-cell office:value-type="float" office:value="27595">
                <text:p>27595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10">
                <text:p>10</text:p>
              </table:table-cell>
              <table:table-cell office:value-type="float" office:value="30095.5">
                <text:p>30095.5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10">
                <text:p>10</text:p>
              </table:table-cell>
              <table:table-cell office:value-type="float" office:value="29818.5">
                <text:p>29818.5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10">
                <text:p>10</text:p>
              </table:table-cell>
              <table:table-cell office:value-type="float" office:value="25468">
                <text:p>25468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10">
                <text:p>10</text:p>
              </table:table-cell>
              <table:table-cell office:value-type="float" office:value="20701.5">
                <text:p>20701.5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10">
                <text:p>10</text:p>
              </table:table-cell>
              <table:table-cell office:value-type="float" office:value="27773.5">
                <text:p>27773.5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10">
                <text:p>10</text:p>
              </table:table-cell>
              <table:table-cell office:value-type="float" office:value="27693">
                <text:p>27693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10">
                <text:p>10</text:p>
              </table:table-cell>
              <table:table-cell office:value-type="float" office:value="24392.5">
                <text:p>24392.5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10">
                <text:p>10</text:p>
              </table:table-cell>
              <table:table-cell office:value-type="float" office:value="25236.5">
                <text:p>25236.5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10">
                <text:p>10</text:p>
              </table:table-cell>
              <table:table-cell office:value-type="float" office:value="27712.5">
                <text:p>27712.5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10">
                <text:p>10</text:p>
              </table:table-cell>
              <table:table-cell office:value-type="float" office:value="26020">
                <text:p>26020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10">
                <text:p>10</text:p>
              </table:table-cell>
              <table:table-cell office:value-type="float" office:value="27364.5">
                <text:p>27364.5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10">
                <text:p>10</text:p>
              </table:table-cell>
              <table:table-cell office:value-type="float" office:value="28922.5">
                <text:p>28922.5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10">
                <text:p>10</text:p>
              </table:table-cell>
              <table:table-cell office:value-type="float" office:value="30503">
                <text:p>30503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10">
                <text:p>10</text:p>
              </table:table-cell>
              <table:table-cell office:value-type="float" office:value="30531">
                <text:p>30531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10">
                <text:p>10</text:p>
              </table:table-cell>
              <table:table-cell office:value-type="float" office:value="28771.5">
                <text:p>28771.5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10">
                <text:p>10</text:p>
              </table:table-cell>
              <table:table-cell office:value-type="float" office:value="29343.5">
                <text:p>29343.5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10">
                <text:p>10</text:p>
              </table:table-cell>
              <table:table-cell office:value-type="float" office:value="22986.5">
                <text:p>22986.5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10">
                <text:p>10</text:p>
              </table:table-cell>
              <table:table-cell office:value-type="float" office:value="27937">
                <text:p>27937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10">
                <text:p>10</text:p>
              </table:table-cell>
              <table:table-cell office:value-type="float" office:value="24983.5">
                <text:p>24983.5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10">
                <text:p>10</text:p>
              </table:table-cell>
              <table:table-cell office:value-type="float" office:value="30829">
                <text:p>30829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10">
                <text:p>10</text:p>
              </table:table-cell>
              <table:table-cell office:value-type="float" office:value="30828">
                <text:p>30828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10">
                <text:p>10</text:p>
              </table:table-cell>
              <table:table-cell office:value-type="float" office:value="22699">
                <text:p>22699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10">
                <text:p>10</text:p>
              </table:table-cell>
              <table:table-cell office:value-type="float" office:value="28637">
                <text:p>28637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10">
                <text:p>10</text:p>
              </table:table-cell>
              <table:table-cell office:value-type="float" office:value="27214.5">
                <text:p>27214.5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10">
                <text:p>10</text:p>
              </table:table-cell>
              <table:table-cell office:value-type="float" office:value="29722">
                <text:p>29722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10">
                <text:p>10</text:p>
              </table:table-cell>
              <table:table-cell office:value-type="float" office:value="28786.5">
                <text:p>28786.5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10">
                <text:p>10</text:p>
              </table:table-cell>
              <table:table-cell office:value-type="float" office:value="21732.5">
                <text:p>21732.5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10">
                <text:p>10</text:p>
              </table:table-cell>
              <table:table-cell office:value-type="float" office:value="22103">
                <text:p>22103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10">
                <text:p>10</text:p>
              </table:table-cell>
              <table:table-cell office:value-type="float" office:value="26796.5">
                <text:p>26796.5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10">
                <text:p>10</text:p>
              </table:table-cell>
              <table:table-cell office:value-type="float" office:value="23788">
                <text:p>23788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10">
                <text:p>10</text:p>
              </table:table-cell>
              <table:table-cell office:value-type="float" office:value="24711.5">
                <text:p>24711.5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10">
                <text:p>10</text:p>
              </table:table-cell>
              <table:table-cell office:value-type="float" office:value="31135.5">
                <text:p>31135.5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10">
                <text:p>10</text:p>
              </table:table-cell>
              <table:table-cell office:value-type="float" office:value="23657">
                <text:p>23657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10">
                <text:p>10</text:p>
              </table:table-cell>
              <table:table-cell office:value-type="float" office:value="28153">
                <text:p>28153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10">
                <text:p>10</text:p>
              </table:table-cell>
              <table:table-cell office:value-type="float" office:value="29097.5">
                <text:p>29097.5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10">
                <text:p>10</text:p>
              </table:table-cell>
              <table:table-cell office:value-type="float" office:value="26515">
                <text:p>26515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10">
                <text:p>10</text:p>
              </table:table-cell>
              <table:table-cell office:value-type="float" office:value="28801">
                <text:p>28801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10">
                <text:p>10</text:p>
              </table:table-cell>
              <table:table-cell office:value-type="float" office:value="30329.5">
                <text:p>30329.5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10">
                <text:p>10</text:p>
              </table:table-cell>
              <table:table-cell office:value-type="float" office:value="23056">
                <text:p>23056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10">
                <text:p>10</text:p>
              </table:table-cell>
              <table:table-cell office:value-type="float" office:value="27234.5">
                <text:p>27234.5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10">
                <text:p>10</text:p>
              </table:table-cell>
              <table:table-cell office:value-type="float" office:value="25928.5">
                <text:p>25928.5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10">
                <text:p>10</text:p>
              </table:table-cell>
              <table:table-cell office:value-type="float" office:value="23314">
                <text:p>23314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10">
                <text:p>10</text:p>
              </table:table-cell>
              <table:table-cell office:value-type="float" office:value="27308.5">
                <text:p>27308.5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10">
                <text:p>10</text:p>
              </table:table-cell>
              <table:table-cell office:value-type="float" office:value="25342.5">
                <text:p>25342.5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10">
                <text:p>10</text:p>
              </table:table-cell>
              <table:table-cell office:value-type="float" office:value="25515.5">
                <text:p>25515.5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10">
                <text:p>10</text:p>
              </table:table-cell>
              <table:table-cell office:value-type="float" office:value="26974.5">
                <text:p>26974.5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10">
                <text:p>10</text:p>
              </table:table-cell>
              <table:table-cell office:value-type="float" office:value="26323">
                <text:p>26323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10">
                <text:p>10</text:p>
              </table:table-cell>
              <table:table-cell office:value-type="float" office:value="35750.5">
                <text:p>35750.5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10">
                <text:p>10</text:p>
              </table:table-cell>
              <table:table-cell office:value-type="float" office:value="31702.5">
                <text:p>31702.5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10">
                <text:p>10</text:p>
              </table:table-cell>
              <table:table-cell office:value-type="float" office:value="21506">
                <text:p>21506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10">
                <text:p>10</text:p>
              </table:table-cell>
              <table:table-cell office:value-type="float" office:value="25582">
                <text:p>25582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10">
                <text:p>10</text:p>
              </table:table-cell>
              <table:table-cell office:value-type="float" office:value="27708.5">
                <text:p>27708.5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10">
                <text:p>10</text:p>
              </table:table-cell>
              <table:table-cell office:value-type="float" office:value="25382.5">
                <text:p>25382.5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10">
                <text:p>10</text:p>
              </table:table-cell>
              <table:table-cell office:value-type="float" office:value="29493">
                <text:p>29493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10">
                <text:p>10</text:p>
              </table:table-cell>
              <table:table-cell office:value-type="float" office:value="30512.5">
                <text:p>30512.5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10">
                <text:p>10</text:p>
              </table:table-cell>
              <table:table-cell office:value-type="float" office:value="27337.5">
                <text:p>27337.5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10">
                <text:p>10</text:p>
              </table:table-cell>
              <table:table-cell office:value-type="float" office:value="24742.5">
                <text:p>24742.5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10">
                <text:p>10</text:p>
              </table:table-cell>
              <table:table-cell office:value-type="float" office:value="28832">
                <text:p>28832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10">
                <text:p>10</text:p>
              </table:table-cell>
              <table:table-cell office:value-type="float" office:value="28114">
                <text:p>28114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10">
                <text:p>10</text:p>
              </table:table-cell>
              <table:table-cell office:value-type="float" office:value="25959.5">
                <text:p>25959.5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10">
                <text:p>10</text:p>
              </table:table-cell>
              <table:table-cell office:value-type="float" office:value="25335.5">
                <text:p>25335.5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10">
                <text:p>10</text:p>
              </table:table-cell>
              <table:table-cell office:value-type="float" office:value="25521.5">
                <text:p>25521.5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10">
                <text:p>10</text:p>
              </table:table-cell>
              <table:table-cell office:value-type="float" office:value="27972.5">
                <text:p>27972.5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10">
                <text:p>10</text:p>
              </table:table-cell>
              <table:table-cell office:value-type="float" office:value="28405.5">
                <text:p>28405.5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10">
                <text:p>10</text:p>
              </table:table-cell>
              <table:table-cell office:value-type="float" office:value="31711.5">
                <text:p>31711.5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10">
                <text:p>10</text:p>
              </table:table-cell>
              <table:table-cell office:value-type="float" office:value="24734.5">
                <text:p>24734.5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10">
                <text:p>10</text:p>
              </table:table-cell>
              <table:table-cell office:value-type="float" office:value="29415.5">
                <text:p>29415.5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10">
                <text:p>10</text:p>
              </table:table-cell>
              <table:table-cell office:value-type="float" office:value="28088">
                <text:p>28088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10">
                <text:p>10</text:p>
              </table:table-cell>
              <table:table-cell office:value-type="float" office:value="30628.5">
                <text:p>30628.5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10">
                <text:p>10</text:p>
              </table:table-cell>
              <table:table-cell office:value-type="float" office:value="26425">
                <text:p>26425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10">
                <text:p>10</text:p>
              </table:table-cell>
              <table:table-cell office:value-type="float" office:value="29193.5">
                <text:p>29193.5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10">
                <text:p>10</text:p>
              </table:table-cell>
              <table:table-cell office:value-type="float" office:value="23203.5">
                <text:p>23203.5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10">
                <text:p>10</text:p>
              </table:table-cell>
              <table:table-cell office:value-type="float" office:value="24427">
                <text:p>24427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10">
                <text:p>10</text:p>
              </table:table-cell>
              <table:table-cell office:value-type="float" office:value="24764.5">
                <text:p>24764.5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10">
                <text:p>10</text:p>
              </table:table-cell>
              <table:table-cell office:value-type="float" office:value="31805">
                <text:p>31805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10">
                <text:p>10</text:p>
              </table:table-cell>
              <table:table-cell office:value-type="float" office:value="24116">
                <text:p>24116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10">
                <text:p>10</text:p>
              </table:table-cell>
              <table:table-cell office:value-type="float" office:value="26243">
                <text:p>26243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10">
                <text:p>10</text:p>
              </table:table-cell>
              <table:table-cell office:value-type="float" office:value="27276.5">
                <text:p>27276.5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10">
                <text:p>10</text:p>
              </table:table-cell>
              <table:table-cell office:value-type="float" office:value="23043">
                <text:p>230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